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6cm"/>
    </style:style>
    <style:style style:name="co2" style:family="table-column">
      <style:table-column-properties fo:break-before="auto" style:column-width="9.259cm"/>
    </style:style>
    <style:style style:name="co3" style:family="table-column">
      <style:table-column-properties fo:break-before="auto" style:column-width="1.069cm"/>
    </style:style>
    <style:style style:name="co4" style:family="table-column">
      <style:table-column-properties fo:break-before="auto" style:column-width="1.49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10.716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8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037" number:language="id" number:country="ID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33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33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" style:family="table-cell" style:parent-style-name="Excel_20_Built-in_20_Normal" style:data-style-name="N8036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Excel_20_Built-in_20_Normal" style:data-style-name="N8036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 style:data-style-name="N8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5" table:number-columns-repeated="1016" table:default-cell-style-name="ce1"/>
        <table:table-row table:style-name="ro1">
          <table:table-cell office:value-type="string">
            <text:p>kode</text:p>
          </table:table-cell>
          <table:table-cell/>
          <table:table-cell office:value-type="string">
            <text:p>rekening</text:p>
          </table:table-cell>
          <table:table-cell office:value-type="string">
            <text:p>level</text:p>
          </table:table-cell>
          <table:table-cell office:value-type="string">
            <text:p>defsign</text:p>
          </table:table-cell>
          <table:table-cell office:value-type="string">
            <text:p>summary</text:p>
          </table:table-cell>
          <table:table-cell office:value-type="string">
            <text:p>ppkd</text:p>
          </table:table-cell>
          <table:table-cell office:value-type="string">
            <text:p>tmt</text:p>
          </table:table-cell>
          <table:table-cell table:number-columns-repeated="1016"/>
        </table:table-row>
        <table:table-row table:style-name="ro1">
          <table:table-cell table:style-name="ce2" office:value-type="float" office:value="411010000">
            <text:p>411010000</text:p>
          </table:table-cell>
          <table:table-cell table:style-name="Excel_20_Built-in_20_Normal" table:formula="of:=[.J2]&amp;&quot;.&quot;&amp;[.K2]&amp;&quot;.&quot;&amp;[.L2]&amp;&quot;.&quot;&amp;[.M2]&amp;&quot;.&quot;&amp;[.N2]&amp;&quot;.&quot;&amp;[.O2]" office:value-type="string" office:string-value="4.1.1.01.00.00">
            <text:p>4.1.1.01.00.00</text:p>
          </table:table-cell>
          <table:table-cell table:style-name="ce2" office:value-type="string">
            <text:p>PAJAK HOTE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];1)" office:value-type="string" office:string-value="4">
            <text:p>4</text:p>
          </table:table-cell>
          <table:table-cell table:formula="of:=MID([.$A2];2;1)" office:value-type="string" office:string-value="1">
            <text:p>1</text:p>
          </table:table-cell>
          <table:table-cell table:formula="of:=MID([.$A2];3;1)" office:value-type="string" office:string-value="1">
            <text:p>1</text:p>
          </table:table-cell>
          <table:table-cell table:formula="of:=MID([.$A2];4;2)" office:value-type="string" office:string-value="01">
            <text:p>01</text:p>
          </table:table-cell>
          <table:table-cell table:formula="of:=MID([.$A2];6;2)" office:value-type="string" office:string-value="00">
            <text:p>00</text:p>
          </table:table-cell>
          <table:table-cell table:formula="of:=MID([.$A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10300">
            <text:p>411010300</text:p>
          </table:table-cell>
          <table:table-cell table:style-name="Excel_20_Built-in_20_Normal" table:formula="of:=[.J3]&amp;&quot;.&quot;&amp;[.K3]&amp;&quot;.&quot;&amp;[.L3]&amp;&quot;.&quot;&amp;[.M3]&amp;&quot;.&quot;&amp;[.N3]&amp;&quot;.&quot;&amp;[.O3]" office:value-type="string" office:string-value="4.1.1.01.03.00">
            <text:p>4.1.1.01.03.00</text:p>
          </table:table-cell>
          <table:table-cell table:style-name="ce2" office:value-type="string">
            <text:p>HOTEL BINTANG EMPA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3];1)" office:value-type="string" office:string-value="4">
            <text:p>4</text:p>
          </table:table-cell>
          <table:table-cell table:formula="of:=MID([.$A3];2;1)" office:value-type="string" office:string-value="1">
            <text:p>1</text:p>
          </table:table-cell>
          <table:table-cell table:formula="of:=MID([.$A3];3;1)" office:value-type="string" office:string-value="1">
            <text:p>1</text:p>
          </table:table-cell>
          <table:table-cell table:formula="of:=MID([.$A3];4;2)" office:value-type="string" office:string-value="01">
            <text:p>01</text:p>
          </table:table-cell>
          <table:table-cell table:formula="of:=MID([.$A3];6;2)" office:value-type="string" office:string-value="03">
            <text:p>03</text:p>
          </table:table-cell>
          <table:table-cell table:formula="of:=MID([.$A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10400">
            <text:p>411010400</text:p>
          </table:table-cell>
          <table:table-cell table:style-name="Excel_20_Built-in_20_Normal" table:formula="of:=[.J4]&amp;&quot;.&quot;&amp;[.K4]&amp;&quot;.&quot;&amp;[.L4]&amp;&quot;.&quot;&amp;[.M4]&amp;&quot;.&quot;&amp;[.N4]&amp;&quot;.&quot;&amp;[.O4]" office:value-type="string" office:string-value="4.1.1.01.04.00">
            <text:p>4.1.1.01.04.00</text:p>
          </table:table-cell>
          <table:table-cell table:style-name="ce2" office:value-type="string">
            <text:p>HOTEL BINTANG TIG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4];1)" office:value-type="string" office:string-value="4">
            <text:p>4</text:p>
          </table:table-cell>
          <table:table-cell table:formula="of:=MID([.$A4];2;1)" office:value-type="string" office:string-value="1">
            <text:p>1</text:p>
          </table:table-cell>
          <table:table-cell table:formula="of:=MID([.$A4];3;1)" office:value-type="string" office:string-value="1">
            <text:p>1</text:p>
          </table:table-cell>
          <table:table-cell table:formula="of:=MID([.$A4];4;2)" office:value-type="string" office:string-value="01">
            <text:p>01</text:p>
          </table:table-cell>
          <table:table-cell table:formula="of:=MID([.$A4];6;2)" office:value-type="string" office:string-value="04">
            <text:p>04</text:p>
          </table:table-cell>
          <table:table-cell table:formula="of:=MID([.$A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10500">
            <text:p>411010500</text:p>
          </table:table-cell>
          <table:table-cell table:style-name="Excel_20_Built-in_20_Normal" table:formula="of:=[.J5]&amp;&quot;.&quot;&amp;[.K5]&amp;&quot;.&quot;&amp;[.L5]&amp;&quot;.&quot;&amp;[.M5]&amp;&quot;.&quot;&amp;[.N5]&amp;&quot;.&quot;&amp;[.O5]" office:value-type="string" office:string-value="4.1.1.01.05.00">
            <text:p>4.1.1.01.05.00</text:p>
          </table:table-cell>
          <table:table-cell table:style-name="ce2" office:value-type="string">
            <text:p>HOTEL BINTANG DU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5];1)" office:value-type="string" office:string-value="4">
            <text:p>4</text:p>
          </table:table-cell>
          <table:table-cell table:formula="of:=MID([.$A5];2;1)" office:value-type="string" office:string-value="1">
            <text:p>1</text:p>
          </table:table-cell>
          <table:table-cell table:formula="of:=MID([.$A5];3;1)" office:value-type="string" office:string-value="1">
            <text:p>1</text:p>
          </table:table-cell>
          <table:table-cell table:formula="of:=MID([.$A5];4;2)" office:value-type="string" office:string-value="01">
            <text:p>01</text:p>
          </table:table-cell>
          <table:table-cell table:formula="of:=MID([.$A5];6;2)" office:value-type="string" office:string-value="05">
            <text:p>05</text:p>
          </table:table-cell>
          <table:table-cell table:formula="of:=MID([.$A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10600">
            <text:p>411010600</text:p>
          </table:table-cell>
          <table:table-cell table:style-name="Excel_20_Built-in_20_Normal" table:formula="of:=[.J6]&amp;&quot;.&quot;&amp;[.K6]&amp;&quot;.&quot;&amp;[.L6]&amp;&quot;.&quot;&amp;[.M6]&amp;&quot;.&quot;&amp;[.N6]&amp;&quot;.&quot;&amp;[.O6]" office:value-type="string" office:string-value="4.1.1.01.06.00">
            <text:p>4.1.1.01.06.00</text:p>
          </table:table-cell>
          <table:table-cell table:style-name="ce2" office:value-type="string">
            <text:p>HOTEL BINTANG SAT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6];1)" office:value-type="string" office:string-value="4">
            <text:p>4</text:p>
          </table:table-cell>
          <table:table-cell table:formula="of:=MID([.$A6];2;1)" office:value-type="string" office:string-value="1">
            <text:p>1</text:p>
          </table:table-cell>
          <table:table-cell table:formula="of:=MID([.$A6];3;1)" office:value-type="string" office:string-value="1">
            <text:p>1</text:p>
          </table:table-cell>
          <table:table-cell table:formula="of:=MID([.$A6];4;2)" office:value-type="string" office:string-value="01">
            <text:p>01</text:p>
          </table:table-cell>
          <table:table-cell table:formula="of:=MID([.$A6];6;2)" office:value-type="string" office:string-value="06">
            <text:p>06</text:p>
          </table:table-cell>
          <table:table-cell table:formula="of:=MID([.$A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10700">
            <text:p>411010700</text:p>
          </table:table-cell>
          <table:table-cell table:style-name="Excel_20_Built-in_20_Normal" table:formula="of:=[.J7]&amp;&quot;.&quot;&amp;[.K7]&amp;&quot;.&quot;&amp;[.L7]&amp;&quot;.&quot;&amp;[.M7]&amp;&quot;.&quot;&amp;[.N7]&amp;&quot;.&quot;&amp;[.O7]" office:value-type="string" office:string-value="4.1.1.01.07.00">
            <text:p>4.1.1.01.07.00</text:p>
          </table:table-cell>
          <table:table-cell table:style-name="ce2" office:value-type="string">
            <text:p>HOTEL MELATI TIG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7];1)" office:value-type="string" office:string-value="4">
            <text:p>4</text:p>
          </table:table-cell>
          <table:table-cell table:formula="of:=MID([.$A7];2;1)" office:value-type="string" office:string-value="1">
            <text:p>1</text:p>
          </table:table-cell>
          <table:table-cell table:formula="of:=MID([.$A7];3;1)" office:value-type="string" office:string-value="1">
            <text:p>1</text:p>
          </table:table-cell>
          <table:table-cell table:formula="of:=MID([.$A7];4;2)" office:value-type="string" office:string-value="01">
            <text:p>01</text:p>
          </table:table-cell>
          <table:table-cell table:formula="of:=MID([.$A7];6;2)" office:value-type="string" office:string-value="07">
            <text:p>07</text:p>
          </table:table-cell>
          <table:table-cell table:formula="of:=MID([.$A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10800">
            <text:p>411010800</text:p>
          </table:table-cell>
          <table:table-cell table:style-name="Excel_20_Built-in_20_Normal" table:formula="of:=[.J8]&amp;&quot;.&quot;&amp;[.K8]&amp;&quot;.&quot;&amp;[.L8]&amp;&quot;.&quot;&amp;[.M8]&amp;&quot;.&quot;&amp;[.N8]&amp;&quot;.&quot;&amp;[.O8]" office:value-type="string" office:string-value="4.1.1.01.08.00">
            <text:p>4.1.1.01.08.00</text:p>
          </table:table-cell>
          <table:table-cell table:style-name="ce2" office:value-type="string">
            <text:p>HOTEL MELATI DU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8];1)" office:value-type="string" office:string-value="4">
            <text:p>4</text:p>
          </table:table-cell>
          <table:table-cell table:formula="of:=MID([.$A8];2;1)" office:value-type="string" office:string-value="1">
            <text:p>1</text:p>
          </table:table-cell>
          <table:table-cell table:formula="of:=MID([.$A8];3;1)" office:value-type="string" office:string-value="1">
            <text:p>1</text:p>
          </table:table-cell>
          <table:table-cell table:formula="of:=MID([.$A8];4;2)" office:value-type="string" office:string-value="01">
            <text:p>01</text:p>
          </table:table-cell>
          <table:table-cell table:formula="of:=MID([.$A8];6;2)" office:value-type="string" office:string-value="08">
            <text:p>08</text:p>
          </table:table-cell>
          <table:table-cell table:formula="of:=MID([.$A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10900">
            <text:p>411010900</text:p>
          </table:table-cell>
          <table:table-cell table:style-name="Excel_20_Built-in_20_Normal" table:formula="of:=[.J9]&amp;&quot;.&quot;&amp;[.K9]&amp;&quot;.&quot;&amp;[.L9]&amp;&quot;.&quot;&amp;[.M9]&amp;&quot;.&quot;&amp;[.N9]&amp;&quot;.&quot;&amp;[.O9]" office:value-type="string" office:string-value="4.1.1.01.09.00">
            <text:p>4.1.1.01.09.00</text:p>
          </table:table-cell>
          <table:table-cell table:style-name="ce2" office:value-type="string">
            <text:p>HOTEL MELATI SAT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9];1)" office:value-type="string" office:string-value="4">
            <text:p>4</text:p>
          </table:table-cell>
          <table:table-cell table:formula="of:=MID([.$A9];2;1)" office:value-type="string" office:string-value="1">
            <text:p>1</text:p>
          </table:table-cell>
          <table:table-cell table:formula="of:=MID([.$A9];3;1)" office:value-type="string" office:string-value="1">
            <text:p>1</text:p>
          </table:table-cell>
          <table:table-cell table:formula="of:=MID([.$A9];4;2)" office:value-type="string" office:string-value="01">
            <text:p>01</text:p>
          </table:table-cell>
          <table:table-cell table:formula="of:=MID([.$A9];6;2)" office:value-type="string" office:string-value="09">
            <text:p>09</text:p>
          </table:table-cell>
          <table:table-cell table:formula="of:=MID([.$A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11200">
            <text:p>411011200</text:p>
          </table:table-cell>
          <table:table-cell table:style-name="Excel_20_Built-in_20_Normal" table:formula="of:=[.J10]&amp;&quot;.&quot;&amp;[.K10]&amp;&quot;.&quot;&amp;[.L10]&amp;&quot;.&quot;&amp;[.M10]&amp;&quot;.&quot;&amp;[.N10]&amp;&quot;.&quot;&amp;[.O10]" office:value-type="string" office:string-value="4.1.1.01.12.00">
            <text:p>4.1.1.01.12.00</text:p>
          </table:table-cell>
          <table:table-cell table:style-name="ce2" office:value-type="string">
            <text:p>LOSMEN.PENGINAPAN/PESANGRAHAN/HOSTEL/KO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10];1)" office:value-type="string" office:string-value="4">
            <text:p>4</text:p>
          </table:table-cell>
          <table:table-cell table:formula="of:=MID([.$A10];2;1)" office:value-type="string" office:string-value="1">
            <text:p>1</text:p>
          </table:table-cell>
          <table:table-cell table:formula="of:=MID([.$A10];3;1)" office:value-type="string" office:string-value="1">
            <text:p>1</text:p>
          </table:table-cell>
          <table:table-cell table:formula="of:=MID([.$A10];4;2)" office:value-type="string" office:string-value="01">
            <text:p>01</text:p>
          </table:table-cell>
          <table:table-cell table:formula="of:=MID([.$A10];6;2)" office:value-type="string" office:string-value="12">
            <text:p>12</text:p>
          </table:table-cell>
          <table:table-cell table:formula="of:=MID([.$A1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11300">
            <text:p>411011300</text:p>
          </table:table-cell>
          <table:table-cell table:style-name="Excel_20_Built-in_20_Normal" table:formula="of:=[.J11]&amp;&quot;.&quot;&amp;[.K11]&amp;&quot;.&quot;&amp;[.L11]&amp;&quot;.&quot;&amp;[.M11]&amp;&quot;.&quot;&amp;[.N11]&amp;&quot;.&quot;&amp;[.O11]" office:value-type="string" office:string-value="4.1.1.01.13.00">
            <text:p>4.1.1.01.13.00</text:p>
          </table:table-cell>
          <table:table-cell table:style-name="ce2" office:value-type="string">
            <text:p>WISMA PARIWISAT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1];1)" office:value-type="string" office:string-value="4">
            <text:p>4</text:p>
          </table:table-cell>
          <table:table-cell table:formula="of:=MID([.$A11];2;1)" office:value-type="string" office:string-value="1">
            <text:p>1</text:p>
          </table:table-cell>
          <table:table-cell table:formula="of:=MID([.$A11];3;1)" office:value-type="string" office:string-value="1">
            <text:p>1</text:p>
          </table:table-cell>
          <table:table-cell table:formula="of:=MID([.$A11];4;2)" office:value-type="string" office:string-value="01">
            <text:p>01</text:p>
          </table:table-cell>
          <table:table-cell table:formula="of:=MID([.$A11];6;2)" office:value-type="string" office:string-value="13">
            <text:p>13</text:p>
          </table:table-cell>
          <table:table-cell table:formula="of:=MID([.$A1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20000">
            <text:p>411020000</text:p>
          </table:table-cell>
          <table:table-cell table:style-name="Excel_20_Built-in_20_Normal" table:formula="of:=[.J12]&amp;&quot;.&quot;&amp;[.K12]&amp;&quot;.&quot;&amp;[.L12]&amp;&quot;.&quot;&amp;[.M12]&amp;&quot;.&quot;&amp;[.N12]&amp;&quot;.&quot;&amp;[.O12]" office:value-type="string" office:string-value="4.1.1.02.00.00">
            <text:p>4.1.1.02.00.00</text:p>
          </table:table-cell>
          <table:table-cell table:style-name="ce2" office:value-type="string">
            <text:p>PAJAK RESTORA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2];1)" office:value-type="string" office:string-value="4">
            <text:p>4</text:p>
          </table:table-cell>
          <table:table-cell table:formula="of:=MID([.$A12];2;1)" office:value-type="string" office:string-value="1">
            <text:p>1</text:p>
          </table:table-cell>
          <table:table-cell table:formula="of:=MID([.$A12];3;1)" office:value-type="string" office:string-value="1">
            <text:p>1</text:p>
          </table:table-cell>
          <table:table-cell table:formula="of:=MID([.$A12];4;2)" office:value-type="string" office:string-value="02">
            <text:p>02</text:p>
          </table:table-cell>
          <table:table-cell table:formula="of:=MID([.$A12];6;2)" office:value-type="string" office:string-value="00">
            <text:p>00</text:p>
          </table:table-cell>
          <table:table-cell table:formula="of:=MID([.$A1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20100">
            <text:p>411020100</text:p>
          </table:table-cell>
          <table:table-cell table:style-name="Excel_20_Built-in_20_Normal" table:formula="of:=[.J13]&amp;&quot;.&quot;&amp;[.K13]&amp;&quot;.&quot;&amp;[.L13]&amp;&quot;.&quot;&amp;[.M13]&amp;&quot;.&quot;&amp;[.N13]&amp;&quot;.&quot;&amp;[.O13]" office:value-type="string" office:string-value="4.1.1.02.01.00">
            <text:p>4.1.1.02.01.00</text:p>
          </table:table-cell>
          <table:table-cell table:style-name="ce2" office:value-type="string">
            <text:p>RESTOR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3];1)" office:value-type="string" office:string-value="4">
            <text:p>4</text:p>
          </table:table-cell>
          <table:table-cell table:formula="of:=MID([.$A13];2;1)" office:value-type="string" office:string-value="1">
            <text:p>1</text:p>
          </table:table-cell>
          <table:table-cell table:formula="of:=MID([.$A13];3;1)" office:value-type="string" office:string-value="1">
            <text:p>1</text:p>
          </table:table-cell>
          <table:table-cell table:formula="of:=MID([.$A13];4;2)" office:value-type="string" office:string-value="02">
            <text:p>02</text:p>
          </table:table-cell>
          <table:table-cell table:formula="of:=MID([.$A13];6;2)" office:value-type="string" office:string-value="01">
            <text:p>01</text:p>
          </table:table-cell>
          <table:table-cell table:formula="of:=MID([.$A1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20200">
            <text:p>411020200</text:p>
          </table:table-cell>
          <table:table-cell table:style-name="Excel_20_Built-in_20_Normal" table:formula="of:=[.J14]&amp;&quot;.&quot;&amp;[.K14]&amp;&quot;.&quot;&amp;[.L14]&amp;&quot;.&quot;&amp;[.M14]&amp;&quot;.&quot;&amp;[.N14]&amp;&quot;.&quot;&amp;[.O14]" office:value-type="string" office:string-value="4.1.1.02.02.00">
            <text:p>4.1.1.02.02.00</text:p>
          </table:table-cell>
          <table:table-cell table:style-name="ce2" office:value-type="string">
            <text:p>RUMAH MAK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/>
          <table:table-cell table:formula="of:=LEFT([.A14];1)" office:value-type="string" office:string-value="4">
            <text:p>4</text:p>
          </table:table-cell>
          <table:table-cell table:formula="of:=MID([.$A14];2;1)" office:value-type="string" office:string-value="1">
            <text:p>1</text:p>
          </table:table-cell>
          <table:table-cell table:formula="of:=MID([.$A14];3;1)" office:value-type="string" office:string-value="1">
            <text:p>1</text:p>
          </table:table-cell>
          <table:table-cell table:formula="of:=MID([.$A14];4;2)" office:value-type="string" office:string-value="02">
            <text:p>02</text:p>
          </table:table-cell>
          <table:table-cell table:formula="of:=MID([.$A14];6;2)" office:value-type="string" office:string-value="02">
            <text:p>02</text:p>
          </table:table-cell>
          <table:table-cell table:formula="of:=MID([.$A1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20300">
            <text:p>411020300</text:p>
          </table:table-cell>
          <table:table-cell table:style-name="Excel_20_Built-in_20_Normal" table:formula="of:=[.J15]&amp;&quot;.&quot;&amp;[.K15]&amp;&quot;.&quot;&amp;[.L15]&amp;&quot;.&quot;&amp;[.M15]&amp;&quot;.&quot;&amp;[.N15]&amp;&quot;.&quot;&amp;[.O15]" office:value-type="string" office:string-value="4.1.1.02.03.00">
            <text:p>4.1.1.02.03.00</text:p>
          </table:table-cell>
          <table:table-cell table:style-name="ce2" office:value-type="string">
            <text:p>CAF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5];1)" office:value-type="string" office:string-value="4">
            <text:p>4</text:p>
          </table:table-cell>
          <table:table-cell table:formula="of:=MID([.$A15];2;1)" office:value-type="string" office:string-value="1">
            <text:p>1</text:p>
          </table:table-cell>
          <table:table-cell table:formula="of:=MID([.$A15];3;1)" office:value-type="string" office:string-value="1">
            <text:p>1</text:p>
          </table:table-cell>
          <table:table-cell table:formula="of:=MID([.$A15];4;2)" office:value-type="string" office:string-value="02">
            <text:p>02</text:p>
          </table:table-cell>
          <table:table-cell table:formula="of:=MID([.$A15];6;2)" office:value-type="string" office:string-value="03">
            <text:p>03</text:p>
          </table:table-cell>
          <table:table-cell table:formula="of:=MID([.$A1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20400">
            <text:p>411020400</text:p>
          </table:table-cell>
          <table:table-cell table:style-name="Excel_20_Built-in_20_Normal" table:formula="of:=[.J16]&amp;&quot;.&quot;&amp;[.K16]&amp;&quot;.&quot;&amp;[.L16]&amp;&quot;.&quot;&amp;[.M16]&amp;&quot;.&quot;&amp;[.N16]&amp;&quot;.&quot;&amp;[.O16]" office:value-type="string" office:string-value="4.1.1.02.04.00">
            <text:p>4.1.1.02.04.00</text:p>
          </table:table-cell>
          <table:table-cell table:style-name="ce2" office:value-type="string">
            <text:p>KANTI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16];1)" office:value-type="string" office:string-value="4">
            <text:p>4</text:p>
          </table:table-cell>
          <table:table-cell table:formula="of:=MID([.$A16];2;1)" office:value-type="string" office:string-value="1">
            <text:p>1</text:p>
          </table:table-cell>
          <table:table-cell table:formula="of:=MID([.$A16];3;1)" office:value-type="string" office:string-value="1">
            <text:p>1</text:p>
          </table:table-cell>
          <table:table-cell table:formula="of:=MID([.$A16];4;2)" office:value-type="string" office:string-value="02">
            <text:p>02</text:p>
          </table:table-cell>
          <table:table-cell table:formula="of:=MID([.$A16];6;2)" office:value-type="string" office:string-value="04">
            <text:p>04</text:p>
          </table:table-cell>
          <table:table-cell table:formula="of:=MID([.$A1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20500">
            <text:p>411020500</text:p>
          </table:table-cell>
          <table:table-cell table:style-name="Excel_20_Built-in_20_Normal" table:formula="of:=[.J17]&amp;&quot;.&quot;&amp;[.K17]&amp;&quot;.&quot;&amp;[.L17]&amp;&quot;.&quot;&amp;[.M17]&amp;&quot;.&quot;&amp;[.N17]&amp;&quot;.&quot;&amp;[.O17]" office:value-type="string" office:string-value="4.1.1.02.05.00">
            <text:p>4.1.1.02.05.00</text:p>
          </table:table-cell>
          <table:table-cell table:style-name="ce2" office:value-type="string">
            <text:p>CATERING / JASA BOG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17];1)" office:value-type="string" office:string-value="4">
            <text:p>4</text:p>
          </table:table-cell>
          <table:table-cell table:formula="of:=MID([.$A17];2;1)" office:value-type="string" office:string-value="1">
            <text:p>1</text:p>
          </table:table-cell>
          <table:table-cell table:formula="of:=MID([.$A17];3;1)" office:value-type="string" office:string-value="1">
            <text:p>1</text:p>
          </table:table-cell>
          <table:table-cell table:formula="of:=MID([.$A17];4;2)" office:value-type="string" office:string-value="02">
            <text:p>02</text:p>
          </table:table-cell>
          <table:table-cell table:formula="of:=MID([.$A17];6;2)" office:value-type="string" office:string-value="05">
            <text:p>05</text:p>
          </table:table-cell>
          <table:table-cell table:formula="of:=MID([.$A1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0000">
            <text:p>411030000</text:p>
          </table:table-cell>
          <table:table-cell table:style-name="Excel_20_Built-in_20_Normal" table:formula="of:=[.J18]&amp;&quot;.&quot;&amp;[.K18]&amp;&quot;.&quot;&amp;[.L18]&amp;&quot;.&quot;&amp;[.M18]&amp;&quot;.&quot;&amp;[.N18]&amp;&quot;.&quot;&amp;[.O18]" office:value-type="string" office:string-value="4.1.1.03.00.00">
            <text:p>4.1.1.03.00.00</text:p>
          </table:table-cell>
          <table:table-cell table:style-name="ce2" office:value-type="string">
            <text:p>PAJAK HIBURA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8];1)" office:value-type="string" office:string-value="4">
            <text:p>4</text:p>
          </table:table-cell>
          <table:table-cell table:formula="of:=MID([.$A18];2;1)" office:value-type="string" office:string-value="1">
            <text:p>1</text:p>
          </table:table-cell>
          <table:table-cell table:formula="of:=MID([.$A18];3;1)" office:value-type="string" office:string-value="1">
            <text:p>1</text:p>
          </table:table-cell>
          <table:table-cell table:formula="of:=MID([.$A18];4;2)" office:value-type="string" office:string-value="03">
            <text:p>03</text:p>
          </table:table-cell>
          <table:table-cell table:formula="of:=MID([.$A18];6;2)" office:value-type="string" office:string-value="00">
            <text:p>00</text:p>
          </table:table-cell>
          <table:table-cell table:formula="of:=MID([.$A1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0100">
            <text:p>411030100</text:p>
          </table:table-cell>
          <table:table-cell table:style-name="Excel_20_Built-in_20_Normal" table:formula="of:=[.J19]&amp;&quot;.&quot;&amp;[.K19]&amp;&quot;.&quot;&amp;[.L19]&amp;&quot;.&quot;&amp;[.M19]&amp;&quot;.&quot;&amp;[.N19]&amp;&quot;.&quot;&amp;[.O19]" office:value-type="string" office:string-value="4.1.1.03.01.00">
            <text:p>4.1.1.03.01.00</text:p>
          </table:table-cell>
          <table:table-cell table:style-name="ce2" office:value-type="string">
            <text:p>PERTUNJUKAN FILM/BIOSKOP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9];1)" office:value-type="string" office:string-value="4">
            <text:p>4</text:p>
          </table:table-cell>
          <table:table-cell table:formula="of:=MID([.$A19];2;1)" office:value-type="string" office:string-value="1">
            <text:p>1</text:p>
          </table:table-cell>
          <table:table-cell table:formula="of:=MID([.$A19];3;1)" office:value-type="string" office:string-value="1">
            <text:p>1</text:p>
          </table:table-cell>
          <table:table-cell table:formula="of:=MID([.$A19];4;2)" office:value-type="string" office:string-value="03">
            <text:p>03</text:p>
          </table:table-cell>
          <table:table-cell table:formula="of:=MID([.$A19];6;2)" office:value-type="string" office:string-value="01">
            <text:p>01</text:p>
          </table:table-cell>
          <table:table-cell table:formula="of:=MID([.$A1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0101">
            <text:p>411030101</text:p>
          </table:table-cell>
          <table:table-cell table:style-name="Excel_20_Built-in_20_Normal" table:formula="of:=[.J20]&amp;&quot;.&quot;&amp;[.K20]&amp;&quot;.&quot;&amp;[.L20]&amp;&quot;.&quot;&amp;[.M20]&amp;&quot;.&quot;&amp;[.N20]&amp;&quot;.&quot;&amp;[.O20]" office:value-type="string" office:string-value="4.1.1.03.01.01">
            <text:p>4.1.1.03.01.01</text:p>
          </table:table-cell>
          <table:table-cell table:style-name="ce2" office:value-type="string">
            <text:p>PERTUNJUKAN FILM/BIOSKOP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0];1)" office:value-type="string" office:string-value="4">
            <text:p>4</text:p>
          </table:table-cell>
          <table:table-cell table:formula="of:=MID([.$A20];2;1)" office:value-type="string" office:string-value="1">
            <text:p>1</text:p>
          </table:table-cell>
          <table:table-cell table:formula="of:=MID([.$A20];3;1)" office:value-type="string" office:string-value="1">
            <text:p>1</text:p>
          </table:table-cell>
          <table:table-cell table:formula="of:=MID([.$A20];4;2)" office:value-type="string" office:string-value="03">
            <text:p>03</text:p>
          </table:table-cell>
          <table:table-cell table:formula="of:=MID([.$A20];6;2)" office:value-type="string" office:string-value="01">
            <text:p>01</text:p>
          </table:table-cell>
          <table:table-cell table:formula="of:=MID([.$A20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1030102">
            <text:p>411030102</text:p>
          </table:table-cell>
          <table:table-cell table:style-name="Excel_20_Built-in_20_Normal" table:formula="of:=[.J21]&amp;&quot;.&quot;&amp;[.K21]&amp;&quot;.&quot;&amp;[.L21]&amp;&quot;.&quot;&amp;[.M21]&amp;&quot;.&quot;&amp;[.N21]&amp;&quot;.&quot;&amp;[.O21]" office:value-type="string" office:string-value="4.1.1.03.01.02">
            <text:p>4.1.1.03.01.02</text:p>
          </table:table-cell>
          <table:table-cell table:style-name="ce2" office:value-type="string">
            <text:p>PERTUNJUKAN FILM/BIOSKOP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1];1)" office:value-type="string" office:string-value="4">
            <text:p>4</text:p>
          </table:table-cell>
          <table:table-cell table:formula="of:=MID([.$A21];2;1)" office:value-type="string" office:string-value="1">
            <text:p>1</text:p>
          </table:table-cell>
          <table:table-cell table:formula="of:=MID([.$A21];3;1)" office:value-type="string" office:string-value="1">
            <text:p>1</text:p>
          </table:table-cell>
          <table:table-cell table:formula="of:=MID([.$A21];4;2)" office:value-type="string" office:string-value="03">
            <text:p>03</text:p>
          </table:table-cell>
          <table:table-cell table:formula="of:=MID([.$A21];6;2)" office:value-type="string" office:string-value="01">
            <text:p>01</text:p>
          </table:table-cell>
          <table:table-cell table:formula="of:=MID([.$A21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1030103">
            <text:p>411030103</text:p>
          </table:table-cell>
          <table:table-cell table:style-name="Excel_20_Built-in_20_Normal" table:formula="of:=[.J22]&amp;&quot;.&quot;&amp;[.K22]&amp;&quot;.&quot;&amp;[.L22]&amp;&quot;.&quot;&amp;[.M22]&amp;&quot;.&quot;&amp;[.N22]&amp;&quot;.&quot;&amp;[.O22]" office:value-type="string" office:string-value="4.1.1.03.01.03">
            <text:p>4.1.1.03.01.03</text:p>
          </table:table-cell>
          <table:table-cell table:style-name="ce2" office:value-type="string">
            <text:p>TONTONAN KELILING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2];1)" office:value-type="string" office:string-value="4">
            <text:p>4</text:p>
          </table:table-cell>
          <table:table-cell table:formula="of:=MID([.$A22];2;1)" office:value-type="string" office:string-value="1">
            <text:p>1</text:p>
          </table:table-cell>
          <table:table-cell table:formula="of:=MID([.$A22];3;1)" office:value-type="string" office:string-value="1">
            <text:p>1</text:p>
          </table:table-cell>
          <table:table-cell table:formula="of:=MID([.$A22];4;2)" office:value-type="string" office:string-value="03">
            <text:p>03</text:p>
          </table:table-cell>
          <table:table-cell table:formula="of:=MID([.$A22];6;2)" office:value-type="string" office:string-value="01">
            <text:p>01</text:p>
          </table:table-cell>
          <table:table-cell table:formula="of:=MID([.$A22];8;2)" office:value-type="string" office:string-value="03">
            <text:p>03</text:p>
          </table:table-cell>
          <table:table-cell table:number-columns-repeated="1009"/>
        </table:table-row>
        <table:table-row table:style-name="ro1">
          <table:table-cell table:style-name="ce2" office:value-type="float" office:value="411030200">
            <text:p>411030200</text:p>
          </table:table-cell>
          <table:table-cell table:style-name="Excel_20_Built-in_20_Normal" table:formula="of:=[.J23]&amp;&quot;.&quot;&amp;[.K23]&amp;&quot;.&quot;&amp;[.L23]&amp;&quot;.&quot;&amp;[.M23]&amp;&quot;.&quot;&amp;[.N23]&amp;&quot;.&quot;&amp;[.O23]" office:value-type="string" office:string-value="4.1.1.03.02.00">
            <text:p>4.1.1.03.02.00</text:p>
          </table:table-cell>
          <table:table-cell table:style-name="ce2" office:value-type="string">
            <text:p>PAGELARAN KESENIAN/MUSIK/TARI/DAN SEJENISNY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3];1)" office:value-type="string" office:string-value="4">
            <text:p>4</text:p>
          </table:table-cell>
          <table:table-cell table:formula="of:=MID([.$A23];2;1)" office:value-type="string" office:string-value="1">
            <text:p>1</text:p>
          </table:table-cell>
          <table:table-cell table:formula="of:=MID([.$A23];3;1)" office:value-type="string" office:string-value="1">
            <text:p>1</text:p>
          </table:table-cell>
          <table:table-cell table:formula="of:=MID([.$A23];4;2)" office:value-type="string" office:string-value="03">
            <text:p>03</text:p>
          </table:table-cell>
          <table:table-cell table:formula="of:=MID([.$A23];6;2)" office:value-type="string" office:string-value="02">
            <text:p>02</text:p>
          </table:table-cell>
          <table:table-cell table:formula="of:=MID([.$A2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0201">
            <text:p>411030201</text:p>
          </table:table-cell>
          <table:table-cell table:style-name="Excel_20_Built-in_20_Normal" table:formula="of:=[.J24]&amp;&quot;.&quot;&amp;[.K24]&amp;&quot;.&quot;&amp;[.L24]&amp;&quot;.&quot;&amp;[.M24]&amp;&quot;.&quot;&amp;[.N24]&amp;&quot;.&quot;&amp;[.O24]" office:value-type="string" office:string-value="4.1.1.03.02.01">
            <text:p>4.1.1.03.02.01</text:p>
          </table:table-cell>
          <table:table-cell table:style-name="ce2" office:value-type="string">
            <text:p>KONSER MUSIK ATAU SEJENISNY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24];1)" office:value-type="string" office:string-value="4">
            <text:p>4</text:p>
          </table:table-cell>
          <table:table-cell table:formula="of:=MID([.$A24];2;1)" office:value-type="string" office:string-value="1">
            <text:p>1</text:p>
          </table:table-cell>
          <table:table-cell table:formula="of:=MID([.$A24];3;1)" office:value-type="string" office:string-value="1">
            <text:p>1</text:p>
          </table:table-cell>
          <table:table-cell table:formula="of:=MID([.$A24];4;2)" office:value-type="string" office:string-value="03">
            <text:p>03</text:p>
          </table:table-cell>
          <table:table-cell table:formula="of:=MID([.$A24];6;2)" office:value-type="string" office:string-value="02">
            <text:p>02</text:p>
          </table:table-cell>
          <table:table-cell table:formula="of:=MID([.$A24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1030500">
            <text:p>411030500</text:p>
          </table:table-cell>
          <table:table-cell table:style-name="Excel_20_Built-in_20_Normal" table:formula="of:=[.J25]&amp;&quot;.&quot;&amp;[.K25]&amp;&quot;.&quot;&amp;[.L25]&amp;&quot;.&quot;&amp;[.M25]&amp;&quot;.&quot;&amp;[.N25]&amp;&quot;.&quot;&amp;[.O25]" office:value-type="string" office:string-value="4.1.1.03.05.00">
            <text:p>4.1.1.03.05.00</text:p>
          </table:table-cell>
          <table:table-cell table:style-name="ce2" office:value-type="string">
            <text:p>PAMER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25];1)" office:value-type="string" office:string-value="4">
            <text:p>4</text:p>
          </table:table-cell>
          <table:table-cell table:formula="of:=MID([.$A25];2;1)" office:value-type="string" office:string-value="1">
            <text:p>1</text:p>
          </table:table-cell>
          <table:table-cell table:formula="of:=MID([.$A25];3;1)" office:value-type="string" office:string-value="1">
            <text:p>1</text:p>
          </table:table-cell>
          <table:table-cell table:formula="of:=MID([.$A25];4;2)" office:value-type="string" office:string-value="03">
            <text:p>03</text:p>
          </table:table-cell>
          <table:table-cell table:formula="of:=MID([.$A25];6;2)" office:value-type="string" office:string-value="05">
            <text:p>05</text:p>
          </table:table-cell>
          <table:table-cell table:formula="of:=MID([.$A2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0700">
            <text:p>411030700</text:p>
          </table:table-cell>
          <table:table-cell table:style-name="Excel_20_Built-in_20_Normal" table:formula="of:=[.J26]&amp;&quot;.&quot;&amp;[.K26]&amp;&quot;.&quot;&amp;[.L26]&amp;&quot;.&quot;&amp;[.M26]&amp;&quot;.&quot;&amp;[.N26]&amp;&quot;.&quot;&amp;[.O26]" office:value-type="string" office:string-value="4.1.1.03.07.00">
            <text:p>4.1.1.03.07.00</text:p>
          </table:table-cell>
          <table:table-cell table:style-name="ce2" office:value-type="string">
            <text:p>KARAOK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6];1)" office:value-type="string" office:string-value="4">
            <text:p>4</text:p>
          </table:table-cell>
          <table:table-cell table:formula="of:=MID([.$A26];2;1)" office:value-type="string" office:string-value="1">
            <text:p>1</text:p>
          </table:table-cell>
          <table:table-cell table:formula="of:=MID([.$A26];3;1)" office:value-type="string" office:string-value="1">
            <text:p>1</text:p>
          </table:table-cell>
          <table:table-cell table:formula="of:=MID([.$A26];4;2)" office:value-type="string" office:string-value="03">
            <text:p>03</text:p>
          </table:table-cell>
          <table:table-cell table:formula="of:=MID([.$A26];6;2)" office:value-type="string" office:string-value="07">
            <text:p>07</text:p>
          </table:table-cell>
          <table:table-cell table:formula="of:=MID([.$A2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0800">
            <text:p>411030800</text:p>
          </table:table-cell>
          <table:table-cell table:style-name="Excel_20_Built-in_20_Normal" table:formula="of:=[.J27]&amp;&quot;.&quot;&amp;[.K27]&amp;&quot;.&quot;&amp;[.L27]&amp;&quot;.&quot;&amp;[.M27]&amp;&quot;.&quot;&amp;[.N27]&amp;&quot;.&quot;&amp;[.O27]" office:value-type="string" office:string-value="4.1.1.03.08.00">
            <text:p>4.1.1.03.08.00</text:p>
          </table:table-cell>
          <table:table-cell table:style-name="ce2" office:value-type="string">
            <text:p>DISKOTIK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/>
          <table:table-cell table:formula="of:=LEFT([.A27];1)" office:value-type="string" office:string-value="4">
            <text:p>4</text:p>
          </table:table-cell>
          <table:table-cell table:formula="of:=MID([.$A27];2;1)" office:value-type="string" office:string-value="1">
            <text:p>1</text:p>
          </table:table-cell>
          <table:table-cell table:formula="of:=MID([.$A27];3;1)" office:value-type="string" office:string-value="1">
            <text:p>1</text:p>
          </table:table-cell>
          <table:table-cell table:formula="of:=MID([.$A27];4;2)" office:value-type="string" office:string-value="03">
            <text:p>03</text:p>
          </table:table-cell>
          <table:table-cell table:formula="of:=MID([.$A27];6;2)" office:value-type="string" office:string-value="08">
            <text:p>08</text:p>
          </table:table-cell>
          <table:table-cell table:formula="of:=MID([.$A2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000">
            <text:p>411031000</text:p>
          </table:table-cell>
          <table:table-cell table:style-name="Excel_20_Built-in_20_Normal" table:formula="of:=[.J28]&amp;&quot;.&quot;&amp;[.K28]&amp;&quot;.&quot;&amp;[.L28]&amp;&quot;.&quot;&amp;[.M28]&amp;&quot;.&quot;&amp;[.N28]&amp;&quot;.&quot;&amp;[.O28]" office:value-type="string" office:string-value="4.1.1.03.10.00">
            <text:p>4.1.1.03.10.00</text:p>
          </table:table-cell>
          <table:table-cell table:style-name="ce2" office:value-type="string">
            <text:p>PERMAINAN BILYA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8];1)" office:value-type="string" office:string-value="4">
            <text:p>4</text:p>
          </table:table-cell>
          <table:table-cell table:formula="of:=MID([.$A28];2;1)" office:value-type="string" office:string-value="1">
            <text:p>1</text:p>
          </table:table-cell>
          <table:table-cell table:formula="of:=MID([.$A28];3;1)" office:value-type="string" office:string-value="1">
            <text:p>1</text:p>
          </table:table-cell>
          <table:table-cell table:formula="of:=MID([.$A28];4;2)" office:value-type="string" office:string-value="03">
            <text:p>03</text:p>
          </table:table-cell>
          <table:table-cell table:formula="of:=MID([.$A28];6;2)" office:value-type="string" office:string-value="10">
            <text:p>10</text:p>
          </table:table-cell>
          <table:table-cell table:formula="of:=MID([.$A2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100">
            <text:p>411031100</text:p>
          </table:table-cell>
          <table:table-cell table:style-name="Excel_20_Built-in_20_Normal" table:formula="of:=[.J29]&amp;&quot;.&quot;&amp;[.K29]&amp;&quot;.&quot;&amp;[.L29]&amp;&quot;.&quot;&amp;[.M29]&amp;&quot;.&quot;&amp;[.N29]&amp;&quot;.&quot;&amp;[.O29]" office:value-type="string" office:string-value="4.1.1.03.11.00">
            <text:p>4.1.1.03.11.00</text:p>
          </table:table-cell>
          <table:table-cell table:style-name="ce2" office:value-type="string">
            <text:p>PERMAINAN GOLF DAN BOWLING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29];1)" office:value-type="string" office:string-value="4">
            <text:p>4</text:p>
          </table:table-cell>
          <table:table-cell table:formula="of:=MID([.$A29];2;1)" office:value-type="string" office:string-value="1">
            <text:p>1</text:p>
          </table:table-cell>
          <table:table-cell table:formula="of:=MID([.$A29];3;1)" office:value-type="string" office:string-value="1">
            <text:p>1</text:p>
          </table:table-cell>
          <table:table-cell table:formula="of:=MID([.$A29];4;2)" office:value-type="string" office:string-value="03">
            <text:p>03</text:p>
          </table:table-cell>
          <table:table-cell table:formula="of:=MID([.$A29];6;2)" office:value-type="string" office:string-value="11">
            <text:p>11</text:p>
          </table:table-cell>
          <table:table-cell table:formula="of:=MID([.$A2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200">
            <text:p>411031200</text:p>
          </table:table-cell>
          <table:table-cell table:style-name="Excel_20_Built-in_20_Normal" table:formula="of:=[.J30]&amp;&quot;.&quot;&amp;[.K30]&amp;&quot;.&quot;&amp;[.L30]&amp;&quot;.&quot;&amp;[.M30]&amp;&quot;.&quot;&amp;[.N30]&amp;&quot;.&quot;&amp;[.O30]" office:value-type="string" office:string-value="4.1.1.03.12.00">
            <text:p>4.1.1.03.12.00</text:p>
          </table:table-cell>
          <table:table-cell table:style-name="ce2" office:value-type="string">
            <text:p>PERMAINAN BOWLING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30];1)" office:value-type="string" office:string-value="4">
            <text:p>4</text:p>
          </table:table-cell>
          <table:table-cell table:formula="of:=MID([.$A30];2;1)" office:value-type="string" office:string-value="1">
            <text:p>1</text:p>
          </table:table-cell>
          <table:table-cell table:formula="of:=MID([.$A30];3;1)" office:value-type="string" office:string-value="1">
            <text:p>1</text:p>
          </table:table-cell>
          <table:table-cell table:formula="of:=MID([.$A30];4;2)" office:value-type="string" office:string-value="03">
            <text:p>03</text:p>
          </table:table-cell>
          <table:table-cell table:formula="of:=MID([.$A30];6;2)" office:value-type="string" office:string-value="12">
            <text:p>12</text:p>
          </table:table-cell>
          <table:table-cell table:formula="of:=MID([.$A3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500">
            <text:p>411031500</text:p>
          </table:table-cell>
          <table:table-cell table:style-name="Excel_20_Built-in_20_Normal" table:formula="of:=[.J31]&amp;&quot;.&quot;&amp;[.K31]&amp;&quot;.&quot;&amp;[.L31]&amp;&quot;.&quot;&amp;[.M31]&amp;&quot;.&quot;&amp;[.N31]&amp;&quot;.&quot;&amp;[.O31]" office:value-type="string" office:string-value="4.1.1.03.15.00">
            <text:p>4.1.1.03.15.00</text:p>
          </table:table-cell>
          <table:table-cell table:style-name="ce2" office:value-type="string">
            <text:p>PERMAINAN KETANGKAS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31];1)" office:value-type="string" office:string-value="4">
            <text:p>4</text:p>
          </table:table-cell>
          <table:table-cell table:formula="of:=MID([.$A31];2;1)" office:value-type="string" office:string-value="1">
            <text:p>1</text:p>
          </table:table-cell>
          <table:table-cell table:formula="of:=MID([.$A31];3;1)" office:value-type="string" office:string-value="1">
            <text:p>1</text:p>
          </table:table-cell>
          <table:table-cell table:formula="of:=MID([.$A31];4;2)" office:value-type="string" office:string-value="03">
            <text:p>03</text:p>
          </table:table-cell>
          <table:table-cell table:formula="of:=MID([.$A31];6;2)" office:value-type="string" office:string-value="15">
            <text:p>15</text:p>
          </table:table-cell>
          <table:table-cell table:formula="of:=MID([.$A3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501">
            <text:p>411031501</text:p>
          </table:table-cell>
          <table:table-cell table:style-name="Excel_20_Built-in_20_Normal" table:formula="of:=[.J32]&amp;&quot;.&quot;&amp;[.K32]&amp;&quot;.&quot;&amp;[.L32]&amp;&quot;.&quot;&amp;[.M32]&amp;&quot;.&quot;&amp;[.N32]&amp;&quot;.&quot;&amp;[.O32]" office:value-type="string" office:string-value="4.1.1.03.15.01">
            <text:p>4.1.1.03.15.01</text:p>
          </table:table-cell>
          <table:table-cell table:style-name="ce2" office:value-type="string">
            <text:p>KETANGKASAN MANUA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32];1)" office:value-type="string" office:string-value="4">
            <text:p>4</text:p>
          </table:table-cell>
          <table:table-cell table:formula="of:=MID([.$A32];2;1)" office:value-type="string" office:string-value="1">
            <text:p>1</text:p>
          </table:table-cell>
          <table:table-cell table:formula="of:=MID([.$A32];3;1)" office:value-type="string" office:string-value="1">
            <text:p>1</text:p>
          </table:table-cell>
          <table:table-cell table:formula="of:=MID([.$A32];4;2)" office:value-type="string" office:string-value="03">
            <text:p>03</text:p>
          </table:table-cell>
          <table:table-cell table:formula="of:=MID([.$A32];6;2)" office:value-type="string" office:string-value="15">
            <text:p>15</text:p>
          </table:table-cell>
          <table:table-cell table:formula="of:=MID([.$A32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502">
            <text:p>411031502</text:p>
          </table:table-cell>
          <table:table-cell table:style-name="Excel_20_Built-in_20_Normal" table:formula="of:=[.J33]&amp;&quot;.&quot;&amp;[.K33]&amp;&quot;.&quot;&amp;[.L33]&amp;&quot;.&quot;&amp;[.M33]&amp;&quot;.&quot;&amp;[.N33]&amp;&quot;.&quot;&amp;[.O33]" office:value-type="string" office:string-value="4.1.1.03.15.02">
            <text:p>4.1.1.03.15.02</text:p>
          </table:table-cell>
          <table:table-cell table:style-name="ce2" office:value-type="string">
            <text:p>KETANGKASAN MEKANIK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33];1)" office:value-type="string" office:string-value="4">
            <text:p>4</text:p>
          </table:table-cell>
          <table:table-cell table:formula="of:=MID([.$A33];2;1)" office:value-type="string" office:string-value="1">
            <text:p>1</text:p>
          </table:table-cell>
          <table:table-cell table:formula="of:=MID([.$A33];3;1)" office:value-type="string" office:string-value="1">
            <text:p>1</text:p>
          </table:table-cell>
          <table:table-cell table:formula="of:=MID([.$A33];4;2)" office:value-type="string" office:string-value="03">
            <text:p>03</text:p>
          </table:table-cell>
          <table:table-cell table:formula="of:=MID([.$A33];6;2)" office:value-type="string" office:string-value="15">
            <text:p>15</text:p>
          </table:table-cell>
          <table:table-cell table:formula="of:=MID([.$A33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503">
            <text:p>411031503</text:p>
          </table:table-cell>
          <table:table-cell table:style-name="Excel_20_Built-in_20_Normal" table:formula="of:=[.J34]&amp;&quot;.&quot;&amp;[.K34]&amp;&quot;.&quot;&amp;[.L34]&amp;&quot;.&quot;&amp;[.M34]&amp;&quot;.&quot;&amp;[.N34]&amp;&quot;.&quot;&amp;[.O34]" office:value-type="string" office:string-value="4.1.1.03.15.03">
            <text:p>4.1.1.03.15.03</text:p>
          </table:table-cell>
          <table:table-cell table:style-name="ce2" office:value-type="string">
            <text:p>KETANGKASAN LISTRIK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34];1)" office:value-type="string" office:string-value="4">
            <text:p>4</text:p>
          </table:table-cell>
          <table:table-cell table:formula="of:=MID([.$A34];2;1)" office:value-type="string" office:string-value="1">
            <text:p>1</text:p>
          </table:table-cell>
          <table:table-cell table:formula="of:=MID([.$A34];3;1)" office:value-type="string" office:string-value="1">
            <text:p>1</text:p>
          </table:table-cell>
          <table:table-cell table:formula="of:=MID([.$A34];4;2)" office:value-type="string" office:string-value="03">
            <text:p>03</text:p>
          </table:table-cell>
          <table:table-cell table:formula="of:=MID([.$A34];6;2)" office:value-type="string" office:string-value="15">
            <text:p>15</text:p>
          </table:table-cell>
          <table:table-cell table:formula="of:=MID([.$A34];8;2)" office:value-type="string" office:string-value="03">
            <text:p>03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504">
            <text:p>411031504</text:p>
          </table:table-cell>
          <table:table-cell table:style-name="Excel_20_Built-in_20_Normal" table:formula="of:=[.J35]&amp;&quot;.&quot;&amp;[.K35]&amp;&quot;.&quot;&amp;[.L35]&amp;&quot;.&quot;&amp;[.M35]&amp;&quot;.&quot;&amp;[.N35]&amp;&quot;.&quot;&amp;[.O35]" office:value-type="string" office:string-value="4.1.1.03.15.04">
            <text:p>4.1.1.03.15.04</text:p>
          </table:table-cell>
          <table:table-cell table:style-name="ce2" office:value-type="string">
            <text:p>KETANGKASAN DI AI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35];1)" office:value-type="string" office:string-value="4">
            <text:p>4</text:p>
          </table:table-cell>
          <table:table-cell table:formula="of:=MID([.$A35];2;1)" office:value-type="string" office:string-value="1">
            <text:p>1</text:p>
          </table:table-cell>
          <table:table-cell table:formula="of:=MID([.$A35];3;1)" office:value-type="string" office:string-value="1">
            <text:p>1</text:p>
          </table:table-cell>
          <table:table-cell table:formula="of:=MID([.$A35];4;2)" office:value-type="string" office:string-value="03">
            <text:p>03</text:p>
          </table:table-cell>
          <table:table-cell table:formula="of:=MID([.$A35];6;2)" office:value-type="string" office:string-value="15">
            <text:p>15</text:p>
          </table:table-cell>
          <table:table-cell table:formula="of:=MID([.$A35];8;2)" office:value-type="string" office:string-value="04">
            <text:p>04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505">
            <text:p>411031505</text:p>
          </table:table-cell>
          <table:table-cell table:style-name="Excel_20_Built-in_20_Normal" table:formula="of:=[.J36]&amp;&quot;.&quot;&amp;[.K36]&amp;&quot;.&quot;&amp;[.L36]&amp;&quot;.&quot;&amp;[.M36]&amp;&quot;.&quot;&amp;[.N36]&amp;&quot;.&quot;&amp;[.O36]" office:value-type="string" office:string-value="4.1.1.03.15.05">
            <text:p>4.1.1.03.15.05</text:p>
          </table:table-cell>
          <table:table-cell table:style-name="ce2" office:value-type="string">
            <text:p>KETANGKASAN DI 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36];1)" office:value-type="string" office:string-value="4">
            <text:p>4</text:p>
          </table:table-cell>
          <table:table-cell table:formula="of:=MID([.$A36];2;1)" office:value-type="string" office:string-value="1">
            <text:p>1</text:p>
          </table:table-cell>
          <table:table-cell table:formula="of:=MID([.$A36];3;1)" office:value-type="string" office:string-value="1">
            <text:p>1</text:p>
          </table:table-cell>
          <table:table-cell table:formula="of:=MID([.$A36];4;2)" office:value-type="string" office:string-value="03">
            <text:p>03</text:p>
          </table:table-cell>
          <table:table-cell table:formula="of:=MID([.$A36];6;2)" office:value-type="string" office:string-value="15">
            <text:p>15</text:p>
          </table:table-cell>
          <table:table-cell table:formula="of:=MID([.$A36];8;2)" office:value-type="string" office:string-value="05">
            <text:p>05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506">
            <text:p>411031506</text:p>
          </table:table-cell>
          <table:table-cell table:style-name="Excel_20_Built-in_20_Normal" table:formula="of:=[.J37]&amp;&quot;.&quot;&amp;[.K37]&amp;&quot;.&quot;&amp;[.L37]&amp;&quot;.&quot;&amp;[.M37]&amp;&quot;.&quot;&amp;[.N37]&amp;&quot;.&quot;&amp;[.O37]" office:value-type="string" office:string-value="4.1.1.03.15.06">
            <text:p>4.1.1.03.15.06</text:p>
          </table:table-cell>
          <table:table-cell table:style-name="ce2" office:value-type="string">
            <text:p>DUNIA FANTAS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37];1)" office:value-type="string" office:string-value="4">
            <text:p>4</text:p>
          </table:table-cell>
          <table:table-cell table:formula="of:=MID([.$A37];2;1)" office:value-type="string" office:string-value="1">
            <text:p>1</text:p>
          </table:table-cell>
          <table:table-cell table:formula="of:=MID([.$A37];3;1)" office:value-type="string" office:string-value="1">
            <text:p>1</text:p>
          </table:table-cell>
          <table:table-cell table:formula="of:=MID([.$A37];4;2)" office:value-type="string" office:string-value="03">
            <text:p>03</text:p>
          </table:table-cell>
          <table:table-cell table:formula="of:=MID([.$A37];6;2)" office:value-type="string" office:string-value="15">
            <text:p>15</text:p>
          </table:table-cell>
          <table:table-cell table:formula="of:=MID([.$A37];8;2)" office:value-type="string" office:string-value="06">
            <text:p>06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507">
            <text:p>411031507</text:p>
          </table:table-cell>
          <table:table-cell table:style-name="Excel_20_Built-in_20_Normal" table:formula="of:=[.J38]&amp;&quot;.&quot;&amp;[.K38]&amp;&quot;.&quot;&amp;[.L38]&amp;&quot;.&quot;&amp;[.M38]&amp;&quot;.&quot;&amp;[.N38]&amp;&quot;.&quot;&amp;[.O38]" office:value-type="string" office:string-value="4.1.1.03.15.07">
            <text:p>4.1.1.03.15.07</text:p>
          </table:table-cell>
          <table:table-cell table:style-name="ce2" office:value-type="string">
            <text:p>RUMAH ES/SALJ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38];1)" office:value-type="string" office:string-value="4">
            <text:p>4</text:p>
          </table:table-cell>
          <table:table-cell table:formula="of:=MID([.$A38];2;1)" office:value-type="string" office:string-value="1">
            <text:p>1</text:p>
          </table:table-cell>
          <table:table-cell table:formula="of:=MID([.$A38];3;1)" office:value-type="string" office:string-value="1">
            <text:p>1</text:p>
          </table:table-cell>
          <table:table-cell table:formula="of:=MID([.$A38];4;2)" office:value-type="string" office:string-value="03">
            <text:p>03</text:p>
          </table:table-cell>
          <table:table-cell table:formula="of:=MID([.$A38];6;2)" office:value-type="string" office:string-value="15">
            <text:p>15</text:p>
          </table:table-cell>
          <table:table-cell table:formula="of:=MID([.$A38];8;2)" office:value-type="string" office:string-value="07">
            <text:p>07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600">
            <text:p>411031600</text:p>
          </table:table-cell>
          <table:table-cell table:style-name="Excel_20_Built-in_20_Normal" table:formula="of:=[.J39]&amp;&quot;.&quot;&amp;[.K39]&amp;&quot;.&quot;&amp;[.L39]&amp;&quot;.&quot;&amp;[.M39]&amp;&quot;.&quot;&amp;[.N39]&amp;&quot;.&quot;&amp;[.O39]" office:value-type="string" office:string-value="4.1.1.03.16.00">
            <text:p>4.1.1.03.16.00</text:p>
          </table:table-cell>
          <table:table-cell table:style-name="ce2" office:value-type="string">
            <text:p>PANTI PIJAT/REFLEKS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39];1)" office:value-type="string" office:string-value="4">
            <text:p>4</text:p>
          </table:table-cell>
          <table:table-cell table:formula="of:=MID([.$A39];2;1)" office:value-type="string" office:string-value="1">
            <text:p>1</text:p>
          </table:table-cell>
          <table:table-cell table:formula="of:=MID([.$A39];3;1)" office:value-type="string" office:string-value="1">
            <text:p>1</text:p>
          </table:table-cell>
          <table:table-cell table:formula="of:=MID([.$A39];4;2)" office:value-type="string" office:string-value="03">
            <text:p>03</text:p>
          </table:table-cell>
          <table:table-cell table:formula="of:=MID([.$A39];6;2)" office:value-type="string" office:string-value="16">
            <text:p>16</text:p>
          </table:table-cell>
          <table:table-cell table:formula="of:=MID([.$A3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700">
            <text:p>411031700</text:p>
          </table:table-cell>
          <table:table-cell table:style-name="Excel_20_Built-in_20_Normal" table:formula="of:=[.J40]&amp;&quot;.&quot;&amp;[.K40]&amp;&quot;.&quot;&amp;[.L40]&amp;&quot;.&quot;&amp;[.M40]&amp;&quot;.&quot;&amp;[.N40]&amp;&quot;.&quot;&amp;[.O40]" office:value-type="string" office:string-value="4.1.1.03.17.00">
            <text:p>4.1.1.03.17.00</text:p>
          </table:table-cell>
          <table:table-cell table:style-name="ce2" office:value-type="string">
            <text:p>MANDI UAP, SPA, AROMA THERAP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/>
          <table:table-cell table:formula="of:=LEFT([.A40];1)" office:value-type="string" office:string-value="4">
            <text:p>4</text:p>
          </table:table-cell>
          <table:table-cell table:formula="of:=MID([.$A40];2;1)" office:value-type="string" office:string-value="1">
            <text:p>1</text:p>
          </table:table-cell>
          <table:table-cell table:formula="of:=MID([.$A40];3;1)" office:value-type="string" office:string-value="1">
            <text:p>1</text:p>
          </table:table-cell>
          <table:table-cell table:formula="of:=MID([.$A40];4;2)" office:value-type="string" office:string-value="03">
            <text:p>03</text:p>
          </table:table-cell>
          <table:table-cell table:formula="of:=MID([.$A40];6;2)" office:value-type="string" office:string-value="17">
            <text:p>17</text:p>
          </table:table-cell>
          <table:table-cell table:formula="of:=MID([.$A4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800">
            <text:p>411031800</text:p>
          </table:table-cell>
          <table:table-cell table:style-name="Excel_20_Built-in_20_Normal" table:formula="of:=[.J41]&amp;&quot;.&quot;&amp;[.K41]&amp;&quot;.&quot;&amp;[.L41]&amp;&quot;.&quot;&amp;[.M41]&amp;&quot;.&quot;&amp;[.N41]&amp;&quot;.&quot;&amp;[.O41]" office:value-type="string" office:string-value="4.1.1.03.18.00">
            <text:p>4.1.1.03.18.00</text:p>
          </table:table-cell>
          <table:table-cell table:style-name="ce2" office:value-type="string">
            <text:p>PUSAT KEBUGAR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41];1)" office:value-type="string" office:string-value="4">
            <text:p>4</text:p>
          </table:table-cell>
          <table:table-cell table:formula="of:=MID([.$A41];2;1)" office:value-type="string" office:string-value="1">
            <text:p>1</text:p>
          </table:table-cell>
          <table:table-cell table:formula="of:=MID([.$A41];3;1)" office:value-type="string" office:string-value="1">
            <text:p>1</text:p>
          </table:table-cell>
          <table:table-cell table:formula="of:=MID([.$A41];4;2)" office:value-type="string" office:string-value="03">
            <text:p>03</text:p>
          </table:table-cell>
          <table:table-cell table:formula="of:=MID([.$A41];6;2)" office:value-type="string" office:string-value="18">
            <text:p>18</text:p>
          </table:table-cell>
          <table:table-cell table:formula="of:=MID([.$A4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31900">
            <text:p>411031900</text:p>
          </table:table-cell>
          <table:table-cell table:style-name="Excel_20_Built-in_20_Normal" table:formula="of:=[.J42]&amp;&quot;.&quot;&amp;[.K42]&amp;&quot;.&quot;&amp;[.L42]&amp;&quot;.&quot;&amp;[.M42]&amp;&quot;.&quot;&amp;[.N42]&amp;&quot;.&quot;&amp;[.O42]" office:value-type="string" office:string-value="4.1.1.03.19.00">
            <text:p>4.1.1.03.19.00</text:p>
          </table:table-cell>
          <table:table-cell table:style-name="ce2" office:value-type="string">
            <text:p>PERTANDINGAN OLAH RAG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42];1)" office:value-type="string" office:string-value="4">
            <text:p>4</text:p>
          </table:table-cell>
          <table:table-cell table:formula="of:=MID([.$A42];2;1)" office:value-type="string" office:string-value="1">
            <text:p>1</text:p>
          </table:table-cell>
          <table:table-cell table:formula="of:=MID([.$A42];3;1)" office:value-type="string" office:string-value="1">
            <text:p>1</text:p>
          </table:table-cell>
          <table:table-cell table:formula="of:=MID([.$A42];4;2)" office:value-type="string" office:string-value="03">
            <text:p>03</text:p>
          </table:table-cell>
          <table:table-cell table:formula="of:=MID([.$A42];6;2)" office:value-type="string" office:string-value="19">
            <text:p>19</text:p>
          </table:table-cell>
          <table:table-cell table:formula="of:=MID([.$A4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000">
            <text:p>411040000</text:p>
          </table:table-cell>
          <table:table-cell table:style-name="Excel_20_Built-in_20_Normal" table:formula="of:=[.J43]&amp;&quot;.&quot;&amp;[.K43]&amp;&quot;.&quot;&amp;[.L43]&amp;&quot;.&quot;&amp;[.M43]&amp;&quot;.&quot;&amp;[.N43]&amp;&quot;.&quot;&amp;[.O43]" office:value-type="string" office:string-value="4.1.1.04.00.00">
            <text:p>4.1.1.04.00.00</text:p>
          </table:table-cell>
          <table:table-cell table:style-name="ce2" office:value-type="string">
            <text:p>PAJAK REKLAM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43];1)" office:value-type="string" office:string-value="4">
            <text:p>4</text:p>
          </table:table-cell>
          <table:table-cell table:formula="of:=MID([.$A43];2;1)" office:value-type="string" office:string-value="1">
            <text:p>1</text:p>
          </table:table-cell>
          <table:table-cell table:formula="of:=MID([.$A43];3;1)" office:value-type="string" office:string-value="1">
            <text:p>1</text:p>
          </table:table-cell>
          <table:table-cell table:formula="of:=MID([.$A43];4;2)" office:value-type="string" office:string-value="04">
            <text:p>04</text:p>
          </table:table-cell>
          <table:table-cell table:formula="of:=MID([.$A43];6;2)" office:value-type="string" office:string-value="00">
            <text:p>00</text:p>
          </table:table-cell>
          <table:table-cell table:formula="of:=MID([.$A4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00">
            <text:p>411040100</text:p>
          </table:table-cell>
          <table:table-cell table:style-name="Excel_20_Built-in_20_Normal" table:formula="of:=[.J44]&amp;&quot;.&quot;&amp;[.K44]&amp;&quot;.&quot;&amp;[.L44]&amp;&quot;.&quot;&amp;[.M44]&amp;&quot;.&quot;&amp;[.N44]&amp;&quot;.&quot;&amp;[.O44]" office:value-type="string" office:string-value="4.1.1.04.01.00">
            <text:p>4.1.1.04.01.00</text:p>
          </table:table-cell>
          <table:table-cell table:style-name="ce2" office:value-type="string">
            <text:p>REKLAME PAPAN/BILL BOARD/VIDEOTRON/MEGATRO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44];1)" office:value-type="string" office:string-value="4">
            <text:p>4</text:p>
          </table:table-cell>
          <table:table-cell table:formula="of:=MID([.$A44];2;1)" office:value-type="string" office:string-value="1">
            <text:p>1</text:p>
          </table:table-cell>
          <table:table-cell table:formula="of:=MID([.$A44];3;1)" office:value-type="string" office:string-value="1">
            <text:p>1</text:p>
          </table:table-cell>
          <table:table-cell table:formula="of:=MID([.$A44];4;2)" office:value-type="string" office:string-value="04">
            <text:p>04</text:p>
          </table:table-cell>
          <table:table-cell table:formula="of:=MID([.$A44];6;2)" office:value-type="string" office:string-value="01">
            <text:p>01</text:p>
          </table:table-cell>
          <table:table-cell table:formula="of:=MID([.$A4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01">
            <text:p>411040101</text:p>
          </table:table-cell>
          <table:table-cell table:style-name="Excel_20_Built-in_20_Normal" table:formula="of:=[.J45]&amp;&quot;.&quot;&amp;[.K45]&amp;&quot;.&quot;&amp;[.L45]&amp;&quot;.&quot;&amp;[.M45]&amp;&quot;.&quot;&amp;[.N45]&amp;&quot;.&quot;&amp;[.O45]" office:value-type="string" office:string-value="4.1.1.04.01.01">
            <text:p>4.1.1.04.01.01</text:p>
          </table:table-cell>
          <table:table-cell table:style-name="ce2" office:value-type="string">
            <text:p>REKLAME MEGATRO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45];1)" office:value-type="string" office:string-value="4">
            <text:p>4</text:p>
          </table:table-cell>
          <table:table-cell table:formula="of:=MID([.$A45];2;1)" office:value-type="string" office:string-value="1">
            <text:p>1</text:p>
          </table:table-cell>
          <table:table-cell table:formula="of:=MID([.$A45];3;1)" office:value-type="string" office:string-value="1">
            <text:p>1</text:p>
          </table:table-cell>
          <table:table-cell table:formula="of:=MID([.$A45];4;2)" office:value-type="string" office:string-value="04">
            <text:p>04</text:p>
          </table:table-cell>
          <table:table-cell table:formula="of:=MID([.$A45];6;2)" office:value-type="string" office:string-value="01">
            <text:p>01</text:p>
          </table:table-cell>
          <table:table-cell table:formula="of:=MID([.$A45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02">
            <text:p>411040102</text:p>
          </table:table-cell>
          <table:table-cell table:style-name="Excel_20_Built-in_20_Normal" table:formula="of:=[.J46]&amp;&quot;.&quot;&amp;[.K46]&amp;&quot;.&quot;&amp;[.L46]&amp;&quot;.&quot;&amp;[.M46]&amp;&quot;.&quot;&amp;[.N46]&amp;&quot;.&quot;&amp;[.O46]" office:value-type="string" office:string-value="4.1.1.04.01.02">
            <text:p>4.1.1.04.01.02</text:p>
          </table:table-cell>
          <table:table-cell table:style-name="ce2" office:value-type="string">
            <text:p>REKLAME VIDEOTRO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46];1)" office:value-type="string" office:string-value="4">
            <text:p>4</text:p>
          </table:table-cell>
          <table:table-cell table:formula="of:=MID([.$A46];2;1)" office:value-type="string" office:string-value="1">
            <text:p>1</text:p>
          </table:table-cell>
          <table:table-cell table:formula="of:=MID([.$A46];3;1)" office:value-type="string" office:string-value="1">
            <text:p>1</text:p>
          </table:table-cell>
          <table:table-cell table:formula="of:=MID([.$A46];4;2)" office:value-type="string" office:string-value="04">
            <text:p>04</text:p>
          </table:table-cell>
          <table:table-cell table:formula="of:=MID([.$A46];6;2)" office:value-type="string" office:string-value="01">
            <text:p>01</text:p>
          </table:table-cell>
          <table:table-cell table:formula="of:=MID([.$A46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03">
            <text:p>411040103</text:p>
          </table:table-cell>
          <table:table-cell table:style-name="Excel_20_Built-in_20_Normal" table:formula="of:=[.J47]&amp;&quot;.&quot;&amp;[.K47]&amp;&quot;.&quot;&amp;[.L47]&amp;&quot;.&quot;&amp;[.M47]&amp;&quot;.&quot;&amp;[.N47]&amp;&quot;.&quot;&amp;[.O47]" office:value-type="string" office:string-value="4.1.1.04.01.03">
            <text:p>4.1.1.04.01.03</text:p>
          </table:table-cell>
          <table:table-cell table:style-name="ce2" office:value-type="string">
            <text:p>REKLAME VIDEO WAL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47];1)" office:value-type="string" office:string-value="4">
            <text:p>4</text:p>
          </table:table-cell>
          <table:table-cell table:formula="of:=MID([.$A47];2;1)" office:value-type="string" office:string-value="1">
            <text:p>1</text:p>
          </table:table-cell>
          <table:table-cell table:formula="of:=MID([.$A47];3;1)" office:value-type="string" office:string-value="1">
            <text:p>1</text:p>
          </table:table-cell>
          <table:table-cell table:formula="of:=MID([.$A47];4;2)" office:value-type="string" office:string-value="04">
            <text:p>04</text:p>
          </table:table-cell>
          <table:table-cell table:formula="of:=MID([.$A47];6;2)" office:value-type="string" office:string-value="01">
            <text:p>01</text:p>
          </table:table-cell>
          <table:table-cell table:formula="of:=MID([.$A47];8;2)" office:value-type="string" office:string-value="03">
            <text:p>03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04">
            <text:p>411040104</text:p>
          </table:table-cell>
          <table:table-cell table:style-name="Excel_20_Built-in_20_Normal" table:formula="of:=[.J48]&amp;&quot;.&quot;&amp;[.K48]&amp;&quot;.&quot;&amp;[.L48]&amp;&quot;.&quot;&amp;[.M48]&amp;&quot;.&quot;&amp;[.N48]&amp;&quot;.&quot;&amp;[.O48]" office:value-type="string" office:string-value="4.1.1.04.01.04">
            <text:p>4.1.1.04.01.04</text:p>
          </table:table-cell>
          <table:table-cell table:style-name="ce2" office:value-type="string">
            <text:p>REKLAME DINAMICS WAL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48];1)" office:value-type="string" office:string-value="4">
            <text:p>4</text:p>
          </table:table-cell>
          <table:table-cell table:formula="of:=MID([.$A48];2;1)" office:value-type="string" office:string-value="1">
            <text:p>1</text:p>
          </table:table-cell>
          <table:table-cell table:formula="of:=MID([.$A48];3;1)" office:value-type="string" office:string-value="1">
            <text:p>1</text:p>
          </table:table-cell>
          <table:table-cell table:formula="of:=MID([.$A48];4;2)" office:value-type="string" office:string-value="04">
            <text:p>04</text:p>
          </table:table-cell>
          <table:table-cell table:formula="of:=MID([.$A48];6;2)" office:value-type="string" office:string-value="01">
            <text:p>01</text:p>
          </table:table-cell>
          <table:table-cell table:formula="of:=MID([.$A48];8;2)" office:value-type="string" office:string-value="04">
            <text:p>04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05">
            <text:p>411040105</text:p>
          </table:table-cell>
          <table:table-cell table:style-name="Excel_20_Built-in_20_Normal" table:formula="of:=[.J49]&amp;&quot;.&quot;&amp;[.K49]&amp;&quot;.&quot;&amp;[.L49]&amp;&quot;.&quot;&amp;[.M49]&amp;&quot;.&quot;&amp;[.N49]&amp;&quot;.&quot;&amp;[.O49]" office:value-type="string" office:string-value="4.1.1.04.01.05">
            <text:p>4.1.1.04.01.05</text:p>
          </table:table-cell>
          <table:table-cell table:style-name="ce2" office:value-type="string">
            <text:p>REKLAME LARGE ELECTRONIC DISPLAY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49];1)" office:value-type="string" office:string-value="4">
            <text:p>4</text:p>
          </table:table-cell>
          <table:table-cell table:formula="of:=MID([.$A49];2;1)" office:value-type="string" office:string-value="1">
            <text:p>1</text:p>
          </table:table-cell>
          <table:table-cell table:formula="of:=MID([.$A49];3;1)" office:value-type="string" office:string-value="1">
            <text:p>1</text:p>
          </table:table-cell>
          <table:table-cell table:formula="of:=MID([.$A49];4;2)" office:value-type="string" office:string-value="04">
            <text:p>04</text:p>
          </table:table-cell>
          <table:table-cell table:formula="of:=MID([.$A49];6;2)" office:value-type="string" office:string-value="01">
            <text:p>01</text:p>
          </table:table-cell>
          <table:table-cell table:formula="of:=MID([.$A49];8;2)" office:value-type="string" office:string-value="05">
            <text:p>05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10">
            <text:p>411040110</text:p>
          </table:table-cell>
          <table:table-cell table:style-name="Excel_20_Built-in_20_Normal" table:formula="of:=[.J50]&amp;&quot;.&quot;&amp;[.K50]&amp;&quot;.&quot;&amp;[.L50]&amp;&quot;.&quot;&amp;[.M50]&amp;&quot;.&quot;&amp;[.N50]&amp;&quot;.&quot;&amp;[.O50]" office:value-type="string" office:string-value="4.1.1.04.01.10">
            <text:p>4.1.1.04.01.10</text:p>
          </table:table-cell>
          <table:table-cell table:style-name="ce2" office:value-type="string">
            <text:p>REKLAME BAND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50];1)" office:value-type="string" office:string-value="4">
            <text:p>4</text:p>
          </table:table-cell>
          <table:table-cell table:formula="of:=MID([.$A50];2;1)" office:value-type="string" office:string-value="1">
            <text:p>1</text:p>
          </table:table-cell>
          <table:table-cell table:formula="of:=MID([.$A50];3;1)" office:value-type="string" office:string-value="1">
            <text:p>1</text:p>
          </table:table-cell>
          <table:table-cell table:formula="of:=MID([.$A50];4;2)" office:value-type="string" office:string-value="04">
            <text:p>04</text:p>
          </table:table-cell>
          <table:table-cell table:formula="of:=MID([.$A50];6;2)" office:value-type="string" office:string-value="01">
            <text:p>01</text:p>
          </table:table-cell>
          <table:table-cell table:formula="of:=MID([.$A50];8;2)" office:value-type="string" office:string-value="10">
            <text:p>1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20">
            <text:p>411040120</text:p>
          </table:table-cell>
          <table:table-cell table:style-name="Excel_20_Built-in_20_Normal" table:formula="of:=[.J51]&amp;&quot;.&quot;&amp;[.K51]&amp;&quot;.&quot;&amp;[.L51]&amp;&quot;.&quot;&amp;[.M51]&amp;&quot;.&quot;&amp;[.N51]&amp;&quot;.&quot;&amp;[.O51]" office:value-type="string" office:string-value="4.1.1.04.01.20">
            <text:p>4.1.1.04.01.20</text:p>
          </table:table-cell>
          <table:table-cell table:style-name="ce2" office:value-type="string">
            <text:p>BB/PN/TP BERSINAR &lt; 2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51];1)" office:value-type="string" office:string-value="4">
            <text:p>4</text:p>
          </table:table-cell>
          <table:table-cell table:formula="of:=MID([.$A51];2;1)" office:value-type="string" office:string-value="1">
            <text:p>1</text:p>
          </table:table-cell>
          <table:table-cell table:formula="of:=MID([.$A51];3;1)" office:value-type="string" office:string-value="1">
            <text:p>1</text:p>
          </table:table-cell>
          <table:table-cell table:formula="of:=MID([.$A51];4;2)" office:value-type="string" office:string-value="04">
            <text:p>04</text:p>
          </table:table-cell>
          <table:table-cell table:formula="of:=MID([.$A51];6;2)" office:value-type="string" office:string-value="01">
            <text:p>01</text:p>
          </table:table-cell>
          <table:table-cell table:formula="of:=MID([.$A51];8;2)" office:value-type="string" office:string-value="20">
            <text:p>2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21">
            <text:p>411040121</text:p>
          </table:table-cell>
          <table:table-cell table:style-name="Excel_20_Built-in_20_Normal" table:formula="of:=[.J52]&amp;&quot;.&quot;&amp;[.K52]&amp;&quot;.&quot;&amp;[.L52]&amp;&quot;.&quot;&amp;[.M52]&amp;&quot;.&quot;&amp;[.N52]&amp;&quot;.&quot;&amp;[.O52]" office:value-type="string" office:string-value="4.1.1.04.01.21">
            <text:p>4.1.1.04.01.21</text:p>
          </table:table-cell>
          <table:table-cell table:style-name="ce2" office:value-type="string">
            <text:p>BB/PN/TP BERSINAR 2 - 12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52];1)" office:value-type="string" office:string-value="4">
            <text:p>4</text:p>
          </table:table-cell>
          <table:table-cell table:formula="of:=MID([.$A52];2;1)" office:value-type="string" office:string-value="1">
            <text:p>1</text:p>
          </table:table-cell>
          <table:table-cell table:formula="of:=MID([.$A52];3;1)" office:value-type="string" office:string-value="1">
            <text:p>1</text:p>
          </table:table-cell>
          <table:table-cell table:formula="of:=MID([.$A52];4;2)" office:value-type="string" office:string-value="04">
            <text:p>04</text:p>
          </table:table-cell>
          <table:table-cell table:formula="of:=MID([.$A52];6;2)" office:value-type="string" office:string-value="01">
            <text:p>01</text:p>
          </table:table-cell>
          <table:table-cell table:formula="of:=MID([.$A52];8;2)" office:value-type="string" office:string-value="21">
            <text:p>2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22">
            <text:p>411040122</text:p>
          </table:table-cell>
          <table:table-cell table:style-name="Excel_20_Built-in_20_Normal" table:formula="of:=[.J53]&amp;&quot;.&quot;&amp;[.K53]&amp;&quot;.&quot;&amp;[.L53]&amp;&quot;.&quot;&amp;[.M53]&amp;&quot;.&quot;&amp;[.N53]&amp;&quot;.&quot;&amp;[.O53]" office:value-type="string" office:string-value="4.1.1.04.01.22">
            <text:p>4.1.1.04.01.22</text:p>
          </table:table-cell>
          <table:table-cell table:style-name="ce2" office:value-type="string">
            <text:p>BB/PN/TP BERSINAR 12 - 24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/>
          <table:table-cell table:formula="of:=LEFT([.A53];1)" office:value-type="string" office:string-value="4">
            <text:p>4</text:p>
          </table:table-cell>
          <table:table-cell table:formula="of:=MID([.$A53];2;1)" office:value-type="string" office:string-value="1">
            <text:p>1</text:p>
          </table:table-cell>
          <table:table-cell table:formula="of:=MID([.$A53];3;1)" office:value-type="string" office:string-value="1">
            <text:p>1</text:p>
          </table:table-cell>
          <table:table-cell table:formula="of:=MID([.$A53];4;2)" office:value-type="string" office:string-value="04">
            <text:p>04</text:p>
          </table:table-cell>
          <table:table-cell table:formula="of:=MID([.$A53];6;2)" office:value-type="string" office:string-value="01">
            <text:p>01</text:p>
          </table:table-cell>
          <table:table-cell table:formula="of:=MID([.$A53];8;2)" office:value-type="string" office:string-value="22">
            <text:p>2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23">
            <text:p>411040123</text:p>
          </table:table-cell>
          <table:table-cell table:style-name="Excel_20_Built-in_20_Normal" table:formula="of:=[.J54]&amp;&quot;.&quot;&amp;[.K54]&amp;&quot;.&quot;&amp;[.L54]&amp;&quot;.&quot;&amp;[.M54]&amp;&quot;.&quot;&amp;[.N54]&amp;&quot;.&quot;&amp;[.O54]" office:value-type="string" office:string-value="4.1.1.04.01.23">
            <text:p>4.1.1.04.01.23</text:p>
          </table:table-cell>
          <table:table-cell table:style-name="ce2" office:value-type="string">
            <text:p>BB/PN/TP BERSINAR 24 - 36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54];1)" office:value-type="string" office:string-value="4">
            <text:p>4</text:p>
          </table:table-cell>
          <table:table-cell table:formula="of:=MID([.$A54];2;1)" office:value-type="string" office:string-value="1">
            <text:p>1</text:p>
          </table:table-cell>
          <table:table-cell table:formula="of:=MID([.$A54];3;1)" office:value-type="string" office:string-value="1">
            <text:p>1</text:p>
          </table:table-cell>
          <table:table-cell table:formula="of:=MID([.$A54];4;2)" office:value-type="string" office:string-value="04">
            <text:p>04</text:p>
          </table:table-cell>
          <table:table-cell table:formula="of:=MID([.$A54];6;2)" office:value-type="string" office:string-value="01">
            <text:p>01</text:p>
          </table:table-cell>
          <table:table-cell table:formula="of:=MID([.$A54];8;2)" office:value-type="string" office:string-value="23">
            <text:p>23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24">
            <text:p>411040124</text:p>
          </table:table-cell>
          <table:table-cell table:style-name="Excel_20_Built-in_20_Normal" table:formula="of:=[.J55]&amp;&quot;.&quot;&amp;[.K55]&amp;&quot;.&quot;&amp;[.L55]&amp;&quot;.&quot;&amp;[.M55]&amp;&quot;.&quot;&amp;[.N55]&amp;&quot;.&quot;&amp;[.O55]" office:value-type="string" office:string-value="4.1.1.04.01.24">
            <text:p>4.1.1.04.01.24</text:p>
          </table:table-cell>
          <table:table-cell table:style-name="ce2" office:value-type="string">
            <text:p>BB/PN/TP BERSINAR 36 - 5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55];1)" office:value-type="string" office:string-value="4">
            <text:p>4</text:p>
          </table:table-cell>
          <table:table-cell table:formula="of:=MID([.$A55];2;1)" office:value-type="string" office:string-value="1">
            <text:p>1</text:p>
          </table:table-cell>
          <table:table-cell table:formula="of:=MID([.$A55];3;1)" office:value-type="string" office:string-value="1">
            <text:p>1</text:p>
          </table:table-cell>
          <table:table-cell table:formula="of:=MID([.$A55];4;2)" office:value-type="string" office:string-value="04">
            <text:p>04</text:p>
          </table:table-cell>
          <table:table-cell table:formula="of:=MID([.$A55];6;2)" office:value-type="string" office:string-value="01">
            <text:p>01</text:p>
          </table:table-cell>
          <table:table-cell table:formula="of:=MID([.$A55];8;2)" office:value-type="string" office:string-value="24">
            <text:p>24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25">
            <text:p>411040125</text:p>
          </table:table-cell>
          <table:table-cell table:style-name="Excel_20_Built-in_20_Normal" table:formula="of:=[.J56]&amp;&quot;.&quot;&amp;[.K56]&amp;&quot;.&quot;&amp;[.L56]&amp;&quot;.&quot;&amp;[.M56]&amp;&quot;.&quot;&amp;[.N56]&amp;&quot;.&quot;&amp;[.O56]" office:value-type="string" office:string-value="4.1.1.04.01.25">
            <text:p>4.1.1.04.01.25</text:p>
          </table:table-cell>
          <table:table-cell table:style-name="ce2" office:value-type="string">
            <text:p>BB/PN/TP BERSINAR 50 - 6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56];1)" office:value-type="string" office:string-value="4">
            <text:p>4</text:p>
          </table:table-cell>
          <table:table-cell table:formula="of:=MID([.$A56];2;1)" office:value-type="string" office:string-value="1">
            <text:p>1</text:p>
          </table:table-cell>
          <table:table-cell table:formula="of:=MID([.$A56];3;1)" office:value-type="string" office:string-value="1">
            <text:p>1</text:p>
          </table:table-cell>
          <table:table-cell table:formula="of:=MID([.$A56];4;2)" office:value-type="string" office:string-value="04">
            <text:p>04</text:p>
          </table:table-cell>
          <table:table-cell table:formula="of:=MID([.$A56];6;2)" office:value-type="string" office:string-value="01">
            <text:p>01</text:p>
          </table:table-cell>
          <table:table-cell table:formula="of:=MID([.$A56];8;2)" office:value-type="string" office:string-value="25">
            <text:p>25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26">
            <text:p>411040126</text:p>
          </table:table-cell>
          <table:table-cell table:style-name="Excel_20_Built-in_20_Normal" table:formula="of:=[.J57]&amp;&quot;.&quot;&amp;[.K57]&amp;&quot;.&quot;&amp;[.L57]&amp;&quot;.&quot;&amp;[.M57]&amp;&quot;.&quot;&amp;[.N57]&amp;&quot;.&quot;&amp;[.O57]" office:value-type="string" office:string-value="4.1.1.04.01.26">
            <text:p>4.1.1.04.01.26</text:p>
          </table:table-cell>
          <table:table-cell table:style-name="ce2" office:value-type="string">
            <text:p>BB/PN/TP BERSINAR 60 - 10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57];1)" office:value-type="string" office:string-value="4">
            <text:p>4</text:p>
          </table:table-cell>
          <table:table-cell table:formula="of:=MID([.$A57];2;1)" office:value-type="string" office:string-value="1">
            <text:p>1</text:p>
          </table:table-cell>
          <table:table-cell table:formula="of:=MID([.$A57];3;1)" office:value-type="string" office:string-value="1">
            <text:p>1</text:p>
          </table:table-cell>
          <table:table-cell table:formula="of:=MID([.$A57];4;2)" office:value-type="string" office:string-value="04">
            <text:p>04</text:p>
          </table:table-cell>
          <table:table-cell table:formula="of:=MID([.$A57];6;2)" office:value-type="string" office:string-value="01">
            <text:p>01</text:p>
          </table:table-cell>
          <table:table-cell table:formula="of:=MID([.$A57];8;2)" office:value-type="string" office:string-value="26">
            <text:p>26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27">
            <text:p>411040127</text:p>
          </table:table-cell>
          <table:table-cell table:style-name="Excel_20_Built-in_20_Normal" table:formula="of:=[.J58]&amp;&quot;.&quot;&amp;[.K58]&amp;&quot;.&quot;&amp;[.L58]&amp;&quot;.&quot;&amp;[.M58]&amp;&quot;.&quot;&amp;[.N58]&amp;&quot;.&quot;&amp;[.O58]" office:value-type="string" office:string-value="4.1.1.04.01.27">
            <text:p>4.1.1.04.01.27</text:p>
          </table:table-cell>
          <table:table-cell table:style-name="ce2" office:value-type="string">
            <text:p>BB/PN/TP BERSINAR &gt; 10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58];1)" office:value-type="string" office:string-value="4">
            <text:p>4</text:p>
          </table:table-cell>
          <table:table-cell table:formula="of:=MID([.$A58];2;1)" office:value-type="string" office:string-value="1">
            <text:p>1</text:p>
          </table:table-cell>
          <table:table-cell table:formula="of:=MID([.$A58];3;1)" office:value-type="string" office:string-value="1">
            <text:p>1</text:p>
          </table:table-cell>
          <table:table-cell table:formula="of:=MID([.$A58];4;2)" office:value-type="string" office:string-value="04">
            <text:p>04</text:p>
          </table:table-cell>
          <table:table-cell table:formula="of:=MID([.$A58];6;2)" office:value-type="string" office:string-value="01">
            <text:p>01</text:p>
          </table:table-cell>
          <table:table-cell table:formula="of:=MID([.$A58];8;2)" office:value-type="string" office:string-value="27">
            <text:p>27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30">
            <text:p>411040130</text:p>
          </table:table-cell>
          <table:table-cell table:style-name="Excel_20_Built-in_20_Normal" table:formula="of:=[.J59]&amp;&quot;.&quot;&amp;[.K59]&amp;&quot;.&quot;&amp;[.L59]&amp;&quot;.&quot;&amp;[.M59]&amp;&quot;.&quot;&amp;[.N59]&amp;&quot;.&quot;&amp;[.O59]" office:value-type="string" office:string-value="4.1.1.04.01.30">
            <text:p>4.1.1.04.01.30</text:p>
          </table:table-cell>
          <table:table-cell table:style-name="ce2" office:value-type="string">
            <text:p>BB/PN/TP TIDAK BERSINAR &lt; 2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59];1)" office:value-type="string" office:string-value="4">
            <text:p>4</text:p>
          </table:table-cell>
          <table:table-cell table:formula="of:=MID([.$A59];2;1)" office:value-type="string" office:string-value="1">
            <text:p>1</text:p>
          </table:table-cell>
          <table:table-cell table:formula="of:=MID([.$A59];3;1)" office:value-type="string" office:string-value="1">
            <text:p>1</text:p>
          </table:table-cell>
          <table:table-cell table:formula="of:=MID([.$A59];4;2)" office:value-type="string" office:string-value="04">
            <text:p>04</text:p>
          </table:table-cell>
          <table:table-cell table:formula="of:=MID([.$A59];6;2)" office:value-type="string" office:string-value="01">
            <text:p>01</text:p>
          </table:table-cell>
          <table:table-cell table:formula="of:=MID([.$A59];8;2)" office:value-type="string" office:string-value="30">
            <text:p>3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31">
            <text:p>411040131</text:p>
          </table:table-cell>
          <table:table-cell table:style-name="Excel_20_Built-in_20_Normal" table:formula="of:=[.J60]&amp;&quot;.&quot;&amp;[.K60]&amp;&quot;.&quot;&amp;[.L60]&amp;&quot;.&quot;&amp;[.M60]&amp;&quot;.&quot;&amp;[.N60]&amp;&quot;.&quot;&amp;[.O60]" office:value-type="string" office:string-value="4.1.1.04.01.31">
            <text:p>4.1.1.04.01.31</text:p>
          </table:table-cell>
          <table:table-cell table:style-name="ce2" office:value-type="string">
            <text:p>BB/PN/TP TIDAK BERSINAR 2 - 12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60];1)" office:value-type="string" office:string-value="4">
            <text:p>4</text:p>
          </table:table-cell>
          <table:table-cell table:formula="of:=MID([.$A60];2;1)" office:value-type="string" office:string-value="1">
            <text:p>1</text:p>
          </table:table-cell>
          <table:table-cell table:formula="of:=MID([.$A60];3;1)" office:value-type="string" office:string-value="1">
            <text:p>1</text:p>
          </table:table-cell>
          <table:table-cell table:formula="of:=MID([.$A60];4;2)" office:value-type="string" office:string-value="04">
            <text:p>04</text:p>
          </table:table-cell>
          <table:table-cell table:formula="of:=MID([.$A60];6;2)" office:value-type="string" office:string-value="01">
            <text:p>01</text:p>
          </table:table-cell>
          <table:table-cell table:formula="of:=MID([.$A60];8;2)" office:value-type="string" office:string-value="31">
            <text:p>3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32">
            <text:p>411040132</text:p>
          </table:table-cell>
          <table:table-cell table:style-name="Excel_20_Built-in_20_Normal" table:formula="of:=[.J61]&amp;&quot;.&quot;&amp;[.K61]&amp;&quot;.&quot;&amp;[.L61]&amp;&quot;.&quot;&amp;[.M61]&amp;&quot;.&quot;&amp;[.N61]&amp;&quot;.&quot;&amp;[.O61]" office:value-type="string" office:string-value="4.1.1.04.01.32">
            <text:p>4.1.1.04.01.32</text:p>
          </table:table-cell>
          <table:table-cell table:style-name="ce2" office:value-type="string">
            <text:p>BB/PN/TP TIDAK BERSINAR 12 - 24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61];1)" office:value-type="string" office:string-value="4">
            <text:p>4</text:p>
          </table:table-cell>
          <table:table-cell table:formula="of:=MID([.$A61];2;1)" office:value-type="string" office:string-value="1">
            <text:p>1</text:p>
          </table:table-cell>
          <table:table-cell table:formula="of:=MID([.$A61];3;1)" office:value-type="string" office:string-value="1">
            <text:p>1</text:p>
          </table:table-cell>
          <table:table-cell table:formula="of:=MID([.$A61];4;2)" office:value-type="string" office:string-value="04">
            <text:p>04</text:p>
          </table:table-cell>
          <table:table-cell table:formula="of:=MID([.$A61];6;2)" office:value-type="string" office:string-value="01">
            <text:p>01</text:p>
          </table:table-cell>
          <table:table-cell table:formula="of:=MID([.$A61];8;2)" office:value-type="string" office:string-value="32">
            <text:p>3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33">
            <text:p>411040133</text:p>
          </table:table-cell>
          <table:table-cell table:style-name="Excel_20_Built-in_20_Normal" table:formula="of:=[.J62]&amp;&quot;.&quot;&amp;[.K62]&amp;&quot;.&quot;&amp;[.L62]&amp;&quot;.&quot;&amp;[.M62]&amp;&quot;.&quot;&amp;[.N62]&amp;&quot;.&quot;&amp;[.O62]" office:value-type="string" office:string-value="4.1.1.04.01.33">
            <text:p>4.1.1.04.01.33</text:p>
          </table:table-cell>
          <table:table-cell table:style-name="ce2" office:value-type="string">
            <text:p>BB/PN/TP TIDAK BERSINAR 24 - 36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62];1)" office:value-type="string" office:string-value="4">
            <text:p>4</text:p>
          </table:table-cell>
          <table:table-cell table:formula="of:=MID([.$A62];2;1)" office:value-type="string" office:string-value="1">
            <text:p>1</text:p>
          </table:table-cell>
          <table:table-cell table:formula="of:=MID([.$A62];3;1)" office:value-type="string" office:string-value="1">
            <text:p>1</text:p>
          </table:table-cell>
          <table:table-cell table:formula="of:=MID([.$A62];4;2)" office:value-type="string" office:string-value="04">
            <text:p>04</text:p>
          </table:table-cell>
          <table:table-cell table:formula="of:=MID([.$A62];6;2)" office:value-type="string" office:string-value="01">
            <text:p>01</text:p>
          </table:table-cell>
          <table:table-cell table:formula="of:=MID([.$A62];8;2)" office:value-type="string" office:string-value="33">
            <text:p>33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34">
            <text:p>411040134</text:p>
          </table:table-cell>
          <table:table-cell table:style-name="Excel_20_Built-in_20_Normal" table:formula="of:=[.J63]&amp;&quot;.&quot;&amp;[.K63]&amp;&quot;.&quot;&amp;[.L63]&amp;&quot;.&quot;&amp;[.M63]&amp;&quot;.&quot;&amp;[.N63]&amp;&quot;.&quot;&amp;[.O63]" office:value-type="string" office:string-value="4.1.1.04.01.34">
            <text:p>4.1.1.04.01.34</text:p>
          </table:table-cell>
          <table:table-cell table:style-name="ce2" office:value-type="string">
            <text:p>BB/PN/TP TIDAK BERSINAR 36 - 5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63];1)" office:value-type="string" office:string-value="4">
            <text:p>4</text:p>
          </table:table-cell>
          <table:table-cell table:formula="of:=MID([.$A63];2;1)" office:value-type="string" office:string-value="1">
            <text:p>1</text:p>
          </table:table-cell>
          <table:table-cell table:formula="of:=MID([.$A63];3;1)" office:value-type="string" office:string-value="1">
            <text:p>1</text:p>
          </table:table-cell>
          <table:table-cell table:formula="of:=MID([.$A63];4;2)" office:value-type="string" office:string-value="04">
            <text:p>04</text:p>
          </table:table-cell>
          <table:table-cell table:formula="of:=MID([.$A63];6;2)" office:value-type="string" office:string-value="01">
            <text:p>01</text:p>
          </table:table-cell>
          <table:table-cell table:formula="of:=MID([.$A63];8;2)" office:value-type="string" office:string-value="34">
            <text:p>34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35">
            <text:p>411040135</text:p>
          </table:table-cell>
          <table:table-cell table:style-name="Excel_20_Built-in_20_Normal" table:formula="of:=[.J64]&amp;&quot;.&quot;&amp;[.K64]&amp;&quot;.&quot;&amp;[.L64]&amp;&quot;.&quot;&amp;[.M64]&amp;&quot;.&quot;&amp;[.N64]&amp;&quot;.&quot;&amp;[.O64]" office:value-type="string" office:string-value="4.1.1.04.01.35">
            <text:p>4.1.1.04.01.35</text:p>
          </table:table-cell>
          <table:table-cell table:style-name="ce2" office:value-type="string">
            <text:p>BB/PN/TP TIDAK BERSINAR 50 - 6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64];1)" office:value-type="string" office:string-value="4">
            <text:p>4</text:p>
          </table:table-cell>
          <table:table-cell table:formula="of:=MID([.$A64];2;1)" office:value-type="string" office:string-value="1">
            <text:p>1</text:p>
          </table:table-cell>
          <table:table-cell table:formula="of:=MID([.$A64];3;1)" office:value-type="string" office:string-value="1">
            <text:p>1</text:p>
          </table:table-cell>
          <table:table-cell table:formula="of:=MID([.$A64];4;2)" office:value-type="string" office:string-value="04">
            <text:p>04</text:p>
          </table:table-cell>
          <table:table-cell table:formula="of:=MID([.$A64];6;2)" office:value-type="string" office:string-value="01">
            <text:p>01</text:p>
          </table:table-cell>
          <table:table-cell table:formula="of:=MID([.$A64];8;2)" office:value-type="string" office:string-value="35">
            <text:p>35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36">
            <text:p>411040136</text:p>
          </table:table-cell>
          <table:table-cell table:style-name="Excel_20_Built-in_20_Normal" table:formula="of:=[.J65]&amp;&quot;.&quot;&amp;[.K65]&amp;&quot;.&quot;&amp;[.L65]&amp;&quot;.&quot;&amp;[.M65]&amp;&quot;.&quot;&amp;[.N65]&amp;&quot;.&quot;&amp;[.O65]" office:value-type="string" office:string-value="4.1.1.04.01.36">
            <text:p>4.1.1.04.01.36</text:p>
          </table:table-cell>
          <table:table-cell table:style-name="ce2" office:value-type="string">
            <text:p>BB/PN/TP TIDAK BERSINAR 60 - 10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65];1)" office:value-type="string" office:string-value="4">
            <text:p>4</text:p>
          </table:table-cell>
          <table:table-cell table:formula="of:=MID([.$A65];2;1)" office:value-type="string" office:string-value="1">
            <text:p>1</text:p>
          </table:table-cell>
          <table:table-cell table:formula="of:=MID([.$A65];3;1)" office:value-type="string" office:string-value="1">
            <text:p>1</text:p>
          </table:table-cell>
          <table:table-cell table:formula="of:=MID([.$A65];4;2)" office:value-type="string" office:string-value="04">
            <text:p>04</text:p>
          </table:table-cell>
          <table:table-cell table:formula="of:=MID([.$A65];6;2)" office:value-type="string" office:string-value="01">
            <text:p>01</text:p>
          </table:table-cell>
          <table:table-cell table:formula="of:=MID([.$A65];8;2)" office:value-type="string" office:string-value="36">
            <text:p>36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37">
            <text:p>411040137</text:p>
          </table:table-cell>
          <table:table-cell table:style-name="Excel_20_Built-in_20_Normal" table:formula="of:=[.J66]&amp;&quot;.&quot;&amp;[.K66]&amp;&quot;.&quot;&amp;[.L66]&amp;&quot;.&quot;&amp;[.M66]&amp;&quot;.&quot;&amp;[.N66]&amp;&quot;.&quot;&amp;[.O66]" office:value-type="string" office:string-value="4.1.1.04.01.37">
            <text:p>4.1.1.04.01.37</text:p>
          </table:table-cell>
          <table:table-cell table:style-name="ce2" office:value-type="string">
            <text:p>BB/PN/TP TIDAK BERSINAR &gt; 10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/>
          <table:table-cell table:formula="of:=LEFT([.A66];1)" office:value-type="string" office:string-value="4">
            <text:p>4</text:p>
          </table:table-cell>
          <table:table-cell table:formula="of:=MID([.$A66];2;1)" office:value-type="string" office:string-value="1">
            <text:p>1</text:p>
          </table:table-cell>
          <table:table-cell table:formula="of:=MID([.$A66];3;1)" office:value-type="string" office:string-value="1">
            <text:p>1</text:p>
          </table:table-cell>
          <table:table-cell table:formula="of:=MID([.$A66];4;2)" office:value-type="string" office:string-value="04">
            <text:p>04</text:p>
          </table:table-cell>
          <table:table-cell table:formula="of:=MID([.$A66];6;2)" office:value-type="string" office:string-value="01">
            <text:p>01</text:p>
          </table:table-cell>
          <table:table-cell table:formula="of:=MID([.$A66];8;2)" office:value-type="string" office:string-value="37">
            <text:p>37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40">
            <text:p>411040140</text:p>
          </table:table-cell>
          <table:table-cell table:style-name="Excel_20_Built-in_20_Normal" table:formula="of:=[.J67]&amp;&quot;.&quot;&amp;[.K67]&amp;&quot;.&quot;&amp;[.L67]&amp;&quot;.&quot;&amp;[.M67]&amp;&quot;.&quot;&amp;[.N67]&amp;&quot;.&quot;&amp;[.O67]" office:value-type="string" office:string-value="4.1.1.04.01.40">
            <text:p>4.1.1.04.01.40</text:p>
          </table:table-cell>
          <table:table-cell table:style-name="ce2" office:value-type="string">
            <text:p>BB/PN/MENEMPEL PD JPO/FLY OVER &lt; 2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67];1)" office:value-type="string" office:string-value="4">
            <text:p>4</text:p>
          </table:table-cell>
          <table:table-cell table:formula="of:=MID([.$A67];2;1)" office:value-type="string" office:string-value="1">
            <text:p>1</text:p>
          </table:table-cell>
          <table:table-cell table:formula="of:=MID([.$A67];3;1)" office:value-type="string" office:string-value="1">
            <text:p>1</text:p>
          </table:table-cell>
          <table:table-cell table:formula="of:=MID([.$A67];4;2)" office:value-type="string" office:string-value="04">
            <text:p>04</text:p>
          </table:table-cell>
          <table:table-cell table:formula="of:=MID([.$A67];6;2)" office:value-type="string" office:string-value="01">
            <text:p>01</text:p>
          </table:table-cell>
          <table:table-cell table:formula="of:=MID([.$A67];8;2)" office:value-type="string" office:string-value="40">
            <text:p>4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41">
            <text:p>411040141</text:p>
          </table:table-cell>
          <table:table-cell table:style-name="Excel_20_Built-in_20_Normal" table:formula="of:=[.J68]&amp;&quot;.&quot;&amp;[.K68]&amp;&quot;.&quot;&amp;[.L68]&amp;&quot;.&quot;&amp;[.M68]&amp;&quot;.&quot;&amp;[.N68]&amp;&quot;.&quot;&amp;[.O68]" office:value-type="string" office:string-value="4.1.1.04.01.41">
            <text:p>4.1.1.04.01.41</text:p>
          </table:table-cell>
          <table:table-cell table:style-name="ce2" office:value-type="string">
            <text:p>BB/PN/MENEMPEL PD JPO/FLY OVER 2-12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68];1)" office:value-type="string" office:string-value="4">
            <text:p>4</text:p>
          </table:table-cell>
          <table:table-cell table:formula="of:=MID([.$A68];2;1)" office:value-type="string" office:string-value="1">
            <text:p>1</text:p>
          </table:table-cell>
          <table:table-cell table:formula="of:=MID([.$A68];3;1)" office:value-type="string" office:string-value="1">
            <text:p>1</text:p>
          </table:table-cell>
          <table:table-cell table:formula="of:=MID([.$A68];4;2)" office:value-type="string" office:string-value="04">
            <text:p>04</text:p>
          </table:table-cell>
          <table:table-cell table:formula="of:=MID([.$A68];6;2)" office:value-type="string" office:string-value="01">
            <text:p>01</text:p>
          </table:table-cell>
          <table:table-cell table:formula="of:=MID([.$A68];8;2)" office:value-type="string" office:string-value="41">
            <text:p>4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42">
            <text:p>411040142</text:p>
          </table:table-cell>
          <table:table-cell table:style-name="Excel_20_Built-in_20_Normal" table:formula="of:=[.J69]&amp;&quot;.&quot;&amp;[.K69]&amp;&quot;.&quot;&amp;[.L69]&amp;&quot;.&quot;&amp;[.M69]&amp;&quot;.&quot;&amp;[.N69]&amp;&quot;.&quot;&amp;[.O69]" office:value-type="string" office:string-value="4.1.1.04.01.42">
            <text:p>4.1.1.04.01.42</text:p>
          </table:table-cell>
          <table:table-cell table:style-name="ce2" office:value-type="string">
            <text:p>BB/PN/MENEMPEL PD JPO/FLY OVER 12-24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69];1)" office:value-type="string" office:string-value="4">
            <text:p>4</text:p>
          </table:table-cell>
          <table:table-cell table:formula="of:=MID([.$A69];2;1)" office:value-type="string" office:string-value="1">
            <text:p>1</text:p>
          </table:table-cell>
          <table:table-cell table:formula="of:=MID([.$A69];3;1)" office:value-type="string" office:string-value="1">
            <text:p>1</text:p>
          </table:table-cell>
          <table:table-cell table:formula="of:=MID([.$A69];4;2)" office:value-type="string" office:string-value="04">
            <text:p>04</text:p>
          </table:table-cell>
          <table:table-cell table:formula="of:=MID([.$A69];6;2)" office:value-type="string" office:string-value="01">
            <text:p>01</text:p>
          </table:table-cell>
          <table:table-cell table:formula="of:=MID([.$A69];8;2)" office:value-type="string" office:string-value="42">
            <text:p>4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43">
            <text:p>411040143</text:p>
          </table:table-cell>
          <table:table-cell table:style-name="Excel_20_Built-in_20_Normal" table:formula="of:=[.J70]&amp;&quot;.&quot;&amp;[.K70]&amp;&quot;.&quot;&amp;[.L70]&amp;&quot;.&quot;&amp;[.M70]&amp;&quot;.&quot;&amp;[.N70]&amp;&quot;.&quot;&amp;[.O70]" office:value-type="string" office:string-value="4.1.1.04.01.43">
            <text:p>4.1.1.04.01.43</text:p>
          </table:table-cell>
          <table:table-cell table:style-name="ce2" office:value-type="string">
            <text:p>BB/PN/MENEMPEL PD JPO/FLY OVER 24-36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70];1)" office:value-type="string" office:string-value="4">
            <text:p>4</text:p>
          </table:table-cell>
          <table:table-cell table:formula="of:=MID([.$A70];2;1)" office:value-type="string" office:string-value="1">
            <text:p>1</text:p>
          </table:table-cell>
          <table:table-cell table:formula="of:=MID([.$A70];3;1)" office:value-type="string" office:string-value="1">
            <text:p>1</text:p>
          </table:table-cell>
          <table:table-cell table:formula="of:=MID([.$A70];4;2)" office:value-type="string" office:string-value="04">
            <text:p>04</text:p>
          </table:table-cell>
          <table:table-cell table:formula="of:=MID([.$A70];6;2)" office:value-type="string" office:string-value="01">
            <text:p>01</text:p>
          </table:table-cell>
          <table:table-cell table:formula="of:=MID([.$A70];8;2)" office:value-type="string" office:string-value="43">
            <text:p>43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44">
            <text:p>411040144</text:p>
          </table:table-cell>
          <table:table-cell table:style-name="Excel_20_Built-in_20_Normal" table:formula="of:=[.J71]&amp;&quot;.&quot;&amp;[.K71]&amp;&quot;.&quot;&amp;[.L71]&amp;&quot;.&quot;&amp;[.M71]&amp;&quot;.&quot;&amp;[.N71]&amp;&quot;.&quot;&amp;[.O71]" office:value-type="string" office:string-value="4.1.1.04.01.44">
            <text:p>4.1.1.04.01.44</text:p>
          </table:table-cell>
          <table:table-cell table:style-name="ce2" office:value-type="string">
            <text:p>BB/PN/MENEMPEL PD JPO/FLY OVER 36-5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71];1)" office:value-type="string" office:string-value="4">
            <text:p>4</text:p>
          </table:table-cell>
          <table:table-cell table:formula="of:=MID([.$A71];2;1)" office:value-type="string" office:string-value="1">
            <text:p>1</text:p>
          </table:table-cell>
          <table:table-cell table:formula="of:=MID([.$A71];3;1)" office:value-type="string" office:string-value="1">
            <text:p>1</text:p>
          </table:table-cell>
          <table:table-cell table:formula="of:=MID([.$A71];4;2)" office:value-type="string" office:string-value="04">
            <text:p>04</text:p>
          </table:table-cell>
          <table:table-cell table:formula="of:=MID([.$A71];6;2)" office:value-type="string" office:string-value="01">
            <text:p>01</text:p>
          </table:table-cell>
          <table:table-cell table:formula="of:=MID([.$A71];8;2)" office:value-type="string" office:string-value="44">
            <text:p>44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45">
            <text:p>411040145</text:p>
          </table:table-cell>
          <table:table-cell table:style-name="Excel_20_Built-in_20_Normal" table:formula="of:=[.J72]&amp;&quot;.&quot;&amp;[.K72]&amp;&quot;.&quot;&amp;[.L72]&amp;&quot;.&quot;&amp;[.M72]&amp;&quot;.&quot;&amp;[.N72]&amp;&quot;.&quot;&amp;[.O72]" office:value-type="string" office:string-value="4.1.1.04.01.45">
            <text:p>4.1.1.04.01.45</text:p>
          </table:table-cell>
          <table:table-cell table:style-name="ce2" office:value-type="string">
            <text:p>BB/PN/MENEMPEL PD JPO/FLY OVER 50-6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72];1)" office:value-type="string" office:string-value="4">
            <text:p>4</text:p>
          </table:table-cell>
          <table:table-cell table:formula="of:=MID([.$A72];2;1)" office:value-type="string" office:string-value="1">
            <text:p>1</text:p>
          </table:table-cell>
          <table:table-cell table:formula="of:=MID([.$A72];3;1)" office:value-type="string" office:string-value="1">
            <text:p>1</text:p>
          </table:table-cell>
          <table:table-cell table:formula="of:=MID([.$A72];4;2)" office:value-type="string" office:string-value="04">
            <text:p>04</text:p>
          </table:table-cell>
          <table:table-cell table:formula="of:=MID([.$A72];6;2)" office:value-type="string" office:string-value="01">
            <text:p>01</text:p>
          </table:table-cell>
          <table:table-cell table:formula="of:=MID([.$A72];8;2)" office:value-type="string" office:string-value="45">
            <text:p>45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46">
            <text:p>411040146</text:p>
          </table:table-cell>
          <table:table-cell table:style-name="Excel_20_Built-in_20_Normal" table:formula="of:=[.J73]&amp;&quot;.&quot;&amp;[.K73]&amp;&quot;.&quot;&amp;[.L73]&amp;&quot;.&quot;&amp;[.M73]&amp;&quot;.&quot;&amp;[.N73]&amp;&quot;.&quot;&amp;[.O73]" office:value-type="string" office:string-value="4.1.1.04.01.46">
            <text:p>4.1.1.04.01.46</text:p>
          </table:table-cell>
          <table:table-cell table:style-name="ce2" office:value-type="string">
            <text:p>BB/PN/MENEMPEL PD JPO/FLY OVER 60-10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73];1)" office:value-type="string" office:string-value="4">
            <text:p>4</text:p>
          </table:table-cell>
          <table:table-cell table:formula="of:=MID([.$A73];2;1)" office:value-type="string" office:string-value="1">
            <text:p>1</text:p>
          </table:table-cell>
          <table:table-cell table:formula="of:=MID([.$A73];3;1)" office:value-type="string" office:string-value="1">
            <text:p>1</text:p>
          </table:table-cell>
          <table:table-cell table:formula="of:=MID([.$A73];4;2)" office:value-type="string" office:string-value="04">
            <text:p>04</text:p>
          </table:table-cell>
          <table:table-cell table:formula="of:=MID([.$A73];6;2)" office:value-type="string" office:string-value="01">
            <text:p>01</text:p>
          </table:table-cell>
          <table:table-cell table:formula="of:=MID([.$A73];8;2)" office:value-type="string" office:string-value="46">
            <text:p>46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47">
            <text:p>411040147</text:p>
          </table:table-cell>
          <table:table-cell table:style-name="Excel_20_Built-in_20_Normal" table:formula="of:=[.J74]&amp;&quot;.&quot;&amp;[.K74]&amp;&quot;.&quot;&amp;[.L74]&amp;&quot;.&quot;&amp;[.M74]&amp;&quot;.&quot;&amp;[.N74]&amp;&quot;.&quot;&amp;[.O74]" office:value-type="string" office:string-value="4.1.1.04.01.47">
            <text:p>4.1.1.04.01.47</text:p>
          </table:table-cell>
          <table:table-cell table:style-name="ce2" office:value-type="string">
            <text:p>BB/PN/MENEMPEL PD JPO/FLY OVER &gt; 10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74];1)" office:value-type="string" office:string-value="4">
            <text:p>4</text:p>
          </table:table-cell>
          <table:table-cell table:formula="of:=MID([.$A74];2;1)" office:value-type="string" office:string-value="1">
            <text:p>1</text:p>
          </table:table-cell>
          <table:table-cell table:formula="of:=MID([.$A74];3;1)" office:value-type="string" office:string-value="1">
            <text:p>1</text:p>
          </table:table-cell>
          <table:table-cell table:formula="of:=MID([.$A74];4;2)" office:value-type="string" office:string-value="04">
            <text:p>04</text:p>
          </table:table-cell>
          <table:table-cell table:formula="of:=MID([.$A74];6;2)" office:value-type="string" office:string-value="01">
            <text:p>01</text:p>
          </table:table-cell>
          <table:table-cell table:formula="of:=MID([.$A74];8;2)" office:value-type="string" office:string-value="47">
            <text:p>47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50">
            <text:p>411040150</text:p>
          </table:table-cell>
          <table:table-cell table:style-name="Excel_20_Built-in_20_Normal" table:formula="of:=[.J75]&amp;&quot;.&quot;&amp;[.K75]&amp;&quot;.&quot;&amp;[.L75]&amp;&quot;.&quot;&amp;[.M75]&amp;&quot;.&quot;&amp;[.N75]&amp;&quot;.&quot;&amp;[.O75]" office:value-type="string" office:string-value="4.1.1.04.01.50">
            <text:p>4.1.1.04.01.50</text:p>
          </table:table-cell>
          <table:table-cell table:style-name="ce2" office:value-type="string">
            <text:p>BB/PN/MENEMPEL BERSINAR PD BGNAN &lt; 2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75];1)" office:value-type="string" office:string-value="4">
            <text:p>4</text:p>
          </table:table-cell>
          <table:table-cell table:formula="of:=MID([.$A75];2;1)" office:value-type="string" office:string-value="1">
            <text:p>1</text:p>
          </table:table-cell>
          <table:table-cell table:formula="of:=MID([.$A75];3;1)" office:value-type="string" office:string-value="1">
            <text:p>1</text:p>
          </table:table-cell>
          <table:table-cell table:formula="of:=MID([.$A75];4;2)" office:value-type="string" office:string-value="04">
            <text:p>04</text:p>
          </table:table-cell>
          <table:table-cell table:formula="of:=MID([.$A75];6;2)" office:value-type="string" office:string-value="01">
            <text:p>01</text:p>
          </table:table-cell>
          <table:table-cell table:formula="of:=MID([.$A75];8;2)" office:value-type="string" office:string-value="50">
            <text:p>5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51">
            <text:p>411040151</text:p>
          </table:table-cell>
          <table:table-cell table:style-name="Excel_20_Built-in_20_Normal" table:formula="of:=[.J76]&amp;&quot;.&quot;&amp;[.K76]&amp;&quot;.&quot;&amp;[.L76]&amp;&quot;.&quot;&amp;[.M76]&amp;&quot;.&quot;&amp;[.N76]&amp;&quot;.&quot;&amp;[.O76]" office:value-type="string" office:string-value="4.1.1.04.01.51">
            <text:p>4.1.1.04.01.51</text:p>
          </table:table-cell>
          <table:table-cell table:style-name="ce2" office:value-type="string">
            <text:p>BB/PN/MENEMPEL BERSINAR PD BGNAN 2-12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76];1)" office:value-type="string" office:string-value="4">
            <text:p>4</text:p>
          </table:table-cell>
          <table:table-cell table:formula="of:=MID([.$A76];2;1)" office:value-type="string" office:string-value="1">
            <text:p>1</text:p>
          </table:table-cell>
          <table:table-cell table:formula="of:=MID([.$A76];3;1)" office:value-type="string" office:string-value="1">
            <text:p>1</text:p>
          </table:table-cell>
          <table:table-cell table:formula="of:=MID([.$A76];4;2)" office:value-type="string" office:string-value="04">
            <text:p>04</text:p>
          </table:table-cell>
          <table:table-cell table:formula="of:=MID([.$A76];6;2)" office:value-type="string" office:string-value="01">
            <text:p>01</text:p>
          </table:table-cell>
          <table:table-cell table:formula="of:=MID([.$A76];8;2)" office:value-type="string" office:string-value="51">
            <text:p>5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52">
            <text:p>411040152</text:p>
          </table:table-cell>
          <table:table-cell table:style-name="Excel_20_Built-in_20_Normal" table:formula="of:=[.J77]&amp;&quot;.&quot;&amp;[.K77]&amp;&quot;.&quot;&amp;[.L77]&amp;&quot;.&quot;&amp;[.M77]&amp;&quot;.&quot;&amp;[.N77]&amp;&quot;.&quot;&amp;[.O77]" office:value-type="string" office:string-value="4.1.1.04.01.52">
            <text:p>4.1.1.04.01.52</text:p>
          </table:table-cell>
          <table:table-cell table:style-name="ce2" office:value-type="string">
            <text:p>BB/PN/MENEMPEL BERSINAR PD BGNAN 12-24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77];1)" office:value-type="string" office:string-value="4">
            <text:p>4</text:p>
          </table:table-cell>
          <table:table-cell table:formula="of:=MID([.$A77];2;1)" office:value-type="string" office:string-value="1">
            <text:p>1</text:p>
          </table:table-cell>
          <table:table-cell table:formula="of:=MID([.$A77];3;1)" office:value-type="string" office:string-value="1">
            <text:p>1</text:p>
          </table:table-cell>
          <table:table-cell table:formula="of:=MID([.$A77];4;2)" office:value-type="string" office:string-value="04">
            <text:p>04</text:p>
          </table:table-cell>
          <table:table-cell table:formula="of:=MID([.$A77];6;2)" office:value-type="string" office:string-value="01">
            <text:p>01</text:p>
          </table:table-cell>
          <table:table-cell table:formula="of:=MID([.$A77];8;2)" office:value-type="string" office:string-value="52">
            <text:p>5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53">
            <text:p>411040153</text:p>
          </table:table-cell>
          <table:table-cell table:style-name="Excel_20_Built-in_20_Normal" table:formula="of:=[.J78]&amp;&quot;.&quot;&amp;[.K78]&amp;&quot;.&quot;&amp;[.L78]&amp;&quot;.&quot;&amp;[.M78]&amp;&quot;.&quot;&amp;[.N78]&amp;&quot;.&quot;&amp;[.O78]" office:value-type="string" office:string-value="4.1.1.04.01.53">
            <text:p>4.1.1.04.01.53</text:p>
          </table:table-cell>
          <table:table-cell table:style-name="ce2" office:value-type="string">
            <text:p>BB/PN/MENEMPEL BERSINAR PD BGNAN 24-36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78];1)" office:value-type="string" office:string-value="4">
            <text:p>4</text:p>
          </table:table-cell>
          <table:table-cell table:formula="of:=MID([.$A78];2;1)" office:value-type="string" office:string-value="1">
            <text:p>1</text:p>
          </table:table-cell>
          <table:table-cell table:formula="of:=MID([.$A78];3;1)" office:value-type="string" office:string-value="1">
            <text:p>1</text:p>
          </table:table-cell>
          <table:table-cell table:formula="of:=MID([.$A78];4;2)" office:value-type="string" office:string-value="04">
            <text:p>04</text:p>
          </table:table-cell>
          <table:table-cell table:formula="of:=MID([.$A78];6;2)" office:value-type="string" office:string-value="01">
            <text:p>01</text:p>
          </table:table-cell>
          <table:table-cell table:formula="of:=MID([.$A78];8;2)" office:value-type="string" office:string-value="53">
            <text:p>53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54">
            <text:p>411040154</text:p>
          </table:table-cell>
          <table:table-cell table:style-name="Excel_20_Built-in_20_Normal" table:formula="of:=[.J79]&amp;&quot;.&quot;&amp;[.K79]&amp;&quot;.&quot;&amp;[.L79]&amp;&quot;.&quot;&amp;[.M79]&amp;&quot;.&quot;&amp;[.N79]&amp;&quot;.&quot;&amp;[.O79]" office:value-type="string" office:string-value="4.1.1.04.01.54">
            <text:p>4.1.1.04.01.54</text:p>
          </table:table-cell>
          <table:table-cell table:style-name="ce2" office:value-type="string">
            <text:p>BB/PN/MENEMPEL BERSINAR PD BGNAN 36-5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/>
          <table:table-cell table:formula="of:=LEFT([.A79];1)" office:value-type="string" office:string-value="4">
            <text:p>4</text:p>
          </table:table-cell>
          <table:table-cell table:formula="of:=MID([.$A79];2;1)" office:value-type="string" office:string-value="1">
            <text:p>1</text:p>
          </table:table-cell>
          <table:table-cell table:formula="of:=MID([.$A79];3;1)" office:value-type="string" office:string-value="1">
            <text:p>1</text:p>
          </table:table-cell>
          <table:table-cell table:formula="of:=MID([.$A79];4;2)" office:value-type="string" office:string-value="04">
            <text:p>04</text:p>
          </table:table-cell>
          <table:table-cell table:formula="of:=MID([.$A79];6;2)" office:value-type="string" office:string-value="01">
            <text:p>01</text:p>
          </table:table-cell>
          <table:table-cell table:formula="of:=MID([.$A79];8;2)" office:value-type="string" office:string-value="54">
            <text:p>54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55">
            <text:p>411040155</text:p>
          </table:table-cell>
          <table:table-cell table:style-name="Excel_20_Built-in_20_Normal" table:formula="of:=[.J80]&amp;&quot;.&quot;&amp;[.K80]&amp;&quot;.&quot;&amp;[.L80]&amp;&quot;.&quot;&amp;[.M80]&amp;&quot;.&quot;&amp;[.N80]&amp;&quot;.&quot;&amp;[.O80]" office:value-type="string" office:string-value="4.1.1.04.01.55">
            <text:p>4.1.1.04.01.55</text:p>
          </table:table-cell>
          <table:table-cell table:style-name="ce2" office:value-type="string">
            <text:p>BB/PN/MENEMPEL BERSINAR PD BGNAN 50-6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80];1)" office:value-type="string" office:string-value="4">
            <text:p>4</text:p>
          </table:table-cell>
          <table:table-cell table:formula="of:=MID([.$A80];2;1)" office:value-type="string" office:string-value="1">
            <text:p>1</text:p>
          </table:table-cell>
          <table:table-cell table:formula="of:=MID([.$A80];3;1)" office:value-type="string" office:string-value="1">
            <text:p>1</text:p>
          </table:table-cell>
          <table:table-cell table:formula="of:=MID([.$A80];4;2)" office:value-type="string" office:string-value="04">
            <text:p>04</text:p>
          </table:table-cell>
          <table:table-cell table:formula="of:=MID([.$A80];6;2)" office:value-type="string" office:string-value="01">
            <text:p>01</text:p>
          </table:table-cell>
          <table:table-cell table:formula="of:=MID([.$A80];8;2)" office:value-type="string" office:string-value="55">
            <text:p>55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56">
            <text:p>411040156</text:p>
          </table:table-cell>
          <table:table-cell table:style-name="Excel_20_Built-in_20_Normal" table:formula="of:=[.J81]&amp;&quot;.&quot;&amp;[.K81]&amp;&quot;.&quot;&amp;[.L81]&amp;&quot;.&quot;&amp;[.M81]&amp;&quot;.&quot;&amp;[.N81]&amp;&quot;.&quot;&amp;[.O81]" office:value-type="string" office:string-value="4.1.1.04.01.56">
            <text:p>4.1.1.04.01.56</text:p>
          </table:table-cell>
          <table:table-cell table:style-name="ce2" office:value-type="string">
            <text:p>BB/PN/MENEMPEL BERSINAR PD BGNAN 60-10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81];1)" office:value-type="string" office:string-value="4">
            <text:p>4</text:p>
          </table:table-cell>
          <table:table-cell table:formula="of:=MID([.$A81];2;1)" office:value-type="string" office:string-value="1">
            <text:p>1</text:p>
          </table:table-cell>
          <table:table-cell table:formula="of:=MID([.$A81];3;1)" office:value-type="string" office:string-value="1">
            <text:p>1</text:p>
          </table:table-cell>
          <table:table-cell table:formula="of:=MID([.$A81];4;2)" office:value-type="string" office:string-value="04">
            <text:p>04</text:p>
          </table:table-cell>
          <table:table-cell table:formula="of:=MID([.$A81];6;2)" office:value-type="string" office:string-value="01">
            <text:p>01</text:p>
          </table:table-cell>
          <table:table-cell table:formula="of:=MID([.$A81];8;2)" office:value-type="string" office:string-value="56">
            <text:p>56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57">
            <text:p>411040157</text:p>
          </table:table-cell>
          <table:table-cell table:style-name="Excel_20_Built-in_20_Normal" table:formula="of:=[.J82]&amp;&quot;.&quot;&amp;[.K82]&amp;&quot;.&quot;&amp;[.L82]&amp;&quot;.&quot;&amp;[.M82]&amp;&quot;.&quot;&amp;[.N82]&amp;&quot;.&quot;&amp;[.O82]" office:value-type="string" office:string-value="4.1.1.04.01.57">
            <text:p>4.1.1.04.01.57</text:p>
          </table:table-cell>
          <table:table-cell table:style-name="ce2" office:value-type="string">
            <text:p>BB/PN/MENEMPEL BERSINAR PD BGNAN &gt; 10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82];1)" office:value-type="string" office:string-value="4">
            <text:p>4</text:p>
          </table:table-cell>
          <table:table-cell table:formula="of:=MID([.$A82];2;1)" office:value-type="string" office:string-value="1">
            <text:p>1</text:p>
          </table:table-cell>
          <table:table-cell table:formula="of:=MID([.$A82];3;1)" office:value-type="string" office:string-value="1">
            <text:p>1</text:p>
          </table:table-cell>
          <table:table-cell table:formula="of:=MID([.$A82];4;2)" office:value-type="string" office:string-value="04">
            <text:p>04</text:p>
          </table:table-cell>
          <table:table-cell table:formula="of:=MID([.$A82];6;2)" office:value-type="string" office:string-value="01">
            <text:p>01</text:p>
          </table:table-cell>
          <table:table-cell table:formula="of:=MID([.$A82];8;2)" office:value-type="string" office:string-value="57">
            <text:p>57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60">
            <text:p>411040160</text:p>
          </table:table-cell>
          <table:table-cell table:style-name="Excel_20_Built-in_20_Normal" table:formula="of:=[.J83]&amp;&quot;.&quot;&amp;[.K83]&amp;&quot;.&quot;&amp;[.L83]&amp;&quot;.&quot;&amp;[.M83]&amp;&quot;.&quot;&amp;[.N83]&amp;&quot;.&quot;&amp;[.O83]" office:value-type="string" office:string-value="4.1.1.04.01.60">
            <text:p>4.1.1.04.01.60</text:p>
          </table:table-cell>
          <table:table-cell table:style-name="ce2" office:value-type="string">
            <text:p>BB/PN/MENEMPEL TDK BERSINAR PD BGNAN &lt; 2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83];1)" office:value-type="string" office:string-value="4">
            <text:p>4</text:p>
          </table:table-cell>
          <table:table-cell table:formula="of:=MID([.$A83];2;1)" office:value-type="string" office:string-value="1">
            <text:p>1</text:p>
          </table:table-cell>
          <table:table-cell table:formula="of:=MID([.$A83];3;1)" office:value-type="string" office:string-value="1">
            <text:p>1</text:p>
          </table:table-cell>
          <table:table-cell table:formula="of:=MID([.$A83];4;2)" office:value-type="string" office:string-value="04">
            <text:p>04</text:p>
          </table:table-cell>
          <table:table-cell table:formula="of:=MID([.$A83];6;2)" office:value-type="string" office:string-value="01">
            <text:p>01</text:p>
          </table:table-cell>
          <table:table-cell table:formula="of:=MID([.$A83];8;2)" office:value-type="string" office:string-value="60">
            <text:p>6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61">
            <text:p>411040161</text:p>
          </table:table-cell>
          <table:table-cell table:style-name="Excel_20_Built-in_20_Normal" table:formula="of:=[.J84]&amp;&quot;.&quot;&amp;[.K84]&amp;&quot;.&quot;&amp;[.L84]&amp;&quot;.&quot;&amp;[.M84]&amp;&quot;.&quot;&amp;[.N84]&amp;&quot;.&quot;&amp;[.O84]" office:value-type="string" office:string-value="4.1.1.04.01.61">
            <text:p>4.1.1.04.01.61</text:p>
          </table:table-cell>
          <table:table-cell table:style-name="ce2" office:value-type="string">
            <text:p>BB/PN/MENEMPEL TDK BERSINAR PD BGNAN 2-12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84];1)" office:value-type="string" office:string-value="4">
            <text:p>4</text:p>
          </table:table-cell>
          <table:table-cell table:formula="of:=MID([.$A84];2;1)" office:value-type="string" office:string-value="1">
            <text:p>1</text:p>
          </table:table-cell>
          <table:table-cell table:formula="of:=MID([.$A84];3;1)" office:value-type="string" office:string-value="1">
            <text:p>1</text:p>
          </table:table-cell>
          <table:table-cell table:formula="of:=MID([.$A84];4;2)" office:value-type="string" office:string-value="04">
            <text:p>04</text:p>
          </table:table-cell>
          <table:table-cell table:formula="of:=MID([.$A84];6;2)" office:value-type="string" office:string-value="01">
            <text:p>01</text:p>
          </table:table-cell>
          <table:table-cell table:formula="of:=MID([.$A84];8;2)" office:value-type="string" office:string-value="61">
            <text:p>6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62">
            <text:p>411040162</text:p>
          </table:table-cell>
          <table:table-cell table:style-name="Excel_20_Built-in_20_Normal" table:formula="of:=[.J85]&amp;&quot;.&quot;&amp;[.K85]&amp;&quot;.&quot;&amp;[.L85]&amp;&quot;.&quot;&amp;[.M85]&amp;&quot;.&quot;&amp;[.N85]&amp;&quot;.&quot;&amp;[.O85]" office:value-type="string" office:string-value="4.1.1.04.01.62">
            <text:p>4.1.1.04.01.62</text:p>
          </table:table-cell>
          <table:table-cell table:style-name="ce2" office:value-type="string">
            <text:p>BB/PN/MENEMPEL TDK BERSINAR PD BGNAN 12-24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85];1)" office:value-type="string" office:string-value="4">
            <text:p>4</text:p>
          </table:table-cell>
          <table:table-cell table:formula="of:=MID([.$A85];2;1)" office:value-type="string" office:string-value="1">
            <text:p>1</text:p>
          </table:table-cell>
          <table:table-cell table:formula="of:=MID([.$A85];3;1)" office:value-type="string" office:string-value="1">
            <text:p>1</text:p>
          </table:table-cell>
          <table:table-cell table:formula="of:=MID([.$A85];4;2)" office:value-type="string" office:string-value="04">
            <text:p>04</text:p>
          </table:table-cell>
          <table:table-cell table:formula="of:=MID([.$A85];6;2)" office:value-type="string" office:string-value="01">
            <text:p>01</text:p>
          </table:table-cell>
          <table:table-cell table:formula="of:=MID([.$A85];8;2)" office:value-type="string" office:string-value="62">
            <text:p>6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63">
            <text:p>411040163</text:p>
          </table:table-cell>
          <table:table-cell table:style-name="Excel_20_Built-in_20_Normal" table:formula="of:=[.J86]&amp;&quot;.&quot;&amp;[.K86]&amp;&quot;.&quot;&amp;[.L86]&amp;&quot;.&quot;&amp;[.M86]&amp;&quot;.&quot;&amp;[.N86]&amp;&quot;.&quot;&amp;[.O86]" office:value-type="string" office:string-value="4.1.1.04.01.63">
            <text:p>4.1.1.04.01.63</text:p>
          </table:table-cell>
          <table:table-cell table:style-name="ce2" office:value-type="string">
            <text:p>BB/PN/MENEMPEL TDK BERSINAR PD BGNAN 24-36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86];1)" office:value-type="string" office:string-value="4">
            <text:p>4</text:p>
          </table:table-cell>
          <table:table-cell table:formula="of:=MID([.$A86];2;1)" office:value-type="string" office:string-value="1">
            <text:p>1</text:p>
          </table:table-cell>
          <table:table-cell table:formula="of:=MID([.$A86];3;1)" office:value-type="string" office:string-value="1">
            <text:p>1</text:p>
          </table:table-cell>
          <table:table-cell table:formula="of:=MID([.$A86];4;2)" office:value-type="string" office:string-value="04">
            <text:p>04</text:p>
          </table:table-cell>
          <table:table-cell table:formula="of:=MID([.$A86];6;2)" office:value-type="string" office:string-value="01">
            <text:p>01</text:p>
          </table:table-cell>
          <table:table-cell table:formula="of:=MID([.$A86];8;2)" office:value-type="string" office:string-value="63">
            <text:p>63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64">
            <text:p>411040164</text:p>
          </table:table-cell>
          <table:table-cell table:style-name="Excel_20_Built-in_20_Normal" table:formula="of:=[.J87]&amp;&quot;.&quot;&amp;[.K87]&amp;&quot;.&quot;&amp;[.L87]&amp;&quot;.&quot;&amp;[.M87]&amp;&quot;.&quot;&amp;[.N87]&amp;&quot;.&quot;&amp;[.O87]" office:value-type="string" office:string-value="4.1.1.04.01.64">
            <text:p>4.1.1.04.01.64</text:p>
          </table:table-cell>
          <table:table-cell table:style-name="ce2" office:value-type="string">
            <text:p>BB/PN/MENEMPEL TDK BERSINAR PD BGNAN 36-5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87];1)" office:value-type="string" office:string-value="4">
            <text:p>4</text:p>
          </table:table-cell>
          <table:table-cell table:formula="of:=MID([.$A87];2;1)" office:value-type="string" office:string-value="1">
            <text:p>1</text:p>
          </table:table-cell>
          <table:table-cell table:formula="of:=MID([.$A87];3;1)" office:value-type="string" office:string-value="1">
            <text:p>1</text:p>
          </table:table-cell>
          <table:table-cell table:formula="of:=MID([.$A87];4;2)" office:value-type="string" office:string-value="04">
            <text:p>04</text:p>
          </table:table-cell>
          <table:table-cell table:formula="of:=MID([.$A87];6;2)" office:value-type="string" office:string-value="01">
            <text:p>01</text:p>
          </table:table-cell>
          <table:table-cell table:formula="of:=MID([.$A87];8;2)" office:value-type="string" office:string-value="64">
            <text:p>64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65">
            <text:p>411040165</text:p>
          </table:table-cell>
          <table:table-cell table:style-name="Excel_20_Built-in_20_Normal" table:formula="of:=[.J88]&amp;&quot;.&quot;&amp;[.K88]&amp;&quot;.&quot;&amp;[.L88]&amp;&quot;.&quot;&amp;[.M88]&amp;&quot;.&quot;&amp;[.N88]&amp;&quot;.&quot;&amp;[.O88]" office:value-type="string" office:string-value="4.1.1.04.01.65">
            <text:p>4.1.1.04.01.65</text:p>
          </table:table-cell>
          <table:table-cell table:style-name="ce2" office:value-type="string">
            <text:p>BB/PN/MENEMPEL TDK BERSINAR PD BGNAN 50-6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88];1)" office:value-type="string" office:string-value="4">
            <text:p>4</text:p>
          </table:table-cell>
          <table:table-cell table:formula="of:=MID([.$A88];2;1)" office:value-type="string" office:string-value="1">
            <text:p>1</text:p>
          </table:table-cell>
          <table:table-cell table:formula="of:=MID([.$A88];3;1)" office:value-type="string" office:string-value="1">
            <text:p>1</text:p>
          </table:table-cell>
          <table:table-cell table:formula="of:=MID([.$A88];4;2)" office:value-type="string" office:string-value="04">
            <text:p>04</text:p>
          </table:table-cell>
          <table:table-cell table:formula="of:=MID([.$A88];6;2)" office:value-type="string" office:string-value="01">
            <text:p>01</text:p>
          </table:table-cell>
          <table:table-cell table:formula="of:=MID([.$A88];8;2)" office:value-type="string" office:string-value="65">
            <text:p>65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67">
            <text:p>411040167</text:p>
          </table:table-cell>
          <table:table-cell table:style-name="Excel_20_Built-in_20_Normal" table:formula="of:=[.J89]&amp;&quot;.&quot;&amp;[.K89]&amp;&quot;.&quot;&amp;[.L89]&amp;&quot;.&quot;&amp;[.M89]&amp;&quot;.&quot;&amp;[.N89]&amp;&quot;.&quot;&amp;[.O89]" office:value-type="string" office:string-value="4.1.1.04.01.67">
            <text:p>4.1.1.04.01.67</text:p>
          </table:table-cell>
          <table:table-cell table:style-name="ce2" office:value-type="string">
            <text:p>BB/PN/MENEMPEL TDK BERSINAR PD BGNAN 60-10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89];1)" office:value-type="string" office:string-value="4">
            <text:p>4</text:p>
          </table:table-cell>
          <table:table-cell table:formula="of:=MID([.$A89];2;1)" office:value-type="string" office:string-value="1">
            <text:p>1</text:p>
          </table:table-cell>
          <table:table-cell table:formula="of:=MID([.$A89];3;1)" office:value-type="string" office:string-value="1">
            <text:p>1</text:p>
          </table:table-cell>
          <table:table-cell table:formula="of:=MID([.$A89];4;2)" office:value-type="string" office:string-value="04">
            <text:p>04</text:p>
          </table:table-cell>
          <table:table-cell table:formula="of:=MID([.$A89];6;2)" office:value-type="string" office:string-value="01">
            <text:p>01</text:p>
          </table:table-cell>
          <table:table-cell table:formula="of:=MID([.$A89];8;2)" office:value-type="string" office:string-value="67">
            <text:p>67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68">
            <text:p>411040168</text:p>
          </table:table-cell>
          <table:table-cell table:style-name="Excel_20_Built-in_20_Normal" table:formula="of:=[.J90]&amp;&quot;.&quot;&amp;[.K90]&amp;&quot;.&quot;&amp;[.L90]&amp;&quot;.&quot;&amp;[.M90]&amp;&quot;.&quot;&amp;[.N90]&amp;&quot;.&quot;&amp;[.O90]" office:value-type="string" office:string-value="4.1.1.04.01.68">
            <text:p>4.1.1.04.01.68</text:p>
          </table:table-cell>
          <table:table-cell table:style-name="ce2" office:value-type="string">
            <text:p>BB/PN/MENEMPEL TDK BERSINAR PD BGNAN &gt; 100 M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90];1)" office:value-type="string" office:string-value="4">
            <text:p>4</text:p>
          </table:table-cell>
          <table:table-cell table:formula="of:=MID([.$A90];2;1)" office:value-type="string" office:string-value="1">
            <text:p>1</text:p>
          </table:table-cell>
          <table:table-cell table:formula="of:=MID([.$A90];3;1)" office:value-type="string" office:string-value="1">
            <text:p>1</text:p>
          </table:table-cell>
          <table:table-cell table:formula="of:=MID([.$A90];4;2)" office:value-type="string" office:string-value="04">
            <text:p>04</text:p>
          </table:table-cell>
          <table:table-cell table:formula="of:=MID([.$A90];6;2)" office:value-type="string" office:string-value="01">
            <text:p>01</text:p>
          </table:table-cell>
          <table:table-cell table:formula="of:=MID([.$A90];8;2)" office:value-type="string" office:string-value="68">
            <text:p>68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70">
            <text:p>411040170</text:p>
          </table:table-cell>
          <table:table-cell table:style-name="Excel_20_Built-in_20_Normal" table:formula="of:=[.J91]&amp;&quot;.&quot;&amp;[.K91]&amp;&quot;.&quot;&amp;[.L91]&amp;&quot;.&quot;&amp;[.M91]&amp;&quot;.&quot;&amp;[.N91]&amp;&quot;.&quot;&amp;[.O91]" office:value-type="string" office:string-value="4.1.1.04.01.70">
            <text:p>4.1.1.04.01.70</text:p>
          </table:table-cell>
          <table:table-cell table:style-name="ce2" office:value-type="string">
            <text:p>REKLAME ROMBONG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91];1)" office:value-type="string" office:string-value="4">
            <text:p>4</text:p>
          </table:table-cell>
          <table:table-cell table:formula="of:=MID([.$A91];2;1)" office:value-type="string" office:string-value="1">
            <text:p>1</text:p>
          </table:table-cell>
          <table:table-cell table:formula="of:=MID([.$A91];3;1)" office:value-type="string" office:string-value="1">
            <text:p>1</text:p>
          </table:table-cell>
          <table:table-cell table:formula="of:=MID([.$A91];4;2)" office:value-type="string" office:string-value="04">
            <text:p>04</text:p>
          </table:table-cell>
          <table:table-cell table:formula="of:=MID([.$A91];6;2)" office:value-type="string" office:string-value="01">
            <text:p>01</text:p>
          </table:table-cell>
          <table:table-cell table:formula="of:=MID([.$A91];8;2)" office:value-type="string" office:string-value="70">
            <text:p>7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71">
            <text:p>411040171</text:p>
          </table:table-cell>
          <table:table-cell table:style-name="Excel_20_Built-in_20_Normal" table:formula="of:=[.J92]&amp;&quot;.&quot;&amp;[.K92]&amp;&quot;.&quot;&amp;[.L92]&amp;&quot;.&quot;&amp;[.M92]&amp;&quot;.&quot;&amp;[.N92]&amp;&quot;.&quot;&amp;[.O92]" office:value-type="string" office:string-value="4.1.1.04.01.71">
            <text:p>4.1.1.04.01.71</text:p>
          </table:table-cell>
          <table:table-cell table:style-name="ce2" office:value-type="string">
            <text:p>REKLAME PAINTING WAL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/>
          <table:table-cell table:formula="of:=LEFT([.A92];1)" office:value-type="string" office:string-value="4">
            <text:p>4</text:p>
          </table:table-cell>
          <table:table-cell table:formula="of:=MID([.$A92];2;1)" office:value-type="string" office:string-value="1">
            <text:p>1</text:p>
          </table:table-cell>
          <table:table-cell table:formula="of:=MID([.$A92];3;1)" office:value-type="string" office:string-value="1">
            <text:p>1</text:p>
          </table:table-cell>
          <table:table-cell table:formula="of:=MID([.$A92];4;2)" office:value-type="string" office:string-value="04">
            <text:p>04</text:p>
          </table:table-cell>
          <table:table-cell table:formula="of:=MID([.$A92];6;2)" office:value-type="string" office:string-value="01">
            <text:p>01</text:p>
          </table:table-cell>
          <table:table-cell table:formula="of:=MID([.$A92];8;2)" office:value-type="string" office:string-value="71">
            <text:p>7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172">
            <text:p>411040172</text:p>
          </table:table-cell>
          <table:table-cell table:style-name="Excel_20_Built-in_20_Normal" table:formula="of:=[.J93]&amp;&quot;.&quot;&amp;[.K93]&amp;&quot;.&quot;&amp;[.L93]&amp;&quot;.&quot;&amp;[.M93]&amp;&quot;.&quot;&amp;[.N93]&amp;&quot;.&quot;&amp;[.O93]" office:value-type="string" office:string-value="4.1.1.04.01.72">
            <text:p>4.1.1.04.01.72</text:p>
          </table:table-cell>
          <table:table-cell table:style-name="ce2" office:value-type="string">
            <text:p>REKLAME BRANDING WAL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93];1)" office:value-type="string" office:string-value="4">
            <text:p>4</text:p>
          </table:table-cell>
          <table:table-cell table:formula="of:=MID([.$A93];2;1)" office:value-type="string" office:string-value="1">
            <text:p>1</text:p>
          </table:table-cell>
          <table:table-cell table:formula="of:=MID([.$A93];3;1)" office:value-type="string" office:string-value="1">
            <text:p>1</text:p>
          </table:table-cell>
          <table:table-cell table:formula="of:=MID([.$A93];4;2)" office:value-type="string" office:string-value="04">
            <text:p>04</text:p>
          </table:table-cell>
          <table:table-cell table:formula="of:=MID([.$A93];6;2)" office:value-type="string" office:string-value="01">
            <text:p>01</text:p>
          </table:table-cell>
          <table:table-cell table:formula="of:=MID([.$A93];8;2)" office:value-type="string" office:string-value="72">
            <text:p>7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200">
            <text:p>411040200</text:p>
          </table:table-cell>
          <table:table-cell table:style-name="Excel_20_Built-in_20_Normal" table:formula="of:=[.J94]&amp;&quot;.&quot;&amp;[.K94]&amp;&quot;.&quot;&amp;[.L94]&amp;&quot;.&quot;&amp;[.M94]&amp;&quot;.&quot;&amp;[.N94]&amp;&quot;.&quot;&amp;[.O94]" office:value-type="string" office:string-value="4.1.1.04.02.00">
            <text:p>4.1.1.04.02.00</text:p>
          </table:table-cell>
          <table:table-cell table:style-name="ce2" office:value-type="string">
            <text:p>REKLAME KAI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94];1)" office:value-type="string" office:string-value="4">
            <text:p>4</text:p>
          </table:table-cell>
          <table:table-cell table:formula="of:=MID([.$A94];2;1)" office:value-type="string" office:string-value="1">
            <text:p>1</text:p>
          </table:table-cell>
          <table:table-cell table:formula="of:=MID([.$A94];3;1)" office:value-type="string" office:string-value="1">
            <text:p>1</text:p>
          </table:table-cell>
          <table:table-cell table:formula="of:=MID([.$A94];4;2)" office:value-type="string" office:string-value="04">
            <text:p>04</text:p>
          </table:table-cell>
          <table:table-cell table:formula="of:=MID([.$A94];6;2)" office:value-type="string" office:string-value="02">
            <text:p>02</text:p>
          </table:table-cell>
          <table:table-cell table:formula="of:=MID([.$A9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201">
            <text:p>411040201</text:p>
          </table:table-cell>
          <table:table-cell table:style-name="Excel_20_Built-in_20_Normal" table:formula="of:=[.J95]&amp;&quot;.&quot;&amp;[.K95]&amp;&quot;.&quot;&amp;[.L95]&amp;&quot;.&quot;&amp;[.M95]&amp;&quot;.&quot;&amp;[.N95]&amp;&quot;.&quot;&amp;[.O95]" office:value-type="string" office:string-value="4.1.1.04.02.01">
            <text:p>4.1.1.04.02.01</text:p>
          </table:table-cell>
          <table:table-cell table:style-name="ce2" office:value-type="string">
            <text:p>REKLAME SPANDUK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95];1)" office:value-type="string" office:string-value="4">
            <text:p>4</text:p>
          </table:table-cell>
          <table:table-cell table:formula="of:=MID([.$A95];2;1)" office:value-type="string" office:string-value="1">
            <text:p>1</text:p>
          </table:table-cell>
          <table:table-cell table:formula="of:=MID([.$A95];3;1)" office:value-type="string" office:string-value="1">
            <text:p>1</text:p>
          </table:table-cell>
          <table:table-cell table:formula="of:=MID([.$A95];4;2)" office:value-type="string" office:string-value="04">
            <text:p>04</text:p>
          </table:table-cell>
          <table:table-cell table:formula="of:=MID([.$A95];6;2)" office:value-type="string" office:string-value="02">
            <text:p>02</text:p>
          </table:table-cell>
          <table:table-cell table:formula="of:=MID([.$A95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202">
            <text:p>411040202</text:p>
          </table:table-cell>
          <table:table-cell table:style-name="Excel_20_Built-in_20_Normal" table:formula="of:=[.J96]&amp;&quot;.&quot;&amp;[.K96]&amp;&quot;.&quot;&amp;[.L96]&amp;&quot;.&quot;&amp;[.M96]&amp;&quot;.&quot;&amp;[.N96]&amp;&quot;.&quot;&amp;[.O96]" office:value-type="string" office:string-value="4.1.1.04.02.02">
            <text:p>4.1.1.04.02.02</text:p>
          </table:table-cell>
          <table:table-cell table:style-name="ce2" office:value-type="string">
            <text:p>REKLAME BANNER/BALIH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96];1)" office:value-type="string" office:string-value="4">
            <text:p>4</text:p>
          </table:table-cell>
          <table:table-cell table:formula="of:=MID([.$A96];2;1)" office:value-type="string" office:string-value="1">
            <text:p>1</text:p>
          </table:table-cell>
          <table:table-cell table:formula="of:=MID([.$A96];3;1)" office:value-type="string" office:string-value="1">
            <text:p>1</text:p>
          </table:table-cell>
          <table:table-cell table:formula="of:=MID([.$A96];4;2)" office:value-type="string" office:string-value="04">
            <text:p>04</text:p>
          </table:table-cell>
          <table:table-cell table:formula="of:=MID([.$A96];6;2)" office:value-type="string" office:string-value="02">
            <text:p>02</text:p>
          </table:table-cell>
          <table:table-cell table:formula="of:=MID([.$A96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203">
            <text:p>411040203</text:p>
          </table:table-cell>
          <table:table-cell table:style-name="Excel_20_Built-in_20_Normal" table:formula="of:=[.J97]&amp;&quot;.&quot;&amp;[.K97]&amp;&quot;.&quot;&amp;[.L97]&amp;&quot;.&quot;&amp;[.M97]&amp;&quot;.&quot;&amp;[.N97]&amp;&quot;.&quot;&amp;[.O97]" office:value-type="string" office:string-value="4.1.1.04.02.03">
            <text:p>4.1.1.04.02.03</text:p>
          </table:table-cell>
          <table:table-cell table:style-name="ce2" office:value-type="string">
            <text:p>REKLAME UMBUL-UMBU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97];1)" office:value-type="string" office:string-value="4">
            <text:p>4</text:p>
          </table:table-cell>
          <table:table-cell table:formula="of:=MID([.$A97];2;1)" office:value-type="string" office:string-value="1">
            <text:p>1</text:p>
          </table:table-cell>
          <table:table-cell table:formula="of:=MID([.$A97];3;1)" office:value-type="string" office:string-value="1">
            <text:p>1</text:p>
          </table:table-cell>
          <table:table-cell table:formula="of:=MID([.$A97];4;2)" office:value-type="string" office:string-value="04">
            <text:p>04</text:p>
          </table:table-cell>
          <table:table-cell table:formula="of:=MID([.$A97];6;2)" office:value-type="string" office:string-value="02">
            <text:p>02</text:p>
          </table:table-cell>
          <table:table-cell table:formula="of:=MID([.$A97];8;2)" office:value-type="string" office:string-value="03">
            <text:p>03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300">
            <text:p>411040300</text:p>
          </table:table-cell>
          <table:table-cell table:style-name="Excel_20_Built-in_20_Normal" table:formula="of:=[.J98]&amp;&quot;.&quot;&amp;[.K98]&amp;&quot;.&quot;&amp;[.L98]&amp;&quot;.&quot;&amp;[.M98]&amp;&quot;.&quot;&amp;[.N98]&amp;&quot;.&quot;&amp;[.O98]" office:value-type="string" office:string-value="4.1.1.04.03.00">
            <text:p>4.1.1.04.03.00</text:p>
          </table:table-cell>
          <table:table-cell table:style-name="ce2" office:value-type="string">
            <text:p>REKLAME MELEKA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98];1)" office:value-type="string" office:string-value="4">
            <text:p>4</text:p>
          </table:table-cell>
          <table:table-cell table:formula="of:=MID([.$A98];2;1)" office:value-type="string" office:string-value="1">
            <text:p>1</text:p>
          </table:table-cell>
          <table:table-cell table:formula="of:=MID([.$A98];3;1)" office:value-type="string" office:string-value="1">
            <text:p>1</text:p>
          </table:table-cell>
          <table:table-cell table:formula="of:=MID([.$A98];4;2)" office:value-type="string" office:string-value="04">
            <text:p>04</text:p>
          </table:table-cell>
          <table:table-cell table:formula="of:=MID([.$A98];6;2)" office:value-type="string" office:string-value="03">
            <text:p>03</text:p>
          </table:table-cell>
          <table:table-cell table:formula="of:=MID([.$A9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301">
            <text:p>411040301</text:p>
          </table:table-cell>
          <table:table-cell table:style-name="Excel_20_Built-in_20_Normal" table:formula="of:=[.J99]&amp;&quot;.&quot;&amp;[.K99]&amp;&quot;.&quot;&amp;[.L99]&amp;&quot;.&quot;&amp;[.M99]&amp;&quot;.&quot;&amp;[.N99]&amp;&quot;.&quot;&amp;[.O99]" office:value-type="string" office:string-value="4.1.1.04.03.01">
            <text:p>4.1.1.04.03.01</text:p>
          </table:table-cell>
          <table:table-cell table:style-name="ce2" office:value-type="string">
            <text:p>REKLAME TEMPELAN &gt; A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99];1)" office:value-type="string" office:string-value="4">
            <text:p>4</text:p>
          </table:table-cell>
          <table:table-cell table:formula="of:=MID([.$A99];2;1)" office:value-type="string" office:string-value="1">
            <text:p>1</text:p>
          </table:table-cell>
          <table:table-cell table:formula="of:=MID([.$A99];3;1)" office:value-type="string" office:string-value="1">
            <text:p>1</text:p>
          </table:table-cell>
          <table:table-cell table:formula="of:=MID([.$A99];4;2)" office:value-type="string" office:string-value="04">
            <text:p>04</text:p>
          </table:table-cell>
          <table:table-cell table:formula="of:=MID([.$A99];6;2)" office:value-type="string" office:string-value="03">
            <text:p>03</text:p>
          </table:table-cell>
          <table:table-cell table:formula="of:=MID([.$A99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302">
            <text:p>411040302</text:p>
          </table:table-cell>
          <table:table-cell table:style-name="Excel_20_Built-in_20_Normal" table:formula="of:=[.J100]&amp;&quot;.&quot;&amp;[.K100]&amp;&quot;.&quot;&amp;[.L100]&amp;&quot;.&quot;&amp;[.M100]&amp;&quot;.&quot;&amp;[.N100]&amp;&quot;.&quot;&amp;[.O100]" office:value-type="string" office:string-value="4.1.1.04.03.02">
            <text:p>4.1.1.04.03.02</text:p>
          </table:table-cell>
          <table:table-cell table:style-name="ce2" office:value-type="string">
            <text:p>REKLAME MELEKAT PADA KIOS/ROD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00];1)" office:value-type="string" office:string-value="4">
            <text:p>4</text:p>
          </table:table-cell>
          <table:table-cell table:formula="of:=MID([.$A100];2;1)" office:value-type="string" office:string-value="1">
            <text:p>1</text:p>
          </table:table-cell>
          <table:table-cell table:formula="of:=MID([.$A100];3;1)" office:value-type="string" office:string-value="1">
            <text:p>1</text:p>
          </table:table-cell>
          <table:table-cell table:formula="of:=MID([.$A100];4;2)" office:value-type="string" office:string-value="04">
            <text:p>04</text:p>
          </table:table-cell>
          <table:table-cell table:formula="of:=MID([.$A100];6;2)" office:value-type="string" office:string-value="03">
            <text:p>03</text:p>
          </table:table-cell>
          <table:table-cell table:formula="of:=MID([.$A100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303">
            <text:p>411040303</text:p>
          </table:table-cell>
          <table:table-cell table:style-name="Excel_20_Built-in_20_Normal" table:formula="of:=[.J101]&amp;&quot;.&quot;&amp;[.K101]&amp;&quot;.&quot;&amp;[.L101]&amp;&quot;.&quot;&amp;[.M101]&amp;&quot;.&quot;&amp;[.N101]&amp;&quot;.&quot;&amp;[.O101]" office:value-type="string" office:string-value="4.1.1.04.03.03">
            <text:p>4.1.1.04.03.03</text:p>
          </table:table-cell>
          <table:table-cell table:style-name="ce2" office:value-type="string">
            <text:p>REKLAME MELEKAT TEMBOK KIOS/RUM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01];1)" office:value-type="string" office:string-value="4">
            <text:p>4</text:p>
          </table:table-cell>
          <table:table-cell table:formula="of:=MID([.$A101];2;1)" office:value-type="string" office:string-value="1">
            <text:p>1</text:p>
          </table:table-cell>
          <table:table-cell table:formula="of:=MID([.$A101];3;1)" office:value-type="string" office:string-value="1">
            <text:p>1</text:p>
          </table:table-cell>
          <table:table-cell table:formula="of:=MID([.$A101];4;2)" office:value-type="string" office:string-value="04">
            <text:p>04</text:p>
          </table:table-cell>
          <table:table-cell table:formula="of:=MID([.$A101];6;2)" office:value-type="string" office:string-value="03">
            <text:p>03</text:p>
          </table:table-cell>
          <table:table-cell table:formula="of:=MID([.$A101];8;2)" office:value-type="string" office:string-value="03">
            <text:p>03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400">
            <text:p>411040400</text:p>
          </table:table-cell>
          <table:table-cell table:style-name="Excel_20_Built-in_20_Normal" table:formula="of:=[.J102]&amp;&quot;.&quot;&amp;[.K102]&amp;&quot;.&quot;&amp;[.L102]&amp;&quot;.&quot;&amp;[.M102]&amp;&quot;.&quot;&amp;[.N102]&amp;&quot;.&quot;&amp;[.O102]" office:value-type="string" office:string-value="4.1.1.04.04.00">
            <text:p>4.1.1.04.04.00</text:p>
          </table:table-cell>
          <table:table-cell table:style-name="ce2" office:value-type="string">
            <text:p>REKLAME SELEBAR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02];1)" office:value-type="string" office:string-value="4">
            <text:p>4</text:p>
          </table:table-cell>
          <table:table-cell table:formula="of:=MID([.$A102];2;1)" office:value-type="string" office:string-value="1">
            <text:p>1</text:p>
          </table:table-cell>
          <table:table-cell table:formula="of:=MID([.$A102];3;1)" office:value-type="string" office:string-value="1">
            <text:p>1</text:p>
          </table:table-cell>
          <table:table-cell table:formula="of:=MID([.$A102];4;2)" office:value-type="string" office:string-value="04">
            <text:p>04</text:p>
          </table:table-cell>
          <table:table-cell table:formula="of:=MID([.$A102];6;2)" office:value-type="string" office:string-value="04">
            <text:p>04</text:p>
          </table:table-cell>
          <table:table-cell table:formula="of:=MID([.$A10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401">
            <text:p>411040401</text:p>
          </table:table-cell>
          <table:table-cell table:style-name="Excel_20_Built-in_20_Normal" table:formula="of:=[.J103]&amp;&quot;.&quot;&amp;[.K103]&amp;&quot;.&quot;&amp;[.L103]&amp;&quot;.&quot;&amp;[.M103]&amp;&quot;.&quot;&amp;[.N103]&amp;&quot;.&quot;&amp;[.O103]" office:value-type="string" office:string-value="4.1.1.04.04.01">
            <text:p>4.1.1.04.04.01</text:p>
          </table:table-cell>
          <table:table-cell table:style-name="ce2" office:value-type="string">
            <text:p>REKLAME SELEBARAN UKURAN &lt; A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03];1)" office:value-type="string" office:string-value="4">
            <text:p>4</text:p>
          </table:table-cell>
          <table:table-cell table:formula="of:=MID([.$A103];2;1)" office:value-type="string" office:string-value="1">
            <text:p>1</text:p>
          </table:table-cell>
          <table:table-cell table:formula="of:=MID([.$A103];3;1)" office:value-type="string" office:string-value="1">
            <text:p>1</text:p>
          </table:table-cell>
          <table:table-cell table:formula="of:=MID([.$A103];4;2)" office:value-type="string" office:string-value="04">
            <text:p>04</text:p>
          </table:table-cell>
          <table:table-cell table:formula="of:=MID([.$A103];6;2)" office:value-type="string" office:string-value="04">
            <text:p>04</text:p>
          </table:table-cell>
          <table:table-cell table:formula="of:=MID([.$A103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402">
            <text:p>411040402</text:p>
          </table:table-cell>
          <table:table-cell table:style-name="Excel_20_Built-in_20_Normal" table:formula="of:=[.J104]&amp;&quot;.&quot;&amp;[.K104]&amp;&quot;.&quot;&amp;[.L104]&amp;&quot;.&quot;&amp;[.M104]&amp;&quot;.&quot;&amp;[.N104]&amp;&quot;.&quot;&amp;[.O104]" office:value-type="string" office:string-value="4.1.1.04.04.02">
            <text:p>4.1.1.04.04.02</text:p>
          </table:table-cell>
          <table:table-cell table:style-name="ce2" office:value-type="string">
            <text:p>REKLAME SELEBARAN UKURAN &gt; A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04];1)" office:value-type="string" office:string-value="4">
            <text:p>4</text:p>
          </table:table-cell>
          <table:table-cell table:formula="of:=MID([.$A104];2;1)" office:value-type="string" office:string-value="1">
            <text:p>1</text:p>
          </table:table-cell>
          <table:table-cell table:formula="of:=MID([.$A104];3;1)" office:value-type="string" office:string-value="1">
            <text:p>1</text:p>
          </table:table-cell>
          <table:table-cell table:formula="of:=MID([.$A104];4;2)" office:value-type="string" office:string-value="04">
            <text:p>04</text:p>
          </table:table-cell>
          <table:table-cell table:formula="of:=MID([.$A104];6;2)" office:value-type="string" office:string-value="04">
            <text:p>04</text:p>
          </table:table-cell>
          <table:table-cell table:formula="of:=MID([.$A104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500">
            <text:p>411040500</text:p>
          </table:table-cell>
          <table:table-cell table:style-name="Excel_20_Built-in_20_Normal" table:formula="of:=[.J105]&amp;&quot;.&quot;&amp;[.K105]&amp;&quot;.&quot;&amp;[.L105]&amp;&quot;.&quot;&amp;[.M105]&amp;&quot;.&quot;&amp;[.N105]&amp;&quot;.&quot;&amp;[.O105]" office:value-type="string" office:string-value="4.1.1.04.05.00">
            <text:p>4.1.1.04.05.00</text:p>
          </table:table-cell>
          <table:table-cell table:style-name="ce2" office:value-type="string">
            <text:p>REKLAME BERJALAN/KENDARA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/>
          <table:table-cell table:formula="of:=LEFT([.A105];1)" office:value-type="string" office:string-value="4">
            <text:p>4</text:p>
          </table:table-cell>
          <table:table-cell table:formula="of:=MID([.$A105];2;1)" office:value-type="string" office:string-value="1">
            <text:p>1</text:p>
          </table:table-cell>
          <table:table-cell table:formula="of:=MID([.$A105];3;1)" office:value-type="string" office:string-value="1">
            <text:p>1</text:p>
          </table:table-cell>
          <table:table-cell table:formula="of:=MID([.$A105];4;2)" office:value-type="string" office:string-value="04">
            <text:p>04</text:p>
          </table:table-cell>
          <table:table-cell table:formula="of:=MID([.$A105];6;2)" office:value-type="string" office:string-value="05">
            <text:p>05</text:p>
          </table:table-cell>
          <table:table-cell table:formula="of:=MID([.$A10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501">
            <text:p>411040501</text:p>
          </table:table-cell>
          <table:table-cell table:style-name="Excel_20_Built-in_20_Normal" table:formula="of:=[.J106]&amp;&quot;.&quot;&amp;[.K106]&amp;&quot;.&quot;&amp;[.L106]&amp;&quot;.&quot;&amp;[.M106]&amp;&quot;.&quot;&amp;[.N106]&amp;&quot;.&quot;&amp;[.O106]" office:value-type="string" office:string-value="4.1.1.04.05.01">
            <text:p>4.1.1.04.05.01</text:p>
          </table:table-cell>
          <table:table-cell table:style-name="ce2" office:value-type="string">
            <text:p>REKL.KEND.LEBIH DARI RODA EMPA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06];1)" office:value-type="string" office:string-value="4">
            <text:p>4</text:p>
          </table:table-cell>
          <table:table-cell table:formula="of:=MID([.$A106];2;1)" office:value-type="string" office:string-value="1">
            <text:p>1</text:p>
          </table:table-cell>
          <table:table-cell table:formula="of:=MID([.$A106];3;1)" office:value-type="string" office:string-value="1">
            <text:p>1</text:p>
          </table:table-cell>
          <table:table-cell table:formula="of:=MID([.$A106];4;2)" office:value-type="string" office:string-value="04">
            <text:p>04</text:p>
          </table:table-cell>
          <table:table-cell table:formula="of:=MID([.$A106];6;2)" office:value-type="string" office:string-value="05">
            <text:p>05</text:p>
          </table:table-cell>
          <table:table-cell table:formula="of:=MID([.$A106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502">
            <text:p>411040502</text:p>
          </table:table-cell>
          <table:table-cell table:style-name="Excel_20_Built-in_20_Normal" table:formula="of:=[.J107]&amp;&quot;.&quot;&amp;[.K107]&amp;&quot;.&quot;&amp;[.L107]&amp;&quot;.&quot;&amp;[.M107]&amp;&quot;.&quot;&amp;[.N107]&amp;&quot;.&quot;&amp;[.O107]" office:value-type="string" office:string-value="4.1.1.04.05.02">
            <text:p>4.1.1.04.05.02</text:p>
          </table:table-cell>
          <table:table-cell table:style-name="ce2" office:value-type="string">
            <text:p>REKL.KENDARAAN RODA EMPA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07];1)" office:value-type="string" office:string-value="4">
            <text:p>4</text:p>
          </table:table-cell>
          <table:table-cell table:formula="of:=MID([.$A107];2;1)" office:value-type="string" office:string-value="1">
            <text:p>1</text:p>
          </table:table-cell>
          <table:table-cell table:formula="of:=MID([.$A107];3;1)" office:value-type="string" office:string-value="1">
            <text:p>1</text:p>
          </table:table-cell>
          <table:table-cell table:formula="of:=MID([.$A107];4;2)" office:value-type="string" office:string-value="04">
            <text:p>04</text:p>
          </table:table-cell>
          <table:table-cell table:formula="of:=MID([.$A107];6;2)" office:value-type="string" office:string-value="05">
            <text:p>05</text:p>
          </table:table-cell>
          <table:table-cell table:formula="of:=MID([.$A107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503">
            <text:p>411040503</text:p>
          </table:table-cell>
          <table:table-cell table:style-name="Excel_20_Built-in_20_Normal" table:formula="of:=[.J108]&amp;&quot;.&quot;&amp;[.K108]&amp;&quot;.&quot;&amp;[.L108]&amp;&quot;.&quot;&amp;[.M108]&amp;&quot;.&quot;&amp;[.N108]&amp;&quot;.&quot;&amp;[.O108]" office:value-type="string" office:string-value="4.1.1.04.05.03">
            <text:p>4.1.1.04.05.03</text:p>
          </table:table-cell>
          <table:table-cell table:style-name="ce2" office:value-type="string">
            <text:p>REKL.KENDARAAN RODA DUA DAN TIG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08];1)" office:value-type="string" office:string-value="4">
            <text:p>4</text:p>
          </table:table-cell>
          <table:table-cell table:formula="of:=MID([.$A108];2;1)" office:value-type="string" office:string-value="1">
            <text:p>1</text:p>
          </table:table-cell>
          <table:table-cell table:formula="of:=MID([.$A108];3;1)" office:value-type="string" office:string-value="1">
            <text:p>1</text:p>
          </table:table-cell>
          <table:table-cell table:formula="of:=MID([.$A108];4;2)" office:value-type="string" office:string-value="04">
            <text:p>04</text:p>
          </table:table-cell>
          <table:table-cell table:formula="of:=MID([.$A108];6;2)" office:value-type="string" office:string-value="05">
            <text:p>05</text:p>
          </table:table-cell>
          <table:table-cell table:formula="of:=MID([.$A108];8;2)" office:value-type="string" office:string-value="03">
            <text:p>03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600">
            <text:p>411040600</text:p>
          </table:table-cell>
          <table:table-cell table:style-name="Excel_20_Built-in_20_Normal" table:formula="of:=[.J109]&amp;&quot;.&quot;&amp;[.K109]&amp;&quot;.&quot;&amp;[.L109]&amp;&quot;.&quot;&amp;[.M109]&amp;&quot;.&quot;&amp;[.N109]&amp;&quot;.&quot;&amp;[.O109]" office:value-type="string" office:string-value="4.1.1.04.06.00">
            <text:p>4.1.1.04.06.00</text:p>
          </table:table-cell>
          <table:table-cell table:style-name="ce2" office:value-type="string">
            <text:p>REKLAME UDAR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09];1)" office:value-type="string" office:string-value="4">
            <text:p>4</text:p>
          </table:table-cell>
          <table:table-cell table:formula="of:=MID([.$A109];2;1)" office:value-type="string" office:string-value="1">
            <text:p>1</text:p>
          </table:table-cell>
          <table:table-cell table:formula="of:=MID([.$A109];3;1)" office:value-type="string" office:string-value="1">
            <text:p>1</text:p>
          </table:table-cell>
          <table:table-cell table:formula="of:=MID([.$A109];4;2)" office:value-type="string" office:string-value="04">
            <text:p>04</text:p>
          </table:table-cell>
          <table:table-cell table:formula="of:=MID([.$A109];6;2)" office:value-type="string" office:string-value="06">
            <text:p>06</text:p>
          </table:table-cell>
          <table:table-cell table:formula="of:=MID([.$A10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601">
            <text:p>411040601</text:p>
          </table:table-cell>
          <table:table-cell table:style-name="Excel_20_Built-in_20_Normal" table:formula="of:=[.J110]&amp;&quot;.&quot;&amp;[.K110]&amp;&quot;.&quot;&amp;[.L110]&amp;&quot;.&quot;&amp;[.M110]&amp;&quot;.&quot;&amp;[.N110]&amp;&quot;.&quot;&amp;[.O110]" office:value-type="string" office:string-value="4.1.1.04.06.01">
            <text:p>4.1.1.04.06.01</text:p>
          </table:table-cell>
          <table:table-cell table:style-name="ce2" office:value-type="string">
            <text:p>REKLAME BALON UDAR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10];1)" office:value-type="string" office:string-value="4">
            <text:p>4</text:p>
          </table:table-cell>
          <table:table-cell table:formula="of:=MID([.$A110];2;1)" office:value-type="string" office:string-value="1">
            <text:p>1</text:p>
          </table:table-cell>
          <table:table-cell table:formula="of:=MID([.$A110];3;1)" office:value-type="string" office:string-value="1">
            <text:p>1</text:p>
          </table:table-cell>
          <table:table-cell table:formula="of:=MID([.$A110];4;2)" office:value-type="string" office:string-value="04">
            <text:p>04</text:p>
          </table:table-cell>
          <table:table-cell table:formula="of:=MID([.$A110];6;2)" office:value-type="string" office:string-value="06">
            <text:p>06</text:p>
          </table:table-cell>
          <table:table-cell table:formula="of:=MID([.$A110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700">
            <text:p>411040700</text:p>
          </table:table-cell>
          <table:table-cell table:style-name="Excel_20_Built-in_20_Normal" table:formula="of:=[.J111]&amp;&quot;.&quot;&amp;[.K111]&amp;&quot;.&quot;&amp;[.L111]&amp;&quot;.&quot;&amp;[.M111]&amp;&quot;.&quot;&amp;[.N111]&amp;&quot;.&quot;&amp;[.O111]" office:value-type="string" office:string-value="4.1.1.04.07.00">
            <text:p>4.1.1.04.07.00</text:p>
          </table:table-cell>
          <table:table-cell table:style-name="ce2" office:value-type="string">
            <text:p>REKLAME APUNG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11];1)" office:value-type="string" office:string-value="4">
            <text:p>4</text:p>
          </table:table-cell>
          <table:table-cell table:formula="of:=MID([.$A111];2;1)" office:value-type="string" office:string-value="1">
            <text:p>1</text:p>
          </table:table-cell>
          <table:table-cell table:formula="of:=MID([.$A111];3;1)" office:value-type="string" office:string-value="1">
            <text:p>1</text:p>
          </table:table-cell>
          <table:table-cell table:formula="of:=MID([.$A111];4;2)" office:value-type="string" office:string-value="04">
            <text:p>04</text:p>
          </table:table-cell>
          <table:table-cell table:formula="of:=MID([.$A111];6;2)" office:value-type="string" office:string-value="07">
            <text:p>07</text:p>
          </table:table-cell>
          <table:table-cell table:formula="of:=MID([.$A11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800">
            <text:p>411040800</text:p>
          </table:table-cell>
          <table:table-cell table:style-name="Excel_20_Built-in_20_Normal" table:formula="of:=[.J112]&amp;&quot;.&quot;&amp;[.K112]&amp;&quot;.&quot;&amp;[.L112]&amp;&quot;.&quot;&amp;[.M112]&amp;&quot;.&quot;&amp;[.N112]&amp;&quot;.&quot;&amp;[.O112]" office:value-type="string" office:string-value="4.1.1.04.08.00">
            <text:p>4.1.1.04.08.00</text:p>
          </table:table-cell>
          <table:table-cell table:style-name="ce2" office:value-type="string">
            <text:p>REKLAME SUAR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12];1)" office:value-type="string" office:string-value="4">
            <text:p>4</text:p>
          </table:table-cell>
          <table:table-cell table:formula="of:=MID([.$A112];2;1)" office:value-type="string" office:string-value="1">
            <text:p>1</text:p>
          </table:table-cell>
          <table:table-cell table:formula="of:=MID([.$A112];3;1)" office:value-type="string" office:string-value="1">
            <text:p>1</text:p>
          </table:table-cell>
          <table:table-cell table:formula="of:=MID([.$A112];4;2)" office:value-type="string" office:string-value="04">
            <text:p>04</text:p>
          </table:table-cell>
          <table:table-cell table:formula="of:=MID([.$A112];6;2)" office:value-type="string" office:string-value="08">
            <text:p>08</text:p>
          </table:table-cell>
          <table:table-cell table:formula="of:=MID([.$A11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0900">
            <text:p>411040900</text:p>
          </table:table-cell>
          <table:table-cell table:style-name="Excel_20_Built-in_20_Normal" table:formula="of:=[.J113]&amp;&quot;.&quot;&amp;[.K113]&amp;&quot;.&quot;&amp;[.L113]&amp;&quot;.&quot;&amp;[.M113]&amp;&quot;.&quot;&amp;[.N113]&amp;&quot;.&quot;&amp;[.O113]" office:value-type="string" office:string-value="4.1.1.04.09.00">
            <text:p>4.1.1.04.09.00</text:p>
          </table:table-cell>
          <table:table-cell table:style-name="ce2" office:value-type="string">
            <text:p>REKLAME FILM/SLID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13];1)" office:value-type="string" office:string-value="4">
            <text:p>4</text:p>
          </table:table-cell>
          <table:table-cell table:formula="of:=MID([.$A113];2;1)" office:value-type="string" office:string-value="1">
            <text:p>1</text:p>
          </table:table-cell>
          <table:table-cell table:formula="of:=MID([.$A113];3;1)" office:value-type="string" office:string-value="1">
            <text:p>1</text:p>
          </table:table-cell>
          <table:table-cell table:formula="of:=MID([.$A113];4;2)" office:value-type="string" office:string-value="04">
            <text:p>04</text:p>
          </table:table-cell>
          <table:table-cell table:formula="of:=MID([.$A113];6;2)" office:value-type="string" office:string-value="09">
            <text:p>09</text:p>
          </table:table-cell>
          <table:table-cell table:formula="of:=MID([.$A11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41000">
            <text:p>411041000</text:p>
          </table:table-cell>
          <table:table-cell table:style-name="Excel_20_Built-in_20_Normal" table:formula="of:=[.J114]&amp;&quot;.&quot;&amp;[.K114]&amp;&quot;.&quot;&amp;[.L114]&amp;&quot;.&quot;&amp;[.M114]&amp;&quot;.&quot;&amp;[.N114]&amp;&quot;.&quot;&amp;[.O114]" office:value-type="string" office:string-value="4.1.1.04.10.00">
            <text:p>4.1.1.04.10.00</text:p>
          </table:table-cell>
          <table:table-cell table:style-name="ce2" office:value-type="string">
            <text:p>REKLAME PERAGA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14];1)" office:value-type="string" office:string-value="4">
            <text:p>4</text:p>
          </table:table-cell>
          <table:table-cell table:formula="of:=MID([.$A114];2;1)" office:value-type="string" office:string-value="1">
            <text:p>1</text:p>
          </table:table-cell>
          <table:table-cell table:formula="of:=MID([.$A114];3;1)" office:value-type="string" office:string-value="1">
            <text:p>1</text:p>
          </table:table-cell>
          <table:table-cell table:formula="of:=MID([.$A114];4;2)" office:value-type="string" office:string-value="04">
            <text:p>04</text:p>
          </table:table-cell>
          <table:table-cell table:formula="of:=MID([.$A114];6;2)" office:value-type="string" office:string-value="10">
            <text:p>10</text:p>
          </table:table-cell>
          <table:table-cell table:formula="of:=MID([.$A11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50000">
            <text:p>411050000</text:p>
          </table:table-cell>
          <table:table-cell table:style-name="Excel_20_Built-in_20_Normal" table:formula="of:=[.J115]&amp;&quot;.&quot;&amp;[.K115]&amp;&quot;.&quot;&amp;[.L115]&amp;&quot;.&quot;&amp;[.M115]&amp;&quot;.&quot;&amp;[.N115]&amp;&quot;.&quot;&amp;[.O115]" office:value-type="string" office:string-value="4.1.1.05.00.00">
            <text:p>4.1.1.05.00.00</text:p>
          </table:table-cell>
          <table:table-cell table:style-name="ce2" office:value-type="string">
            <text:p>PAJAK PENERANGAN JALA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15];1)" office:value-type="string" office:string-value="4">
            <text:p>4</text:p>
          </table:table-cell>
          <table:table-cell table:formula="of:=MID([.$A115];2;1)" office:value-type="string" office:string-value="1">
            <text:p>1</text:p>
          </table:table-cell>
          <table:table-cell table:formula="of:=MID([.$A115];3;1)" office:value-type="string" office:string-value="1">
            <text:p>1</text:p>
          </table:table-cell>
          <table:table-cell table:formula="of:=MID([.$A115];4;2)" office:value-type="string" office:string-value="05">
            <text:p>05</text:p>
          </table:table-cell>
          <table:table-cell table:formula="of:=MID([.$A115];6;2)" office:value-type="string" office:string-value="00">
            <text:p>00</text:p>
          </table:table-cell>
          <table:table-cell table:formula="of:=MID([.$A11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50100">
            <text:p>411050100</text:p>
          </table:table-cell>
          <table:table-cell table:style-name="Excel_20_Built-in_20_Normal" table:formula="of:=[.J116]&amp;&quot;.&quot;&amp;[.K116]&amp;&quot;.&quot;&amp;[.L116]&amp;&quot;.&quot;&amp;[.M116]&amp;&quot;.&quot;&amp;[.N116]&amp;&quot;.&quot;&amp;[.O116]" office:value-type="string" office:string-value="4.1.1.05.01.00">
            <text:p>4.1.1.05.01.00</text:p>
          </table:table-cell>
          <table:table-cell table:style-name="ce2" office:value-type="string">
            <text:p>PAJAK PENERANGAN JAL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16];1)" office:value-type="string" office:string-value="4">
            <text:p>4</text:p>
          </table:table-cell>
          <table:table-cell table:formula="of:=MID([.$A116];2;1)" office:value-type="string" office:string-value="1">
            <text:p>1</text:p>
          </table:table-cell>
          <table:table-cell table:formula="of:=MID([.$A116];3;1)" office:value-type="string" office:string-value="1">
            <text:p>1</text:p>
          </table:table-cell>
          <table:table-cell table:formula="of:=MID([.$A116];4;2)" office:value-type="string" office:string-value="05">
            <text:p>05</text:p>
          </table:table-cell>
          <table:table-cell table:formula="of:=MID([.$A116];6;2)" office:value-type="string" office:string-value="01">
            <text:p>01</text:p>
          </table:table-cell>
          <table:table-cell table:formula="of:=MID([.$A11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70000">
            <text:p>411070000</text:p>
          </table:table-cell>
          <table:table-cell table:style-name="Excel_20_Built-in_20_Normal" table:formula="of:=[.J117]&amp;&quot;.&quot;&amp;[.K117]&amp;&quot;.&quot;&amp;[.L117]&amp;&quot;.&quot;&amp;[.M117]&amp;&quot;.&quot;&amp;[.N117]&amp;&quot;.&quot;&amp;[.O117]" office:value-type="string" office:string-value="4.1.1.07.00.00">
            <text:p>4.1.1.07.00.00</text:p>
          </table:table-cell>
          <table:table-cell table:style-name="ce2" office:value-type="string">
            <text:p>PAJAK PARKI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17];1)" office:value-type="string" office:string-value="4">
            <text:p>4</text:p>
          </table:table-cell>
          <table:table-cell table:formula="of:=MID([.$A117];2;1)" office:value-type="string" office:string-value="1">
            <text:p>1</text:p>
          </table:table-cell>
          <table:table-cell table:formula="of:=MID([.$A117];3;1)" office:value-type="string" office:string-value="1">
            <text:p>1</text:p>
          </table:table-cell>
          <table:table-cell table:formula="of:=MID([.$A117];4;2)" office:value-type="string" office:string-value="07">
            <text:p>07</text:p>
          </table:table-cell>
          <table:table-cell table:formula="of:=MID([.$A117];6;2)" office:value-type="string" office:string-value="00">
            <text:p>00</text:p>
          </table:table-cell>
          <table:table-cell table:formula="of:=MID([.$A11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70100">
            <text:p>411070100</text:p>
          </table:table-cell>
          <table:table-cell table:style-name="Excel_20_Built-in_20_Normal" table:formula="of:=[.J118]&amp;&quot;.&quot;&amp;[.K118]&amp;&quot;.&quot;&amp;[.L118]&amp;&quot;.&quot;&amp;[.M118]&amp;&quot;.&quot;&amp;[.N118]&amp;&quot;.&quot;&amp;[.O118]" office:value-type="string" office:string-value="4.1.1.07.01.00">
            <text:p>4.1.1.07.01.00</text:p>
          </table:table-cell>
          <table:table-cell table:style-name="ce2" office:value-type="string">
            <text:p>PAJAK PARKI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/>
          <table:table-cell table:formula="of:=LEFT([.A118];1)" office:value-type="string" office:string-value="4">
            <text:p>4</text:p>
          </table:table-cell>
          <table:table-cell table:formula="of:=MID([.$A118];2;1)" office:value-type="string" office:string-value="1">
            <text:p>1</text:p>
          </table:table-cell>
          <table:table-cell table:formula="of:=MID([.$A118];3;1)" office:value-type="string" office:string-value="1">
            <text:p>1</text:p>
          </table:table-cell>
          <table:table-cell table:formula="of:=MID([.$A118];4;2)" office:value-type="string" office:string-value="07">
            <text:p>07</text:p>
          </table:table-cell>
          <table:table-cell table:formula="of:=MID([.$A118];6;2)" office:value-type="string" office:string-value="01">
            <text:p>01</text:p>
          </table:table-cell>
          <table:table-cell table:formula="of:=MID([.$A11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80000">
            <text:p>411080000</text:p>
          </table:table-cell>
          <table:table-cell table:style-name="Excel_20_Built-in_20_Normal" table:formula="of:=[.J119]&amp;&quot;.&quot;&amp;[.K119]&amp;&quot;.&quot;&amp;[.L119]&amp;&quot;.&quot;&amp;[.M119]&amp;&quot;.&quot;&amp;[.N119]&amp;&quot;.&quot;&amp;[.O119]" office:value-type="string" office:string-value="4.1.1.08.00.00">
            <text:p>4.1.1.08.00.00</text:p>
          </table:table-cell>
          <table:table-cell table:style-name="ce2" office:value-type="string">
            <text:p>PAJAK AIR TANA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19];1)" office:value-type="string" office:string-value="4">
            <text:p>4</text:p>
          </table:table-cell>
          <table:table-cell table:formula="of:=MID([.$A119];2;1)" office:value-type="string" office:string-value="1">
            <text:p>1</text:p>
          </table:table-cell>
          <table:table-cell table:formula="of:=MID([.$A119];3;1)" office:value-type="string" office:string-value="1">
            <text:p>1</text:p>
          </table:table-cell>
          <table:table-cell table:formula="of:=MID([.$A119];4;2)" office:value-type="string" office:string-value="08">
            <text:p>08</text:p>
          </table:table-cell>
          <table:table-cell table:formula="of:=MID([.$A119];6;2)" office:value-type="string" office:string-value="00">
            <text:p>00</text:p>
          </table:table-cell>
          <table:table-cell table:formula="of:=MID([.$A11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080100">
            <text:p>411080100</text:p>
          </table:table-cell>
          <table:table-cell table:style-name="Excel_20_Built-in_20_Normal" table:formula="of:=[.J120]&amp;&quot;.&quot;&amp;[.K120]&amp;&quot;.&quot;&amp;[.L120]&amp;&quot;.&quot;&amp;[.M120]&amp;&quot;.&quot;&amp;[.N120]&amp;&quot;.&quot;&amp;[.O120]" office:value-type="string" office:string-value="4.1.1.08.01.00">
            <text:p>4.1.1.08.01.00</text:p>
          </table:table-cell>
          <table:table-cell table:style-name="ce2" office:value-type="string">
            <text:p>PAJAK AIR TAN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20];1)" office:value-type="string" office:string-value="4">
            <text:p>4</text:p>
          </table:table-cell>
          <table:table-cell table:formula="of:=MID([.$A120];2;1)" office:value-type="string" office:string-value="1">
            <text:p>1</text:p>
          </table:table-cell>
          <table:table-cell table:formula="of:=MID([.$A120];3;1)" office:value-type="string" office:string-value="1">
            <text:p>1</text:p>
          </table:table-cell>
          <table:table-cell table:formula="of:=MID([.$A120];4;2)" office:value-type="string" office:string-value="08">
            <text:p>08</text:p>
          </table:table-cell>
          <table:table-cell table:formula="of:=MID([.$A120];6;2)" office:value-type="string" office:string-value="01">
            <text:p>01</text:p>
          </table:table-cell>
          <table:table-cell table:formula="of:=MID([.$A12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100000">
            <text:p>411100000</text:p>
          </table:table-cell>
          <table:table-cell table:style-name="Excel_20_Built-in_20_Normal" table:formula="of:=[.J121]&amp;&quot;.&quot;&amp;[.K121]&amp;&quot;.&quot;&amp;[.L121]&amp;&quot;.&quot;&amp;[.M121]&amp;&quot;.&quot;&amp;[.N121]&amp;&quot;.&quot;&amp;[.O121]" office:value-type="string" office:string-value="4.1.1.10.00.00">
            <text:p>4.1.1.10.00.00</text:p>
          </table:table-cell>
          <table:table-cell table:style-name="ce2" office:value-type="string">
            <text:p>PAJAK BPHTB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21];1)" office:value-type="string" office:string-value="4">
            <text:p>4</text:p>
          </table:table-cell>
          <table:table-cell table:formula="of:=MID([.$A121];2;1)" office:value-type="string" office:string-value="1">
            <text:p>1</text:p>
          </table:table-cell>
          <table:table-cell table:formula="of:=MID([.$A121];3;1)" office:value-type="string" office:string-value="1">
            <text:p>1</text:p>
          </table:table-cell>
          <table:table-cell table:formula="of:=MID([.$A121];4;2)" office:value-type="string" office:string-value="10">
            <text:p>10</text:p>
          </table:table-cell>
          <table:table-cell table:formula="of:=MID([.$A121];6;2)" office:value-type="string" office:string-value="00">
            <text:p>00</text:p>
          </table:table-cell>
          <table:table-cell table:formula="of:=MID([.$A12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100100">
            <text:p>411100100</text:p>
          </table:table-cell>
          <table:table-cell table:style-name="Excel_20_Built-in_20_Normal" table:formula="of:=[.J122]&amp;&quot;.&quot;&amp;[.K122]&amp;&quot;.&quot;&amp;[.L122]&amp;&quot;.&quot;&amp;[.M122]&amp;&quot;.&quot;&amp;[.N122]&amp;&quot;.&quot;&amp;[.O122]" office:value-type="string" office:string-value="4.1.1.10.01.00">
            <text:p>4.1.1.10.01.00</text:p>
          </table:table-cell>
          <table:table-cell table:style-name="ce2" office:value-type="string">
            <text:p>PAJAK BPHTB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122];1)" office:value-type="string" office:string-value="4">
            <text:p>4</text:p>
          </table:table-cell>
          <table:table-cell table:formula="of:=MID([.$A122];2;1)" office:value-type="string" office:string-value="1">
            <text:p>1</text:p>
          </table:table-cell>
          <table:table-cell table:formula="of:=MID([.$A122];3;1)" office:value-type="string" office:string-value="1">
            <text:p>1</text:p>
          </table:table-cell>
          <table:table-cell table:formula="of:=MID([.$A122];4;2)" office:value-type="string" office:string-value="10">
            <text:p>10</text:p>
          </table:table-cell>
          <table:table-cell table:formula="of:=MID([.$A122];6;2)" office:value-type="string" office:string-value="01">
            <text:p>01</text:p>
          </table:table-cell>
          <table:table-cell table:formula="of:=MID([.$A12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110000">
            <text:p>411110000</text:p>
          </table:table-cell>
          <table:table-cell table:style-name="Excel_20_Built-in_20_Normal" table:formula="of:=[.J123]&amp;&quot;.&quot;&amp;[.K123]&amp;&quot;.&quot;&amp;[.L123]&amp;&quot;.&quot;&amp;[.M123]&amp;&quot;.&quot;&amp;[.N123]&amp;&quot;.&quot;&amp;[.O123]" office:value-type="string" office:string-value="4.1.1.11.00.00">
            <text:p>4.1.1.11.00.00</text:p>
          </table:table-cell>
          <table:table-cell table:style-name="ce2" office:value-type="string">
            <text:p>BEA PEROLEHAN HAK ATAS TANAH DAN BANGUNA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123];1)" office:value-type="string" office:string-value="4">
            <text:p>4</text:p>
          </table:table-cell>
          <table:table-cell table:formula="of:=MID([.$A123];2;1)" office:value-type="string" office:string-value="1">
            <text:p>1</text:p>
          </table:table-cell>
          <table:table-cell table:formula="of:=MID([.$A123];3;1)" office:value-type="string" office:string-value="1">
            <text:p>1</text:p>
          </table:table-cell>
          <table:table-cell table:formula="of:=MID([.$A123];4;2)" office:value-type="string" office:string-value="11">
            <text:p>11</text:p>
          </table:table-cell>
          <table:table-cell table:formula="of:=MID([.$A123];6;2)" office:value-type="string" office:string-value="00">
            <text:p>00</text:p>
          </table:table-cell>
          <table:table-cell table:formula="of:=MID([.$A12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110100">
            <text:p>411110100</text:p>
          </table:table-cell>
          <table:table-cell table:style-name="Excel_20_Built-in_20_Normal" table:formula="of:=[.J124]&amp;&quot;.&quot;&amp;[.K124]&amp;&quot;.&quot;&amp;[.L124]&amp;&quot;.&quot;&amp;[.M124]&amp;&quot;.&quot;&amp;[.N124]&amp;&quot;.&quot;&amp;[.O124]" office:value-type="string" office:string-value="4.1.1.11.01.00">
            <text:p>4.1.1.11.01.00</text:p>
          </table:table-cell>
          <table:table-cell table:style-name="ce2" office:value-type="string">
            <text:p>BEA PEROLEHAN HAK ATAS TANAH DAN BANGUN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124];1)" office:value-type="string" office:string-value="4">
            <text:p>4</text:p>
          </table:table-cell>
          <table:table-cell table:formula="of:=MID([.$A124];2;1)" office:value-type="string" office:string-value="1">
            <text:p>1</text:p>
          </table:table-cell>
          <table:table-cell table:formula="of:=MID([.$A124];3;1)" office:value-type="string" office:string-value="1">
            <text:p>1</text:p>
          </table:table-cell>
          <table:table-cell table:formula="of:=MID([.$A124];4;2)" office:value-type="string" office:string-value="11">
            <text:p>11</text:p>
          </table:table-cell>
          <table:table-cell table:formula="of:=MID([.$A124];6;2)" office:value-type="string" office:string-value="01">
            <text:p>01</text:p>
          </table:table-cell>
          <table:table-cell table:formula="of:=MID([.$A12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120000">
            <text:p>411120000</text:p>
          </table:table-cell>
          <table:table-cell table:style-name="Excel_20_Built-in_20_Normal" table:formula="of:=[.J125]&amp;&quot;.&quot;&amp;[.K125]&amp;&quot;.&quot;&amp;[.L125]&amp;&quot;.&quot;&amp;[.M125]&amp;&quot;.&quot;&amp;[.N125]&amp;&quot;.&quot;&amp;[.O125]" office:value-type="string" office:string-value="4.1.1.12.00.00">
            <text:p>4.1.1.12.00.00</text:p>
          </table:table-cell>
          <table:table-cell table:style-name="ce2" office:value-type="string">
            <text:p>PAJAK BUMI DAN BANGUNAN PERDESAAN PERKOTAA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125];1)" office:value-type="string" office:string-value="4">
            <text:p>4</text:p>
          </table:table-cell>
          <table:table-cell table:formula="of:=MID([.$A125];2;1)" office:value-type="string" office:string-value="1">
            <text:p>1</text:p>
          </table:table-cell>
          <table:table-cell table:formula="of:=MID([.$A125];3;1)" office:value-type="string" office:string-value="1">
            <text:p>1</text:p>
          </table:table-cell>
          <table:table-cell table:formula="of:=MID([.$A125];4;2)" office:value-type="string" office:string-value="12">
            <text:p>12</text:p>
          </table:table-cell>
          <table:table-cell table:formula="of:=MID([.$A125];6;2)" office:value-type="string" office:string-value="00">
            <text:p>00</text:p>
          </table:table-cell>
          <table:table-cell table:formula="of:=MID([.$A12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1120100">
            <text:p>411120100</text:p>
          </table:table-cell>
          <table:table-cell table:style-name="Excel_20_Built-in_20_Normal" table:formula="of:=[.J126]&amp;&quot;.&quot;&amp;[.K126]&amp;&quot;.&quot;&amp;[.L126]&amp;&quot;.&quot;&amp;[.M126]&amp;&quot;.&quot;&amp;[.N126]&amp;&quot;.&quot;&amp;[.O126]" office:value-type="string" office:string-value="4.1.1.12.01.00">
            <text:p>4.1.1.12.01.00</text:p>
          </table:table-cell>
          <table:table-cell table:style-name="ce2" office:value-type="string">
            <text:p>PAJAK BUMI DAN BANGUNAN PERDESAAN PERKOTA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126];1)" office:value-type="string" office:string-value="4">
            <text:p>4</text:p>
          </table:table-cell>
          <table:table-cell table:formula="of:=MID([.$A126];2;1)" office:value-type="string" office:string-value="1">
            <text:p>1</text:p>
          </table:table-cell>
          <table:table-cell table:formula="of:=MID([.$A126];3;1)" office:value-type="string" office:string-value="1">
            <text:p>1</text:p>
          </table:table-cell>
          <table:table-cell table:formula="of:=MID([.$A126];4;2)" office:value-type="string" office:string-value="12">
            <text:p>12</text:p>
          </table:table-cell>
          <table:table-cell table:formula="of:=MID([.$A126];6;2)" office:value-type="string" office:string-value="01">
            <text:p>01</text:p>
          </table:table-cell>
          <table:table-cell table:formula="of:=MID([.$A12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000">
            <text:p>412010000</text:p>
          </table:table-cell>
          <table:table-cell table:style-name="Excel_20_Built-in_20_Normal" table:formula="of:=[.J127]&amp;&quot;.&quot;&amp;[.K127]&amp;&quot;.&quot;&amp;[.L127]&amp;&quot;.&quot;&amp;[.M127]&amp;&quot;.&quot;&amp;[.N127]&amp;&quot;.&quot;&amp;[.O127]" office:value-type="string" office:string-value="4.1.2.01.00.00">
            <text:p>4.1.2.01.00.00</text:p>
          </table:table-cell>
          <table:table-cell table:style-name="ce2" office:value-type="string">
            <text:p>RETRIBUSI JASA UMU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27];1)" office:value-type="string" office:string-value="4">
            <text:p>4</text:p>
          </table:table-cell>
          <table:table-cell table:formula="of:=MID([.$A127];2;1)" office:value-type="string" office:string-value="1">
            <text:p>1</text:p>
          </table:table-cell>
          <table:table-cell table:formula="of:=MID([.$A127];3;1)" office:value-type="string" office:string-value="2">
            <text:p>2</text:p>
          </table:table-cell>
          <table:table-cell table:formula="of:=MID([.$A127];4;2)" office:value-type="string" office:string-value="01">
            <text:p>01</text:p>
          </table:table-cell>
          <table:table-cell table:formula="of:=MID([.$A127];6;2)" office:value-type="string" office:string-value="00">
            <text:p>00</text:p>
          </table:table-cell>
          <table:table-cell table:formula="of:=MID([.$A12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100">
            <text:p>412010100</text:p>
          </table:table-cell>
          <table:table-cell table:style-name="Excel_20_Built-in_20_Normal" table:formula="of:=[.J128]&amp;&quot;.&quot;&amp;[.K128]&amp;&quot;.&quot;&amp;[.L128]&amp;&quot;.&quot;&amp;[.M128]&amp;&quot;.&quot;&amp;[.N128]&amp;&quot;.&quot;&amp;[.O128]" office:value-type="string" office:string-value="4.1.2.01.01.00">
            <text:p>4.1.2.01.01.00</text:p>
          </table:table-cell>
          <table:table-cell table:style-name="ce2" office:value-type="string">
            <text:p>RET PELAYANAN KESEHAT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28];1)" office:value-type="string" office:string-value="4">
            <text:p>4</text:p>
          </table:table-cell>
          <table:table-cell table:formula="of:=MID([.$A128];2;1)" office:value-type="string" office:string-value="1">
            <text:p>1</text:p>
          </table:table-cell>
          <table:table-cell table:formula="of:=MID([.$A128];3;1)" office:value-type="string" office:string-value="2">
            <text:p>2</text:p>
          </table:table-cell>
          <table:table-cell table:formula="of:=MID([.$A128];4;2)" office:value-type="string" office:string-value="01">
            <text:p>01</text:p>
          </table:table-cell>
          <table:table-cell table:formula="of:=MID([.$A128];6;2)" office:value-type="string" office:string-value="01">
            <text:p>01</text:p>
          </table:table-cell>
          <table:table-cell table:formula="of:=MID([.$A12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101">
            <text:p>412010101</text:p>
          </table:table-cell>
          <table:table-cell table:style-name="Excel_20_Built-in_20_Normal" table:formula="of:=[.J129]&amp;&quot;.&quot;&amp;[.K129]&amp;&quot;.&quot;&amp;[.L129]&amp;&quot;.&quot;&amp;[.M129]&amp;&quot;.&quot;&amp;[.N129]&amp;&quot;.&quot;&amp;[.O129]" office:value-type="string" office:string-value="4.1.2.01.01.01">
            <text:p>4.1.2.01.01.01</text:p>
          </table:table-cell>
          <table:table-cell table:style-name="ce2" office:value-type="string">
            <text:p>ADMINISTRASI/KARCI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29];1)" office:value-type="string" office:string-value="4">
            <text:p>4</text:p>
          </table:table-cell>
          <table:table-cell table:formula="of:=MID([.$A129];2;1)" office:value-type="string" office:string-value="1">
            <text:p>1</text:p>
          </table:table-cell>
          <table:table-cell table:formula="of:=MID([.$A129];3;1)" office:value-type="string" office:string-value="2">
            <text:p>2</text:p>
          </table:table-cell>
          <table:table-cell table:formula="of:=MID([.$A129];4;2)" office:value-type="string" office:string-value="01">
            <text:p>01</text:p>
          </table:table-cell>
          <table:table-cell table:formula="of:=MID([.$A129];6;2)" office:value-type="string" office:string-value="01">
            <text:p>01</text:p>
          </table:table-cell>
          <table:table-cell table:formula="of:=MID([.$A129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102">
            <text:p>412010102</text:p>
          </table:table-cell>
          <table:table-cell table:style-name="Excel_20_Built-in_20_Normal" table:formula="of:=[.J130]&amp;&quot;.&quot;&amp;[.K130]&amp;&quot;.&quot;&amp;[.L130]&amp;&quot;.&quot;&amp;[.M130]&amp;&quot;.&quot;&amp;[.N130]&amp;&quot;.&quot;&amp;[.O130]" office:value-type="string" office:string-value="4.1.2.01.01.02">
            <text:p>4.1.2.01.01.02</text:p>
          </table:table-cell>
          <table:table-cell table:style-name="ce2" office:value-type="string">
            <text:p>PHB / PT ASK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30];1)" office:value-type="string" office:string-value="4">
            <text:p>4</text:p>
          </table:table-cell>
          <table:table-cell table:formula="of:=MID([.$A130];2;1)" office:value-type="string" office:string-value="1">
            <text:p>1</text:p>
          </table:table-cell>
          <table:table-cell table:formula="of:=MID([.$A130];3;1)" office:value-type="string" office:string-value="2">
            <text:p>2</text:p>
          </table:table-cell>
          <table:table-cell table:formula="of:=MID([.$A130];4;2)" office:value-type="string" office:string-value="01">
            <text:p>01</text:p>
          </table:table-cell>
          <table:table-cell table:formula="of:=MID([.$A130];6;2)" office:value-type="string" office:string-value="01">
            <text:p>01</text:p>
          </table:table-cell>
          <table:table-cell table:formula="of:=MID([.$A130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103">
            <text:p>412010103</text:p>
          </table:table-cell>
          <table:table-cell table:style-name="Excel_20_Built-in_20_Normal" table:formula="of:=[.J131]&amp;&quot;.&quot;&amp;[.K131]&amp;&quot;.&quot;&amp;[.L131]&amp;&quot;.&quot;&amp;[.M131]&amp;&quot;.&quot;&amp;[.N131]&amp;&quot;.&quot;&amp;[.O131]" office:value-type="string" office:string-value="4.1.2.01.01.03">
            <text:p>4.1.2.01.01.03</text:p>
          </table:table-cell>
          <table:table-cell table:style-name="ce2" office:value-type="string">
            <text:p>PEMERIKSAAN LABORATORIU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/>
          <table:table-cell table:formula="of:=LEFT([.A131];1)" office:value-type="string" office:string-value="4">
            <text:p>4</text:p>
          </table:table-cell>
          <table:table-cell table:formula="of:=MID([.$A131];2;1)" office:value-type="string" office:string-value="1">
            <text:p>1</text:p>
          </table:table-cell>
          <table:table-cell table:formula="of:=MID([.$A131];3;1)" office:value-type="string" office:string-value="2">
            <text:p>2</text:p>
          </table:table-cell>
          <table:table-cell table:formula="of:=MID([.$A131];4;2)" office:value-type="string" office:string-value="01">
            <text:p>01</text:p>
          </table:table-cell>
          <table:table-cell table:formula="of:=MID([.$A131];6;2)" office:value-type="string" office:string-value="01">
            <text:p>01</text:p>
          </table:table-cell>
          <table:table-cell table:formula="of:=MID([.$A131];8;2)" office:value-type="string" office:string-value="03">
            <text:p>03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104">
            <text:p>412010104</text:p>
          </table:table-cell>
          <table:table-cell table:style-name="Excel_20_Built-in_20_Normal" table:formula="of:=[.J132]&amp;&quot;.&quot;&amp;[.K132]&amp;&quot;.&quot;&amp;[.L132]&amp;&quot;.&quot;&amp;[.M132]&amp;&quot;.&quot;&amp;[.N132]&amp;&quot;.&quot;&amp;[.O132]" office:value-type="string" office:string-value="4.1.2.01.01.04">
            <text:p>4.1.2.01.01.04</text:p>
          </table:table-cell>
          <table:table-cell table:style-name="ce2" office:value-type="string">
            <text:p>PEMERIKSAAN RADIOLOG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32];1)" office:value-type="string" office:string-value="4">
            <text:p>4</text:p>
          </table:table-cell>
          <table:table-cell table:formula="of:=MID([.$A132];2;1)" office:value-type="string" office:string-value="1">
            <text:p>1</text:p>
          </table:table-cell>
          <table:table-cell table:formula="of:=MID([.$A132];3;1)" office:value-type="string" office:string-value="2">
            <text:p>2</text:p>
          </table:table-cell>
          <table:table-cell table:formula="of:=MID([.$A132];4;2)" office:value-type="string" office:string-value="01">
            <text:p>01</text:p>
          </table:table-cell>
          <table:table-cell table:formula="of:=MID([.$A132];6;2)" office:value-type="string" office:string-value="01">
            <text:p>01</text:p>
          </table:table-cell>
          <table:table-cell table:formula="of:=MID([.$A132];8;2)" office:value-type="string" office:string-value="04">
            <text:p>04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105">
            <text:p>412010105</text:p>
          </table:table-cell>
          <table:table-cell table:style-name="Excel_20_Built-in_20_Normal" table:formula="of:=[.J133]&amp;&quot;.&quot;&amp;[.K133]&amp;&quot;.&quot;&amp;[.L133]&amp;&quot;.&quot;&amp;[.M133]&amp;&quot;.&quot;&amp;[.N133]&amp;&quot;.&quot;&amp;[.O133]" office:value-type="string" office:string-value="4.1.2.01.01.05">
            <text:p>4.1.2.01.01.05</text:p>
          </table:table-cell>
          <table:table-cell table:style-name="ce2" office:value-type="string">
            <text:p>PERSALINAN / UG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33];1)" office:value-type="string" office:string-value="4">
            <text:p>4</text:p>
          </table:table-cell>
          <table:table-cell table:formula="of:=MID([.$A133];2;1)" office:value-type="string" office:string-value="1">
            <text:p>1</text:p>
          </table:table-cell>
          <table:table-cell table:formula="of:=MID([.$A133];3;1)" office:value-type="string" office:string-value="2">
            <text:p>2</text:p>
          </table:table-cell>
          <table:table-cell table:formula="of:=MID([.$A133];4;2)" office:value-type="string" office:string-value="01">
            <text:p>01</text:p>
          </table:table-cell>
          <table:table-cell table:formula="of:=MID([.$A133];6;2)" office:value-type="string" office:string-value="01">
            <text:p>01</text:p>
          </table:table-cell>
          <table:table-cell table:formula="of:=MID([.$A133];8;2)" office:value-type="string" office:string-value="05">
            <text:p>05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106">
            <text:p>412010106</text:p>
          </table:table-cell>
          <table:table-cell table:style-name="Excel_20_Built-in_20_Normal" table:formula="of:=[.J134]&amp;&quot;.&quot;&amp;[.K134]&amp;&quot;.&quot;&amp;[.L134]&amp;&quot;.&quot;&amp;[.M134]&amp;&quot;.&quot;&amp;[.N134]&amp;&quot;.&quot;&amp;[.O134]" office:value-type="string" office:string-value="4.1.2.01.01.06">
            <text:p>4.1.2.01.01.06</text:p>
          </table:table-cell>
          <table:table-cell table:style-name="ce2" office:value-type="string">
            <text:p>BP GIG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34];1)" office:value-type="string" office:string-value="4">
            <text:p>4</text:p>
          </table:table-cell>
          <table:table-cell table:formula="of:=MID([.$A134];2;1)" office:value-type="string" office:string-value="1">
            <text:p>1</text:p>
          </table:table-cell>
          <table:table-cell table:formula="of:=MID([.$A134];3;1)" office:value-type="string" office:string-value="2">
            <text:p>2</text:p>
          </table:table-cell>
          <table:table-cell table:formula="of:=MID([.$A134];4;2)" office:value-type="string" office:string-value="01">
            <text:p>01</text:p>
          </table:table-cell>
          <table:table-cell table:formula="of:=MID([.$A134];6;2)" office:value-type="string" office:string-value="01">
            <text:p>01</text:p>
          </table:table-cell>
          <table:table-cell table:formula="of:=MID([.$A134];8;2)" office:value-type="string" office:string-value="06">
            <text:p>06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107">
            <text:p>412010107</text:p>
          </table:table-cell>
          <table:table-cell table:style-name="Excel_20_Built-in_20_Normal" table:formula="of:=[.J135]&amp;&quot;.&quot;&amp;[.K135]&amp;&quot;.&quot;&amp;[.L135]&amp;&quot;.&quot;&amp;[.M135]&amp;&quot;.&quot;&amp;[.N135]&amp;&quot;.&quot;&amp;[.O135]" office:value-type="string" office:string-value="4.1.2.01.01.07">
            <text:p>4.1.2.01.01.07</text:p>
          </table:table-cell>
          <table:table-cell table:style-name="ce2" office:value-type="string">
            <text:p>FOGGING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35];1)" office:value-type="string" office:string-value="4">
            <text:p>4</text:p>
          </table:table-cell>
          <table:table-cell table:formula="of:=MID([.$A135];2;1)" office:value-type="string" office:string-value="1">
            <text:p>1</text:p>
          </table:table-cell>
          <table:table-cell table:formula="of:=MID([.$A135];3;1)" office:value-type="string" office:string-value="2">
            <text:p>2</text:p>
          </table:table-cell>
          <table:table-cell table:formula="of:=MID([.$A135];4;2)" office:value-type="string" office:string-value="01">
            <text:p>01</text:p>
          </table:table-cell>
          <table:table-cell table:formula="of:=MID([.$A135];6;2)" office:value-type="string" office:string-value="01">
            <text:p>01</text:p>
          </table:table-cell>
          <table:table-cell table:formula="of:=MID([.$A135];8;2)" office:value-type="string" office:string-value="07">
            <text:p>07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108">
            <text:p>412010108</text:p>
          </table:table-cell>
          <table:table-cell table:style-name="Excel_20_Built-in_20_Normal" table:formula="of:=[.J136]&amp;&quot;.&quot;&amp;[.K136]&amp;&quot;.&quot;&amp;[.L136]&amp;&quot;.&quot;&amp;[.M136]&amp;&quot;.&quot;&amp;[.N136]&amp;&quot;.&quot;&amp;[.O136]" office:value-type="string" office:string-value="4.1.2.01.01.08">
            <text:p>4.1.2.01.01.08</text:p>
          </table:table-cell>
          <table:table-cell table:style-name="ce2" office:value-type="string">
            <text:p>KI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36];1)" office:value-type="string" office:string-value="4">
            <text:p>4</text:p>
          </table:table-cell>
          <table:table-cell table:formula="of:=MID([.$A136];2;1)" office:value-type="string" office:string-value="1">
            <text:p>1</text:p>
          </table:table-cell>
          <table:table-cell table:formula="of:=MID([.$A136];3;1)" office:value-type="string" office:string-value="2">
            <text:p>2</text:p>
          </table:table-cell>
          <table:table-cell table:formula="of:=MID([.$A136];4;2)" office:value-type="string" office:string-value="01">
            <text:p>01</text:p>
          </table:table-cell>
          <table:table-cell table:formula="of:=MID([.$A136];6;2)" office:value-type="string" office:string-value="01">
            <text:p>01</text:p>
          </table:table-cell>
          <table:table-cell table:formula="of:=MID([.$A136];8;2)" office:value-type="string" office:string-value="08">
            <text:p>08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109">
            <text:p>412010109</text:p>
          </table:table-cell>
          <table:table-cell table:style-name="Excel_20_Built-in_20_Normal" table:formula="of:=[.J137]&amp;&quot;.&quot;&amp;[.K137]&amp;&quot;.&quot;&amp;[.L137]&amp;&quot;.&quot;&amp;[.M137]&amp;&quot;.&quot;&amp;[.N137]&amp;&quot;.&quot;&amp;[.O137]" office:value-type="string" office:string-value="4.1.2.01.01.09">
            <text:p>4.1.2.01.01.09</text:p>
          </table:table-cell>
          <table:table-cell table:style-name="ce2" office:value-type="string">
            <text:p>PERIZINAN SARANA KESEHAT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37];1)" office:value-type="string" office:string-value="4">
            <text:p>4</text:p>
          </table:table-cell>
          <table:table-cell table:formula="of:=MID([.$A137];2;1)" office:value-type="string" office:string-value="1">
            <text:p>1</text:p>
          </table:table-cell>
          <table:table-cell table:formula="of:=MID([.$A137];3;1)" office:value-type="string" office:string-value="2">
            <text:p>2</text:p>
          </table:table-cell>
          <table:table-cell table:formula="of:=MID([.$A137];4;2)" office:value-type="string" office:string-value="01">
            <text:p>01</text:p>
          </table:table-cell>
          <table:table-cell table:formula="of:=MID([.$A137];6;2)" office:value-type="string" office:string-value="01">
            <text:p>01</text:p>
          </table:table-cell>
          <table:table-cell table:formula="of:=MID([.$A137];8;2)" office:value-type="string" office:string-value="09">
            <text:p>09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200">
            <text:p>412010200</text:p>
          </table:table-cell>
          <table:table-cell table:style-name="Excel_20_Built-in_20_Normal" table:formula="of:=[.J138]&amp;&quot;.&quot;&amp;[.K138]&amp;&quot;.&quot;&amp;[.L138]&amp;&quot;.&quot;&amp;[.M138]&amp;&quot;.&quot;&amp;[.N138]&amp;&quot;.&quot;&amp;[.O138]" office:value-type="string" office:string-value="4.1.2.01.02.00">
            <text:p>4.1.2.01.02.00</text:p>
          </table:table-cell>
          <table:table-cell table:style-name="ce2" office:value-type="string">
            <text:p>RETRIBUSI PELAYANAN SAMP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38];1)" office:value-type="string" office:string-value="4">
            <text:p>4</text:p>
          </table:table-cell>
          <table:table-cell table:formula="of:=MID([.$A138];2;1)" office:value-type="string" office:string-value="1">
            <text:p>1</text:p>
          </table:table-cell>
          <table:table-cell table:formula="of:=MID([.$A138];3;1)" office:value-type="string" office:string-value="2">
            <text:p>2</text:p>
          </table:table-cell>
          <table:table-cell table:formula="of:=MID([.$A138];4;2)" office:value-type="string" office:string-value="01">
            <text:p>01</text:p>
          </table:table-cell>
          <table:table-cell table:formula="of:=MID([.$A138];6;2)" office:value-type="string" office:string-value="02">
            <text:p>02</text:p>
          </table:table-cell>
          <table:table-cell table:formula="of:=MID([.$A13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201">
            <text:p>412010201</text:p>
          </table:table-cell>
          <table:table-cell table:style-name="Excel_20_Built-in_20_Normal" table:formula="of:=[.J139]&amp;&quot;.&quot;&amp;[.K139]&amp;&quot;.&quot;&amp;[.L139]&amp;&quot;.&quot;&amp;[.M139]&amp;&quot;.&quot;&amp;[.N139]&amp;&quot;.&quot;&amp;[.O139]" office:value-type="string" office:string-value="4.1.2.01.02.01">
            <text:p>4.1.2.01.02.01</text:p>
          </table:table-cell>
          <table:table-cell table:style-name="ce2" office:value-type="string">
            <text:p>RET.PELY.SAMPAH (PDAM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39];1)" office:value-type="string" office:string-value="4">
            <text:p>4</text:p>
          </table:table-cell>
          <table:table-cell table:formula="of:=MID([.$A139];2;1)" office:value-type="string" office:string-value="1">
            <text:p>1</text:p>
          </table:table-cell>
          <table:table-cell table:formula="of:=MID([.$A139];3;1)" office:value-type="string" office:string-value="2">
            <text:p>2</text:p>
          </table:table-cell>
          <table:table-cell table:formula="of:=MID([.$A139];4;2)" office:value-type="string" office:string-value="01">
            <text:p>01</text:p>
          </table:table-cell>
          <table:table-cell table:formula="of:=MID([.$A139];6;2)" office:value-type="string" office:string-value="02">
            <text:p>02</text:p>
          </table:table-cell>
          <table:table-cell table:formula="of:=MID([.$A139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202">
            <text:p>412010202</text:p>
          </table:table-cell>
          <table:table-cell table:style-name="Excel_20_Built-in_20_Normal" table:formula="of:=[.J140]&amp;&quot;.&quot;&amp;[.K140]&amp;&quot;.&quot;&amp;[.L140]&amp;&quot;.&quot;&amp;[.M140]&amp;&quot;.&quot;&amp;[.N140]&amp;&quot;.&quot;&amp;[.O140]" office:value-type="string" office:string-value="4.1.2.01.02.02">
            <text:p>4.1.2.01.02.02</text:p>
          </table:table-cell>
          <table:table-cell table:style-name="ce2" office:value-type="string">
            <text:p>RET.PELY.SAMPAH (NON PDAM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40];1)" office:value-type="string" office:string-value="4">
            <text:p>4</text:p>
          </table:table-cell>
          <table:table-cell table:formula="of:=MID([.$A140];2;1)" office:value-type="string" office:string-value="1">
            <text:p>1</text:p>
          </table:table-cell>
          <table:table-cell table:formula="of:=MID([.$A140];3;1)" office:value-type="string" office:string-value="2">
            <text:p>2</text:p>
          </table:table-cell>
          <table:table-cell table:formula="of:=MID([.$A140];4;2)" office:value-type="string" office:string-value="01">
            <text:p>01</text:p>
          </table:table-cell>
          <table:table-cell table:formula="of:=MID([.$A140];6;2)" office:value-type="string" office:string-value="02">
            <text:p>02</text:p>
          </table:table-cell>
          <table:table-cell table:formula="of:=MID([.$A140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300">
            <text:p>412010300</text:p>
          </table:table-cell>
          <table:table-cell table:style-name="Excel_20_Built-in_20_Normal" table:formula="of:=[.J141]&amp;&quot;.&quot;&amp;[.K141]&amp;&quot;.&quot;&amp;[.L141]&amp;&quot;.&quot;&amp;[.M141]&amp;&quot;.&quot;&amp;[.N141]&amp;&quot;.&quot;&amp;[.O141]" office:value-type="string" office:string-value="4.1.2.01.03.00">
            <text:p>4.1.2.01.03.00</text:p>
          </table:table-cell>
          <table:table-cell table:style-name="ce2" office:value-type="string">
            <text:p>RET PENGGANTIAN BIAYA KTP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41];1)" office:value-type="string" office:string-value="4">
            <text:p>4</text:p>
          </table:table-cell>
          <table:table-cell table:formula="of:=MID([.$A141];2;1)" office:value-type="string" office:string-value="1">
            <text:p>1</text:p>
          </table:table-cell>
          <table:table-cell table:formula="of:=MID([.$A141];3;1)" office:value-type="string" office:string-value="2">
            <text:p>2</text:p>
          </table:table-cell>
          <table:table-cell table:formula="of:=MID([.$A141];4;2)" office:value-type="string" office:string-value="01">
            <text:p>01</text:p>
          </table:table-cell>
          <table:table-cell table:formula="of:=MID([.$A141];6;2)" office:value-type="string" office:string-value="03">
            <text:p>03</text:p>
          </table:table-cell>
          <table:table-cell table:formula="of:=MID([.$A14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500">
            <text:p>412010500</text:p>
          </table:table-cell>
          <table:table-cell table:style-name="Excel_20_Built-in_20_Normal" table:formula="of:=[.J142]&amp;&quot;.&quot;&amp;[.K142]&amp;&quot;.&quot;&amp;[.L142]&amp;&quot;.&quot;&amp;[.M142]&amp;&quot;.&quot;&amp;[.N142]&amp;&quot;.&quot;&amp;[.O142]" office:value-type="string" office:string-value="4.1.2.01.05.00">
            <text:p>4.1.2.01.05.00</text:p>
          </table:table-cell>
          <table:table-cell table:style-name="ce2" office:value-type="string">
            <text:p>RET PELAYANAN PARKIR DI TEPI JALAN UMU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42];1)" office:value-type="string" office:string-value="4">
            <text:p>4</text:p>
          </table:table-cell>
          <table:table-cell table:formula="of:=MID([.$A142];2;1)" office:value-type="string" office:string-value="1">
            <text:p>1</text:p>
          </table:table-cell>
          <table:table-cell table:formula="of:=MID([.$A142];3;1)" office:value-type="string" office:string-value="2">
            <text:p>2</text:p>
          </table:table-cell>
          <table:table-cell table:formula="of:=MID([.$A142];4;2)" office:value-type="string" office:string-value="01">
            <text:p>01</text:p>
          </table:table-cell>
          <table:table-cell table:formula="of:=MID([.$A142];6;2)" office:value-type="string" office:string-value="05">
            <text:p>05</text:p>
          </table:table-cell>
          <table:table-cell table:formula="of:=MID([.$A14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600">
            <text:p>412010600</text:p>
          </table:table-cell>
          <table:table-cell table:style-name="Excel_20_Built-in_20_Normal" table:formula="of:=[.J143]&amp;&quot;.&quot;&amp;[.K143]&amp;&quot;.&quot;&amp;[.L143]&amp;&quot;.&quot;&amp;[.M143]&amp;&quot;.&quot;&amp;[.N143]&amp;&quot;.&quot;&amp;[.O143]" office:value-type="string" office:string-value="4.1.2.01.06.00">
            <text:p>4.1.2.01.06.00</text:p>
          </table:table-cell>
          <table:table-cell table:style-name="ce2" office:value-type="string">
            <text:p>RET PASA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43];1)" office:value-type="string" office:string-value="4">
            <text:p>4</text:p>
          </table:table-cell>
          <table:table-cell table:formula="of:=MID([.$A143];2;1)" office:value-type="string" office:string-value="1">
            <text:p>1</text:p>
          </table:table-cell>
          <table:table-cell table:formula="of:=MID([.$A143];3;1)" office:value-type="string" office:string-value="2">
            <text:p>2</text:p>
          </table:table-cell>
          <table:table-cell table:formula="of:=MID([.$A143];4;2)" office:value-type="string" office:string-value="01">
            <text:p>01</text:p>
          </table:table-cell>
          <table:table-cell table:formula="of:=MID([.$A143];6;2)" office:value-type="string" office:string-value="06">
            <text:p>06</text:p>
          </table:table-cell>
          <table:table-cell table:formula="of:=MID([.$A14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700">
            <text:p>412010700</text:p>
          </table:table-cell>
          <table:table-cell table:style-name="Excel_20_Built-in_20_Normal" table:formula="of:=[.J144]&amp;&quot;.&quot;&amp;[.K144]&amp;&quot;.&quot;&amp;[.L144]&amp;&quot;.&quot;&amp;[.M144]&amp;&quot;.&quot;&amp;[.N144]&amp;&quot;.&quot;&amp;[.O144]" office:value-type="string" office:string-value="4.1.2.01.07.00">
            <text:p>4.1.2.01.07.00</text:p>
          </table:table-cell>
          <table:table-cell table:style-name="ce2" office:value-type="string">
            <text:p>RET PENGUJIAN KEND.BERMOTO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/>
          <table:table-cell table:formula="of:=LEFT([.A144];1)" office:value-type="string" office:string-value="4">
            <text:p>4</text:p>
          </table:table-cell>
          <table:table-cell table:formula="of:=MID([.$A144];2;1)" office:value-type="string" office:string-value="1">
            <text:p>1</text:p>
          </table:table-cell>
          <table:table-cell table:formula="of:=MID([.$A144];3;1)" office:value-type="string" office:string-value="2">
            <text:p>2</text:p>
          </table:table-cell>
          <table:table-cell table:formula="of:=MID([.$A144];4;2)" office:value-type="string" office:string-value="01">
            <text:p>01</text:p>
          </table:table-cell>
          <table:table-cell table:formula="of:=MID([.$A144];6;2)" office:value-type="string" office:string-value="07">
            <text:p>07</text:p>
          </table:table-cell>
          <table:table-cell table:formula="of:=MID([.$A14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0800">
            <text:p>412010800</text:p>
          </table:table-cell>
          <table:table-cell table:style-name="Excel_20_Built-in_20_Normal" table:formula="of:=[.J145]&amp;&quot;.&quot;&amp;[.K145]&amp;&quot;.&quot;&amp;[.L145]&amp;&quot;.&quot;&amp;[.M145]&amp;&quot;.&quot;&amp;[.N145]&amp;&quot;.&quot;&amp;[.O145]" office:value-type="string" office:string-value="4.1.2.01.08.00">
            <text:p>4.1.2.01.08.00</text:p>
          </table:table-cell>
          <table:table-cell table:style-name="ce2" office:value-type="string">
            <text:p>RET PEMERIKSAAN ALAT PEMADAM KEBAKAR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45];1)" office:value-type="string" office:string-value="4">
            <text:p>4</text:p>
          </table:table-cell>
          <table:table-cell table:formula="of:=MID([.$A145];2;1)" office:value-type="string" office:string-value="1">
            <text:p>1</text:p>
          </table:table-cell>
          <table:table-cell table:formula="of:=MID([.$A145];3;1)" office:value-type="string" office:string-value="2">
            <text:p>2</text:p>
          </table:table-cell>
          <table:table-cell table:formula="of:=MID([.$A145];4;2)" office:value-type="string" office:string-value="01">
            <text:p>01</text:p>
          </table:table-cell>
          <table:table-cell table:formula="of:=MID([.$A145];6;2)" office:value-type="string" office:string-value="08">
            <text:p>08</text:p>
          </table:table-cell>
          <table:table-cell table:formula="of:=MID([.$A14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1200">
            <text:p>412011200</text:p>
          </table:table-cell>
          <table:table-cell table:style-name="Excel_20_Built-in_20_Normal" table:formula="of:=[.J146]&amp;&quot;.&quot;&amp;[.K146]&amp;&quot;.&quot;&amp;[.L146]&amp;&quot;.&quot;&amp;[.M146]&amp;&quot;.&quot;&amp;[.N146]&amp;&quot;.&quot;&amp;[.O146]" office:value-type="string" office:string-value="4.1.2.01.12.00">
            <text:p>4.1.2.01.12.00</text:p>
          </table:table-cell>
          <table:table-cell table:style-name="ce2" office:value-type="string">
            <text:p>RET PEN ANGG UPTD PERPUSTAKAAN DAER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46];1)" office:value-type="string" office:string-value="4">
            <text:p>4</text:p>
          </table:table-cell>
          <table:table-cell table:formula="of:=MID([.$A146];2;1)" office:value-type="string" office:string-value="1">
            <text:p>1</text:p>
          </table:table-cell>
          <table:table-cell table:formula="of:=MID([.$A146];3;1)" office:value-type="string" office:string-value="2">
            <text:p>2</text:p>
          </table:table-cell>
          <table:table-cell table:formula="of:=MID([.$A146];4;2)" office:value-type="string" office:string-value="01">
            <text:p>01</text:p>
          </table:table-cell>
          <table:table-cell table:formula="of:=MID([.$A146];6;2)" office:value-type="string" office:string-value="12">
            <text:p>12</text:p>
          </table:table-cell>
          <table:table-cell table:formula="of:=MID([.$A14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1300">
            <text:p>412011300</text:p>
          </table:table-cell>
          <table:table-cell table:style-name="Excel_20_Built-in_20_Normal" table:formula="of:=[.J147]&amp;&quot;.&quot;&amp;[.K147]&amp;&quot;.&quot;&amp;[.L147]&amp;&quot;.&quot;&amp;[.M147]&amp;&quot;.&quot;&amp;[.N147]&amp;&quot;.&quot;&amp;[.O147]" office:value-type="string" office:string-value="4.1.2.01.13.00">
            <text:p>4.1.2.01.13.00</text:p>
          </table:table-cell>
          <table:table-cell table:style-name="ce2" office:value-type="string">
            <text:p>RET KIPEM / SKT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47];1)" office:value-type="string" office:string-value="4">
            <text:p>4</text:p>
          </table:table-cell>
          <table:table-cell table:formula="of:=MID([.$A147];2;1)" office:value-type="string" office:string-value="1">
            <text:p>1</text:p>
          </table:table-cell>
          <table:table-cell table:formula="of:=MID([.$A147];3;1)" office:value-type="string" office:string-value="2">
            <text:p>2</text:p>
          </table:table-cell>
          <table:table-cell table:formula="of:=MID([.$A147];4;2)" office:value-type="string" office:string-value="01">
            <text:p>01</text:p>
          </table:table-cell>
          <table:table-cell table:formula="of:=MID([.$A147];6;2)" office:value-type="string" office:string-value="13">
            <text:p>13</text:p>
          </table:table-cell>
          <table:table-cell table:formula="of:=MID([.$A14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1301">
            <text:p>412011301</text:p>
          </table:table-cell>
          <table:table-cell table:style-name="Excel_20_Built-in_20_Normal" table:formula="of:=[.J148]&amp;&quot;.&quot;&amp;[.K148]&amp;&quot;.&quot;&amp;[.L148]&amp;&quot;.&quot;&amp;[.M148]&amp;&quot;.&quot;&amp;[.N148]&amp;&quot;.&quot;&amp;[.O148]" office:value-type="string" office:string-value="4.1.2.01.13.01">
            <text:p>4.1.2.01.13.01</text:p>
          </table:table-cell>
          <table:table-cell table:style-name="ce2" office:value-type="string">
            <text:p>RET KIPE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48];1)" office:value-type="string" office:string-value="4">
            <text:p>4</text:p>
          </table:table-cell>
          <table:table-cell table:formula="of:=MID([.$A148];2;1)" office:value-type="string" office:string-value="1">
            <text:p>1</text:p>
          </table:table-cell>
          <table:table-cell table:formula="of:=MID([.$A148];3;1)" office:value-type="string" office:string-value="2">
            <text:p>2</text:p>
          </table:table-cell>
          <table:table-cell table:formula="of:=MID([.$A148];4;2)" office:value-type="string" office:string-value="01">
            <text:p>01</text:p>
          </table:table-cell>
          <table:table-cell table:formula="of:=MID([.$A148];6;2)" office:value-type="string" office:string-value="13">
            <text:p>13</text:p>
          </table:table-cell>
          <table:table-cell table:formula="of:=MID([.$A148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2011302">
            <text:p>412011302</text:p>
          </table:table-cell>
          <table:table-cell table:style-name="Excel_20_Built-in_20_Normal" table:formula="of:=[.J149]&amp;&quot;.&quot;&amp;[.K149]&amp;&quot;.&quot;&amp;[.L149]&amp;&quot;.&quot;&amp;[.M149]&amp;&quot;.&quot;&amp;[.N149]&amp;&quot;.&quot;&amp;[.O149]" office:value-type="string" office:string-value="4.1.2.01.13.02">
            <text:p>4.1.2.01.13.02</text:p>
          </table:table-cell>
          <table:table-cell table:style-name="ce2" office:value-type="string">
            <text:p>RET PENDAFTARAN PENDUDUK WN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49];1)" office:value-type="string" office:string-value="4">
            <text:p>4</text:p>
          </table:table-cell>
          <table:table-cell table:formula="of:=MID([.$A149];2;1)" office:value-type="string" office:string-value="1">
            <text:p>1</text:p>
          </table:table-cell>
          <table:table-cell table:formula="of:=MID([.$A149];3;1)" office:value-type="string" office:string-value="2">
            <text:p>2</text:p>
          </table:table-cell>
          <table:table-cell table:formula="of:=MID([.$A149];4;2)" office:value-type="string" office:string-value="01">
            <text:p>01</text:p>
          </table:table-cell>
          <table:table-cell table:formula="of:=MID([.$A149];6;2)" office:value-type="string" office:string-value="13">
            <text:p>13</text:p>
          </table:table-cell>
          <table:table-cell table:formula="of:=MID([.$A149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2011400">
            <text:p>412011400</text:p>
          </table:table-cell>
          <table:table-cell table:style-name="Excel_20_Built-in_20_Normal" table:formula="of:=[.J150]&amp;&quot;.&quot;&amp;[.K150]&amp;&quot;.&quot;&amp;[.L150]&amp;&quot;.&quot;&amp;[.M150]&amp;&quot;.&quot;&amp;[.N150]&amp;&quot;.&quot;&amp;[.O150]" office:value-type="string" office:string-value="4.1.2.01.14.00">
            <text:p>4.1.2.01.14.00</text:p>
          </table:table-cell>
          <table:table-cell table:style-name="ce2" office:value-type="string">
            <text:p>RET PENGGUNAAN JARINGAN PIPA LIMBAH CAI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50];1)" office:value-type="string" office:string-value="4">
            <text:p>4</text:p>
          </table:table-cell>
          <table:table-cell table:formula="of:=MID([.$A150];2;1)" office:value-type="string" office:string-value="1">
            <text:p>1</text:p>
          </table:table-cell>
          <table:table-cell table:formula="of:=MID([.$A150];3;1)" office:value-type="string" office:string-value="2">
            <text:p>2</text:p>
          </table:table-cell>
          <table:table-cell table:formula="of:=MID([.$A150];4;2)" office:value-type="string" office:string-value="01">
            <text:p>01</text:p>
          </table:table-cell>
          <table:table-cell table:formula="of:=MID([.$A150];6;2)" office:value-type="string" office:string-value="14">
            <text:p>14</text:p>
          </table:table-cell>
          <table:table-cell table:formula="of:=MID([.$A15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11500">
            <text:p>412011500</text:p>
          </table:table-cell>
          <table:table-cell table:style-name="Excel_20_Built-in_20_Normal" table:formula="of:=[.J151]&amp;&quot;.&quot;&amp;[.K151]&amp;&quot;.&quot;&amp;[.L151]&amp;&quot;.&quot;&amp;[.M151]&amp;&quot;.&quot;&amp;[.N151]&amp;&quot;.&quot;&amp;[.O151]" office:value-type="string" office:string-value="4.1.2.01.15.00">
            <text:p>4.1.2.01.15.00</text:p>
          </table:table-cell>
          <table:table-cell table:style-name="ce2" office:value-type="string">
            <text:p>RET PENGG BIAYA AKTE KEPENDUDUKAN (CAPIL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51];1)" office:value-type="string" office:string-value="4">
            <text:p>4</text:p>
          </table:table-cell>
          <table:table-cell table:formula="of:=MID([.$A151];2;1)" office:value-type="string" office:string-value="1">
            <text:p>1</text:p>
          </table:table-cell>
          <table:table-cell table:formula="of:=MID([.$A151];3;1)" office:value-type="string" office:string-value="2">
            <text:p>2</text:p>
          </table:table-cell>
          <table:table-cell table:formula="of:=MID([.$A151];4;2)" office:value-type="string" office:string-value="01">
            <text:p>01</text:p>
          </table:table-cell>
          <table:table-cell table:formula="of:=MID([.$A151];6;2)" office:value-type="string" office:string-value="15">
            <text:p>15</text:p>
          </table:table-cell>
          <table:table-cell table:formula="of:=MID([.$A15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20000">
            <text:p>412020000</text:p>
          </table:table-cell>
          <table:table-cell table:style-name="Excel_20_Built-in_20_Normal" table:formula="of:=[.J152]&amp;&quot;.&quot;&amp;[.K152]&amp;&quot;.&quot;&amp;[.L152]&amp;&quot;.&quot;&amp;[.M152]&amp;&quot;.&quot;&amp;[.N152]&amp;&quot;.&quot;&amp;[.O152]" office:value-type="string" office:string-value="4.1.2.02.00.00">
            <text:p>4.1.2.02.00.00</text:p>
          </table:table-cell>
          <table:table-cell table:style-name="ce2" office:value-type="string">
            <text:p>RETRIBUSI JASA USAH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52];1)" office:value-type="string" office:string-value="4">
            <text:p>4</text:p>
          </table:table-cell>
          <table:table-cell table:formula="of:=MID([.$A152];2;1)" office:value-type="string" office:string-value="1">
            <text:p>1</text:p>
          </table:table-cell>
          <table:table-cell table:formula="of:=MID([.$A152];3;1)" office:value-type="string" office:string-value="2">
            <text:p>2</text:p>
          </table:table-cell>
          <table:table-cell table:formula="of:=MID([.$A152];4;2)" office:value-type="string" office:string-value="02">
            <text:p>02</text:p>
          </table:table-cell>
          <table:table-cell table:formula="of:=MID([.$A152];6;2)" office:value-type="string" office:string-value="00">
            <text:p>00</text:p>
          </table:table-cell>
          <table:table-cell table:formula="of:=MID([.$A15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20100">
            <text:p>412020100</text:p>
          </table:table-cell>
          <table:table-cell table:style-name="Excel_20_Built-in_20_Normal" table:formula="of:=[.J153]&amp;&quot;.&quot;&amp;[.K153]&amp;&quot;.&quot;&amp;[.L153]&amp;&quot;.&quot;&amp;[.M153]&amp;&quot;.&quot;&amp;[.N153]&amp;&quot;.&quot;&amp;[.O153]" office:value-type="string" office:string-value="4.1.2.02.01.00">
            <text:p>4.1.2.02.01.00</text:p>
          </table:table-cell>
          <table:table-cell table:style-name="ce2" office:value-type="string">
            <text:p>RET PEMAKAIAN KEKAYAAN DAER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53];1)" office:value-type="string" office:string-value="4">
            <text:p>4</text:p>
          </table:table-cell>
          <table:table-cell table:formula="of:=MID([.$A153];2;1)" office:value-type="string" office:string-value="1">
            <text:p>1</text:p>
          </table:table-cell>
          <table:table-cell table:formula="of:=MID([.$A153];3;1)" office:value-type="string" office:string-value="2">
            <text:p>2</text:p>
          </table:table-cell>
          <table:table-cell table:formula="of:=MID([.$A153];4;2)" office:value-type="string" office:string-value="02">
            <text:p>02</text:p>
          </table:table-cell>
          <table:table-cell table:formula="of:=MID([.$A153];6;2)" office:value-type="string" office:string-value="01">
            <text:p>01</text:p>
          </table:table-cell>
          <table:table-cell table:formula="of:=MID([.$A15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20400">
            <text:p>412020400</text:p>
          </table:table-cell>
          <table:table-cell table:style-name="Excel_20_Built-in_20_Normal" table:formula="of:=[.J154]&amp;&quot;.&quot;&amp;[.K154]&amp;&quot;.&quot;&amp;[.L154]&amp;&quot;.&quot;&amp;[.M154]&amp;&quot;.&quot;&amp;[.N154]&amp;&quot;.&quot;&amp;[.O154]" office:value-type="string" office:string-value="4.1.2.02.04.00">
            <text:p>4.1.2.02.04.00</text:p>
          </table:table-cell>
          <table:table-cell table:style-name="ce2" office:value-type="string">
            <text:p>RET TERMINA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54];1)" office:value-type="string" office:string-value="4">
            <text:p>4</text:p>
          </table:table-cell>
          <table:table-cell table:formula="of:=MID([.$A154];2;1)" office:value-type="string" office:string-value="1">
            <text:p>1</text:p>
          </table:table-cell>
          <table:table-cell table:formula="of:=MID([.$A154];3;1)" office:value-type="string" office:string-value="2">
            <text:p>2</text:p>
          </table:table-cell>
          <table:table-cell table:formula="of:=MID([.$A154];4;2)" office:value-type="string" office:string-value="02">
            <text:p>02</text:p>
          </table:table-cell>
          <table:table-cell table:formula="of:=MID([.$A154];6;2)" office:value-type="string" office:string-value="04">
            <text:p>04</text:p>
          </table:table-cell>
          <table:table-cell table:formula="of:=MID([.$A15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20500">
            <text:p>412020500</text:p>
          </table:table-cell>
          <table:table-cell table:style-name="Excel_20_Built-in_20_Normal" table:formula="of:=[.J155]&amp;&quot;.&quot;&amp;[.K155]&amp;&quot;.&quot;&amp;[.L155]&amp;&quot;.&quot;&amp;[.M155]&amp;&quot;.&quot;&amp;[.N155]&amp;&quot;.&quot;&amp;[.O155]" office:value-type="string" office:string-value="4.1.2.02.05.00">
            <text:p>4.1.2.02.05.00</text:p>
          </table:table-cell>
          <table:table-cell table:style-name="ce2" office:value-type="string">
            <text:p>RET TEMPAT KHUSUS PARKI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55];1)" office:value-type="string" office:string-value="4">
            <text:p>4</text:p>
          </table:table-cell>
          <table:table-cell table:formula="of:=MID([.$A155];2;1)" office:value-type="string" office:string-value="1">
            <text:p>1</text:p>
          </table:table-cell>
          <table:table-cell table:formula="of:=MID([.$A155];3;1)" office:value-type="string" office:string-value="2">
            <text:p>2</text:p>
          </table:table-cell>
          <table:table-cell table:formula="of:=MID([.$A155];4;2)" office:value-type="string" office:string-value="02">
            <text:p>02</text:p>
          </table:table-cell>
          <table:table-cell table:formula="of:=MID([.$A155];6;2)" office:value-type="string" office:string-value="05">
            <text:p>05</text:p>
          </table:table-cell>
          <table:table-cell table:formula="of:=MID([.$A15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20700">
            <text:p>412020700</text:p>
          </table:table-cell>
          <table:table-cell table:style-name="Excel_20_Built-in_20_Normal" table:formula="of:=[.J156]&amp;&quot;.&quot;&amp;[.K156]&amp;&quot;.&quot;&amp;[.L156]&amp;&quot;.&quot;&amp;[.M156]&amp;&quot;.&quot;&amp;[.N156]&amp;&quot;.&quot;&amp;[.O156]" office:value-type="string" office:string-value="4.1.2.02.07.00">
            <text:p>4.1.2.02.07.00</text:p>
          </table:table-cell>
          <table:table-cell table:style-name="ce2" office:value-type="string">
            <text:p>RET PENYEDOTAN KAKU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56];1)" office:value-type="string" office:string-value="4">
            <text:p>4</text:p>
          </table:table-cell>
          <table:table-cell table:formula="of:=MID([.$A156];2;1)" office:value-type="string" office:string-value="1">
            <text:p>1</text:p>
          </table:table-cell>
          <table:table-cell table:formula="of:=MID([.$A156];3;1)" office:value-type="string" office:string-value="2">
            <text:p>2</text:p>
          </table:table-cell>
          <table:table-cell table:formula="of:=MID([.$A156];4;2)" office:value-type="string" office:string-value="02">
            <text:p>02</text:p>
          </table:table-cell>
          <table:table-cell table:formula="of:=MID([.$A156];6;2)" office:value-type="string" office:string-value="07">
            <text:p>07</text:p>
          </table:table-cell>
          <table:table-cell table:formula="of:=MID([.$A15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20800">
            <text:p>412020800</text:p>
          </table:table-cell>
          <table:table-cell table:style-name="Excel_20_Built-in_20_Normal" table:formula="of:=[.J157]&amp;&quot;.&quot;&amp;[.K157]&amp;&quot;.&quot;&amp;[.L157]&amp;&quot;.&quot;&amp;[.M157]&amp;&quot;.&quot;&amp;[.N157]&amp;&quot;.&quot;&amp;[.O157]" office:value-type="string" office:string-value="4.1.2.02.08.00">
            <text:p>4.1.2.02.08.00</text:p>
          </table:table-cell>
          <table:table-cell table:style-name="ce2" office:value-type="string">
            <text:p>RET RUMAH POTONG HEWAN (RPH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/>
          <table:table-cell table:formula="of:=LEFT([.A157];1)" office:value-type="string" office:string-value="4">
            <text:p>4</text:p>
          </table:table-cell>
          <table:table-cell table:formula="of:=MID([.$A157];2;1)" office:value-type="string" office:string-value="1">
            <text:p>1</text:p>
          </table:table-cell>
          <table:table-cell table:formula="of:=MID([.$A157];3;1)" office:value-type="string" office:string-value="2">
            <text:p>2</text:p>
          </table:table-cell>
          <table:table-cell table:formula="of:=MID([.$A157];4;2)" office:value-type="string" office:string-value="02">
            <text:p>02</text:p>
          </table:table-cell>
          <table:table-cell table:formula="of:=MID([.$A157];6;2)" office:value-type="string" office:string-value="08">
            <text:p>08</text:p>
          </table:table-cell>
          <table:table-cell table:formula="of:=MID([.$A15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20801">
            <text:p>412020801</text:p>
          </table:table-cell>
          <table:table-cell table:style-name="Excel_20_Built-in_20_Normal" table:formula="of:=[.J158]&amp;&quot;.&quot;&amp;[.K158]&amp;&quot;.&quot;&amp;[.L158]&amp;&quot;.&quot;&amp;[.M158]&amp;&quot;.&quot;&amp;[.N158]&amp;&quot;.&quot;&amp;[.O158]" office:value-type="string" office:string-value="4.1.2.02.08.01">
            <text:p>4.1.2.02.08.01</text:p>
          </table:table-cell>
          <table:table-cell table:style-name="ce2" office:value-type="string">
            <text:p>RET RUMAH POTONG HEWAN (RPH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58];1)" office:value-type="string" office:string-value="4">
            <text:p>4</text:p>
          </table:table-cell>
          <table:table-cell table:formula="of:=MID([.$A158];2;1)" office:value-type="string" office:string-value="1">
            <text:p>1</text:p>
          </table:table-cell>
          <table:table-cell table:formula="of:=MID([.$A158];3;1)" office:value-type="string" office:string-value="2">
            <text:p>2</text:p>
          </table:table-cell>
          <table:table-cell table:formula="of:=MID([.$A158];4;2)" office:value-type="string" office:string-value="02">
            <text:p>02</text:p>
          </table:table-cell>
          <table:table-cell table:formula="of:=MID([.$A158];6;2)" office:value-type="string" office:string-value="08">
            <text:p>08</text:p>
          </table:table-cell>
          <table:table-cell table:formula="of:=MID([.$A158];8;2)" office:value-type="string" office:string-value="01">
            <text:p>01</text:p>
          </table:table-cell>
          <table:table-cell table:number-columns-repeated="1009"/>
        </table:table-row>
        <table:table-row table:style-name="ro1">
          <table:table-cell table:style-name="ce2" office:value-type="float" office:value="412020802">
            <text:p>412020802</text:p>
          </table:table-cell>
          <table:table-cell table:style-name="Excel_20_Built-in_20_Normal" table:formula="of:=[.J159]&amp;&quot;.&quot;&amp;[.K159]&amp;&quot;.&quot;&amp;[.L159]&amp;&quot;.&quot;&amp;[.M159]&amp;&quot;.&quot;&amp;[.N159]&amp;&quot;.&quot;&amp;[.O159]" office:value-type="string" office:string-value="4.1.2.02.08.02">
            <text:p>4.1.2.02.08.02</text:p>
          </table:table-cell>
          <table:table-cell table:style-name="ce2" office:value-type="string">
            <text:p>RET PEMERIKSAAN PEMOTONGAN AYA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59];1)" office:value-type="string" office:string-value="4">
            <text:p>4</text:p>
          </table:table-cell>
          <table:table-cell table:formula="of:=MID([.$A159];2;1)" office:value-type="string" office:string-value="1">
            <text:p>1</text:p>
          </table:table-cell>
          <table:table-cell table:formula="of:=MID([.$A159];3;1)" office:value-type="string" office:string-value="2">
            <text:p>2</text:p>
          </table:table-cell>
          <table:table-cell table:formula="of:=MID([.$A159];4;2)" office:value-type="string" office:string-value="02">
            <text:p>02</text:p>
          </table:table-cell>
          <table:table-cell table:formula="of:=MID([.$A159];6;2)" office:value-type="string" office:string-value="08">
            <text:p>08</text:p>
          </table:table-cell>
          <table:table-cell table:formula="of:=MID([.$A159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2" office:value-type="float" office:value="412020803">
            <text:p>412020803</text:p>
          </table:table-cell>
          <table:table-cell table:style-name="Excel_20_Built-in_20_Normal" table:formula="of:=[.J160]&amp;&quot;.&quot;&amp;[.K160]&amp;&quot;.&quot;&amp;[.L160]&amp;&quot;.&quot;&amp;[.M160]&amp;&quot;.&quot;&amp;[.N160]&amp;&quot;.&quot;&amp;[.O160]" office:value-type="string" office:string-value="4.1.2.02.08.03">
            <text:p>4.1.2.02.08.03</text:p>
          </table:table-cell>
          <table:table-cell table:style-name="ce2" office:value-type="string">
            <text:p>RET TEMPAT PENAMPUNG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60];1)" office:value-type="string" office:string-value="4">
            <text:p>4</text:p>
          </table:table-cell>
          <table:table-cell table:formula="of:=MID([.$A160];2;1)" office:value-type="string" office:string-value="1">
            <text:p>1</text:p>
          </table:table-cell>
          <table:table-cell table:formula="of:=MID([.$A160];3;1)" office:value-type="string" office:string-value="2">
            <text:p>2</text:p>
          </table:table-cell>
          <table:table-cell table:formula="of:=MID([.$A160];4;2)" office:value-type="string" office:string-value="02">
            <text:p>02</text:p>
          </table:table-cell>
          <table:table-cell table:formula="of:=MID([.$A160];6;2)" office:value-type="string" office:string-value="08">
            <text:p>08</text:p>
          </table:table-cell>
          <table:table-cell table:formula="of:=MID([.$A160];8;2)" office:value-type="string" office:string-value="03">
            <text:p>03</text:p>
          </table:table-cell>
          <table:table-cell table:number-columns-repeated="1009"/>
        </table:table-row>
        <table:table-row table:style-name="ro1">
          <table:table-cell table:style-name="ce2" office:value-type="float" office:value="412020804">
            <text:p>412020804</text:p>
          </table:table-cell>
          <table:table-cell table:style-name="Excel_20_Built-in_20_Normal" table:formula="of:=[.J161]&amp;&quot;.&quot;&amp;[.K161]&amp;&quot;.&quot;&amp;[.L161]&amp;&quot;.&quot;&amp;[.M161]&amp;&quot;.&quot;&amp;[.N161]&amp;&quot;.&quot;&amp;[.O161]" office:value-type="string" office:string-value="4.1.2.02.08.04">
            <text:p>4.1.2.02.08.04</text:p>
          </table:table-cell>
          <table:table-cell table:style-name="ce2" office:value-type="string">
            <text:p>RET PEMERIKSAAN PENGELUARAN HEW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61];1)" office:value-type="string" office:string-value="4">
            <text:p>4</text:p>
          </table:table-cell>
          <table:table-cell table:formula="of:=MID([.$A161];2;1)" office:value-type="string" office:string-value="1">
            <text:p>1</text:p>
          </table:table-cell>
          <table:table-cell table:formula="of:=MID([.$A161];3;1)" office:value-type="string" office:string-value="2">
            <text:p>2</text:p>
          </table:table-cell>
          <table:table-cell table:formula="of:=MID([.$A161];4;2)" office:value-type="string" office:string-value="02">
            <text:p>02</text:p>
          </table:table-cell>
          <table:table-cell table:formula="of:=MID([.$A161];6;2)" office:value-type="string" office:string-value="08">
            <text:p>08</text:p>
          </table:table-cell>
          <table:table-cell table:formula="of:=MID([.$A161];8;2)" office:value-type="string" office:string-value="04">
            <text:p>04</text:p>
          </table:table-cell>
          <table:table-cell table:number-columns-repeated="1009"/>
        </table:table-row>
        <table:table-row table:style-name="ro1">
          <table:table-cell table:style-name="ce2" office:value-type="float" office:value="412021000">
            <text:p>412021000</text:p>
          </table:table-cell>
          <table:table-cell table:style-name="Excel_20_Built-in_20_Normal" table:formula="of:=[.J162]&amp;&quot;.&quot;&amp;[.K162]&amp;&quot;.&quot;&amp;[.L162]&amp;&quot;.&quot;&amp;[.M162]&amp;&quot;.&quot;&amp;[.N162]&amp;&quot;.&quot;&amp;[.O162]" office:value-type="string" office:string-value="4.1.2.02.10.00">
            <text:p>4.1.2.02.10.00</text:p>
          </table:table-cell>
          <table:table-cell table:style-name="ce2" office:value-type="string">
            <text:p>RET TEMPAT REKREASI DAN OLAH RAG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62];1)" office:value-type="string" office:string-value="4">
            <text:p>4</text:p>
          </table:table-cell>
          <table:table-cell table:formula="of:=MID([.$A162];2;1)" office:value-type="string" office:string-value="1">
            <text:p>1</text:p>
          </table:table-cell>
          <table:table-cell table:formula="of:=MID([.$A162];3;1)" office:value-type="string" office:string-value="2">
            <text:p>2</text:p>
          </table:table-cell>
          <table:table-cell table:formula="of:=MID([.$A162];4;2)" office:value-type="string" office:string-value="02">
            <text:p>02</text:p>
          </table:table-cell>
          <table:table-cell table:formula="of:=MID([.$A162];6;2)" office:value-type="string" office:string-value="10">
            <text:p>10</text:p>
          </table:table-cell>
          <table:table-cell table:formula="of:=MID([.$A16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21600">
            <text:p>412021600</text:p>
          </table:table-cell>
          <table:table-cell table:style-name="Excel_20_Built-in_20_Normal" table:formula="of:=[.J163]&amp;&quot;.&quot;&amp;[.K163]&amp;&quot;.&quot;&amp;[.L163]&amp;&quot;.&quot;&amp;[.M163]&amp;&quot;.&quot;&amp;[.N163]&amp;&quot;.&quot;&amp;[.O163]" office:value-type="string" office:string-value="4.1.2.02.16.00">
            <text:p>4.1.2.02.16.00</text:p>
          </table:table-cell>
          <table:table-cell table:style-name="ce2" office:value-type="string">
            <text:p>RET PEMAKAIAN KEKAYAAN DAERAH (ALAT BERAT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63];1)" office:value-type="string" office:string-value="4">
            <text:p>4</text:p>
          </table:table-cell>
          <table:table-cell table:formula="of:=MID([.$A163];2;1)" office:value-type="string" office:string-value="1">
            <text:p>1</text:p>
          </table:table-cell>
          <table:table-cell table:formula="of:=MID([.$A163];3;1)" office:value-type="string" office:string-value="2">
            <text:p>2</text:p>
          </table:table-cell>
          <table:table-cell table:formula="of:=MID([.$A163];4;2)" office:value-type="string" office:string-value="02">
            <text:p>02</text:p>
          </table:table-cell>
          <table:table-cell table:formula="of:=MID([.$A163];6;2)" office:value-type="string" office:string-value="16">
            <text:p>16</text:p>
          </table:table-cell>
          <table:table-cell table:formula="of:=MID([.$A16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21700">
            <text:p>412021700</text:p>
          </table:table-cell>
          <table:table-cell table:style-name="Excel_20_Built-in_20_Normal" table:formula="of:=[.J164]&amp;&quot;.&quot;&amp;[.K164]&amp;&quot;.&quot;&amp;[.L164]&amp;&quot;.&quot;&amp;[.M164]&amp;&quot;.&quot;&amp;[.N164]&amp;&quot;.&quot;&amp;[.O164]" office:value-type="string" office:string-value="4.1.2.02.17.00">
            <text:p>4.1.2.02.17.00</text:p>
          </table:table-cell>
          <table:table-cell table:style-name="ce2" office:value-type="string">
            <text:p>RET ANGKUTAN BARANG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64];1)" office:value-type="string" office:string-value="4">
            <text:p>4</text:p>
          </table:table-cell>
          <table:table-cell table:formula="of:=MID([.$A164];2;1)" office:value-type="string" office:string-value="1">
            <text:p>1</text:p>
          </table:table-cell>
          <table:table-cell table:formula="of:=MID([.$A164];3;1)" office:value-type="string" office:string-value="2">
            <text:p>2</text:p>
          </table:table-cell>
          <table:table-cell table:formula="of:=MID([.$A164];4;2)" office:value-type="string" office:string-value="02">
            <text:p>02</text:p>
          </table:table-cell>
          <table:table-cell table:formula="of:=MID([.$A164];6;2)" office:value-type="string" office:string-value="17">
            <text:p>17</text:p>
          </table:table-cell>
          <table:table-cell table:formula="of:=MID([.$A16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21800">
            <text:p>412021800</text:p>
          </table:table-cell>
          <table:table-cell table:style-name="Excel_20_Built-in_20_Normal" table:formula="of:=[.J165]&amp;&quot;.&quot;&amp;[.K165]&amp;&quot;.&quot;&amp;[.L165]&amp;&quot;.&quot;&amp;[.M165]&amp;&quot;.&quot;&amp;[.N165]&amp;&quot;.&quot;&amp;[.O165]" office:value-type="string" office:string-value="4.1.2.02.18.00">
            <text:p>4.1.2.02.18.00</text:p>
          </table:table-cell>
          <table:table-cell table:style-name="ce2" office:value-type="string">
            <text:p>RETRIBUSI KEKAYAAN DAERAH (PT.EXOTICA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165];1)" office:value-type="string" office:string-value="4">
            <text:p>4</text:p>
          </table:table-cell>
          <table:table-cell table:formula="of:=MID([.$A165];2;1)" office:value-type="string" office:string-value="1">
            <text:p>1</text:p>
          </table:table-cell>
          <table:table-cell table:formula="of:=MID([.$A165];3;1)" office:value-type="string" office:string-value="2">
            <text:p>2</text:p>
          </table:table-cell>
          <table:table-cell table:formula="of:=MID([.$A165];4;2)" office:value-type="string" office:string-value="02">
            <text:p>02</text:p>
          </table:table-cell>
          <table:table-cell table:formula="of:=MID([.$A165];6;2)" office:value-type="string" office:string-value="18">
            <text:p>18</text:p>
          </table:table-cell>
          <table:table-cell table:formula="of:=MID([.$A16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30000">
            <text:p>412030000</text:p>
          </table:table-cell>
          <table:table-cell table:style-name="Excel_20_Built-in_20_Normal" table:formula="of:=[.J166]&amp;&quot;.&quot;&amp;[.K166]&amp;&quot;.&quot;&amp;[.L166]&amp;&quot;.&quot;&amp;[.M166]&amp;&quot;.&quot;&amp;[.N166]&amp;&quot;.&quot;&amp;[.O166]" office:value-type="string" office:string-value="4.1.2.03.00.00">
            <text:p>4.1.2.03.00.00</text:p>
          </table:table-cell>
          <table:table-cell table:style-name="ce2" office:value-type="string">
            <text:p>RETRIBUSI PERIZINAN TERTENTU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66];1)" office:value-type="string" office:string-value="4">
            <text:p>4</text:p>
          </table:table-cell>
          <table:table-cell table:formula="of:=MID([.$A166];2;1)" office:value-type="string" office:string-value="1">
            <text:p>1</text:p>
          </table:table-cell>
          <table:table-cell table:formula="of:=MID([.$A166];3;1)" office:value-type="string" office:string-value="2">
            <text:p>2</text:p>
          </table:table-cell>
          <table:table-cell table:formula="of:=MID([.$A166];4;2)" office:value-type="string" office:string-value="03">
            <text:p>03</text:p>
          </table:table-cell>
          <table:table-cell table:formula="of:=MID([.$A166];6;2)" office:value-type="string" office:string-value="00">
            <text:p>00</text:p>
          </table:table-cell>
          <table:table-cell table:formula="of:=MID([.$A16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30100">
            <text:p>412030100</text:p>
          </table:table-cell>
          <table:table-cell table:style-name="Excel_20_Built-in_20_Normal" table:formula="of:=[.J167]&amp;&quot;.&quot;&amp;[.K167]&amp;&quot;.&quot;&amp;[.L167]&amp;&quot;.&quot;&amp;[.M167]&amp;&quot;.&quot;&amp;[.N167]&amp;&quot;.&quot;&amp;[.O167]" office:value-type="string" office:string-value="4.1.2.03.01.00">
            <text:p>4.1.2.03.01.00</text:p>
          </table:table-cell>
          <table:table-cell table:style-name="ce2" office:value-type="string">
            <text:p>RET IZIN MENDIRIKAN BANGUNAN (IMB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67];1)" office:value-type="string" office:string-value="4">
            <text:p>4</text:p>
          </table:table-cell>
          <table:table-cell table:formula="of:=MID([.$A167];2;1)" office:value-type="string" office:string-value="1">
            <text:p>1</text:p>
          </table:table-cell>
          <table:table-cell table:formula="of:=MID([.$A167];3;1)" office:value-type="string" office:string-value="2">
            <text:p>2</text:p>
          </table:table-cell>
          <table:table-cell table:formula="of:=MID([.$A167];4;2)" office:value-type="string" office:string-value="03">
            <text:p>03</text:p>
          </table:table-cell>
          <table:table-cell table:formula="of:=MID([.$A167];6;2)" office:value-type="string" office:string-value="01">
            <text:p>01</text:p>
          </table:table-cell>
          <table:table-cell table:formula="of:=MID([.$A16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30300">
            <text:p>412030300</text:p>
          </table:table-cell>
          <table:table-cell table:style-name="Excel_20_Built-in_20_Normal" table:formula="of:=[.J168]&amp;&quot;.&quot;&amp;[.K168]&amp;&quot;.&quot;&amp;[.L168]&amp;&quot;.&quot;&amp;[.M168]&amp;&quot;.&quot;&amp;[.N168]&amp;&quot;.&quot;&amp;[.O168]" office:value-type="string" office:string-value="4.1.2.03.03.00">
            <text:p>4.1.2.03.03.00</text:p>
          </table:table-cell>
          <table:table-cell table:style-name="ce2" office:value-type="string">
            <text:p>RETRIBUSI IZIN GANGGU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68];1)" office:value-type="string" office:string-value="4">
            <text:p>4</text:p>
          </table:table-cell>
          <table:table-cell table:formula="of:=MID([.$A168];2;1)" office:value-type="string" office:string-value="1">
            <text:p>1</text:p>
          </table:table-cell>
          <table:table-cell table:formula="of:=MID([.$A168];3;1)" office:value-type="string" office:string-value="2">
            <text:p>2</text:p>
          </table:table-cell>
          <table:table-cell table:formula="of:=MID([.$A168];4;2)" office:value-type="string" office:string-value="03">
            <text:p>03</text:p>
          </table:table-cell>
          <table:table-cell table:formula="of:=MID([.$A168];6;2)" office:value-type="string" office:string-value="03">
            <text:p>03</text:p>
          </table:table-cell>
          <table:table-cell table:formula="of:=MID([.$A16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30400">
            <text:p>412030400</text:p>
          </table:table-cell>
          <table:table-cell table:style-name="Excel_20_Built-in_20_Normal" table:formula="of:=[.J169]&amp;&quot;.&quot;&amp;[.K169]&amp;&quot;.&quot;&amp;[.L169]&amp;&quot;.&quot;&amp;[.M169]&amp;&quot;.&quot;&amp;[.N169]&amp;&quot;.&quot;&amp;[.O169]" office:value-type="string" office:string-value="4.1.2.03.04.00">
            <text:p>4.1.2.03.04.00</text:p>
          </table:table-cell>
          <table:table-cell table:style-name="ce2" office:value-type="string">
            <text:p>RET IZIN TRAYEK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69];1)" office:value-type="string" office:string-value="4">
            <text:p>4</text:p>
          </table:table-cell>
          <table:table-cell table:formula="of:=MID([.$A169];2;1)" office:value-type="string" office:string-value="1">
            <text:p>1</text:p>
          </table:table-cell>
          <table:table-cell table:formula="of:=MID([.$A169];3;1)" office:value-type="string" office:string-value="2">
            <text:p>2</text:p>
          </table:table-cell>
          <table:table-cell table:formula="of:=MID([.$A169];4;2)" office:value-type="string" office:string-value="03">
            <text:p>03</text:p>
          </table:table-cell>
          <table:table-cell table:formula="of:=MID([.$A169];6;2)" office:value-type="string" office:string-value="04">
            <text:p>04</text:p>
          </table:table-cell>
          <table:table-cell table:formula="of:=MID([.$A16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2030600">
            <text:p>412030600</text:p>
          </table:table-cell>
          <table:table-cell table:style-name="Excel_20_Built-in_20_Normal" table:formula="of:=[.J170]&amp;&quot;.&quot;&amp;[.K170]&amp;&quot;.&quot;&amp;[.L170]&amp;&quot;.&quot;&amp;[.M170]&amp;&quot;.&quot;&amp;[.N170]&amp;&quot;.&quot;&amp;[.O170]" office:value-type="string" office:string-value="4.1.2.03.06.00">
            <text:p>4.1.2.03.06.00</text:p>
          </table:table-cell>
          <table:table-cell table:style-name="ce2" office:value-type="string">
            <text:p>RET IZIN USAHA JASA DAN KONSTRUKS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/>
          <table:table-cell table:formula="of:=LEFT([.A170];1)" office:value-type="string" office:string-value="4">
            <text:p>4</text:p>
          </table:table-cell>
          <table:table-cell table:formula="of:=MID([.$A170];2;1)" office:value-type="string" office:string-value="1">
            <text:p>1</text:p>
          </table:table-cell>
          <table:table-cell table:formula="of:=MID([.$A170];3;1)" office:value-type="string" office:string-value="2">
            <text:p>2</text:p>
          </table:table-cell>
          <table:table-cell table:formula="of:=MID([.$A170];4;2)" office:value-type="string" office:string-value="03">
            <text:p>03</text:p>
          </table:table-cell>
          <table:table-cell table:formula="of:=MID([.$A170];6;2)" office:value-type="string" office:string-value="06">
            <text:p>06</text:p>
          </table:table-cell>
          <table:table-cell table:formula="of:=MID([.$A17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2030700">
            <text:p>412030700</text:p>
          </table:table-cell>
          <table:table-cell table:style-name="Excel_20_Built-in_20_Normal" table:formula="of:=[.J171]&amp;&quot;.&quot;&amp;[.K171]&amp;&quot;.&quot;&amp;[.L171]&amp;&quot;.&quot;&amp;[.M171]&amp;&quot;.&quot;&amp;[.N171]&amp;&quot;.&quot;&amp;[.O171]" office:value-type="string" office:string-value="4.1.2.03.07.00">
            <text:p>4.1.2.03.07.00</text:p>
          </table:table-cell>
          <table:table-cell table:style-name="ce3" office:value-type="string">
            <text:p>RET IZIN JALAN MASUK/GALIAN/REKLAM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71];1)" office:value-type="string" office:string-value="4">
            <text:p>4</text:p>
          </table:table-cell>
          <table:table-cell table:formula="of:=MID([.$A171];2;1)" office:value-type="string" office:string-value="1">
            <text:p>1</text:p>
          </table:table-cell>
          <table:table-cell table:formula="of:=MID([.$A171];3;1)" office:value-type="string" office:string-value="2">
            <text:p>2</text:p>
          </table:table-cell>
          <table:table-cell table:formula="of:=MID([.$A171];4;2)" office:value-type="string" office:string-value="03">
            <text:p>03</text:p>
          </table:table-cell>
          <table:table-cell table:formula="of:=MID([.$A171];6;2)" office:value-type="string" office:string-value="07">
            <text:p>07</text:p>
          </table:table-cell>
          <table:table-cell table:formula="of:=MID([.$A17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2030800">
            <text:p>412030800</text:p>
          </table:table-cell>
          <table:table-cell table:style-name="Excel_20_Built-in_20_Normal" table:formula="of:=[.J172]&amp;&quot;.&quot;&amp;[.K172]&amp;&quot;.&quot;&amp;[.L172]&amp;&quot;.&quot;&amp;[.M172]&amp;&quot;.&quot;&amp;[.N172]&amp;&quot;.&quot;&amp;[.O172]" office:value-type="string" office:string-value="4.1.2.03.08.00">
            <text:p>4.1.2.03.08.00</text:p>
          </table:table-cell>
          <table:table-cell table:style-name="ce3" office:value-type="string">
            <text:p>RET IZIN USAHA ANGKUTAN PERKOTAA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72];1)" office:value-type="string" office:string-value="4">
            <text:p>4</text:p>
          </table:table-cell>
          <table:table-cell table:formula="of:=MID([.$A172];2;1)" office:value-type="string" office:string-value="1">
            <text:p>1</text:p>
          </table:table-cell>
          <table:table-cell table:formula="of:=MID([.$A172];3;1)" office:value-type="string" office:string-value="2">
            <text:p>2</text:p>
          </table:table-cell>
          <table:table-cell table:formula="of:=MID([.$A172];4;2)" office:value-type="string" office:string-value="03">
            <text:p>03</text:p>
          </table:table-cell>
          <table:table-cell table:formula="of:=MID([.$A172];6;2)" office:value-type="string" office:string-value="08">
            <text:p>08</text:p>
          </table:table-cell>
          <table:table-cell table:formula="of:=MID([.$A17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2030900">
            <text:p>412030900</text:p>
          </table:table-cell>
          <table:table-cell table:style-name="Excel_20_Built-in_20_Normal" table:formula="of:=[.J173]&amp;&quot;.&quot;&amp;[.K173]&amp;&quot;.&quot;&amp;[.L173]&amp;&quot;.&quot;&amp;[.M173]&amp;&quot;.&quot;&amp;[.N173]&amp;&quot;.&quot;&amp;[.O173]" office:value-type="string" office:string-value="4.1.2.03.09.00">
            <text:p>4.1.2.03.09.00</text:p>
          </table:table-cell>
          <table:table-cell table:style-name="ce3" office:value-type="string">
            <text:p>RET IZIN BIDANG PERDAGANGA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73];1)" office:value-type="string" office:string-value="4">
            <text:p>4</text:p>
          </table:table-cell>
          <table:table-cell table:formula="of:=MID([.$A173];2;1)" office:value-type="string" office:string-value="1">
            <text:p>1</text:p>
          </table:table-cell>
          <table:table-cell table:formula="of:=MID([.$A173];3;1)" office:value-type="string" office:string-value="2">
            <text:p>2</text:p>
          </table:table-cell>
          <table:table-cell table:formula="of:=MID([.$A173];4;2)" office:value-type="string" office:string-value="03">
            <text:p>03</text:p>
          </table:table-cell>
          <table:table-cell table:formula="of:=MID([.$A173];6;2)" office:value-type="string" office:string-value="09">
            <text:p>09</text:p>
          </table:table-cell>
          <table:table-cell table:formula="of:=MID([.$A17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2031000">
            <text:p>412031000</text:p>
          </table:table-cell>
          <table:table-cell table:style-name="Excel_20_Built-in_20_Normal" table:formula="of:=[.J174]&amp;&quot;.&quot;&amp;[.K174]&amp;&quot;.&quot;&amp;[.L174]&amp;&quot;.&quot;&amp;[.M174]&amp;&quot;.&quot;&amp;[.N174]&amp;&quot;.&quot;&amp;[.O174]" office:value-type="string" office:string-value="4.1.2.03.10.00">
            <text:p>4.1.2.03.10.00</text:p>
          </table:table-cell>
          <table:table-cell table:style-name="ce3" office:value-type="string">
            <text:p>TANDA DAFTAR BIDANG PERDAGANGA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74];1)" office:value-type="string" office:string-value="4">
            <text:p>4</text:p>
          </table:table-cell>
          <table:table-cell table:formula="of:=MID([.$A174];2;1)" office:value-type="string" office:string-value="1">
            <text:p>1</text:p>
          </table:table-cell>
          <table:table-cell table:formula="of:=MID([.$A174];3;1)" office:value-type="string" office:string-value="2">
            <text:p>2</text:p>
          </table:table-cell>
          <table:table-cell table:formula="of:=MID([.$A174];4;2)" office:value-type="string" office:string-value="03">
            <text:p>03</text:p>
          </table:table-cell>
          <table:table-cell table:formula="of:=MID([.$A174];6;2)" office:value-type="string" office:string-value="10">
            <text:p>10</text:p>
          </table:table-cell>
          <table:table-cell table:formula="of:=MID([.$A17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2031100">
            <text:p>412031100</text:p>
          </table:table-cell>
          <table:table-cell table:style-name="Excel_20_Built-in_20_Normal" table:formula="of:=[.J175]&amp;&quot;.&quot;&amp;[.K175]&amp;&quot;.&quot;&amp;[.L175]&amp;&quot;.&quot;&amp;[.M175]&amp;&quot;.&quot;&amp;[.N175]&amp;&quot;.&quot;&amp;[.O175]" office:value-type="string" office:string-value="4.1.2.03.11.00">
            <text:p>4.1.2.03.11.00</text:p>
          </table:table-cell>
          <table:table-cell table:style-name="ce3" office:value-type="string">
            <text:p>RET IZIN USAHA INDUSTRI BIDANG INDUSTRI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75];1)" office:value-type="string" office:string-value="4">
            <text:p>4</text:p>
          </table:table-cell>
          <table:table-cell table:formula="of:=MID([.$A175];2;1)" office:value-type="string" office:string-value="1">
            <text:p>1</text:p>
          </table:table-cell>
          <table:table-cell table:formula="of:=MID([.$A175];3;1)" office:value-type="string" office:string-value="2">
            <text:p>2</text:p>
          </table:table-cell>
          <table:table-cell table:formula="of:=MID([.$A175];4;2)" office:value-type="string" office:string-value="03">
            <text:p>03</text:p>
          </table:table-cell>
          <table:table-cell table:formula="of:=MID([.$A175];6;2)" office:value-type="string" office:string-value="11">
            <text:p>11</text:p>
          </table:table-cell>
          <table:table-cell table:formula="of:=MID([.$A17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2031202">
            <text:p>412031202</text:p>
          </table:table-cell>
          <table:table-cell table:style-name="Excel_20_Built-in_20_Normal" table:formula="of:=[.J176]&amp;&quot;.&quot;&amp;[.K176]&amp;&quot;.&quot;&amp;[.L176]&amp;&quot;.&quot;&amp;[.M176]&amp;&quot;.&quot;&amp;[.N176]&amp;&quot;.&quot;&amp;[.O176]" office:value-type="string" office:string-value="4.1.2.03.12.02">
            <text:p>4.1.2.03.12.02</text:p>
          </table:table-cell>
          <table:table-cell table:style-name="ce3" office:value-type="string">
            <text:p>RET PEMAKAIAN TANAH &amp; BANGUNAN (SEWA)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76];1)" office:value-type="string" office:string-value="4">
            <text:p>4</text:p>
          </table:table-cell>
          <table:table-cell table:formula="of:=MID([.$A176];2;1)" office:value-type="string" office:string-value="1">
            <text:p>1</text:p>
          </table:table-cell>
          <table:table-cell table:formula="of:=MID([.$A176];3;1)" office:value-type="string" office:string-value="2">
            <text:p>2</text:p>
          </table:table-cell>
          <table:table-cell table:formula="of:=MID([.$A176];4;2)" office:value-type="string" office:string-value="03">
            <text:p>03</text:p>
          </table:table-cell>
          <table:table-cell table:formula="of:=MID([.$A176];6;2)" office:value-type="string" office:string-value="12">
            <text:p>12</text:p>
          </table:table-cell>
          <table:table-cell table:formula="of:=MID([.$A176];8;2)" office:value-type="string" office:string-value="02">
            <text:p>02</text:p>
          </table:table-cell>
          <table:table-cell table:number-columns-repeated="1009"/>
        </table:table-row>
        <table:table-row table:style-name="ro1">
          <table:table-cell table:style-name="ce3" office:value-type="float" office:value="412031300">
            <text:p>412031300</text:p>
          </table:table-cell>
          <table:table-cell table:style-name="Excel_20_Built-in_20_Normal" table:formula="of:=[.J177]&amp;&quot;.&quot;&amp;[.K177]&amp;&quot;.&quot;&amp;[.L177]&amp;&quot;.&quot;&amp;[.M177]&amp;&quot;.&quot;&amp;[.N177]&amp;&quot;.&quot;&amp;[.O177]" office:value-type="string" office:string-value="4.1.2.03.13.00">
            <text:p>4.1.2.03.13.00</text:p>
          </table:table-cell>
          <table:table-cell table:style-name="ce3" office:value-type="string">
            <text:p>RET IZIN KEPARIWISATAA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77];1)" office:value-type="string" office:string-value="4">
            <text:p>4</text:p>
          </table:table-cell>
          <table:table-cell table:formula="of:=MID([.$A177];2;1)" office:value-type="string" office:string-value="1">
            <text:p>1</text:p>
          </table:table-cell>
          <table:table-cell table:formula="of:=MID([.$A177];3;1)" office:value-type="string" office:string-value="2">
            <text:p>2</text:p>
          </table:table-cell>
          <table:table-cell table:formula="of:=MID([.$A177];4;2)" office:value-type="string" office:string-value="03">
            <text:p>03</text:p>
          </table:table-cell>
          <table:table-cell table:formula="of:=MID([.$A177];6;2)" office:value-type="string" office:string-value="13">
            <text:p>13</text:p>
          </table:table-cell>
          <table:table-cell table:formula="of:=MID([.$A17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3010000">
            <text:p>413010000</text:p>
          </table:table-cell>
          <table:table-cell table:style-name="Excel_20_Built-in_20_Normal" table:formula="of:=[.J178]&amp;&quot;.&quot;&amp;[.K178]&amp;&quot;.&quot;&amp;[.L178]&amp;&quot;.&quot;&amp;[.M178]&amp;&quot;.&quot;&amp;[.N178]&amp;&quot;.&quot;&amp;[.O178]" office:value-type="string" office:string-value="4.1.3.01.00.00">
            <text:p>4.1.3.01.00.00</text:p>
          </table:table-cell>
          <table:table-cell table:style-name="ce3" office:value-type="string">
            <text:p>BAGIAN LABA PADA PMD/BUM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5"/>
          <table:table-cell table:style-name="ce3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78];1)" office:value-type="string" office:string-value="4">
            <text:p>4</text:p>
          </table:table-cell>
          <table:table-cell table:formula="of:=MID([.$A178];2;1)" office:value-type="string" office:string-value="1">
            <text:p>1</text:p>
          </table:table-cell>
          <table:table-cell table:formula="of:=MID([.$A178];3;1)" office:value-type="string" office:string-value="3">
            <text:p>3</text:p>
          </table:table-cell>
          <table:table-cell table:formula="of:=MID([.$A178];4;2)" office:value-type="string" office:string-value="01">
            <text:p>01</text:p>
          </table:table-cell>
          <table:table-cell table:formula="of:=MID([.$A178];6;2)" office:value-type="string" office:string-value="00">
            <text:p>00</text:p>
          </table:table-cell>
          <table:table-cell table:formula="of:=MID([.$A17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3010100">
            <text:p>413010100</text:p>
          </table:table-cell>
          <table:table-cell table:style-name="Excel_20_Built-in_20_Normal" table:formula="of:=[.J179]&amp;&quot;.&quot;&amp;[.K179]&amp;&quot;.&quot;&amp;[.L179]&amp;&quot;.&quot;&amp;[.M179]&amp;&quot;.&quot;&amp;[.N179]&amp;&quot;.&quot;&amp;[.O179]" office:value-type="string" office:string-value="4.1.3.01.01.00">
            <text:p>4.1.3.01.01.00</text:p>
          </table:table-cell>
          <table:table-cell table:style-name="ce3" office:value-type="string">
            <text:p>PERUSAHAAN DAERAH AIR MINUM (PDAM)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79];1)" office:value-type="string" office:string-value="4">
            <text:p>4</text:p>
          </table:table-cell>
          <table:table-cell table:formula="of:=MID([.$A179];2;1)" office:value-type="string" office:string-value="1">
            <text:p>1</text:p>
          </table:table-cell>
          <table:table-cell table:formula="of:=MID([.$A179];3;1)" office:value-type="string" office:string-value="3">
            <text:p>3</text:p>
          </table:table-cell>
          <table:table-cell table:formula="of:=MID([.$A179];4;2)" office:value-type="string" office:string-value="01">
            <text:p>01</text:p>
          </table:table-cell>
          <table:table-cell table:formula="of:=MID([.$A179];6;2)" office:value-type="string" office:string-value="01">
            <text:p>01</text:p>
          </table:table-cell>
          <table:table-cell table:formula="of:=MID([.$A17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3010200">
            <text:p>413010200</text:p>
          </table:table-cell>
          <table:table-cell table:style-name="Excel_20_Built-in_20_Normal" table:formula="of:=[.J180]&amp;&quot;.&quot;&amp;[.K180]&amp;&quot;.&quot;&amp;[.L180]&amp;&quot;.&quot;&amp;[.M180]&amp;&quot;.&quot;&amp;[.N180]&amp;&quot;.&quot;&amp;[.O180]" office:value-type="string" office:string-value="4.1.3.01.02.00">
            <text:p>4.1.3.01.02.00</text:p>
          </table:table-cell>
          <table:table-cell table:style-name="ce3" office:value-type="string">
            <text:p>BPR BANK PASA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80];1)" office:value-type="string" office:string-value="4">
            <text:p>4</text:p>
          </table:table-cell>
          <table:table-cell table:formula="of:=MID([.$A180];2;1)" office:value-type="string" office:string-value="1">
            <text:p>1</text:p>
          </table:table-cell>
          <table:table-cell table:formula="of:=MID([.$A180];3;1)" office:value-type="string" office:string-value="3">
            <text:p>3</text:p>
          </table:table-cell>
          <table:table-cell table:formula="of:=MID([.$A180];4;2)" office:value-type="string" office:string-value="01">
            <text:p>01</text:p>
          </table:table-cell>
          <table:table-cell table:formula="of:=MID([.$A180];6;2)" office:value-type="string" office:string-value="02">
            <text:p>02</text:p>
          </table:table-cell>
          <table:table-cell table:formula="of:=MID([.$A18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3010300">
            <text:p>413010300</text:p>
          </table:table-cell>
          <table:table-cell table:style-name="Excel_20_Built-in_20_Normal" table:formula="of:=[.J181]&amp;&quot;.&quot;&amp;[.K181]&amp;&quot;.&quot;&amp;[.L181]&amp;&quot;.&quot;&amp;[.M181]&amp;&quot;.&quot;&amp;[.N181]&amp;&quot;.&quot;&amp;[.O181]" office:value-type="string" office:string-value="4.1.3.01.03.00">
            <text:p>4.1.3.01.03.00</text:p>
          </table:table-cell>
          <table:table-cell table:style-name="ce3" office:value-type="string">
            <text:p>PT BANK JABA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81];1)" office:value-type="string" office:string-value="4">
            <text:p>4</text:p>
          </table:table-cell>
          <table:table-cell table:formula="of:=MID([.$A181];2;1)" office:value-type="string" office:string-value="1">
            <text:p>1</text:p>
          </table:table-cell>
          <table:table-cell table:formula="of:=MID([.$A181];3;1)" office:value-type="string" office:string-value="3">
            <text:p>3</text:p>
          </table:table-cell>
          <table:table-cell table:formula="of:=MID([.$A181];4;2)" office:value-type="string" office:string-value="01">
            <text:p>01</text:p>
          </table:table-cell>
          <table:table-cell table:formula="of:=MID([.$A181];6;2)" office:value-type="string" office:string-value="03">
            <text:p>03</text:p>
          </table:table-cell>
          <table:table-cell table:formula="of:=MID([.$A18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4010000">
            <text:p>414010000</text:p>
          </table:table-cell>
          <table:table-cell table:style-name="Excel_20_Built-in_20_Normal" table:formula="of:=[.J182]&amp;&quot;.&quot;&amp;[.K182]&amp;&quot;.&quot;&amp;[.L182]&amp;&quot;.&quot;&amp;[.M182]&amp;&quot;.&quot;&amp;[.N182]&amp;&quot;.&quot;&amp;[.O182]" office:value-type="string" office:string-value="4.1.4.01.00.00">
            <text:p>4.1.4.01.00.00</text:p>
          </table:table-cell>
          <table:table-cell table:style-name="ce3" office:value-type="string">
            <text:p>HASIL PENJ.ASET DAERAH YG TDK DIPISAHKA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5"/>
          <table:table-cell table:style-name="ce3"/>
          <table:table-cell table:style-name="ce7" office:value-type="date" office:date-value="2007-01-01">
            <text:p>01/01/2007</text:p>
          </table:table-cell>
          <table:table-cell table:style-name="ce5"/>
          <table:table-cell table:formula="of:=LEFT([.A182];1)" office:value-type="string" office:string-value="4">
            <text:p>4</text:p>
          </table:table-cell>
          <table:table-cell table:formula="of:=MID([.$A182];2;1)" office:value-type="string" office:string-value="1">
            <text:p>1</text:p>
          </table:table-cell>
          <table:table-cell table:formula="of:=MID([.$A182];3;1)" office:value-type="string" office:string-value="4">
            <text:p>4</text:p>
          </table:table-cell>
          <table:table-cell table:formula="of:=MID([.$A182];4;2)" office:value-type="string" office:string-value="01">
            <text:p>01</text:p>
          </table:table-cell>
          <table:table-cell table:formula="of:=MID([.$A182];6;2)" office:value-type="string" office:string-value="00">
            <text:p>00</text:p>
          </table:table-cell>
          <table:table-cell table:formula="of:=MID([.$A18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3" office:value-type="float" office:value="414010100">
            <text:p>414010100</text:p>
          </table:table-cell>
          <table:table-cell table:style-name="Excel_20_Built-in_20_Normal" table:formula="of:=[.J183]&amp;&quot;.&quot;&amp;[.K183]&amp;&quot;.&quot;&amp;[.L183]&amp;&quot;.&quot;&amp;[.M183]&amp;&quot;.&quot;&amp;[.N183]&amp;&quot;.&quot;&amp;[.O183]" office:value-type="string" office:string-value="4.1.4.01.01.00">
            <text:p>4.1.4.01.01.00</text:p>
          </table:table-cell>
          <table:table-cell table:style-name="ce3" office:value-type="string">
            <text:p>PELEPASAN HAK ATAS TANAH &amp; BANGUNA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8" table:number-columns-repeated="2"/>
          <table:table-cell table:formula="of:=LEFT([.A183];1)" office:value-type="string" office:string-value="4">
            <text:p>4</text:p>
          </table:table-cell>
          <table:table-cell table:formula="of:=MID([.$A183];2;1)" office:value-type="string" office:string-value="1">
            <text:p>1</text:p>
          </table:table-cell>
          <table:table-cell table:formula="of:=MID([.$A183];3;1)" office:value-type="string" office:string-value="4">
            <text:p>4</text:p>
          </table:table-cell>
          <table:table-cell table:formula="of:=MID([.$A183];4;2)" office:value-type="string" office:string-value="01">
            <text:p>01</text:p>
          </table:table-cell>
          <table:table-cell table:formula="of:=MID([.$A183];6;2)" office:value-type="string" office:string-value="01">
            <text:p>01</text:p>
          </table:table-cell>
          <table:table-cell table:formula="of:=MID([.$A18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12000">
            <text:p>414012000</text:p>
          </table:table-cell>
          <table:table-cell table:style-name="Excel_20_Built-in_20_Normal" table:formula="of:=[.J184]&amp;&quot;.&quot;&amp;[.K184]&amp;&quot;.&quot;&amp;[.L184]&amp;&quot;.&quot;&amp;[.M184]&amp;&quot;.&quot;&amp;[.N184]&amp;&quot;.&quot;&amp;[.O184]" office:value-type="string" office:string-value="4.1.4.01.20.00">
            <text:p>4.1.4.01.20.00</text:p>
          </table:table-cell>
          <table:table-cell table:style-name="ce2" office:value-type="string">
            <text:p>PENJUALAN BARANG MILIK DAERAH LAINNY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84];1)" office:value-type="string" office:string-value="4">
            <text:p>4</text:p>
          </table:table-cell>
          <table:table-cell table:formula="of:=MID([.$A184];2;1)" office:value-type="string" office:string-value="1">
            <text:p>1</text:p>
          </table:table-cell>
          <table:table-cell table:formula="of:=MID([.$A184];3;1)" office:value-type="string" office:string-value="4">
            <text:p>4</text:p>
          </table:table-cell>
          <table:table-cell table:formula="of:=MID([.$A184];4;2)" office:value-type="string" office:string-value="01">
            <text:p>01</text:p>
          </table:table-cell>
          <table:table-cell table:formula="of:=MID([.$A184];6;2)" office:value-type="string" office:string-value="20">
            <text:p>20</text:p>
          </table:table-cell>
          <table:table-cell table:formula="of:=MID([.$A18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12100">
            <text:p>414012100</text:p>
          </table:table-cell>
          <table:table-cell table:style-name="Excel_20_Built-in_20_Normal" table:formula="of:=[.J185]&amp;&quot;.&quot;&amp;[.K185]&amp;&quot;.&quot;&amp;[.L185]&amp;&quot;.&quot;&amp;[.M185]&amp;&quot;.&quot;&amp;[.N185]&amp;&quot;.&quot;&amp;[.O185]" office:value-type="string" office:string-value="4.1.4.01.21.00">
            <text:p>4.1.4.01.21.00</text:p>
          </table:table-cell>
          <table:table-cell table:style-name="ce2" office:value-type="string">
            <text:p>ANGSURAN PENJUALAN ASET DAER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85];1)" office:value-type="string" office:string-value="4">
            <text:p>4</text:p>
          </table:table-cell>
          <table:table-cell table:formula="of:=MID([.$A185];2;1)" office:value-type="string" office:string-value="1">
            <text:p>1</text:p>
          </table:table-cell>
          <table:table-cell table:formula="of:=MID([.$A185];3;1)" office:value-type="string" office:string-value="4">
            <text:p>4</text:p>
          </table:table-cell>
          <table:table-cell table:formula="of:=MID([.$A185];4;2)" office:value-type="string" office:string-value="01">
            <text:p>01</text:p>
          </table:table-cell>
          <table:table-cell table:formula="of:=MID([.$A185];6;2)" office:value-type="string" office:string-value="21">
            <text:p>21</text:p>
          </table:table-cell>
          <table:table-cell table:formula="of:=MID([.$A18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12200">
            <text:p>414012200</text:p>
          </table:table-cell>
          <table:table-cell table:style-name="Excel_20_Built-in_20_Normal" table:formula="of:=[.J186]&amp;&quot;.&quot;&amp;[.K186]&amp;&quot;.&quot;&amp;[.L186]&amp;&quot;.&quot;&amp;[.M186]&amp;&quot;.&quot;&amp;[.N186]&amp;&quot;.&quot;&amp;[.O186]" office:value-type="string" office:string-value="4.1.4.01.22.00">
            <text:p>4.1.4.01.22.00</text:p>
          </table:table-cell>
          <table:table-cell table:style-name="ce2" office:value-type="string">
            <text:p>ANGSURAN PENJUALAN EKS TANAH SEW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86];1)" office:value-type="string" office:string-value="4">
            <text:p>4</text:p>
          </table:table-cell>
          <table:table-cell table:formula="of:=MID([.$A186];2;1)" office:value-type="string" office:string-value="1">
            <text:p>1</text:p>
          </table:table-cell>
          <table:table-cell table:formula="of:=MID([.$A186];3;1)" office:value-type="string" office:string-value="4">
            <text:p>4</text:p>
          </table:table-cell>
          <table:table-cell table:formula="of:=MID([.$A186];4;2)" office:value-type="string" office:string-value="01">
            <text:p>01</text:p>
          </table:table-cell>
          <table:table-cell table:formula="of:=MID([.$A186];6;2)" office:value-type="string" office:string-value="22">
            <text:p>22</text:p>
          </table:table-cell>
          <table:table-cell table:formula="of:=MID([.$A18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20000">
            <text:p>414020000</text:p>
          </table:table-cell>
          <table:table-cell table:style-name="Excel_20_Built-in_20_Normal" table:formula="of:=[.J187]&amp;&quot;.&quot;&amp;[.K187]&amp;&quot;.&quot;&amp;[.L187]&amp;&quot;.&quot;&amp;[.M187]&amp;&quot;.&quot;&amp;[.N187]&amp;&quot;.&quot;&amp;[.O187]" office:value-type="string" office:string-value="4.1.4.02.00.00">
            <text:p>4.1.4.02.00.00</text:p>
          </table:table-cell>
          <table:table-cell table:style-name="ce2" office:value-type="string">
            <text:p>PENERIMAAN JASA GIR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87];1)" office:value-type="string" office:string-value="4">
            <text:p>4</text:p>
          </table:table-cell>
          <table:table-cell table:formula="of:=MID([.$A187];2;1)" office:value-type="string" office:string-value="1">
            <text:p>1</text:p>
          </table:table-cell>
          <table:table-cell table:formula="of:=MID([.$A187];3;1)" office:value-type="string" office:string-value="4">
            <text:p>4</text:p>
          </table:table-cell>
          <table:table-cell table:formula="of:=MID([.$A187];4;2)" office:value-type="string" office:string-value="02">
            <text:p>02</text:p>
          </table:table-cell>
          <table:table-cell table:formula="of:=MID([.$A187];6;2)" office:value-type="string" office:string-value="00">
            <text:p>00</text:p>
          </table:table-cell>
          <table:table-cell table:formula="of:=MID([.$A18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20100">
            <text:p>414020100</text:p>
          </table:table-cell>
          <table:table-cell table:style-name="Excel_20_Built-in_20_Normal" table:formula="of:=[.J188]&amp;&quot;.&quot;&amp;[.K188]&amp;&quot;.&quot;&amp;[.L188]&amp;&quot;.&quot;&amp;[.M188]&amp;&quot;.&quot;&amp;[.N188]&amp;&quot;.&quot;&amp;[.O188]" office:value-type="string" office:string-value="4.1.4.02.01.00">
            <text:p>4.1.4.02.01.00</text:p>
          </table:table-cell>
          <table:table-cell table:style-name="ce2" office:value-type="string">
            <text:p>JASA GIRO KAS DAER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88];1)" office:value-type="string" office:string-value="4">
            <text:p>4</text:p>
          </table:table-cell>
          <table:table-cell table:formula="of:=MID([.$A188];2;1)" office:value-type="string" office:string-value="1">
            <text:p>1</text:p>
          </table:table-cell>
          <table:table-cell table:formula="of:=MID([.$A188];3;1)" office:value-type="string" office:string-value="4">
            <text:p>4</text:p>
          </table:table-cell>
          <table:table-cell table:formula="of:=MID([.$A188];4;2)" office:value-type="string" office:string-value="02">
            <text:p>02</text:p>
          </table:table-cell>
          <table:table-cell table:formula="of:=MID([.$A188];6;2)" office:value-type="string" office:string-value="01">
            <text:p>01</text:p>
          </table:table-cell>
          <table:table-cell table:formula="of:=MID([.$A18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30300">
            <text:p>414030300</text:p>
          </table:table-cell>
          <table:table-cell table:style-name="Excel_20_Built-in_20_Normal" table:formula="of:=[.J189]&amp;&quot;.&quot;&amp;[.K189]&amp;&quot;.&quot;&amp;[.L189]&amp;&quot;.&quot;&amp;[.M189]&amp;&quot;.&quot;&amp;[.N189]&amp;&quot;.&quot;&amp;[.O189]" office:value-type="string" office:string-value="4.1.4.03.03.00">
            <text:p>4.1.4.03.03.00</text:p>
          </table:table-cell>
          <table:table-cell table:style-name="ce2" office:value-type="string">
            <text:p>ANGSURAN/CICILAN PENJUALAN TANAH EKS.TANAH SEW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189];1)" office:value-type="string" office:string-value="4">
            <text:p>4</text:p>
          </table:table-cell>
          <table:table-cell table:formula="of:=MID([.$A189];2;1)" office:value-type="string" office:string-value="1">
            <text:p>1</text:p>
          </table:table-cell>
          <table:table-cell table:formula="of:=MID([.$A189];3;1)" office:value-type="string" office:string-value="4">
            <text:p>4</text:p>
          </table:table-cell>
          <table:table-cell table:formula="of:=MID([.$A189];4;2)" office:value-type="string" office:string-value="03">
            <text:p>03</text:p>
          </table:table-cell>
          <table:table-cell table:formula="of:=MID([.$A189];6;2)" office:value-type="string" office:string-value="03">
            <text:p>03</text:p>
          </table:table-cell>
          <table:table-cell table:formula="of:=MID([.$A18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40000">
            <text:p>414040000</text:p>
          </table:table-cell>
          <table:table-cell table:style-name="Excel_20_Built-in_20_Normal" table:formula="of:=[.J190]&amp;&quot;.&quot;&amp;[.K190]&amp;&quot;.&quot;&amp;[.L190]&amp;&quot;.&quot;&amp;[.M190]&amp;&quot;.&quot;&amp;[.N190]&amp;&quot;.&quot;&amp;[.O190]" office:value-type="string" office:string-value="4.1.4.04.00.00">
            <text:p>4.1.4.04.00.00</text:p>
          </table:table-cell>
          <table:table-cell table:style-name="ce2" office:value-type="string">
            <text:p>TUNTUTAN GANTI KERUGIAN DAERA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90];1)" office:value-type="string" office:string-value="4">
            <text:p>4</text:p>
          </table:table-cell>
          <table:table-cell table:formula="of:=MID([.$A190];2;1)" office:value-type="string" office:string-value="1">
            <text:p>1</text:p>
          </table:table-cell>
          <table:table-cell table:formula="of:=MID([.$A190];3;1)" office:value-type="string" office:string-value="4">
            <text:p>4</text:p>
          </table:table-cell>
          <table:table-cell table:formula="of:=MID([.$A190];4;2)" office:value-type="string" office:string-value="04">
            <text:p>04</text:p>
          </table:table-cell>
          <table:table-cell table:formula="of:=MID([.$A190];6;2)" office:value-type="string" office:string-value="00">
            <text:p>00</text:p>
          </table:table-cell>
          <table:table-cell table:formula="of:=MID([.$A19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40100">
            <text:p>414040100</text:p>
          </table:table-cell>
          <table:table-cell table:style-name="Excel_20_Built-in_20_Normal" table:formula="of:=[.J191]&amp;&quot;.&quot;&amp;[.K191]&amp;&quot;.&quot;&amp;[.L191]&amp;&quot;.&quot;&amp;[.M191]&amp;&quot;.&quot;&amp;[.N191]&amp;&quot;.&quot;&amp;[.O191]" office:value-type="string" office:string-value="4.1.4.04.01.00">
            <text:p>4.1.4.04.01.00</text:p>
          </table:table-cell>
          <table:table-cell table:style-name="ce2" office:value-type="string">
            <text:p>KERUGIAN UANG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91];1)" office:value-type="string" office:string-value="4">
            <text:p>4</text:p>
          </table:table-cell>
          <table:table-cell table:formula="of:=MID([.$A191];2;1)" office:value-type="string" office:string-value="1">
            <text:p>1</text:p>
          </table:table-cell>
          <table:table-cell table:formula="of:=MID([.$A191];3;1)" office:value-type="string" office:string-value="4">
            <text:p>4</text:p>
          </table:table-cell>
          <table:table-cell table:formula="of:=MID([.$A191];4;2)" office:value-type="string" office:string-value="04">
            <text:p>04</text:p>
          </table:table-cell>
          <table:table-cell table:formula="of:=MID([.$A191];6;2)" office:value-type="string" office:string-value="01">
            <text:p>01</text:p>
          </table:table-cell>
          <table:table-cell table:formula="of:=MID([.$A19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40200">
            <text:p>414040200</text:p>
          </table:table-cell>
          <table:table-cell table:style-name="Excel_20_Built-in_20_Normal" table:formula="of:=[.J192]&amp;&quot;.&quot;&amp;[.K192]&amp;&quot;.&quot;&amp;[.L192]&amp;&quot;.&quot;&amp;[.M192]&amp;&quot;.&quot;&amp;[.N192]&amp;&quot;.&quot;&amp;[.O192]" office:value-type="string" office:string-value="4.1.4.04.02.00">
            <text:p>4.1.4.04.02.00</text:p>
          </table:table-cell>
          <table:table-cell table:style-name="ce2" office:value-type="string">
            <text:p>KERUGIAN BARANG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92];1)" office:value-type="string" office:string-value="4">
            <text:p>4</text:p>
          </table:table-cell>
          <table:table-cell table:formula="of:=MID([.$A192];2;1)" office:value-type="string" office:string-value="1">
            <text:p>1</text:p>
          </table:table-cell>
          <table:table-cell table:formula="of:=MID([.$A192];3;1)" office:value-type="string" office:string-value="4">
            <text:p>4</text:p>
          </table:table-cell>
          <table:table-cell table:formula="of:=MID([.$A192];4;2)" office:value-type="string" office:string-value="04">
            <text:p>04</text:p>
          </table:table-cell>
          <table:table-cell table:formula="of:=MID([.$A192];6;2)" office:value-type="string" office:string-value="02">
            <text:p>02</text:p>
          </table:table-cell>
          <table:table-cell table:formula="of:=MID([.$A19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70000">
            <text:p>414070000</text:p>
          </table:table-cell>
          <table:table-cell table:style-name="Excel_20_Built-in_20_Normal" table:formula="of:=[.J193]&amp;&quot;.&quot;&amp;[.K193]&amp;&quot;.&quot;&amp;[.L193]&amp;&quot;.&quot;&amp;[.M193]&amp;&quot;.&quot;&amp;[.N193]&amp;&quot;.&quot;&amp;[.O193]" office:value-type="string" office:string-value="4.1.4.07.00.00">
            <text:p>4.1.4.07.00.00</text:p>
          </table:table-cell>
          <table:table-cell table:style-name="ce2" office:value-type="string">
            <text:p>PENDAPATAN DENDA PAJAK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93];1)" office:value-type="string" office:string-value="4">
            <text:p>4</text:p>
          </table:table-cell>
          <table:table-cell table:formula="of:=MID([.$A193];2;1)" office:value-type="string" office:string-value="1">
            <text:p>1</text:p>
          </table:table-cell>
          <table:table-cell table:formula="of:=MID([.$A193];3;1)" office:value-type="string" office:string-value="4">
            <text:p>4</text:p>
          </table:table-cell>
          <table:table-cell table:formula="of:=MID([.$A193];4;2)" office:value-type="string" office:string-value="07">
            <text:p>07</text:p>
          </table:table-cell>
          <table:table-cell table:formula="of:=MID([.$A193];6;2)" office:value-type="string" office:string-value="00">
            <text:p>00</text:p>
          </table:table-cell>
          <table:table-cell table:formula="of:=MID([.$A19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70100">
            <text:p>414070100</text:p>
          </table:table-cell>
          <table:table-cell table:style-name="Excel_20_Built-in_20_Normal" table:formula="of:=[.J194]&amp;&quot;.&quot;&amp;[.K194]&amp;&quot;.&quot;&amp;[.L194]&amp;&quot;.&quot;&amp;[.M194]&amp;&quot;.&quot;&amp;[.N194]&amp;&quot;.&quot;&amp;[.O194]" office:value-type="string" office:string-value="4.1.4.07.01.00">
            <text:p>4.1.4.07.01.00</text:p>
          </table:table-cell>
          <table:table-cell table:style-name="ce2" office:value-type="string">
            <text:p>PENDAPATAN DENDA PAJAK HOTE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94];1)" office:value-type="string" office:string-value="4">
            <text:p>4</text:p>
          </table:table-cell>
          <table:table-cell table:formula="of:=MID([.$A194];2;1)" office:value-type="string" office:string-value="1">
            <text:p>1</text:p>
          </table:table-cell>
          <table:table-cell table:formula="of:=MID([.$A194];3;1)" office:value-type="string" office:string-value="4">
            <text:p>4</text:p>
          </table:table-cell>
          <table:table-cell table:formula="of:=MID([.$A194];4;2)" office:value-type="string" office:string-value="07">
            <text:p>07</text:p>
          </table:table-cell>
          <table:table-cell table:formula="of:=MID([.$A194];6;2)" office:value-type="string" office:string-value="01">
            <text:p>01</text:p>
          </table:table-cell>
          <table:table-cell table:formula="of:=MID([.$A19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70200">
            <text:p>414070200</text:p>
          </table:table-cell>
          <table:table-cell table:style-name="Excel_20_Built-in_20_Normal" table:formula="of:=[.J195]&amp;&quot;.&quot;&amp;[.K195]&amp;&quot;.&quot;&amp;[.L195]&amp;&quot;.&quot;&amp;[.M195]&amp;&quot;.&quot;&amp;[.N195]&amp;&quot;.&quot;&amp;[.O195]" office:value-type="string" office:string-value="4.1.4.07.02.00">
            <text:p>4.1.4.07.02.00</text:p>
          </table:table-cell>
          <table:table-cell table:style-name="ce2" office:value-type="string">
            <text:p>PENDAPATAN DENDA PAJAK RESTOR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95];1)" office:value-type="string" office:string-value="4">
            <text:p>4</text:p>
          </table:table-cell>
          <table:table-cell table:formula="of:=MID([.$A195];2;1)" office:value-type="string" office:string-value="1">
            <text:p>1</text:p>
          </table:table-cell>
          <table:table-cell table:formula="of:=MID([.$A195];3;1)" office:value-type="string" office:string-value="4">
            <text:p>4</text:p>
          </table:table-cell>
          <table:table-cell table:formula="of:=MID([.$A195];4;2)" office:value-type="string" office:string-value="07">
            <text:p>07</text:p>
          </table:table-cell>
          <table:table-cell table:formula="of:=MID([.$A195];6;2)" office:value-type="string" office:string-value="02">
            <text:p>02</text:p>
          </table:table-cell>
          <table:table-cell table:formula="of:=MID([.$A19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70300">
            <text:p>414070300</text:p>
          </table:table-cell>
          <table:table-cell table:style-name="Excel_20_Built-in_20_Normal" table:formula="of:=[.J196]&amp;&quot;.&quot;&amp;[.K196]&amp;&quot;.&quot;&amp;[.L196]&amp;&quot;.&quot;&amp;[.M196]&amp;&quot;.&quot;&amp;[.N196]&amp;&quot;.&quot;&amp;[.O196]" office:value-type="string" office:string-value="4.1.4.07.03.00">
            <text:p>4.1.4.07.03.00</text:p>
          </table:table-cell>
          <table:table-cell table:style-name="ce2" office:value-type="string">
            <text:p>PENDAPATAN DENDA PAJAK HIBUR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/>
          <table:table-cell table:formula="of:=LEFT([.A196];1)" office:value-type="string" office:string-value="4">
            <text:p>4</text:p>
          </table:table-cell>
          <table:table-cell table:formula="of:=MID([.$A196];2;1)" office:value-type="string" office:string-value="1">
            <text:p>1</text:p>
          </table:table-cell>
          <table:table-cell table:formula="of:=MID([.$A196];3;1)" office:value-type="string" office:string-value="4">
            <text:p>4</text:p>
          </table:table-cell>
          <table:table-cell table:formula="of:=MID([.$A196];4;2)" office:value-type="string" office:string-value="07">
            <text:p>07</text:p>
          </table:table-cell>
          <table:table-cell table:formula="of:=MID([.$A196];6;2)" office:value-type="string" office:string-value="03">
            <text:p>03</text:p>
          </table:table-cell>
          <table:table-cell table:formula="of:=MID([.$A19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70400">
            <text:p>414070400</text:p>
          </table:table-cell>
          <table:table-cell table:style-name="Excel_20_Built-in_20_Normal" table:formula="of:=[.J197]&amp;&quot;.&quot;&amp;[.K197]&amp;&quot;.&quot;&amp;[.L197]&amp;&quot;.&quot;&amp;[.M197]&amp;&quot;.&quot;&amp;[.N197]&amp;&quot;.&quot;&amp;[.O197]" office:value-type="string" office:string-value="4.1.4.07.04.00">
            <text:p>4.1.4.07.04.00</text:p>
          </table:table-cell>
          <table:table-cell table:style-name="ce2" office:value-type="string">
            <text:p>PENDAPATAN DENDA PAJAK REKLAM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97];1)" office:value-type="string" office:string-value="4">
            <text:p>4</text:p>
          </table:table-cell>
          <table:table-cell table:formula="of:=MID([.$A197];2;1)" office:value-type="string" office:string-value="1">
            <text:p>1</text:p>
          </table:table-cell>
          <table:table-cell table:formula="of:=MID([.$A197];3;1)" office:value-type="string" office:string-value="4">
            <text:p>4</text:p>
          </table:table-cell>
          <table:table-cell table:formula="of:=MID([.$A197];4;2)" office:value-type="string" office:string-value="07">
            <text:p>07</text:p>
          </table:table-cell>
          <table:table-cell table:formula="of:=MID([.$A197];6;2)" office:value-type="string" office:string-value="04">
            <text:p>04</text:p>
          </table:table-cell>
          <table:table-cell table:formula="of:=MID([.$A19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70500">
            <text:p>414070500</text:p>
          </table:table-cell>
          <table:table-cell table:style-name="Excel_20_Built-in_20_Normal" table:formula="of:=[.J198]&amp;&quot;.&quot;&amp;[.K198]&amp;&quot;.&quot;&amp;[.L198]&amp;&quot;.&quot;&amp;[.M198]&amp;&quot;.&quot;&amp;[.N198]&amp;&quot;.&quot;&amp;[.O198]" office:value-type="string" office:string-value="4.1.4.07.05.00">
            <text:p>4.1.4.07.05.00</text:p>
          </table:table-cell>
          <table:table-cell table:style-name="ce2" office:value-type="string">
            <text:p>PENDAPATAN DENDA PJK PENERANGAN JAL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98];1)" office:value-type="string" office:string-value="4">
            <text:p>4</text:p>
          </table:table-cell>
          <table:table-cell table:formula="of:=MID([.$A198];2;1)" office:value-type="string" office:string-value="1">
            <text:p>1</text:p>
          </table:table-cell>
          <table:table-cell table:formula="of:=MID([.$A198];3;1)" office:value-type="string" office:string-value="4">
            <text:p>4</text:p>
          </table:table-cell>
          <table:table-cell table:formula="of:=MID([.$A198];4;2)" office:value-type="string" office:string-value="07">
            <text:p>07</text:p>
          </table:table-cell>
          <table:table-cell table:formula="of:=MID([.$A198];6;2)" office:value-type="string" office:string-value="05">
            <text:p>05</text:p>
          </table:table-cell>
          <table:table-cell table:formula="of:=MID([.$A19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70700">
            <text:p>414070700</text:p>
          </table:table-cell>
          <table:table-cell table:style-name="Excel_20_Built-in_20_Normal" table:formula="of:=[.J199]&amp;&quot;.&quot;&amp;[.K199]&amp;&quot;.&quot;&amp;[.L199]&amp;&quot;.&quot;&amp;[.M199]&amp;&quot;.&quot;&amp;[.N199]&amp;&quot;.&quot;&amp;[.O199]" office:value-type="string" office:string-value="4.1.4.07.07.00">
            <text:p>4.1.4.07.07.00</text:p>
          </table:table-cell>
          <table:table-cell table:style-name="ce2" office:value-type="string">
            <text:p>PENDAPATAN DENDA PAJAK PARKI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199];1)" office:value-type="string" office:string-value="4">
            <text:p>4</text:p>
          </table:table-cell>
          <table:table-cell table:formula="of:=MID([.$A199];2;1)" office:value-type="string" office:string-value="1">
            <text:p>1</text:p>
          </table:table-cell>
          <table:table-cell table:formula="of:=MID([.$A199];3;1)" office:value-type="string" office:string-value="4">
            <text:p>4</text:p>
          </table:table-cell>
          <table:table-cell table:formula="of:=MID([.$A199];4;2)" office:value-type="string" office:string-value="07">
            <text:p>07</text:p>
          </table:table-cell>
          <table:table-cell table:formula="of:=MID([.$A199];6;2)" office:value-type="string" office:string-value="07">
            <text:p>07</text:p>
          </table:table-cell>
          <table:table-cell table:formula="of:=MID([.$A19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70800">
            <text:p>414070800</text:p>
          </table:table-cell>
          <table:table-cell table:style-name="Excel_20_Built-in_20_Normal" table:formula="of:=[.J200]&amp;&quot;.&quot;&amp;[.K200]&amp;&quot;.&quot;&amp;[.L200]&amp;&quot;.&quot;&amp;[.M200]&amp;&quot;.&quot;&amp;[.N200]&amp;&quot;.&quot;&amp;[.O200]" office:value-type="string" office:string-value="4.1.4.07.08.00">
            <text:p>4.1.4.07.08.00</text:p>
          </table:table-cell>
          <table:table-cell table:style-name="ce2" office:value-type="string">
            <text:p>PENDAPATAN DENDA PAJAK AIR TAN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1-01-01">
            <text:p>01/01/2011</text:p>
          </table:table-cell>
          <table:table-cell table:style-name="ce4"/>
          <table:table-cell table:formula="of:=LEFT([.A200];1)" office:value-type="string" office:string-value="4">
            <text:p>4</text:p>
          </table:table-cell>
          <table:table-cell table:formula="of:=MID([.$A200];2;1)" office:value-type="string" office:string-value="1">
            <text:p>1</text:p>
          </table:table-cell>
          <table:table-cell table:formula="of:=MID([.$A200];3;1)" office:value-type="string" office:string-value="4">
            <text:p>4</text:p>
          </table:table-cell>
          <table:table-cell table:formula="of:=MID([.$A200];4;2)" office:value-type="string" office:string-value="07">
            <text:p>07</text:p>
          </table:table-cell>
          <table:table-cell table:formula="of:=MID([.$A200];6;2)" office:value-type="string" office:string-value="08">
            <text:p>08</text:p>
          </table:table-cell>
          <table:table-cell table:formula="of:=MID([.$A20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71100">
            <text:p>414071100</text:p>
          </table:table-cell>
          <table:table-cell table:style-name="Excel_20_Built-in_20_Normal" table:formula="of:=[.J201]&amp;&quot;.&quot;&amp;[.K201]&amp;&quot;.&quot;&amp;[.L201]&amp;&quot;.&quot;&amp;[.M201]&amp;&quot;.&quot;&amp;[.N201]&amp;&quot;.&quot;&amp;[.O201]" office:value-type="string" office:string-value="4.1.4.07.11.00">
            <text:p>4.1.4.07.11.00</text:p>
          </table:table-cell>
          <table:table-cell table:style-name="ce2" office:value-type="string">
            <text:p>PENDAPATAN DENDA BPHTB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201];1)" office:value-type="string" office:string-value="4">
            <text:p>4</text:p>
          </table:table-cell>
          <table:table-cell table:formula="of:=MID([.$A201];2;1)" office:value-type="string" office:string-value="1">
            <text:p>1</text:p>
          </table:table-cell>
          <table:table-cell table:formula="of:=MID([.$A201];3;1)" office:value-type="string" office:string-value="4">
            <text:p>4</text:p>
          </table:table-cell>
          <table:table-cell table:formula="of:=MID([.$A201];4;2)" office:value-type="string" office:string-value="07">
            <text:p>07</text:p>
          </table:table-cell>
          <table:table-cell table:formula="of:=MID([.$A201];6;2)" office:value-type="string" office:string-value="11">
            <text:p>11</text:p>
          </table:table-cell>
          <table:table-cell table:formula="of:=MID([.$A20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71200">
            <text:p>414071200</text:p>
          </table:table-cell>
          <table:table-cell table:style-name="Excel_20_Built-in_20_Normal" table:formula="of:=[.J202]&amp;&quot;.&quot;&amp;[.K202]&amp;&quot;.&quot;&amp;[.L202]&amp;&quot;.&quot;&amp;[.M202]&amp;&quot;.&quot;&amp;[.N202]&amp;&quot;.&quot;&amp;[.O202]" office:value-type="string" office:string-value="4.1.4.07.12.00">
            <text:p>4.1.4.07.12.00</text:p>
          </table:table-cell>
          <table:table-cell table:style-name="ce2" office:value-type="string">
            <text:p>PENDAPATAN DENDA PBB PERDESAAN PERKOTA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202];1)" office:value-type="string" office:string-value="4">
            <text:p>4</text:p>
          </table:table-cell>
          <table:table-cell table:formula="of:=MID([.$A202];2;1)" office:value-type="string" office:string-value="1">
            <text:p>1</text:p>
          </table:table-cell>
          <table:table-cell table:formula="of:=MID([.$A202];3;1)" office:value-type="string" office:string-value="4">
            <text:p>4</text:p>
          </table:table-cell>
          <table:table-cell table:formula="of:=MID([.$A202];4;2)" office:value-type="string" office:string-value="07">
            <text:p>07</text:p>
          </table:table-cell>
          <table:table-cell table:formula="of:=MID([.$A202];6;2)" office:value-type="string" office:string-value="12">
            <text:p>12</text:p>
          </table:table-cell>
          <table:table-cell table:formula="of:=MID([.$A20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80000">
            <text:p>414080000</text:p>
          </table:table-cell>
          <table:table-cell table:style-name="Excel_20_Built-in_20_Normal" table:formula="of:=[.J203]&amp;&quot;.&quot;&amp;[.K203]&amp;&quot;.&quot;&amp;[.L203]&amp;&quot;.&quot;&amp;[.M203]&amp;&quot;.&quot;&amp;[.N203]&amp;&quot;.&quot;&amp;[.O203]" office:value-type="string" office:string-value="4.1.4.08.00.00">
            <text:p>4.1.4.08.00.00</text:p>
          </table:table-cell>
          <table:table-cell table:style-name="ce2" office:value-type="string">
            <text:p>PENDAPATAN DENDA RETRIBUSI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03];1)" office:value-type="string" office:string-value="4">
            <text:p>4</text:p>
          </table:table-cell>
          <table:table-cell table:formula="of:=MID([.$A203];2;1)" office:value-type="string" office:string-value="1">
            <text:p>1</text:p>
          </table:table-cell>
          <table:table-cell table:formula="of:=MID([.$A203];3;1)" office:value-type="string" office:string-value="4">
            <text:p>4</text:p>
          </table:table-cell>
          <table:table-cell table:formula="of:=MID([.$A203];4;2)" office:value-type="string" office:string-value="08">
            <text:p>08</text:p>
          </table:table-cell>
          <table:table-cell table:formula="of:=MID([.$A203];6;2)" office:value-type="string" office:string-value="00">
            <text:p>00</text:p>
          </table:table-cell>
          <table:table-cell table:formula="of:=MID([.$A20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80100">
            <text:p>414080100</text:p>
          </table:table-cell>
          <table:table-cell table:style-name="Excel_20_Built-in_20_Normal" table:formula="of:=[.J204]&amp;&quot;.&quot;&amp;[.K204]&amp;&quot;.&quot;&amp;[.L204]&amp;&quot;.&quot;&amp;[.M204]&amp;&quot;.&quot;&amp;[.N204]&amp;&quot;.&quot;&amp;[.O204]" office:value-type="string" office:string-value="4.1.4.08.01.00">
            <text:p>4.1.4.08.01.00</text:p>
          </table:table-cell>
          <table:table-cell table:style-name="ce2" office:value-type="string">
            <text:p>PEND. DENDA RETRIBUSI JASA UMU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04];1)" office:value-type="string" office:string-value="4">
            <text:p>4</text:p>
          </table:table-cell>
          <table:table-cell table:formula="of:=MID([.$A204];2;1)" office:value-type="string" office:string-value="1">
            <text:p>1</text:p>
          </table:table-cell>
          <table:table-cell table:formula="of:=MID([.$A204];3;1)" office:value-type="string" office:string-value="4">
            <text:p>4</text:p>
          </table:table-cell>
          <table:table-cell table:formula="of:=MID([.$A204];4;2)" office:value-type="string" office:string-value="08">
            <text:p>08</text:p>
          </table:table-cell>
          <table:table-cell table:formula="of:=MID([.$A204];6;2)" office:value-type="string" office:string-value="01">
            <text:p>01</text:p>
          </table:table-cell>
          <table:table-cell table:formula="of:=MID([.$A20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80200">
            <text:p>414080200</text:p>
          </table:table-cell>
          <table:table-cell table:style-name="Excel_20_Built-in_20_Normal" table:formula="of:=[.J205]&amp;&quot;.&quot;&amp;[.K205]&amp;&quot;.&quot;&amp;[.L205]&amp;&quot;.&quot;&amp;[.M205]&amp;&quot;.&quot;&amp;[.N205]&amp;&quot;.&quot;&amp;[.O205]" office:value-type="string" office:string-value="4.1.4.08.02.00">
            <text:p>4.1.4.08.02.00</text:p>
          </table:table-cell>
          <table:table-cell table:style-name="ce2" office:value-type="string">
            <text:p>PEND. DENDA RETRIBUSI JASA USAH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05];1)" office:value-type="string" office:string-value="4">
            <text:p>4</text:p>
          </table:table-cell>
          <table:table-cell table:formula="of:=MID([.$A205];2;1)" office:value-type="string" office:string-value="1">
            <text:p>1</text:p>
          </table:table-cell>
          <table:table-cell table:formula="of:=MID([.$A205];3;1)" office:value-type="string" office:string-value="4">
            <text:p>4</text:p>
          </table:table-cell>
          <table:table-cell table:formula="of:=MID([.$A205];4;2)" office:value-type="string" office:string-value="08">
            <text:p>08</text:p>
          </table:table-cell>
          <table:table-cell table:formula="of:=MID([.$A205];6;2)" office:value-type="string" office:string-value="02">
            <text:p>02</text:p>
          </table:table-cell>
          <table:table-cell table:formula="of:=MID([.$A20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080300">
            <text:p>414080300</text:p>
          </table:table-cell>
          <table:table-cell table:style-name="Excel_20_Built-in_20_Normal" table:formula="of:=[.J206]&amp;&quot;.&quot;&amp;[.K206]&amp;&quot;.&quot;&amp;[.L206]&amp;&quot;.&quot;&amp;[.M206]&amp;&quot;.&quot;&amp;[.N206]&amp;&quot;.&quot;&amp;[.O206]" office:value-type="string" office:string-value="4.1.4.08.03.00">
            <text:p>4.1.4.08.03.00</text:p>
          </table:table-cell>
          <table:table-cell table:style-name="ce2" office:value-type="string">
            <text:p>PEND. DENDA RET PERIZINAN TERTENT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06];1)" office:value-type="string" office:string-value="4">
            <text:p>4</text:p>
          </table:table-cell>
          <table:table-cell table:formula="of:=MID([.$A206];2;1)" office:value-type="string" office:string-value="1">
            <text:p>1</text:p>
          </table:table-cell>
          <table:table-cell table:formula="of:=MID([.$A206];3;1)" office:value-type="string" office:string-value="4">
            <text:p>4</text:p>
          </table:table-cell>
          <table:table-cell table:formula="of:=MID([.$A206];4;2)" office:value-type="string" office:string-value="08">
            <text:p>08</text:p>
          </table:table-cell>
          <table:table-cell table:formula="of:=MID([.$A206];6;2)" office:value-type="string" office:string-value="03">
            <text:p>03</text:p>
          </table:table-cell>
          <table:table-cell table:formula="of:=MID([.$A20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00000">
            <text:p>414100000</text:p>
          </table:table-cell>
          <table:table-cell table:style-name="Excel_20_Built-in_20_Normal" table:formula="of:=[.J207]&amp;&quot;.&quot;&amp;[.K207]&amp;&quot;.&quot;&amp;[.L207]&amp;&quot;.&quot;&amp;[.M207]&amp;&quot;.&quot;&amp;[.N207]&amp;&quot;.&quot;&amp;[.O207]" office:value-type="string" office:string-value="4.1.4.10.00.00">
            <text:p>4.1.4.10.00.00</text:p>
          </table:table-cell>
          <table:table-cell table:style-name="ce2" office:value-type="string">
            <text:p>PENDAPATAN DARI PENGEMBALIA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07];1)" office:value-type="string" office:string-value="4">
            <text:p>4</text:p>
          </table:table-cell>
          <table:table-cell table:formula="of:=MID([.$A207];2;1)" office:value-type="string" office:string-value="1">
            <text:p>1</text:p>
          </table:table-cell>
          <table:table-cell table:formula="of:=MID([.$A207];3;1)" office:value-type="string" office:string-value="4">
            <text:p>4</text:p>
          </table:table-cell>
          <table:table-cell table:formula="of:=MID([.$A207];4;2)" office:value-type="string" office:string-value="10">
            <text:p>10</text:p>
          </table:table-cell>
          <table:table-cell table:formula="of:=MID([.$A207];6;2)" office:value-type="string" office:string-value="00">
            <text:p>00</text:p>
          </table:table-cell>
          <table:table-cell table:formula="of:=MID([.$A20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00100">
            <text:p>414100100</text:p>
          </table:table-cell>
          <table:table-cell table:style-name="Excel_20_Built-in_20_Normal" table:formula="of:=[.J208]&amp;&quot;.&quot;&amp;[.K208]&amp;&quot;.&quot;&amp;[.L208]&amp;&quot;.&quot;&amp;[.M208]&amp;&quot;.&quot;&amp;[.N208]&amp;&quot;.&quot;&amp;[.O208]" office:value-type="string" office:string-value="4.1.4.10.01.00">
            <text:p>4.1.4.10.01.00</text:p>
          </table:table-cell>
          <table:table-cell table:style-name="ce2" office:value-type="string">
            <text:p>PEND.DARI PENGEMBALIAN PPH PASAL 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08];1)" office:value-type="string" office:string-value="4">
            <text:p>4</text:p>
          </table:table-cell>
          <table:table-cell table:formula="of:=MID([.$A208];2;1)" office:value-type="string" office:string-value="1">
            <text:p>1</text:p>
          </table:table-cell>
          <table:table-cell table:formula="of:=MID([.$A208];3;1)" office:value-type="string" office:string-value="4">
            <text:p>4</text:p>
          </table:table-cell>
          <table:table-cell table:formula="of:=MID([.$A208];4;2)" office:value-type="string" office:string-value="10">
            <text:p>10</text:p>
          </table:table-cell>
          <table:table-cell table:formula="of:=MID([.$A208];6;2)" office:value-type="string" office:string-value="01">
            <text:p>01</text:p>
          </table:table-cell>
          <table:table-cell table:formula="of:=MID([.$A20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30000">
            <text:p>414130000</text:p>
          </table:table-cell>
          <table:table-cell table:style-name="Excel_20_Built-in_20_Normal" table:formula="of:=[.J209]&amp;&quot;.&quot;&amp;[.K209]&amp;&quot;.&quot;&amp;[.L209]&amp;&quot;.&quot;&amp;[.M209]&amp;&quot;.&quot;&amp;[.N209]&amp;&quot;.&quot;&amp;[.O209]" office:value-type="string" office:string-value="4.1.4.13.00.00">
            <text:p>4.1.4.13.00.00</text:p>
          </table:table-cell>
          <table:table-cell table:style-name="ce2" office:value-type="string">
            <text:p>ANGSURAN/CICILAN (SEWA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10-01-01">
            <text:p>01/01/2010</text:p>
          </table:table-cell>
          <table:table-cell/>
          <table:table-cell table:formula="of:=LEFT([.A209];1)" office:value-type="string" office:string-value="4">
            <text:p>4</text:p>
          </table:table-cell>
          <table:table-cell table:formula="of:=MID([.$A209];2;1)" office:value-type="string" office:string-value="1">
            <text:p>1</text:p>
          </table:table-cell>
          <table:table-cell table:formula="of:=MID([.$A209];3;1)" office:value-type="string" office:string-value="4">
            <text:p>4</text:p>
          </table:table-cell>
          <table:table-cell table:formula="of:=MID([.$A209];4;2)" office:value-type="string" office:string-value="13">
            <text:p>13</text:p>
          </table:table-cell>
          <table:table-cell table:formula="of:=MID([.$A209];6;2)" office:value-type="string" office:string-value="00">
            <text:p>00</text:p>
          </table:table-cell>
          <table:table-cell table:formula="of:=MID([.$A20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30300">
            <text:p>414130300</text:p>
          </table:table-cell>
          <table:table-cell table:style-name="Excel_20_Built-in_20_Normal" table:formula="of:=[.J210]&amp;&quot;.&quot;&amp;[.K210]&amp;&quot;.&quot;&amp;[.L210]&amp;&quot;.&quot;&amp;[.M210]&amp;&quot;.&quot;&amp;[.N210]&amp;&quot;.&quot;&amp;[.O210]" office:value-type="string" office:string-value="4.1.4.13.03.00">
            <text:p>4.1.4.13.03.00</text:p>
          </table:table-cell>
          <table:table-cell table:style-name="ce2" office:value-type="string">
            <text:p>ANG. PELEPASAN HAK ATAS TANAH/BANGUNAN/EKS T.SEW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210];1)" office:value-type="string" office:string-value="4">
            <text:p>4</text:p>
          </table:table-cell>
          <table:table-cell table:formula="of:=MID([.$A210];2;1)" office:value-type="string" office:string-value="1">
            <text:p>1</text:p>
          </table:table-cell>
          <table:table-cell table:formula="of:=MID([.$A210];3;1)" office:value-type="string" office:string-value="4">
            <text:p>4</text:p>
          </table:table-cell>
          <table:table-cell table:formula="of:=MID([.$A210];4;2)" office:value-type="string" office:string-value="13">
            <text:p>13</text:p>
          </table:table-cell>
          <table:table-cell table:formula="of:=MID([.$A210];6;2)" office:value-type="string" office:string-value="03">
            <text:p>03</text:p>
          </table:table-cell>
          <table:table-cell table:formula="of:=MID([.$A21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30400">
            <text:p>414130400</text:p>
          </table:table-cell>
          <table:table-cell table:style-name="Excel_20_Built-in_20_Normal" table:formula="of:=[.J211]&amp;&quot;.&quot;&amp;[.K211]&amp;&quot;.&quot;&amp;[.L211]&amp;&quot;.&quot;&amp;[.M211]&amp;&quot;.&quot;&amp;[.N211]&amp;&quot;.&quot;&amp;[.O211]" office:value-type="string" office:string-value="4.1.4.13.04.00">
            <text:p>4.1.4.13.04.00</text:p>
          </table:table-cell>
          <table:table-cell table:style-name="ce2" office:value-type="string">
            <text:p>ANGSURAN/CICILAN PENJ. LOS/KIOS PASAR KEBON KEMB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211];1)" office:value-type="string" office:string-value="4">
            <text:p>4</text:p>
          </table:table-cell>
          <table:table-cell table:formula="of:=MID([.$A211];2;1)" office:value-type="string" office:string-value="1">
            <text:p>1</text:p>
          </table:table-cell>
          <table:table-cell table:formula="of:=MID([.$A211];3;1)" office:value-type="string" office:string-value="4">
            <text:p>4</text:p>
          </table:table-cell>
          <table:table-cell table:formula="of:=MID([.$A211];4;2)" office:value-type="string" office:string-value="13">
            <text:p>13</text:p>
          </table:table-cell>
          <table:table-cell table:formula="of:=MID([.$A211];6;2)" office:value-type="string" office:string-value="04">
            <text:p>04</text:p>
          </table:table-cell>
          <table:table-cell table:formula="of:=MID([.$A21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40000">
            <text:p>414140000</text:p>
          </table:table-cell>
          <table:table-cell table:style-name="Excel_20_Built-in_20_Normal" table:formula="of:=[.J212]&amp;&quot;.&quot;&amp;[.K212]&amp;&quot;.&quot;&amp;[.L212]&amp;&quot;.&quot;&amp;[.M212]&amp;&quot;.&quot;&amp;[.N212]&amp;&quot;.&quot;&amp;[.O212]" office:value-type="string" office:string-value="4.1.4.14.00.00">
            <text:p>4.1.4.14.00.00</text:p>
          </table:table-cell>
          <table:table-cell table:style-name="ce2" office:value-type="string">
            <text:p>JASA PIHAK KETIG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12];1)" office:value-type="string" office:string-value="4">
            <text:p>4</text:p>
          </table:table-cell>
          <table:table-cell table:formula="of:=MID([.$A212];2;1)" office:value-type="string" office:string-value="1">
            <text:p>1</text:p>
          </table:table-cell>
          <table:table-cell table:formula="of:=MID([.$A212];3;1)" office:value-type="string" office:string-value="4">
            <text:p>4</text:p>
          </table:table-cell>
          <table:table-cell table:formula="of:=MID([.$A212];4;2)" office:value-type="string" office:string-value="14">
            <text:p>14</text:p>
          </table:table-cell>
          <table:table-cell table:formula="of:=MID([.$A212];6;2)" office:value-type="string" office:string-value="00">
            <text:p>00</text:p>
          </table:table-cell>
          <table:table-cell table:formula="of:=MID([.$A21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40100">
            <text:p>414140100</text:p>
          </table:table-cell>
          <table:table-cell table:style-name="Excel_20_Built-in_20_Normal" table:formula="of:=[.J213]&amp;&quot;.&quot;&amp;[.K213]&amp;&quot;.&quot;&amp;[.L213]&amp;&quot;.&quot;&amp;[.M213]&amp;&quot;.&quot;&amp;[.N213]&amp;&quot;.&quot;&amp;[.O213]" office:value-type="string" office:string-value="4.1.4.14.01.00">
            <text:p>4.1.4.14.01.00</text:p>
          </table:table-cell>
          <table:table-cell table:style-name="ce2" office:value-type="string">
            <text:p>KONTRIBUSI KEBUN RAYA BOGO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13];1)" office:value-type="string" office:string-value="4">
            <text:p>4</text:p>
          </table:table-cell>
          <table:table-cell table:formula="of:=MID([.$A213];2;1)" office:value-type="string" office:string-value="1">
            <text:p>1</text:p>
          </table:table-cell>
          <table:table-cell table:formula="of:=MID([.$A213];3;1)" office:value-type="string" office:string-value="4">
            <text:p>4</text:p>
          </table:table-cell>
          <table:table-cell table:formula="of:=MID([.$A213];4;2)" office:value-type="string" office:string-value="14">
            <text:p>14</text:p>
          </table:table-cell>
          <table:table-cell table:formula="of:=MID([.$A213];6;2)" office:value-type="string" office:string-value="01">
            <text:p>01</text:p>
          </table:table-cell>
          <table:table-cell table:formula="of:=MID([.$A21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40200">
            <text:p>414140200</text:p>
          </table:table-cell>
          <table:table-cell table:style-name="Excel_20_Built-in_20_Normal" table:formula="of:=[.J214]&amp;&quot;.&quot;&amp;[.K214]&amp;&quot;.&quot;&amp;[.L214]&amp;&quot;.&quot;&amp;[.M214]&amp;&quot;.&quot;&amp;[.N214]&amp;&quot;.&quot;&amp;[.O214]" office:value-type="string" office:string-value="4.1.4.14.02.00">
            <text:p>4.1.4.14.02.00</text:p>
          </table:table-cell>
          <table:table-cell table:style-name="ce2" office:value-type="string">
            <text:p>NIKAH BEDOL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14];1)" office:value-type="string" office:string-value="4">
            <text:p>4</text:p>
          </table:table-cell>
          <table:table-cell table:formula="of:=MID([.$A214];2;1)" office:value-type="string" office:string-value="1">
            <text:p>1</text:p>
          </table:table-cell>
          <table:table-cell table:formula="of:=MID([.$A214];3;1)" office:value-type="string" office:string-value="4">
            <text:p>4</text:p>
          </table:table-cell>
          <table:table-cell table:formula="of:=MID([.$A214];4;2)" office:value-type="string" office:string-value="14">
            <text:p>14</text:p>
          </table:table-cell>
          <table:table-cell table:formula="of:=MID([.$A214];6;2)" office:value-type="string" office:string-value="02">
            <text:p>02</text:p>
          </table:table-cell>
          <table:table-cell table:formula="of:=MID([.$A21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40300">
            <text:p>414140300</text:p>
          </table:table-cell>
          <table:table-cell table:style-name="Excel_20_Built-in_20_Normal" table:formula="of:=[.J215]&amp;&quot;.&quot;&amp;[.K215]&amp;&quot;.&quot;&amp;[.L215]&amp;&quot;.&quot;&amp;[.M215]&amp;&quot;.&quot;&amp;[.N215]&amp;&quot;.&quot;&amp;[.O215]" office:value-type="string" office:string-value="4.1.4.14.03.00">
            <text:p>4.1.4.14.03.00</text:p>
          </table:table-cell>
          <table:table-cell table:style-name="ce2" office:value-type="string">
            <text:p>KONTRIBUSI YAYASAN RS.KARYA BHAKT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15];1)" office:value-type="string" office:string-value="4">
            <text:p>4</text:p>
          </table:table-cell>
          <table:table-cell table:formula="of:=MID([.$A215];2;1)" office:value-type="string" office:string-value="1">
            <text:p>1</text:p>
          </table:table-cell>
          <table:table-cell table:formula="of:=MID([.$A215];3;1)" office:value-type="string" office:string-value="4">
            <text:p>4</text:p>
          </table:table-cell>
          <table:table-cell table:formula="of:=MID([.$A215];4;2)" office:value-type="string" office:string-value="14">
            <text:p>14</text:p>
          </table:table-cell>
          <table:table-cell table:formula="of:=MID([.$A215];6;2)" office:value-type="string" office:string-value="03">
            <text:p>03</text:p>
          </table:table-cell>
          <table:table-cell table:formula="of:=MID([.$A21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40400">
            <text:p>414140400</text:p>
          </table:table-cell>
          <table:table-cell table:style-name="Excel_20_Built-in_20_Normal" table:formula="of:=[.J216]&amp;&quot;.&quot;&amp;[.K216]&amp;&quot;.&quot;&amp;[.L216]&amp;&quot;.&quot;&amp;[.M216]&amp;&quot;.&quot;&amp;[.N216]&amp;&quot;.&quot;&amp;[.O216]" office:value-type="string" office:string-value="4.1.4.14.04.00">
            <text:p>4.1.4.14.04.00</text:p>
          </table:table-cell>
          <table:table-cell table:style-name="ce2" office:value-type="string">
            <text:p>KONTRIBUSI PT.BOGOR INTERNUSA PLAZ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16];1)" office:value-type="string" office:string-value="4">
            <text:p>4</text:p>
          </table:table-cell>
          <table:table-cell table:formula="of:=MID([.$A216];2;1)" office:value-type="string" office:string-value="1">
            <text:p>1</text:p>
          </table:table-cell>
          <table:table-cell table:formula="of:=MID([.$A216];3;1)" office:value-type="string" office:string-value="4">
            <text:p>4</text:p>
          </table:table-cell>
          <table:table-cell table:formula="of:=MID([.$A216];4;2)" office:value-type="string" office:string-value="14">
            <text:p>14</text:p>
          </table:table-cell>
          <table:table-cell table:formula="of:=MID([.$A216];6;2)" office:value-type="string" office:string-value="04">
            <text:p>04</text:p>
          </table:table-cell>
          <table:table-cell table:formula="of:=MID([.$A21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14140500">
            <text:p>414140500</text:p>
          </table:table-cell>
          <table:table-cell table:style-name="Excel_20_Built-in_20_Normal" table:formula="of:=[.J217]&amp;&quot;.&quot;&amp;[.K217]&amp;&quot;.&quot;&amp;[.L217]&amp;&quot;.&quot;&amp;[.M217]&amp;&quot;.&quot;&amp;[.N217]&amp;&quot;.&quot;&amp;[.O217]" office:value-type="string" office:string-value="4.1.4.14.05.00">
            <text:p>4.1.4.14.05.00</text:p>
          </table:table-cell>
          <table:table-cell table:style-name="ce2" office:value-type="string">
            <text:p>JASA PIHAK KETIGA LAINNY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217];1)" office:value-type="string" office:string-value="4">
            <text:p>4</text:p>
          </table:table-cell>
          <table:table-cell table:formula="of:=MID([.$A217];2;1)" office:value-type="string" office:string-value="1">
            <text:p>1</text:p>
          </table:table-cell>
          <table:table-cell table:formula="of:=MID([.$A217];3;1)" office:value-type="string" office:string-value="4">
            <text:p>4</text:p>
          </table:table-cell>
          <table:table-cell table:formula="of:=MID([.$A217];4;2)" office:value-type="string" office:string-value="14">
            <text:p>14</text:p>
          </table:table-cell>
          <table:table-cell table:formula="of:=MID([.$A217];6;2)" office:value-type="string" office:string-value="05">
            <text:p>05</text:p>
          </table:table-cell>
          <table:table-cell table:formula="of:=MID([.$A21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1010000">
            <text:p>421010000</text:p>
          </table:table-cell>
          <table:table-cell table:style-name="Excel_20_Built-in_20_Normal" table:formula="of:=[.J218]&amp;&quot;.&quot;&amp;[.K218]&amp;&quot;.&quot;&amp;[.L218]&amp;&quot;.&quot;&amp;[.M218]&amp;&quot;.&quot;&amp;[.N218]&amp;&quot;.&quot;&amp;[.O218]" office:value-type="string" office:string-value="4.2.1.01.00.00">
            <text:p>4.2.1.01.00.00</text:p>
          </table:table-cell>
          <table:table-cell table:style-name="ce2" office:value-type="string">
            <text:p>BAGI HASIL PAJAK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18];1)" office:value-type="string" office:string-value="4">
            <text:p>4</text:p>
          </table:table-cell>
          <table:table-cell table:formula="of:=MID([.$A218];2;1)" office:value-type="string" office:string-value="2">
            <text:p>2</text:p>
          </table:table-cell>
          <table:table-cell table:formula="of:=MID([.$A218];3;1)" office:value-type="string" office:string-value="1">
            <text:p>1</text:p>
          </table:table-cell>
          <table:table-cell table:formula="of:=MID([.$A218];4;2)" office:value-type="string" office:string-value="01">
            <text:p>01</text:p>
          </table:table-cell>
          <table:table-cell table:formula="of:=MID([.$A218];6;2)" office:value-type="string" office:string-value="00">
            <text:p>00</text:p>
          </table:table-cell>
          <table:table-cell table:formula="of:=MID([.$A21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1010100">
            <text:p>421010100</text:p>
          </table:table-cell>
          <table:table-cell table:style-name="Excel_20_Built-in_20_Normal" table:formula="of:=[.J219]&amp;&quot;.&quot;&amp;[.K219]&amp;&quot;.&quot;&amp;[.L219]&amp;&quot;.&quot;&amp;[.M219]&amp;&quot;.&quot;&amp;[.N219]&amp;&quot;.&quot;&amp;[.O219]" office:value-type="string" office:string-value="4.2.1.01.01.00">
            <text:p>4.2.1.01.01.00</text:p>
          </table:table-cell>
          <table:table-cell table:style-name="ce2" office:value-type="string">
            <text:p>BAGI HASIL DARI PAJAK BUMI DAN BANGUN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19];1)" office:value-type="string" office:string-value="4">
            <text:p>4</text:p>
          </table:table-cell>
          <table:table-cell table:formula="of:=MID([.$A219];2;1)" office:value-type="string" office:string-value="2">
            <text:p>2</text:p>
          </table:table-cell>
          <table:table-cell table:formula="of:=MID([.$A219];3;1)" office:value-type="string" office:string-value="1">
            <text:p>1</text:p>
          </table:table-cell>
          <table:table-cell table:formula="of:=MID([.$A219];4;2)" office:value-type="string" office:string-value="01">
            <text:p>01</text:p>
          </table:table-cell>
          <table:table-cell table:formula="of:=MID([.$A219];6;2)" office:value-type="string" office:string-value="01">
            <text:p>01</text:p>
          </table:table-cell>
          <table:table-cell table:formula="of:=MID([.$A21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1010200">
            <text:p>421010200</text:p>
          </table:table-cell>
          <table:table-cell table:style-name="Excel_20_Built-in_20_Normal" table:formula="of:=[.J220]&amp;&quot;.&quot;&amp;[.K220]&amp;&quot;.&quot;&amp;[.L220]&amp;&quot;.&quot;&amp;[.M220]&amp;&quot;.&quot;&amp;[.N220]&amp;&quot;.&quot;&amp;[.O220]" office:value-type="string" office:string-value="4.2.1.01.02.00">
            <text:p>4.2.1.01.02.00</text:p>
          </table:table-cell>
          <table:table-cell table:style-name="ce2" office:value-type="string">
            <text:p>BPHTB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20];1)" office:value-type="string" office:string-value="4">
            <text:p>4</text:p>
          </table:table-cell>
          <table:table-cell table:formula="of:=MID([.$A220];2;1)" office:value-type="string" office:string-value="2">
            <text:p>2</text:p>
          </table:table-cell>
          <table:table-cell table:formula="of:=MID([.$A220];3;1)" office:value-type="string" office:string-value="1">
            <text:p>1</text:p>
          </table:table-cell>
          <table:table-cell table:formula="of:=MID([.$A220];4;2)" office:value-type="string" office:string-value="01">
            <text:p>01</text:p>
          </table:table-cell>
          <table:table-cell table:formula="of:=MID([.$A220];6;2)" office:value-type="string" office:string-value="02">
            <text:p>02</text:p>
          </table:table-cell>
          <table:table-cell table:formula="of:=MID([.$A22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1010300">
            <text:p>421010300</text:p>
          </table:table-cell>
          <table:table-cell table:style-name="Excel_20_Built-in_20_Normal" table:formula="of:=[.J221]&amp;&quot;.&quot;&amp;[.K221]&amp;&quot;.&quot;&amp;[.L221]&amp;&quot;.&quot;&amp;[.M221]&amp;&quot;.&quot;&amp;[.N221]&amp;&quot;.&quot;&amp;[.O221]" office:value-type="string" office:string-value="4.2.1.01.03.00">
            <text:p>4.2.1.01.03.00</text:p>
          </table:table-cell>
          <table:table-cell table:style-name="ce2" office:value-type="string">
            <text:p>BAGI HASIL PPH PASAL 25/29 DAN PPH PASAL 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21];1)" office:value-type="string" office:string-value="4">
            <text:p>4</text:p>
          </table:table-cell>
          <table:table-cell table:formula="of:=MID([.$A221];2;1)" office:value-type="string" office:string-value="2">
            <text:p>2</text:p>
          </table:table-cell>
          <table:table-cell table:formula="of:=MID([.$A221];3;1)" office:value-type="string" office:string-value="1">
            <text:p>1</text:p>
          </table:table-cell>
          <table:table-cell table:formula="of:=MID([.$A221];4;2)" office:value-type="string" office:string-value="01">
            <text:p>01</text:p>
          </table:table-cell>
          <table:table-cell table:formula="of:=MID([.$A221];6;2)" office:value-type="string" office:string-value="03">
            <text:p>03</text:p>
          </table:table-cell>
          <table:table-cell table:formula="of:=MID([.$A22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1020000">
            <text:p>421020000</text:p>
          </table:table-cell>
          <table:table-cell table:style-name="Excel_20_Built-in_20_Normal" table:formula="of:=[.J222]&amp;&quot;.&quot;&amp;[.K222]&amp;&quot;.&quot;&amp;[.L222]&amp;&quot;.&quot;&amp;[.M222]&amp;&quot;.&quot;&amp;[.N222]&amp;&quot;.&quot;&amp;[.O222]" office:value-type="string" office:string-value="4.2.1.02.00.00">
            <text:p>4.2.1.02.00.00</text:p>
          </table:table-cell>
          <table:table-cell table:style-name="ce2" office:value-type="string">
            <text:p>BAGI HASIL BUKAN PAJAK/SUMBER DAYA ALA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/>
          <table:table-cell table:formula="of:=LEFT([.A222];1)" office:value-type="string" office:string-value="4">
            <text:p>4</text:p>
          </table:table-cell>
          <table:table-cell table:formula="of:=MID([.$A222];2;1)" office:value-type="string" office:string-value="2">
            <text:p>2</text:p>
          </table:table-cell>
          <table:table-cell table:formula="of:=MID([.$A222];3;1)" office:value-type="string" office:string-value="1">
            <text:p>1</text:p>
          </table:table-cell>
          <table:table-cell table:formula="of:=MID([.$A222];4;2)" office:value-type="string" office:string-value="02">
            <text:p>02</text:p>
          </table:table-cell>
          <table:table-cell table:formula="of:=MID([.$A222];6;2)" office:value-type="string" office:string-value="00">
            <text:p>00</text:p>
          </table:table-cell>
          <table:table-cell table:formula="of:=MID([.$A22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1020200">
            <text:p>421020200</text:p>
          </table:table-cell>
          <table:table-cell table:style-name="Excel_20_Built-in_20_Normal" table:formula="of:=[.J223]&amp;&quot;.&quot;&amp;[.K223]&amp;&quot;.&quot;&amp;[.L223]&amp;&quot;.&quot;&amp;[.M223]&amp;&quot;.&quot;&amp;[.N223]&amp;&quot;.&quot;&amp;[.O223]" office:value-type="string" office:string-value="4.2.1.02.02.00">
            <text:p>4.2.1.02.02.00</text:p>
          </table:table-cell>
          <table:table-cell table:style-name="ce2" office:value-type="string">
            <text:p>PEREDARAN HASIL HUT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23];1)" office:value-type="string" office:string-value="4">
            <text:p>4</text:p>
          </table:table-cell>
          <table:table-cell table:formula="of:=MID([.$A223];2;1)" office:value-type="string" office:string-value="2">
            <text:p>2</text:p>
          </table:table-cell>
          <table:table-cell table:formula="of:=MID([.$A223];3;1)" office:value-type="string" office:string-value="1">
            <text:p>1</text:p>
          </table:table-cell>
          <table:table-cell table:formula="of:=MID([.$A223];4;2)" office:value-type="string" office:string-value="02">
            <text:p>02</text:p>
          </table:table-cell>
          <table:table-cell table:formula="of:=MID([.$A223];6;2)" office:value-type="string" office:string-value="02">
            <text:p>02</text:p>
          </table:table-cell>
          <table:table-cell table:formula="of:=MID([.$A22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1020700">
            <text:p>421020700</text:p>
          </table:table-cell>
          <table:table-cell table:style-name="Excel_20_Built-in_20_Normal" table:formula="of:=[.J224]&amp;&quot;.&quot;&amp;[.K224]&amp;&quot;.&quot;&amp;[.L224]&amp;&quot;.&quot;&amp;[.M224]&amp;&quot;.&quot;&amp;[.N224]&amp;&quot;.&quot;&amp;[.O224]" office:value-type="string" office:string-value="4.2.1.02.07.00">
            <text:p>4.2.1.02.07.00</text:p>
          </table:table-cell>
          <table:table-cell table:style-name="ce2" office:value-type="string">
            <text:p>BAGI HASIL DARI PUNGUTAN HASIL PERIKAN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24];1)" office:value-type="string" office:string-value="4">
            <text:p>4</text:p>
          </table:table-cell>
          <table:table-cell table:formula="of:=MID([.$A224];2;1)" office:value-type="string" office:string-value="2">
            <text:p>2</text:p>
          </table:table-cell>
          <table:table-cell table:formula="of:=MID([.$A224];3;1)" office:value-type="string" office:string-value="1">
            <text:p>1</text:p>
          </table:table-cell>
          <table:table-cell table:formula="of:=MID([.$A224];4;2)" office:value-type="string" office:string-value="02">
            <text:p>02</text:p>
          </table:table-cell>
          <table:table-cell table:formula="of:=MID([.$A224];6;2)" office:value-type="string" office:string-value="07">
            <text:p>07</text:p>
          </table:table-cell>
          <table:table-cell table:formula="of:=MID([.$A22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1020800">
            <text:p>421020800</text:p>
          </table:table-cell>
          <table:table-cell table:style-name="Excel_20_Built-in_20_Normal" table:formula="of:=[.J225]&amp;&quot;.&quot;&amp;[.K225]&amp;&quot;.&quot;&amp;[.L225]&amp;&quot;.&quot;&amp;[.M225]&amp;&quot;.&quot;&amp;[.N225]&amp;&quot;.&quot;&amp;[.O225]" office:value-type="string" office:string-value="4.2.1.02.08.00">
            <text:p>4.2.1.02.08.00</text:p>
          </table:table-cell>
          <table:table-cell table:style-name="ce2" office:value-type="string">
            <text:p>PENERIMAAN SEKTOR MINYAK BUM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25];1)" office:value-type="string" office:string-value="4">
            <text:p>4</text:p>
          </table:table-cell>
          <table:table-cell table:formula="of:=MID([.$A225];2;1)" office:value-type="string" office:string-value="2">
            <text:p>2</text:p>
          </table:table-cell>
          <table:table-cell table:formula="of:=MID([.$A225];3;1)" office:value-type="string" office:string-value="1">
            <text:p>1</text:p>
          </table:table-cell>
          <table:table-cell table:formula="of:=MID([.$A225];4;2)" office:value-type="string" office:string-value="02">
            <text:p>02</text:p>
          </table:table-cell>
          <table:table-cell table:formula="of:=MID([.$A225];6;2)" office:value-type="string" office:string-value="08">
            <text:p>08</text:p>
          </table:table-cell>
          <table:table-cell table:formula="of:=MID([.$A22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1020900">
            <text:p>421020900</text:p>
          </table:table-cell>
          <table:table-cell table:style-name="Excel_20_Built-in_20_Normal" table:formula="of:=[.J226]&amp;&quot;.&quot;&amp;[.K226]&amp;&quot;.&quot;&amp;[.L226]&amp;&quot;.&quot;&amp;[.M226]&amp;&quot;.&quot;&amp;[.N226]&amp;&quot;.&quot;&amp;[.O226]" office:value-type="string" office:string-value="4.2.1.02.09.00">
            <text:p>4.2.1.02.09.00</text:p>
          </table:table-cell>
          <table:table-cell table:style-name="ce2" office:value-type="string">
            <text:p>PENERIMAAN SEKTOR GAS ALA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26];1)" office:value-type="string" office:string-value="4">
            <text:p>4</text:p>
          </table:table-cell>
          <table:table-cell table:formula="of:=MID([.$A226];2;1)" office:value-type="string" office:string-value="2">
            <text:p>2</text:p>
          </table:table-cell>
          <table:table-cell table:formula="of:=MID([.$A226];3;1)" office:value-type="string" office:string-value="1">
            <text:p>1</text:p>
          </table:table-cell>
          <table:table-cell table:formula="of:=MID([.$A226];4;2)" office:value-type="string" office:string-value="02">
            <text:p>02</text:p>
          </table:table-cell>
          <table:table-cell table:formula="of:=MID([.$A226];6;2)" office:value-type="string" office:string-value="09">
            <text:p>09</text:p>
          </table:table-cell>
          <table:table-cell table:formula="of:=MID([.$A22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1021000">
            <text:p>421021000</text:p>
          </table:table-cell>
          <table:table-cell table:style-name="Excel_20_Built-in_20_Normal" table:formula="of:=[.J227]&amp;&quot;.&quot;&amp;[.K227]&amp;&quot;.&quot;&amp;[.L227]&amp;&quot;.&quot;&amp;[.M227]&amp;&quot;.&quot;&amp;[.N227]&amp;&quot;.&quot;&amp;[.O227]" office:value-type="string" office:string-value="4.2.1.02.10.00">
            <text:p>4.2.1.02.10.00</text:p>
          </table:table-cell>
          <table:table-cell table:style-name="ce2" office:value-type="string">
            <text:p>HASIL PERTAMBANGAN UMU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27];1)" office:value-type="string" office:string-value="4">
            <text:p>4</text:p>
          </table:table-cell>
          <table:table-cell table:formula="of:=MID([.$A227];2;1)" office:value-type="string" office:string-value="2">
            <text:p>2</text:p>
          </table:table-cell>
          <table:table-cell table:formula="of:=MID([.$A227];3;1)" office:value-type="string" office:string-value="1">
            <text:p>1</text:p>
          </table:table-cell>
          <table:table-cell table:formula="of:=MID([.$A227];4;2)" office:value-type="string" office:string-value="02">
            <text:p>02</text:p>
          </table:table-cell>
          <table:table-cell table:formula="of:=MID([.$A227];6;2)" office:value-type="string" office:string-value="10">
            <text:p>10</text:p>
          </table:table-cell>
          <table:table-cell table:formula="of:=MID([.$A22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2010000">
            <text:p>422010000</text:p>
          </table:table-cell>
          <table:table-cell table:style-name="Excel_20_Built-in_20_Normal" table:formula="of:=[.J228]&amp;&quot;.&quot;&amp;[.K228]&amp;&quot;.&quot;&amp;[.L228]&amp;&quot;.&quot;&amp;[.M228]&amp;&quot;.&quot;&amp;[.N228]&amp;&quot;.&quot;&amp;[.O228]" office:value-type="string" office:string-value="4.2.2.01.00.00">
            <text:p>4.2.2.01.00.00</text:p>
          </table:table-cell>
          <table:table-cell table:style-name="ce2" office:value-type="string">
            <text:p>DANA ALOKASI UMU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28];1)" office:value-type="string" office:string-value="4">
            <text:p>4</text:p>
          </table:table-cell>
          <table:table-cell table:formula="of:=MID([.$A228];2;1)" office:value-type="string" office:string-value="2">
            <text:p>2</text:p>
          </table:table-cell>
          <table:table-cell table:formula="of:=MID([.$A228];3;1)" office:value-type="string" office:string-value="2">
            <text:p>2</text:p>
          </table:table-cell>
          <table:table-cell table:formula="of:=MID([.$A228];4;2)" office:value-type="string" office:string-value="01">
            <text:p>01</text:p>
          </table:table-cell>
          <table:table-cell table:formula="of:=MID([.$A228];6;2)" office:value-type="string" office:string-value="00">
            <text:p>00</text:p>
          </table:table-cell>
          <table:table-cell table:formula="of:=MID([.$A22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2010100">
            <text:p>422010100</text:p>
          </table:table-cell>
          <table:table-cell table:style-name="Excel_20_Built-in_20_Normal" table:formula="of:=[.J229]&amp;&quot;.&quot;&amp;[.K229]&amp;&quot;.&quot;&amp;[.L229]&amp;&quot;.&quot;&amp;[.M229]&amp;&quot;.&quot;&amp;[.N229]&amp;&quot;.&quot;&amp;[.O229]" office:value-type="string" office:string-value="4.2.2.01.01.00">
            <text:p>4.2.2.01.01.00</text:p>
          </table:table-cell>
          <table:table-cell table:style-name="ce2" office:value-type="string">
            <text:p>DANA ALOKASI UMU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29];1)" office:value-type="string" office:string-value="4">
            <text:p>4</text:p>
          </table:table-cell>
          <table:table-cell table:formula="of:=MID([.$A229];2;1)" office:value-type="string" office:string-value="2">
            <text:p>2</text:p>
          </table:table-cell>
          <table:table-cell table:formula="of:=MID([.$A229];3;1)" office:value-type="string" office:string-value="2">
            <text:p>2</text:p>
          </table:table-cell>
          <table:table-cell table:formula="of:=MID([.$A229];4;2)" office:value-type="string" office:string-value="01">
            <text:p>01</text:p>
          </table:table-cell>
          <table:table-cell table:formula="of:=MID([.$A229];6;2)" office:value-type="string" office:string-value="01">
            <text:p>01</text:p>
          </table:table-cell>
          <table:table-cell table:formula="of:=MID([.$A22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23010000">
            <text:p>423010000</text:p>
          </table:table-cell>
          <table:table-cell table:style-name="Excel_20_Built-in_20_Normal" table:formula="of:=[.J230]&amp;&quot;.&quot;&amp;[.K230]&amp;&quot;.&quot;&amp;[.L230]&amp;&quot;.&quot;&amp;[.M230]&amp;&quot;.&quot;&amp;[.N230]&amp;&quot;.&quot;&amp;[.O230]" office:value-type="string" office:string-value="4.2.3.01.00.00">
            <text:p>4.2.3.01.00.00</text:p>
          </table:table-cell>
          <table:table-cell table:style-name="ce2" office:value-type="string">
            <text:p>DANA ALOKASI KHUSU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30];1)" office:value-type="string" office:string-value="4">
            <text:p>4</text:p>
          </table:table-cell>
          <table:table-cell table:formula="of:=MID([.$A230];2;1)" office:value-type="string" office:string-value="2">
            <text:p>2</text:p>
          </table:table-cell>
          <table:table-cell table:formula="of:=MID([.$A230];3;1)" office:value-type="string" office:string-value="3">
            <text:p>3</text:p>
          </table:table-cell>
          <table:table-cell table:formula="of:=MID([.$A230];4;2)" office:value-type="string" office:string-value="01">
            <text:p>01</text:p>
          </table:table-cell>
          <table:table-cell table:formula="of:=MID([.$A230];6;2)" office:value-type="string" office:string-value="00">
            <text:p>00</text:p>
          </table:table-cell>
          <table:table-cell table:formula="of:=MID([.$A23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1010000">
            <text:p>431010000</text:p>
          </table:table-cell>
          <table:table-cell table:style-name="Excel_20_Built-in_20_Normal" table:formula="of:=[.J231]&amp;&quot;.&quot;&amp;[.K231]&amp;&quot;.&quot;&amp;[.L231]&amp;&quot;.&quot;&amp;[.M231]&amp;&quot;.&quot;&amp;[.N231]&amp;&quot;.&quot;&amp;[.O231]" office:value-type="string" office:string-value="4.3.1.01.00.00">
            <text:p>4.3.1.01.00.00</text:p>
          </table:table-cell>
          <table:table-cell table:style-name="ce2" office:value-type="string">
            <text:p>PENDAPATAN HIBAH DARI PEMERINTA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231];1)" office:value-type="string" office:string-value="4">
            <text:p>4</text:p>
          </table:table-cell>
          <table:table-cell table:formula="of:=MID([.$A231];2;1)" office:value-type="string" office:string-value="3">
            <text:p>3</text:p>
          </table:table-cell>
          <table:table-cell table:formula="of:=MID([.$A231];3;1)" office:value-type="string" office:string-value="1">
            <text:p>1</text:p>
          </table:table-cell>
          <table:table-cell table:formula="of:=MID([.$A231];4;2)" office:value-type="string" office:string-value="01">
            <text:p>01</text:p>
          </table:table-cell>
          <table:table-cell table:formula="of:=MID([.$A231];6;2)" office:value-type="string" office:string-value="00">
            <text:p>00</text:p>
          </table:table-cell>
          <table:table-cell table:formula="of:=MID([.$A231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1010100">
            <text:p>431010100</text:p>
          </table:table-cell>
          <table:table-cell table:style-name="Excel_20_Built-in_20_Normal" table:formula="of:=[.J232]&amp;&quot;.&quot;&amp;[.K232]&amp;&quot;.&quot;&amp;[.L232]&amp;&quot;.&quot;&amp;[.M232]&amp;&quot;.&quot;&amp;[.N232]&amp;&quot;.&quot;&amp;[.O232]" office:value-type="string" office:string-value="4.3.1.01.01.00">
            <text:p>4.3.1.01.01.00</text:p>
          </table:table-cell>
          <table:table-cell table:style-name="ce2" office:value-type="string">
            <text:p>PENDAPATAN HIBAH DARI PEMERINT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10-01-01">
            <text:p>01/01/2010</text:p>
          </table:table-cell>
          <table:table-cell table:style-name="ce4"/>
          <table:table-cell table:formula="of:=LEFT([.A232];1)" office:value-type="string" office:string-value="4">
            <text:p>4</text:p>
          </table:table-cell>
          <table:table-cell table:formula="of:=MID([.$A232];2;1)" office:value-type="string" office:string-value="3">
            <text:p>3</text:p>
          </table:table-cell>
          <table:table-cell table:formula="of:=MID([.$A232];3;1)" office:value-type="string" office:string-value="1">
            <text:p>1</text:p>
          </table:table-cell>
          <table:table-cell table:formula="of:=MID([.$A232];4;2)" office:value-type="string" office:string-value="01">
            <text:p>01</text:p>
          </table:table-cell>
          <table:table-cell table:formula="of:=MID([.$A232];6;2)" office:value-type="string" office:string-value="01">
            <text:p>01</text:p>
          </table:table-cell>
          <table:table-cell table:formula="of:=MID([.$A232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3010000">
            <text:p>433010000</text:p>
          </table:table-cell>
          <table:table-cell table:style-name="Excel_20_Built-in_20_Normal" table:formula="of:=[.J233]&amp;&quot;.&quot;&amp;[.K233]&amp;&quot;.&quot;&amp;[.L233]&amp;&quot;.&quot;&amp;[.M233]&amp;&quot;.&quot;&amp;[.N233]&amp;&quot;.&quot;&amp;[.O233]" office:value-type="string" office:string-value="4.3.3.01.00.00">
            <text:p>4.3.3.01.00.00</text:p>
          </table:table-cell>
          <table:table-cell table:style-name="ce2" office:value-type="string">
            <text:p>DANA BAGI HASIL PAJAK DARI PROPINSI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33];1)" office:value-type="string" office:string-value="4">
            <text:p>4</text:p>
          </table:table-cell>
          <table:table-cell table:formula="of:=MID([.$A233];2;1)" office:value-type="string" office:string-value="3">
            <text:p>3</text:p>
          </table:table-cell>
          <table:table-cell table:formula="of:=MID([.$A233];3;1)" office:value-type="string" office:string-value="3">
            <text:p>3</text:p>
          </table:table-cell>
          <table:table-cell table:formula="of:=MID([.$A233];4;2)" office:value-type="string" office:string-value="01">
            <text:p>01</text:p>
          </table:table-cell>
          <table:table-cell table:formula="of:=MID([.$A233];6;2)" office:value-type="string" office:string-value="00">
            <text:p>00</text:p>
          </table:table-cell>
          <table:table-cell table:formula="of:=MID([.$A233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3010100">
            <text:p>433010100</text:p>
          </table:table-cell>
          <table:table-cell table:style-name="Excel_20_Built-in_20_Normal" table:formula="of:=[.J234]&amp;&quot;.&quot;&amp;[.K234]&amp;&quot;.&quot;&amp;[.L234]&amp;&quot;.&quot;&amp;[.M234]&amp;&quot;.&quot;&amp;[.N234]&amp;&quot;.&quot;&amp;[.O234]" office:value-type="string" office:string-value="4.3.3.01.01.00">
            <text:p>4.3.3.01.01.00</text:p>
          </table:table-cell>
          <table:table-cell table:style-name="ce2" office:value-type="string">
            <text:p>BAGI HASIL DARI PKB/BBNKB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34];1)" office:value-type="string" office:string-value="4">
            <text:p>4</text:p>
          </table:table-cell>
          <table:table-cell table:formula="of:=MID([.$A234];2;1)" office:value-type="string" office:string-value="3">
            <text:p>3</text:p>
          </table:table-cell>
          <table:table-cell table:formula="of:=MID([.$A234];3;1)" office:value-type="string" office:string-value="3">
            <text:p>3</text:p>
          </table:table-cell>
          <table:table-cell table:formula="of:=MID([.$A234];4;2)" office:value-type="string" office:string-value="01">
            <text:p>01</text:p>
          </table:table-cell>
          <table:table-cell table:formula="of:=MID([.$A234];6;2)" office:value-type="string" office:string-value="01">
            <text:p>01</text:p>
          </table:table-cell>
          <table:table-cell table:formula="of:=MID([.$A234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3010500">
            <text:p>433010500</text:p>
          </table:table-cell>
          <table:table-cell table:style-name="Excel_20_Built-in_20_Normal" table:formula="of:=[.J235]&amp;&quot;.&quot;&amp;[.K235]&amp;&quot;.&quot;&amp;[.L235]&amp;&quot;.&quot;&amp;[.M235]&amp;&quot;.&quot;&amp;[.N235]&amp;&quot;.&quot;&amp;[.O235]" office:value-type="string" office:string-value="4.3.3.01.05.00">
            <text:p>4.3.3.01.05.00</text:p>
          </table:table-cell>
          <table:table-cell table:style-name="ce2" office:value-type="string">
            <text:p>PBBKB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/>
          <table:table-cell table:formula="of:=LEFT([.A235];1)" office:value-type="string" office:string-value="4">
            <text:p>4</text:p>
          </table:table-cell>
          <table:table-cell table:formula="of:=MID([.$A235];2;1)" office:value-type="string" office:string-value="3">
            <text:p>3</text:p>
          </table:table-cell>
          <table:table-cell table:formula="of:=MID([.$A235];3;1)" office:value-type="string" office:string-value="3">
            <text:p>3</text:p>
          </table:table-cell>
          <table:table-cell table:formula="of:=MID([.$A235];4;2)" office:value-type="string" office:string-value="01">
            <text:p>01</text:p>
          </table:table-cell>
          <table:table-cell table:formula="of:=MID([.$A235];6;2)" office:value-type="string" office:string-value="05">
            <text:p>05</text:p>
          </table:table-cell>
          <table:table-cell table:formula="of:=MID([.$A235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3010600">
            <text:p>433010600</text:p>
          </table:table-cell>
          <table:table-cell table:style-name="Excel_20_Built-in_20_Normal" table:formula="of:=[.J236]&amp;&quot;.&quot;&amp;[.K236]&amp;&quot;.&quot;&amp;[.L236]&amp;&quot;.&quot;&amp;[.M236]&amp;&quot;.&quot;&amp;[.N236]&amp;&quot;.&quot;&amp;[.O236]" office:value-type="string" office:string-value="4.3.3.01.06.00">
            <text:p>4.3.3.01.06.00</text:p>
          </table:table-cell>
          <table:table-cell table:style-name="ce2" office:value-type="string">
            <text:p>PAJAK PEMANFAATAN AIR BAWAH TAN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36];1)" office:value-type="string" office:string-value="4">
            <text:p>4</text:p>
          </table:table-cell>
          <table:table-cell table:formula="of:=MID([.$A236];2;1)" office:value-type="string" office:string-value="3">
            <text:p>3</text:p>
          </table:table-cell>
          <table:table-cell table:formula="of:=MID([.$A236];3;1)" office:value-type="string" office:string-value="3">
            <text:p>3</text:p>
          </table:table-cell>
          <table:table-cell table:formula="of:=MID([.$A236];4;2)" office:value-type="string" office:string-value="01">
            <text:p>01</text:p>
          </table:table-cell>
          <table:table-cell table:formula="of:=MID([.$A236];6;2)" office:value-type="string" office:string-value="06">
            <text:p>06</text:p>
          </table:table-cell>
          <table:table-cell table:formula="of:=MID([.$A236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3010700">
            <text:p>433010700</text:p>
          </table:table-cell>
          <table:table-cell table:style-name="Excel_20_Built-in_20_Normal" table:formula="of:=[.J237]&amp;&quot;.&quot;&amp;[.K237]&amp;&quot;.&quot;&amp;[.L237]&amp;&quot;.&quot;&amp;[.M237]&amp;&quot;.&quot;&amp;[.N237]&amp;&quot;.&quot;&amp;[.O237]" office:value-type="string" office:string-value="4.3.3.01.07.00">
            <text:p>4.3.3.01.07.00</text:p>
          </table:table-cell>
          <table:table-cell table:style-name="ce2" office:value-type="string">
            <text:p>PAJAK PEMANFAATAN AIR PERMUKA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37];1)" office:value-type="string" office:string-value="4">
            <text:p>4</text:p>
          </table:table-cell>
          <table:table-cell table:formula="of:=MID([.$A237];2;1)" office:value-type="string" office:string-value="3">
            <text:p>3</text:p>
          </table:table-cell>
          <table:table-cell table:formula="of:=MID([.$A237];3;1)" office:value-type="string" office:string-value="3">
            <text:p>3</text:p>
          </table:table-cell>
          <table:table-cell table:formula="of:=MID([.$A237];4;2)" office:value-type="string" office:string-value="01">
            <text:p>01</text:p>
          </table:table-cell>
          <table:table-cell table:formula="of:=MID([.$A237];6;2)" office:value-type="string" office:string-value="07">
            <text:p>07</text:p>
          </table:table-cell>
          <table:table-cell table:formula="of:=MID([.$A237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4010000">
            <text:p>434010000</text:p>
          </table:table-cell>
          <table:table-cell table:style-name="Excel_20_Built-in_20_Normal" table:formula="of:=[.J238]&amp;&quot;.&quot;&amp;[.K238]&amp;&quot;.&quot;&amp;[.L238]&amp;&quot;.&quot;&amp;[.M238]&amp;&quot;.&quot;&amp;[.N238]&amp;&quot;.&quot;&amp;[.O238]" office:value-type="string" office:string-value="4.3.4.01.00.00">
            <text:p>4.3.4.01.00.00</text:p>
          </table:table-cell>
          <table:table-cell table:style-name="ce2" office:value-type="string">
            <text:p>DANA PENYESUAIA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38];1)" office:value-type="string" office:string-value="4">
            <text:p>4</text:p>
          </table:table-cell>
          <table:table-cell table:formula="of:=MID([.$A238];2;1)" office:value-type="string" office:string-value="3">
            <text:p>3</text:p>
          </table:table-cell>
          <table:table-cell table:formula="of:=MID([.$A238];3;1)" office:value-type="string" office:string-value="4">
            <text:p>4</text:p>
          </table:table-cell>
          <table:table-cell table:formula="of:=MID([.$A238];4;2)" office:value-type="string" office:string-value="01">
            <text:p>01</text:p>
          </table:table-cell>
          <table:table-cell table:formula="of:=MID([.$A238];6;2)" office:value-type="string" office:string-value="00">
            <text:p>00</text:p>
          </table:table-cell>
          <table:table-cell table:formula="of:=MID([.$A238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4010100">
            <text:p>434010100</text:p>
          </table:table-cell>
          <table:table-cell table:style-name="Excel_20_Built-in_20_Normal" table:formula="of:=[.J239]&amp;&quot;.&quot;&amp;[.K239]&amp;&quot;.&quot;&amp;[.L239]&amp;&quot;.&quot;&amp;[.M239]&amp;&quot;.&quot;&amp;[.N239]&amp;&quot;.&quot;&amp;[.O239]" office:value-type="string" office:string-value="4.3.4.01.01.00">
            <text:p>4.3.4.01.01.00</text:p>
          </table:table-cell>
          <table:table-cell table:style-name="ce2" office:value-type="string">
            <text:p>DANA PENYESUAIA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39];1)" office:value-type="string" office:string-value="4">
            <text:p>4</text:p>
          </table:table-cell>
          <table:table-cell table:formula="of:=MID([.$A239];2;1)" office:value-type="string" office:string-value="3">
            <text:p>3</text:p>
          </table:table-cell>
          <table:table-cell table:formula="of:=MID([.$A239];3;1)" office:value-type="string" office:string-value="4">
            <text:p>4</text:p>
          </table:table-cell>
          <table:table-cell table:formula="of:=MID([.$A239];4;2)" office:value-type="string" office:string-value="01">
            <text:p>01</text:p>
          </table:table-cell>
          <table:table-cell table:formula="of:=MID([.$A239];6;2)" office:value-type="string" office:string-value="01">
            <text:p>01</text:p>
          </table:table-cell>
          <table:table-cell table:formula="of:=MID([.$A239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5010000">
            <text:p>435010000</text:p>
          </table:table-cell>
          <table:table-cell table:style-name="Excel_20_Built-in_20_Normal" table:formula="of:=[.J240]&amp;&quot;.&quot;&amp;[.K240]&amp;&quot;.&quot;&amp;[.L240]&amp;&quot;.&quot;&amp;[.M240]&amp;&quot;.&quot;&amp;[.N240]&amp;&quot;.&quot;&amp;[.O240]" office:value-type="string" office:string-value="4.3.5.01.00.00">
            <text:p>4.3.5.01.00.00</text:p>
          </table:table-cell>
          <table:table-cell table:style-name="ce2" office:value-type="string">
            <text:p>BANTUAN KEUANGAN DARI PROPINSI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2"/>
          <table:table-cell table:style-name="ce6" office:value-type="date" office:date-value="2007-01-01">
            <text:p>01/01/2007</text:p>
          </table:table-cell>
          <table:table-cell table:style-name="ce4"/>
          <table:table-cell table:formula="of:=LEFT([.A240];1)" office:value-type="string" office:string-value="4">
            <text:p>4</text:p>
          </table:table-cell>
          <table:table-cell table:formula="of:=MID([.$A240];2;1)" office:value-type="string" office:string-value="3">
            <text:p>3</text:p>
          </table:table-cell>
          <table:table-cell table:formula="of:=MID([.$A240];3;1)" office:value-type="string" office:string-value="5">
            <text:p>5</text:p>
          </table:table-cell>
          <table:table-cell table:formula="of:=MID([.$A240];4;2)" office:value-type="string" office:string-value="01">
            <text:p>01</text:p>
          </table:table-cell>
          <table:table-cell table:formula="of:=MID([.$A240];6;2)" office:value-type="string" office:string-value="00">
            <text:p>00</text:p>
          </table:table-cell>
          <table:table-cell table:formula="of:=MID([.$A240];8;2)" office:value-type="string" office:string-value="00">
            <text:p>00</text:p>
          </table:table-cell>
          <table:table-cell table:number-columns-repeated="1009"/>
        </table:table-row>
        <table:table-row table:style-name="ro1">
          <table:table-cell table:style-name="ce2" office:value-type="float" office:value="435010100">
            <text:p>435010100</text:p>
          </table:table-cell>
          <table:table-cell table:style-name="Excel_20_Built-in_20_Normal" table:formula="of:=[.J241]&amp;&quot;.&quot;&amp;[.K241]&amp;&quot;.&quot;&amp;[.L241]&amp;&quot;.&quot;&amp;[.M241]&amp;&quot;.&quot;&amp;[.N241]&amp;&quot;.&quot;&amp;[.O241]" office:value-type="string" office:string-value="4.3.5.01.01.00">
            <text:p>4.3.5.01.01.00</text:p>
          </table:table-cell>
          <table:table-cell table:style-name="ce2" office:value-type="string">
            <text:p>BANTUAN KEUANGAN DARI PROPINSI JABA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6" office:value-type="date" office:date-value="2007-01-01">
            <text:p>01/01/2007</text:p>
          </table:table-cell>
          <table:table-cell/>
          <table:table-cell table:formula="of:=LEFT([.A241];1)" office:value-type="string" office:string-value="4">
            <text:p>4</text:p>
          </table:table-cell>
          <table:table-cell table:formula="of:=MID([.$A241];2;1)" office:value-type="string" office:string-value="3">
            <text:p>3</text:p>
          </table:table-cell>
          <table:table-cell table:formula="of:=MID([.$A241];3;1)" office:value-type="string" office:string-value="5">
            <text:p>5</text:p>
          </table:table-cell>
          <table:table-cell table:formula="of:=MID([.$A241];4;2)" office:value-type="string" office:string-value="01">
            <text:p>01</text:p>
          </table:table-cell>
          <table:table-cell table:formula="of:=MID([.$A241];6;2)" office:value-type="string" office:string-value="01">
            <text:p>01</text:p>
          </table:table-cell>
          <table:table-cell table:formula="of:=MID([.$A241];8;2)" office:value-type="string" office:string-value="00">
            <text:p>00</text:p>
          </table:table-cell>
          <table:table-cell table:number-columns-repeated="1009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22" table:default-cell-style-name="Excel_20_Built-in_20_Normal"/>
        <table:table-row table:style-name="ro1">
          <table:table-cell table:formula="of:=[.I1]&amp;&quot;.&quot;&amp;[.J1]&amp;&quot;.&quot;&amp;[.K1]&amp;&quot;.&quot;&amp;[.L1]&amp;&quot;.&quot;&amp;[.M1]&amp;&quot;.&quot;&amp;[.N1]" office:value-type="string" office:string-value="4.1.1.01..">
            <text:p>4.1.1.01..</text:p>
          </table:table-cell>
          <table:table-cell office:value-type="string">
            <text:p>PAJAK HOT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]&amp;&quot;.&quot;&amp;[.J2]&amp;&quot;.&quot;&amp;[.K2]&amp;&quot;.&quot;&amp;[.L2]&amp;&quot;.&quot;&amp;[.M2]&amp;&quot;.&quot;&amp;[.N2]" office:value-type="string" office:string-value="4.1.1.01.03.">
            <text:p>4.1.1.01.03.</text:p>
          </table:table-cell>
          <table:table-cell office:value-type="string">
            <text:p>HOTEL BINTANG EMP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3]&amp;&quot;.&quot;&amp;[.J3]&amp;&quot;.&quot;&amp;[.K3]&amp;&quot;.&quot;&amp;[.L3]&amp;&quot;.&quot;&amp;[.M3]&amp;&quot;.&quot;&amp;[.N3]" office:value-type="string" office:string-value="4.1.1.01.04.">
            <text:p>4.1.1.01.04.</text:p>
          </table:table-cell>
          <table:table-cell office:value-type="string">
            <text:p>HOTEL BINTANG TIG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table:number-columns-repeated="1010"/>
        </table:table-row>
        <table:table-row table:style-name="ro1">
          <table:table-cell table:formula="of:=[.I4]&amp;&quot;.&quot;&amp;[.J4]&amp;&quot;.&quot;&amp;[.K4]&amp;&quot;.&quot;&amp;[.L4]&amp;&quot;.&quot;&amp;[.M4]&amp;&quot;.&quot;&amp;[.N4]" office:value-type="string" office:string-value="4.1.1.01.05.">
            <text:p>4.1.1.01.05.</text:p>
          </table:table-cell>
          <table:table-cell office:value-type="string">
            <text:p>HOTEL BINTANG DU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05</text:p>
          </table:table-cell>
          <table:table-cell/>
          <table:table-cell table:number-columns-repeated="1010"/>
        </table:table-row>
        <table:table-row table:style-name="ro1">
          <table:table-cell table:formula="of:=[.I5]&amp;&quot;.&quot;&amp;[.J5]&amp;&quot;.&quot;&amp;[.K5]&amp;&quot;.&quot;&amp;[.L5]&amp;&quot;.&quot;&amp;[.M5]&amp;&quot;.&quot;&amp;[.N5]" office:value-type="string" office:string-value="4.1.1.01.06.">
            <text:p>4.1.1.01.06.</text:p>
          </table:table-cell>
          <table:table-cell office:value-type="string">
            <text:p>HOTEL BINTANG SAT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06</text:p>
          </table:table-cell>
          <table:table-cell/>
          <table:table-cell table:number-columns-repeated="1010"/>
        </table:table-row>
        <table:table-row table:style-name="ro1">
          <table:table-cell table:formula="of:=[.I6]&amp;&quot;.&quot;&amp;[.J6]&amp;&quot;.&quot;&amp;[.K6]&amp;&quot;.&quot;&amp;[.L6]&amp;&quot;.&quot;&amp;[.M6]&amp;&quot;.&quot;&amp;[.N6]" office:value-type="string" office:string-value="4.1.1.01.07.">
            <text:p>4.1.1.01.07.</text:p>
          </table:table-cell>
          <table:table-cell office:value-type="string">
            <text:p>HOTEL MELATI TIG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07</text:p>
          </table:table-cell>
          <table:table-cell/>
          <table:table-cell table:number-columns-repeated="1010"/>
        </table:table-row>
        <table:table-row table:style-name="ro1">
          <table:table-cell table:formula="of:=[.I7]&amp;&quot;.&quot;&amp;[.J7]&amp;&quot;.&quot;&amp;[.K7]&amp;&quot;.&quot;&amp;[.L7]&amp;&quot;.&quot;&amp;[.M7]&amp;&quot;.&quot;&amp;[.N7]" office:value-type="string" office:string-value="4.1.1.01.08.">
            <text:p>4.1.1.01.08.</text:p>
          </table:table-cell>
          <table:table-cell office:value-type="string">
            <text:p>HOTEL MELATI DU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08</text:p>
          </table:table-cell>
          <table:table-cell/>
          <table:table-cell table:number-columns-repeated="1010"/>
        </table:table-row>
        <table:table-row table:style-name="ro1">
          <table:table-cell table:formula="of:=[.I8]&amp;&quot;.&quot;&amp;[.J8]&amp;&quot;.&quot;&amp;[.K8]&amp;&quot;.&quot;&amp;[.L8]&amp;&quot;.&quot;&amp;[.M8]&amp;&quot;.&quot;&amp;[.N8]" office:value-type="string" office:string-value="4.1.1.01.09.">
            <text:p>4.1.1.01.09.</text:p>
          </table:table-cell>
          <table:table-cell office:value-type="string">
            <text:p>HOTEL MELATI SAT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09</text:p>
          </table:table-cell>
          <table:table-cell/>
          <table:table-cell table:number-columns-repeated="1010"/>
        </table:table-row>
        <table:table-row table:style-name="ro1">
          <table:table-cell table:formula="of:=[.I9]&amp;&quot;.&quot;&amp;[.J9]&amp;&quot;.&quot;&amp;[.K9]&amp;&quot;.&quot;&amp;[.L9]&amp;&quot;.&quot;&amp;[.M9]&amp;&quot;.&quot;&amp;[.N9]" office:value-type="string" office:string-value="4.1.1.01.12.">
            <text:p>4.1.1.01.12.</text:p>
          </table:table-cell>
          <table:table-cell office:value-type="string">
            <text:p>LOSMEN.PENGINAPAN/PESANGRAHAN/HOSTEL/KO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/>
          <table:table-cell table:number-columns-repeated="1010"/>
        </table:table-row>
        <table:table-row table:style-name="ro1">
          <table:table-cell table:formula="of:=[.I10]&amp;&quot;.&quot;&amp;[.J10]&amp;&quot;.&quot;&amp;[.K10]&amp;&quot;.&quot;&amp;[.L10]&amp;&quot;.&quot;&amp;[.M10]&amp;&quot;.&quot;&amp;[.N10]" office:value-type="string" office:string-value="4.1.1.01.13.">
            <text:p>4.1.1.01.13.</text:p>
          </table:table-cell>
          <table:table-cell office:value-type="string">
            <text:p>WISMA PARIWISA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/>
          <table:table-cell table:number-columns-repeated="1010"/>
        </table:table-row>
        <table:table-row table:style-name="ro1">
          <table:table-cell table:formula="of:=[.I11]&amp;&quot;.&quot;&amp;[.J11]&amp;&quot;.&quot;&amp;[.K11]&amp;&quot;.&quot;&amp;[.L11]&amp;&quot;.&quot;&amp;[.M11]&amp;&quot;.&quot;&amp;[.N11]" office:value-type="string" office:string-value="4.1.1.02..">
            <text:p>4.1.1.02..</text:p>
          </table:table-cell>
          <table:table-cell office:value-type="string">
            <text:p>PAJAK RESTOR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2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2]&amp;&quot;.&quot;&amp;[.J12]&amp;&quot;.&quot;&amp;[.K12]&amp;&quot;.&quot;&amp;[.L12]&amp;&quot;.&quot;&amp;[.M12]&amp;&quot;.&quot;&amp;[.N12]" office:value-type="string" office:string-value="4.1.1.02.01.">
            <text:p>4.1.1.02.01.</text:p>
          </table:table-cell>
          <table:table-cell office:value-type="string">
            <text:p>RESTOR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2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3]&amp;&quot;.&quot;&amp;[.J13]&amp;&quot;.&quot;&amp;[.K13]&amp;&quot;.&quot;&amp;[.L13]&amp;&quot;.&quot;&amp;[.M13]&amp;&quot;.&quot;&amp;[.N13]" office:value-type="string" office:string-value="4.1.1.02.02.">
            <text:p>4.1.1.02.02.</text:p>
          </table:table-cell>
          <table:table-cell office:value-type="string">
            <text:p>RUMAH MAK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14]&amp;&quot;.&quot;&amp;[.J14]&amp;&quot;.&quot;&amp;[.K14]&amp;&quot;.&quot;&amp;[.L14]&amp;&quot;.&quot;&amp;[.M14]&amp;&quot;.&quot;&amp;[.N14]" office:value-type="string" office:string-value="4.1.1.02.03.">
            <text:p>4.1.1.02.03.</text:p>
          </table:table-cell>
          <table:table-cell office:value-type="string">
            <text:p>CAF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15]&amp;&quot;.&quot;&amp;[.J15]&amp;&quot;.&quot;&amp;[.K15]&amp;&quot;.&quot;&amp;[.L15]&amp;&quot;.&quot;&amp;[.M15]&amp;&quot;.&quot;&amp;[.N15]" office:value-type="string" office:string-value="4.1.1.02.04.">
            <text:p>4.1.1.02.04.</text:p>
          </table:table-cell>
          <table:table-cell office:value-type="string">
            <text:p>KANT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table:number-columns-repeated="1010"/>
        </table:table-row>
        <table:table-row table:style-name="ro1">
          <table:table-cell table:formula="of:=[.I16]&amp;&quot;.&quot;&amp;[.J16]&amp;&quot;.&quot;&amp;[.K16]&amp;&quot;.&quot;&amp;[.L16]&amp;&quot;.&quot;&amp;[.M16]&amp;&quot;.&quot;&amp;[.N16]" office:value-type="string" office:string-value="4.1.1.02.05.">
            <text:p>4.1.1.02.05.</text:p>
          </table:table-cell>
          <table:table-cell office:value-type="string">
            <text:p>CATERING / JASA BOG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2</text:p>
          </table:table-cell>
          <table:table-cell office:value-type="string">
            <text:p>05</text:p>
          </table:table-cell>
          <table:table-cell/>
          <table:table-cell table:number-columns-repeated="1010"/>
        </table:table-row>
        <table:table-row table:style-name="ro1">
          <table:table-cell table:formula="of:=[.I17]&amp;&quot;.&quot;&amp;[.J17]&amp;&quot;.&quot;&amp;[.K17]&amp;&quot;.&quot;&amp;[.L17]&amp;&quot;.&quot;&amp;[.M17]&amp;&quot;.&quot;&amp;[.N17]" office:value-type="string" office:string-value="4.1.1.03..">
            <text:p>4.1.1.03..</text:p>
          </table:table-cell>
          <table:table-cell office:value-type="string">
            <text:p>PAJAK HIBUR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8]&amp;&quot;.&quot;&amp;[.J18]&amp;&quot;.&quot;&amp;[.K18]&amp;&quot;.&quot;&amp;[.L18]&amp;&quot;.&quot;&amp;[.M18]&amp;&quot;.&quot;&amp;[.N18]" office:value-type="string" office:string-value="4.1.1.03.01.">
            <text:p>4.1.1.03.01.</text:p>
          </table:table-cell>
          <table:table-cell office:value-type="string">
            <text:p>PERTUNJUKAN FILM/BIOSKO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9]&amp;&quot;.&quot;&amp;[.J19]&amp;&quot;.&quot;&amp;[.K19]&amp;&quot;.&quot;&amp;[.L19]&amp;&quot;.&quot;&amp;[.M19]&amp;&quot;.&quot;&amp;[.N19]" office:value-type="string" office:string-value="4.1.1.03.01.01">
            <text:p>4.1.1.03.01.01</text:p>
          </table:table-cell>
          <table:table-cell office:value-type="string">
            <text:p>PERTUNJUKAN FILM/BIOSKO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table:number-columns-repeated="2"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20]&amp;&quot;.&quot;&amp;[.J20]&amp;&quot;.&quot;&amp;[.K20]&amp;&quot;.&quot;&amp;[.L20]&amp;&quot;.&quot;&amp;[.M20]&amp;&quot;.&quot;&amp;[.N20]" office:value-type="string" office:string-value="4.1.1.03.01.02">
            <text:p>4.1.1.03.01.02</text:p>
          </table:table-cell>
          <table:table-cell office:value-type="string">
            <text:p>PERTUNJUKAN FILM/BIOSKO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21]&amp;&quot;.&quot;&amp;[.J21]&amp;&quot;.&quot;&amp;[.K21]&amp;&quot;.&quot;&amp;[.L21]&amp;&quot;.&quot;&amp;[.M21]&amp;&quot;.&quot;&amp;[.N21]" office:value-type="string" office:string-value="4.1.1.03.01.03">
            <text:p>4.1.1.03.01.03</text:p>
          </table:table-cell>
          <table:table-cell office:value-type="string">
            <text:p>TONTONAN KELILI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03</text:p>
          </table:table-cell>
          <table:table-cell table:number-columns-repeated="1010"/>
        </table:table-row>
        <table:table-row table:style-name="ro1">
          <table:table-cell table:formula="of:=[.I22]&amp;&quot;.&quot;&amp;[.J22]&amp;&quot;.&quot;&amp;[.K22]&amp;&quot;.&quot;&amp;[.L22]&amp;&quot;.&quot;&amp;[.M22]&amp;&quot;.&quot;&amp;[.N22]" office:value-type="string" office:string-value="4.1.1.03.02.">
            <text:p>4.1.1.03.02.</text:p>
          </table:table-cell>
          <table:table-cell office:value-type="string">
            <text:p>PAGELARAN KESENIAN/MUSIK/TARI/DAN SEJENISNY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23]&amp;&quot;.&quot;&amp;[.J23]&amp;&quot;.&quot;&amp;[.K23]&amp;&quot;.&quot;&amp;[.L23]&amp;&quot;.&quot;&amp;[.M23]&amp;&quot;.&quot;&amp;[.N23]" office:value-type="string" office:string-value="4.1.1.03.02.01">
            <text:p>4.1.1.03.02.01</text:p>
          </table:table-cell>
          <table:table-cell office:value-type="string">
            <text:p>KONSER MUSIK ATAU SEJENISNY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02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24]&amp;&quot;.&quot;&amp;[.J24]&amp;&quot;.&quot;&amp;[.K24]&amp;&quot;.&quot;&amp;[.L24]&amp;&quot;.&quot;&amp;[.M24]&amp;&quot;.&quot;&amp;[.N24]" office:value-type="string" office:string-value="4.1.1.03.05.">
            <text:p>4.1.1.03.05.</text:p>
          </table:table-cell>
          <table:table-cell office:value-type="string">
            <text:p>PAMER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05</text:p>
          </table:table-cell>
          <table:table-cell/>
          <table:table-cell table:number-columns-repeated="1010"/>
        </table:table-row>
        <table:table-row table:style-name="ro1">
          <table:table-cell table:formula="of:=[.I25]&amp;&quot;.&quot;&amp;[.J25]&amp;&quot;.&quot;&amp;[.K25]&amp;&quot;.&quot;&amp;[.L25]&amp;&quot;.&quot;&amp;[.M25]&amp;&quot;.&quot;&amp;[.N25]" office:value-type="string" office:string-value="4.1.1.03.07.">
            <text:p>4.1.1.03.07.</text:p>
          </table:table-cell>
          <table:table-cell office:value-type="string">
            <text:p>KARAOK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/>
          <table:table-cell table:number-columns-repeated="1010"/>
        </table:table-row>
        <table:table-row table:style-name="ro1">
          <table:table-cell table:formula="of:=[.I26]&amp;&quot;.&quot;&amp;[.J26]&amp;&quot;.&quot;&amp;[.K26]&amp;&quot;.&quot;&amp;[.L26]&amp;&quot;.&quot;&amp;[.M26]&amp;&quot;.&quot;&amp;[.N26]" office:value-type="string" office:string-value="4.1.1.03.08.">
            <text:p>4.1.1.03.08.</text:p>
          </table:table-cell>
          <table:table-cell office:value-type="string">
            <text:p>DISKOTI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08</text:p>
          </table:table-cell>
          <table:table-cell/>
          <table:table-cell table:number-columns-repeated="1010"/>
        </table:table-row>
        <table:table-row table:style-name="ro1">
          <table:table-cell table:formula="of:=[.I27]&amp;&quot;.&quot;&amp;[.J27]&amp;&quot;.&quot;&amp;[.K27]&amp;&quot;.&quot;&amp;[.L27]&amp;&quot;.&quot;&amp;[.M27]&amp;&quot;.&quot;&amp;[.N27]" office:value-type="string" office:string-value="4.1.1.03.10.">
            <text:p>4.1.1.03.10.</text:p>
          </table:table-cell>
          <table:table-cell office:value-type="string">
            <text:p>PERMAINAN BILY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/>
          <table:table-cell table:number-columns-repeated="1010"/>
        </table:table-row>
        <table:table-row table:style-name="ro1">
          <table:table-cell table:formula="of:=[.I28]&amp;&quot;.&quot;&amp;[.J28]&amp;&quot;.&quot;&amp;[.K28]&amp;&quot;.&quot;&amp;[.L28]&amp;&quot;.&quot;&amp;[.M28]&amp;&quot;.&quot;&amp;[.N28]" office:value-type="string" office:string-value="4.1.1.03.11.">
            <text:p>4.1.1.03.11.</text:p>
          </table:table-cell>
          <table:table-cell office:value-type="string">
            <text:p>PERMAINAN GOLF DAN BOWLI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1</text:p>
          </table:table-cell>
          <table:table-cell/>
          <table:table-cell table:number-columns-repeated="1010"/>
        </table:table-row>
        <table:table-row table:style-name="ro1">
          <table:table-cell table:formula="of:=[.I29]&amp;&quot;.&quot;&amp;[.J29]&amp;&quot;.&quot;&amp;[.K29]&amp;&quot;.&quot;&amp;[.L29]&amp;&quot;.&quot;&amp;[.M29]&amp;&quot;.&quot;&amp;[.N29]" office:value-type="string" office:string-value="4.1.1.03.12.">
            <text:p>4.1.1.03.12.</text:p>
          </table:table-cell>
          <table:table-cell office:value-type="string">
            <text:p>PERMAINAN BOWLI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/>
          <table:table-cell table:number-columns-repeated="1010"/>
        </table:table-row>
        <table:table-row table:style-name="ro1">
          <table:table-cell table:formula="of:=[.I30]&amp;&quot;.&quot;&amp;[.J30]&amp;&quot;.&quot;&amp;[.K30]&amp;&quot;.&quot;&amp;[.L30]&amp;&quot;.&quot;&amp;[.M30]&amp;&quot;.&quot;&amp;[.N30]" office:value-type="string" office:string-value="4.1.1.03.15.">
            <text:p>4.1.1.03.15.</text:p>
          </table:table-cell>
          <table:table-cell office:value-type="string">
            <text:p>PERMAINAN KETANGKAS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/>
          <table:table-cell table:number-columns-repeated="1010"/>
        </table:table-row>
        <table:table-row table:style-name="ro1">
          <table:table-cell table:formula="of:=[.I31]&amp;&quot;.&quot;&amp;[.J31]&amp;&quot;.&quot;&amp;[.K31]&amp;&quot;.&quot;&amp;[.L31]&amp;&quot;.&quot;&amp;[.M31]&amp;&quot;.&quot;&amp;[.N31]" office:value-type="string" office:string-value="4.1.1.03.15.01">
            <text:p>4.1.1.03.15.01</text:p>
          </table:table-cell>
          <table:table-cell office:value-type="string">
            <text:p>KETANGKASAN MANU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32]&amp;&quot;.&quot;&amp;[.J32]&amp;&quot;.&quot;&amp;[.K32]&amp;&quot;.&quot;&amp;[.L32]&amp;&quot;.&quot;&amp;[.M32]&amp;&quot;.&quot;&amp;[.N32]" office:value-type="string" office:string-value="4.1.1.03.15.02">
            <text:p>4.1.1.03.15.02</text:p>
          </table:table-cell>
          <table:table-cell office:value-type="string">
            <text:p>KETANGKASAN MEKANI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33]&amp;&quot;.&quot;&amp;[.J33]&amp;&quot;.&quot;&amp;[.K33]&amp;&quot;.&quot;&amp;[.L33]&amp;&quot;.&quot;&amp;[.M33]&amp;&quot;.&quot;&amp;[.N33]" office:value-type="string" office:string-value="4.1.1.03.15.03">
            <text:p>4.1.1.03.15.03</text:p>
          </table:table-cell>
          <table:table-cell office:value-type="string">
            <text:p>KETANGKASAN LISTRI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03</text:p>
          </table:table-cell>
          <table:table-cell table:number-columns-repeated="1010"/>
        </table:table-row>
        <table:table-row table:style-name="ro1">
          <table:table-cell table:formula="of:=[.I34]&amp;&quot;.&quot;&amp;[.J34]&amp;&quot;.&quot;&amp;[.K34]&amp;&quot;.&quot;&amp;[.L34]&amp;&quot;.&quot;&amp;[.M34]&amp;&quot;.&quot;&amp;[.N34]" office:value-type="string" office:string-value="4.1.1.03.15.04">
            <text:p>4.1.1.03.15.04</text:p>
          </table:table-cell>
          <table:table-cell office:value-type="string">
            <text:p>KETANGKASAN DI A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04</text:p>
          </table:table-cell>
          <table:table-cell table:number-columns-repeated="1010"/>
        </table:table-row>
        <table:table-row table:style-name="ro1">
          <table:table-cell table:formula="of:=[.I35]&amp;&quot;.&quot;&amp;[.J35]&amp;&quot;.&quot;&amp;[.K35]&amp;&quot;.&quot;&amp;[.L35]&amp;&quot;.&quot;&amp;[.M35]&amp;&quot;.&quot;&amp;[.N35]" office:value-type="string" office:string-value="4.1.1.03.15.05">
            <text:p>4.1.1.03.15.05</text:p>
          </table:table-cell>
          <table:table-cell office:value-type="string">
            <text:p>KETANGKASAN DI 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05</text:p>
          </table:table-cell>
          <table:table-cell table:number-columns-repeated="1010"/>
        </table:table-row>
        <table:table-row table:style-name="ro1">
          <table:table-cell table:formula="of:=[.I36]&amp;&quot;.&quot;&amp;[.J36]&amp;&quot;.&quot;&amp;[.K36]&amp;&quot;.&quot;&amp;[.L36]&amp;&quot;.&quot;&amp;[.M36]&amp;&quot;.&quot;&amp;[.N36]" office:value-type="string" office:string-value="4.1.1.03.15.06">
            <text:p>4.1.1.03.15.06</text:p>
          </table:table-cell>
          <table:table-cell office:value-type="string">
            <text:p>DUNIA FANTAS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06</text:p>
          </table:table-cell>
          <table:table-cell table:number-columns-repeated="1010"/>
        </table:table-row>
        <table:table-row table:style-name="ro1">
          <table:table-cell table:formula="of:=[.I37]&amp;&quot;.&quot;&amp;[.J37]&amp;&quot;.&quot;&amp;[.K37]&amp;&quot;.&quot;&amp;[.L37]&amp;&quot;.&quot;&amp;[.M37]&amp;&quot;.&quot;&amp;[.N37]" office:value-type="string" office:string-value="4.1.1.03.15.07">
            <text:p>4.1.1.03.15.07</text:p>
          </table:table-cell>
          <table:table-cell office:value-type="string">
            <text:p>RUMAH ES/SALJ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07</text:p>
          </table:table-cell>
          <table:table-cell table:number-columns-repeated="1010"/>
        </table:table-row>
        <table:table-row table:style-name="ro1">
          <table:table-cell table:formula="of:=[.I38]&amp;&quot;.&quot;&amp;[.J38]&amp;&quot;.&quot;&amp;[.K38]&amp;&quot;.&quot;&amp;[.L38]&amp;&quot;.&quot;&amp;[.M38]&amp;&quot;.&quot;&amp;[.N38]" office:value-type="string" office:string-value="4.1.1.03.16.">
            <text:p>4.1.1.03.16.</text:p>
          </table:table-cell>
          <table:table-cell office:value-type="string">
            <text:p>PANTI PIJAT/REFLEKS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6</text:p>
          </table:table-cell>
          <table:table-cell/>
          <table:table-cell table:number-columns-repeated="1010"/>
        </table:table-row>
        <table:table-row table:style-name="ro1">
          <table:table-cell table:formula="of:=[.I39]&amp;&quot;.&quot;&amp;[.J39]&amp;&quot;.&quot;&amp;[.K39]&amp;&quot;.&quot;&amp;[.L39]&amp;&quot;.&quot;&amp;[.M39]&amp;&quot;.&quot;&amp;[.N39]" office:value-type="string" office:string-value="4.1.1.03.17.">
            <text:p>4.1.1.03.17.</text:p>
          </table:table-cell>
          <table:table-cell office:value-type="string">
            <text:p>MANDI UAP, SPA, AROMA THERAP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/>
          <table:table-cell table:number-columns-repeated="1010"/>
        </table:table-row>
        <table:table-row table:style-name="ro1">
          <table:table-cell table:formula="of:=[.I40]&amp;&quot;.&quot;&amp;[.J40]&amp;&quot;.&quot;&amp;[.K40]&amp;&quot;.&quot;&amp;[.L40]&amp;&quot;.&quot;&amp;[.M40]&amp;&quot;.&quot;&amp;[.N40]" office:value-type="string" office:string-value="4.1.1.03.18.">
            <text:p>4.1.1.03.18.</text:p>
          </table:table-cell>
          <table:table-cell office:value-type="string">
            <text:p>PUSAT KEBUGAR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/>
          <table:table-cell table:number-columns-repeated="1010"/>
        </table:table-row>
        <table:table-row table:style-name="ro1">
          <table:table-cell table:formula="of:=[.I41]&amp;&quot;.&quot;&amp;[.J41]&amp;&quot;.&quot;&amp;[.K41]&amp;&quot;.&quot;&amp;[.L41]&amp;&quot;.&quot;&amp;[.M41]&amp;&quot;.&quot;&amp;[.N41]" office:value-type="string" office:string-value="4.1.1.03.19.">
            <text:p>4.1.1.03.19.</text:p>
          </table:table-cell>
          <table:table-cell office:value-type="string">
            <text:p>PERTANDINGAN OLAH RAG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/>
          <table:table-cell table:number-columns-repeated="1010"/>
        </table:table-row>
        <table:table-row table:style-name="ro1">
          <table:table-cell table:formula="of:=[.I42]&amp;&quot;.&quot;&amp;[.J42]&amp;&quot;.&quot;&amp;[.K42]&amp;&quot;.&quot;&amp;[.L42]&amp;&quot;.&quot;&amp;[.M42]&amp;&quot;.&quot;&amp;[.N42]" office:value-type="string" office:string-value="4.1.1.04..">
            <text:p>4.1.1.04..</text:p>
          </table:table-cell>
          <table:table-cell office:value-type="string">
            <text:p>PAJAK REKLAM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43]&amp;&quot;.&quot;&amp;[.J43]&amp;&quot;.&quot;&amp;[.K43]&amp;&quot;.&quot;&amp;[.L43]&amp;&quot;.&quot;&amp;[.M43]&amp;&quot;.&quot;&amp;[.N43]" office:value-type="string" office:string-value="4.1.1.04.01.">
            <text:p>4.1.1.04.01.</text:p>
          </table:table-cell>
          <table:table-cell office:value-type="string">
            <text:p>REKLAME PAPAN/BILL BOARD/VIDEOTRON/MEGATR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44]&amp;&quot;.&quot;&amp;[.J44]&amp;&quot;.&quot;&amp;[.K44]&amp;&quot;.&quot;&amp;[.L44]&amp;&quot;.&quot;&amp;[.M44]&amp;&quot;.&quot;&amp;[.N44]" office:value-type="string" office:string-value="4.1.1.04.01.01">
            <text:p>4.1.1.04.01.01</text:p>
          </table:table-cell>
          <table:table-cell office:value-type="string">
            <text:p>REKLAME MEGATR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table:number-columns-repeated="2"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45]&amp;&quot;.&quot;&amp;[.J45]&amp;&quot;.&quot;&amp;[.K45]&amp;&quot;.&quot;&amp;[.L45]&amp;&quot;.&quot;&amp;[.M45]&amp;&quot;.&quot;&amp;[.N45]" office:value-type="string" office:string-value="4.1.1.04.01.02">
            <text:p>4.1.1.04.01.02</text:p>
          </table:table-cell>
          <table:table-cell office:value-type="string">
            <text:p>REKLAME VIDEOTR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46]&amp;&quot;.&quot;&amp;[.J46]&amp;&quot;.&quot;&amp;[.K46]&amp;&quot;.&quot;&amp;[.L46]&amp;&quot;.&quot;&amp;[.M46]&amp;&quot;.&quot;&amp;[.N46]" office:value-type="string" office:string-value="4.1.1.04.01.03">
            <text:p>4.1.1.04.01.03</text:p>
          </table:table-cell>
          <table:table-cell office:value-type="string">
            <text:p>REKLAME VIDEO W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03</text:p>
          </table:table-cell>
          <table:table-cell table:number-columns-repeated="1010"/>
        </table:table-row>
        <table:table-row table:style-name="ro1">
          <table:table-cell table:formula="of:=[.I47]&amp;&quot;.&quot;&amp;[.J47]&amp;&quot;.&quot;&amp;[.K47]&amp;&quot;.&quot;&amp;[.L47]&amp;&quot;.&quot;&amp;[.M47]&amp;&quot;.&quot;&amp;[.N47]" office:value-type="string" office:string-value="4.1.1.04.01.04">
            <text:p>4.1.1.04.01.04</text:p>
          </table:table-cell>
          <table:table-cell office:value-type="string">
            <text:p>REKLAME DINAMICS W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table:number-columns-repeated="1010"/>
        </table:table-row>
        <table:table-row table:style-name="ro1">
          <table:table-cell table:formula="of:=[.I48]&amp;&quot;.&quot;&amp;[.J48]&amp;&quot;.&quot;&amp;[.K48]&amp;&quot;.&quot;&amp;[.L48]&amp;&quot;.&quot;&amp;[.M48]&amp;&quot;.&quot;&amp;[.N48]" office:value-type="string" office:string-value="4.1.1.04.01.05">
            <text:p>4.1.1.04.01.05</text:p>
          </table:table-cell>
          <table:table-cell office:value-type="string">
            <text:p>REKLAME LARGE ELECTRONIC DISPLA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05</text:p>
          </table:table-cell>
          <table:table-cell table:number-columns-repeated="1010"/>
        </table:table-row>
        <table:table-row table:style-name="ro1">
          <table:table-cell table:formula="of:=[.I49]&amp;&quot;.&quot;&amp;[.J49]&amp;&quot;.&quot;&amp;[.K49]&amp;&quot;.&quot;&amp;[.L49]&amp;&quot;.&quot;&amp;[.M49]&amp;&quot;.&quot;&amp;[.N49]" office:value-type="string" office:string-value="4.1.1.04.01.10">
            <text:p>4.1.1.04.01.10</text:p>
          </table:table-cell>
          <table:table-cell office:value-type="string">
            <text:p>REKLAME BAND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10</text:p>
          </table:table-cell>
          <table:table-cell table:number-columns-repeated="1010"/>
        </table:table-row>
        <table:table-row table:style-name="ro1">
          <table:table-cell table:formula="of:=[.I50]&amp;&quot;.&quot;&amp;[.J50]&amp;&quot;.&quot;&amp;[.K50]&amp;&quot;.&quot;&amp;[.L50]&amp;&quot;.&quot;&amp;[.M50]&amp;&quot;.&quot;&amp;[.N50]" office:value-type="string" office:string-value="4.1.1.04.01.20">
            <text:p>4.1.1.04.01.20</text:p>
          </table:table-cell>
          <table:table-cell office:value-type="string">
            <text:p>BB/PN/TP BERSINAR &lt; 2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20</text:p>
          </table:table-cell>
          <table:table-cell table:number-columns-repeated="1010"/>
        </table:table-row>
        <table:table-row table:style-name="ro1">
          <table:table-cell table:formula="of:=[.I51]&amp;&quot;.&quot;&amp;[.J51]&amp;&quot;.&quot;&amp;[.K51]&amp;&quot;.&quot;&amp;[.L51]&amp;&quot;.&quot;&amp;[.M51]&amp;&quot;.&quot;&amp;[.N51]" office:value-type="string" office:string-value="4.1.1.04.01.21">
            <text:p>4.1.1.04.01.21</text:p>
          </table:table-cell>
          <table:table-cell office:value-type="string">
            <text:p>BB/PN/TP BERSINAR 2 - 12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21</text:p>
          </table:table-cell>
          <table:table-cell table:number-columns-repeated="1010"/>
        </table:table-row>
        <table:table-row table:style-name="ro1">
          <table:table-cell table:formula="of:=[.I52]&amp;&quot;.&quot;&amp;[.J52]&amp;&quot;.&quot;&amp;[.K52]&amp;&quot;.&quot;&amp;[.L52]&amp;&quot;.&quot;&amp;[.M52]&amp;&quot;.&quot;&amp;[.N52]" office:value-type="string" office:string-value="4.1.1.04.01.22">
            <text:p>4.1.1.04.01.22</text:p>
          </table:table-cell>
          <table:table-cell office:value-type="string">
            <text:p>BB/PN/TP BERSINAR 12 - 24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22</text:p>
          </table:table-cell>
          <table:table-cell table:number-columns-repeated="1010"/>
        </table:table-row>
        <table:table-row table:style-name="ro1">
          <table:table-cell table:formula="of:=[.I53]&amp;&quot;.&quot;&amp;[.J53]&amp;&quot;.&quot;&amp;[.K53]&amp;&quot;.&quot;&amp;[.L53]&amp;&quot;.&quot;&amp;[.M53]&amp;&quot;.&quot;&amp;[.N53]" office:value-type="string" office:string-value="4.1.1.04.01.23">
            <text:p>4.1.1.04.01.23</text:p>
          </table:table-cell>
          <table:table-cell office:value-type="string">
            <text:p>BB/PN/TP BERSINAR 24 - 36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23</text:p>
          </table:table-cell>
          <table:table-cell table:number-columns-repeated="1010"/>
        </table:table-row>
        <table:table-row table:style-name="ro1">
          <table:table-cell table:formula="of:=[.I54]&amp;&quot;.&quot;&amp;[.J54]&amp;&quot;.&quot;&amp;[.K54]&amp;&quot;.&quot;&amp;[.L54]&amp;&quot;.&quot;&amp;[.M54]&amp;&quot;.&quot;&amp;[.N54]" office:value-type="string" office:string-value="4.1.1.04.01.24">
            <text:p>4.1.1.04.01.24</text:p>
          </table:table-cell>
          <table:table-cell office:value-type="string">
            <text:p>BB/PN/TP BERSINAR 36 - 5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24</text:p>
          </table:table-cell>
          <table:table-cell table:number-columns-repeated="1010"/>
        </table:table-row>
        <table:table-row table:style-name="ro1">
          <table:table-cell table:formula="of:=[.I55]&amp;&quot;.&quot;&amp;[.J55]&amp;&quot;.&quot;&amp;[.K55]&amp;&quot;.&quot;&amp;[.L55]&amp;&quot;.&quot;&amp;[.M55]&amp;&quot;.&quot;&amp;[.N55]" office:value-type="string" office:string-value="4.1.1.04.01.25">
            <text:p>4.1.1.04.01.25</text:p>
          </table:table-cell>
          <table:table-cell office:value-type="string">
            <text:p>BB/PN/TP BERSINAR 50 - 6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25</text:p>
          </table:table-cell>
          <table:table-cell table:number-columns-repeated="1010"/>
        </table:table-row>
        <table:table-row table:style-name="ro1">
          <table:table-cell table:formula="of:=[.I56]&amp;&quot;.&quot;&amp;[.J56]&amp;&quot;.&quot;&amp;[.K56]&amp;&quot;.&quot;&amp;[.L56]&amp;&quot;.&quot;&amp;[.M56]&amp;&quot;.&quot;&amp;[.N56]" office:value-type="string" office:string-value="4.1.1.04.01.26">
            <text:p>4.1.1.04.01.26</text:p>
          </table:table-cell>
          <table:table-cell office:value-type="string">
            <text:p>BB/PN/TP BERSINAR 60 - 10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26</text:p>
          </table:table-cell>
          <table:table-cell table:number-columns-repeated="1010"/>
        </table:table-row>
        <table:table-row table:style-name="ro1">
          <table:table-cell table:formula="of:=[.I57]&amp;&quot;.&quot;&amp;[.J57]&amp;&quot;.&quot;&amp;[.K57]&amp;&quot;.&quot;&amp;[.L57]&amp;&quot;.&quot;&amp;[.M57]&amp;&quot;.&quot;&amp;[.N57]" office:value-type="string" office:string-value="4.1.1.04.01.27">
            <text:p>4.1.1.04.01.27</text:p>
          </table:table-cell>
          <table:table-cell office:value-type="string">
            <text:p>BB/PN/TP BERSINAR &gt; 10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27</text:p>
          </table:table-cell>
          <table:table-cell table:number-columns-repeated="1010"/>
        </table:table-row>
        <table:table-row table:style-name="ro1">
          <table:table-cell table:formula="of:=[.I58]&amp;&quot;.&quot;&amp;[.J58]&amp;&quot;.&quot;&amp;[.K58]&amp;&quot;.&quot;&amp;[.L58]&amp;&quot;.&quot;&amp;[.M58]&amp;&quot;.&quot;&amp;[.N58]" office:value-type="string" office:string-value="4.1.1.04.01.30">
            <text:p>4.1.1.04.01.30</text:p>
          </table:table-cell>
          <table:table-cell office:value-type="string">
            <text:p>BB/PN/TP TIDAK BERSINAR &lt; 2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30</text:p>
          </table:table-cell>
          <table:table-cell table:number-columns-repeated="1010"/>
        </table:table-row>
        <table:table-row table:style-name="ro1">
          <table:table-cell table:formula="of:=[.I59]&amp;&quot;.&quot;&amp;[.J59]&amp;&quot;.&quot;&amp;[.K59]&amp;&quot;.&quot;&amp;[.L59]&amp;&quot;.&quot;&amp;[.M59]&amp;&quot;.&quot;&amp;[.N59]" office:value-type="string" office:string-value="4.1.1.04.01.31">
            <text:p>4.1.1.04.01.31</text:p>
          </table:table-cell>
          <table:table-cell office:value-type="string">
            <text:p>BB/PN/TP TIDAK BERSINAR 2 - 12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31</text:p>
          </table:table-cell>
          <table:table-cell table:number-columns-repeated="1010"/>
        </table:table-row>
        <table:table-row table:style-name="ro1">
          <table:table-cell table:formula="of:=[.I60]&amp;&quot;.&quot;&amp;[.J60]&amp;&quot;.&quot;&amp;[.K60]&amp;&quot;.&quot;&amp;[.L60]&amp;&quot;.&quot;&amp;[.M60]&amp;&quot;.&quot;&amp;[.N60]" office:value-type="string" office:string-value="4.1.1.04.01.32">
            <text:p>4.1.1.04.01.32</text:p>
          </table:table-cell>
          <table:table-cell office:value-type="string">
            <text:p>BB/PN/TP TIDAK BERSINAR 12 - 24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32</text:p>
          </table:table-cell>
          <table:table-cell table:number-columns-repeated="1010"/>
        </table:table-row>
        <table:table-row table:style-name="ro1">
          <table:table-cell table:formula="of:=[.I61]&amp;&quot;.&quot;&amp;[.J61]&amp;&quot;.&quot;&amp;[.K61]&amp;&quot;.&quot;&amp;[.L61]&amp;&quot;.&quot;&amp;[.M61]&amp;&quot;.&quot;&amp;[.N61]" office:value-type="string" office:string-value="4.1.1.04.01.33">
            <text:p>4.1.1.04.01.33</text:p>
          </table:table-cell>
          <table:table-cell office:value-type="string">
            <text:p>BB/PN/TP TIDAK BERSINAR 24 - 36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33</text:p>
          </table:table-cell>
          <table:table-cell table:number-columns-repeated="1010"/>
        </table:table-row>
        <table:table-row table:style-name="ro1">
          <table:table-cell table:formula="of:=[.I62]&amp;&quot;.&quot;&amp;[.J62]&amp;&quot;.&quot;&amp;[.K62]&amp;&quot;.&quot;&amp;[.L62]&amp;&quot;.&quot;&amp;[.M62]&amp;&quot;.&quot;&amp;[.N62]" office:value-type="string" office:string-value="4.1.1.04.01.34">
            <text:p>4.1.1.04.01.34</text:p>
          </table:table-cell>
          <table:table-cell office:value-type="string">
            <text:p>BB/PN/TP TIDAK BERSINAR 36 - 5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34</text:p>
          </table:table-cell>
          <table:table-cell table:number-columns-repeated="1010"/>
        </table:table-row>
        <table:table-row table:style-name="ro1">
          <table:table-cell table:formula="of:=[.I63]&amp;&quot;.&quot;&amp;[.J63]&amp;&quot;.&quot;&amp;[.K63]&amp;&quot;.&quot;&amp;[.L63]&amp;&quot;.&quot;&amp;[.M63]&amp;&quot;.&quot;&amp;[.N63]" office:value-type="string" office:string-value="4.1.1.04.01.35">
            <text:p>4.1.1.04.01.35</text:p>
          </table:table-cell>
          <table:table-cell office:value-type="string">
            <text:p>BB/PN/TP TIDAK BERSINAR 50 - 6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35</text:p>
          </table:table-cell>
          <table:table-cell table:number-columns-repeated="1010"/>
        </table:table-row>
        <table:table-row table:style-name="ro1">
          <table:table-cell table:formula="of:=[.I64]&amp;&quot;.&quot;&amp;[.J64]&amp;&quot;.&quot;&amp;[.K64]&amp;&quot;.&quot;&amp;[.L64]&amp;&quot;.&quot;&amp;[.M64]&amp;&quot;.&quot;&amp;[.N64]" office:value-type="string" office:string-value="4.1.1.04.01.36">
            <text:p>4.1.1.04.01.36</text:p>
          </table:table-cell>
          <table:table-cell office:value-type="string">
            <text:p>BB/PN/TP TIDAK BERSINAR 60 - 10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36</text:p>
          </table:table-cell>
          <table:table-cell table:number-columns-repeated="1010"/>
        </table:table-row>
        <table:table-row table:style-name="ro1">
          <table:table-cell table:formula="of:=[.I65]&amp;&quot;.&quot;&amp;[.J65]&amp;&quot;.&quot;&amp;[.K65]&amp;&quot;.&quot;&amp;[.L65]&amp;&quot;.&quot;&amp;[.M65]&amp;&quot;.&quot;&amp;[.N65]" office:value-type="string" office:string-value="4.1.1.04.01.37">
            <text:p>4.1.1.04.01.37</text:p>
          </table:table-cell>
          <table:table-cell office:value-type="string">
            <text:p>BB/PN/TP TIDAK BERSINAR &gt; 10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37</text:p>
          </table:table-cell>
          <table:table-cell table:number-columns-repeated="1010"/>
        </table:table-row>
        <table:table-row table:style-name="ro1">
          <table:table-cell table:formula="of:=[.I66]&amp;&quot;.&quot;&amp;[.J66]&amp;&quot;.&quot;&amp;[.K66]&amp;&quot;.&quot;&amp;[.L66]&amp;&quot;.&quot;&amp;[.M66]&amp;&quot;.&quot;&amp;[.N66]" office:value-type="string" office:string-value="4.1.1.04.01.40">
            <text:p>4.1.1.04.01.40</text:p>
          </table:table-cell>
          <table:table-cell office:value-type="string">
            <text:p>BB/PN/MENEMPEL PD JPO/FLY OVER &lt; 2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40</text:p>
          </table:table-cell>
          <table:table-cell table:number-columns-repeated="1010"/>
        </table:table-row>
        <table:table-row table:style-name="ro1">
          <table:table-cell table:formula="of:=[.I67]&amp;&quot;.&quot;&amp;[.J67]&amp;&quot;.&quot;&amp;[.K67]&amp;&quot;.&quot;&amp;[.L67]&amp;&quot;.&quot;&amp;[.M67]&amp;&quot;.&quot;&amp;[.N67]" office:value-type="string" office:string-value="4.1.1.04.01.41">
            <text:p>4.1.1.04.01.41</text:p>
          </table:table-cell>
          <table:table-cell office:value-type="string">
            <text:p>BB/PN/MENEMPEL PD JPO/FLY OVER 2-12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41</text:p>
          </table:table-cell>
          <table:table-cell table:number-columns-repeated="1010"/>
        </table:table-row>
        <table:table-row table:style-name="ro1">
          <table:table-cell table:formula="of:=[.I68]&amp;&quot;.&quot;&amp;[.J68]&amp;&quot;.&quot;&amp;[.K68]&amp;&quot;.&quot;&amp;[.L68]&amp;&quot;.&quot;&amp;[.M68]&amp;&quot;.&quot;&amp;[.N68]" office:value-type="string" office:string-value="4.1.1.04.01.42">
            <text:p>4.1.1.04.01.42</text:p>
          </table:table-cell>
          <table:table-cell office:value-type="string">
            <text:p>BB/PN/MENEMPEL PD JPO/FLY OVER 12-24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42</text:p>
          </table:table-cell>
          <table:table-cell table:number-columns-repeated="1010"/>
        </table:table-row>
        <table:table-row table:style-name="ro1">
          <table:table-cell table:formula="of:=[.I69]&amp;&quot;.&quot;&amp;[.J69]&amp;&quot;.&quot;&amp;[.K69]&amp;&quot;.&quot;&amp;[.L69]&amp;&quot;.&quot;&amp;[.M69]&amp;&quot;.&quot;&amp;[.N69]" office:value-type="string" office:string-value="4.1.1.04.01.43">
            <text:p>4.1.1.04.01.43</text:p>
          </table:table-cell>
          <table:table-cell office:value-type="string">
            <text:p>BB/PN/MENEMPEL PD JPO/FLY OVER 24-36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43</text:p>
          </table:table-cell>
          <table:table-cell table:number-columns-repeated="1010"/>
        </table:table-row>
        <table:table-row table:style-name="ro1">
          <table:table-cell table:formula="of:=[.I70]&amp;&quot;.&quot;&amp;[.J70]&amp;&quot;.&quot;&amp;[.K70]&amp;&quot;.&quot;&amp;[.L70]&amp;&quot;.&quot;&amp;[.M70]&amp;&quot;.&quot;&amp;[.N70]" office:value-type="string" office:string-value="4.1.1.04.01.44">
            <text:p>4.1.1.04.01.44</text:p>
          </table:table-cell>
          <table:table-cell office:value-type="string">
            <text:p>BB/PN/MENEMPEL PD JPO/FLY OVER 36-5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44</text:p>
          </table:table-cell>
          <table:table-cell table:number-columns-repeated="1010"/>
        </table:table-row>
        <table:table-row table:style-name="ro1">
          <table:table-cell table:formula="of:=[.I71]&amp;&quot;.&quot;&amp;[.J71]&amp;&quot;.&quot;&amp;[.K71]&amp;&quot;.&quot;&amp;[.L71]&amp;&quot;.&quot;&amp;[.M71]&amp;&quot;.&quot;&amp;[.N71]" office:value-type="string" office:string-value="4.1.1.04.01.45">
            <text:p>4.1.1.04.01.45</text:p>
          </table:table-cell>
          <table:table-cell office:value-type="string">
            <text:p>BB/PN/MENEMPEL PD JPO/FLY OVER 50-6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45</text:p>
          </table:table-cell>
          <table:table-cell table:number-columns-repeated="1010"/>
        </table:table-row>
        <table:table-row table:style-name="ro1">
          <table:table-cell table:formula="of:=[.I72]&amp;&quot;.&quot;&amp;[.J72]&amp;&quot;.&quot;&amp;[.K72]&amp;&quot;.&quot;&amp;[.L72]&amp;&quot;.&quot;&amp;[.M72]&amp;&quot;.&quot;&amp;[.N72]" office:value-type="string" office:string-value="4.1.1.04.01.46">
            <text:p>4.1.1.04.01.46</text:p>
          </table:table-cell>
          <table:table-cell office:value-type="string">
            <text:p>BB/PN/MENEMPEL PD JPO/FLY OVER 60-10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46</text:p>
          </table:table-cell>
          <table:table-cell table:number-columns-repeated="1010"/>
        </table:table-row>
        <table:table-row table:style-name="ro1">
          <table:table-cell table:formula="of:=[.I73]&amp;&quot;.&quot;&amp;[.J73]&amp;&quot;.&quot;&amp;[.K73]&amp;&quot;.&quot;&amp;[.L73]&amp;&quot;.&quot;&amp;[.M73]&amp;&quot;.&quot;&amp;[.N73]" office:value-type="string" office:string-value="4.1.1.04.01.47">
            <text:p>4.1.1.04.01.47</text:p>
          </table:table-cell>
          <table:table-cell office:value-type="string">
            <text:p>BB/PN/MENEMPEL PD JPO/FLY OVER &gt; 10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47</text:p>
          </table:table-cell>
          <table:table-cell table:number-columns-repeated="1010"/>
        </table:table-row>
        <table:table-row table:style-name="ro1">
          <table:table-cell table:formula="of:=[.I74]&amp;&quot;.&quot;&amp;[.J74]&amp;&quot;.&quot;&amp;[.K74]&amp;&quot;.&quot;&amp;[.L74]&amp;&quot;.&quot;&amp;[.M74]&amp;&quot;.&quot;&amp;[.N74]" office:value-type="string" office:string-value="4.1.1.04.01.50">
            <text:p>4.1.1.04.01.50</text:p>
          </table:table-cell>
          <table:table-cell office:value-type="string">
            <text:p>BB/PN/MENEMPEL BERSINAR PD BGNAN &lt; 2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50</text:p>
          </table:table-cell>
          <table:table-cell table:number-columns-repeated="1010"/>
        </table:table-row>
        <table:table-row table:style-name="ro1">
          <table:table-cell table:formula="of:=[.I75]&amp;&quot;.&quot;&amp;[.J75]&amp;&quot;.&quot;&amp;[.K75]&amp;&quot;.&quot;&amp;[.L75]&amp;&quot;.&quot;&amp;[.M75]&amp;&quot;.&quot;&amp;[.N75]" office:value-type="string" office:string-value="4.1.1.04.01.51">
            <text:p>4.1.1.04.01.51</text:p>
          </table:table-cell>
          <table:table-cell office:value-type="string">
            <text:p>BB/PN/MENEMPEL BERSINAR PD BGNAN 2-12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51</text:p>
          </table:table-cell>
          <table:table-cell table:number-columns-repeated="1010"/>
        </table:table-row>
        <table:table-row table:style-name="ro1">
          <table:table-cell table:formula="of:=[.I76]&amp;&quot;.&quot;&amp;[.J76]&amp;&quot;.&quot;&amp;[.K76]&amp;&quot;.&quot;&amp;[.L76]&amp;&quot;.&quot;&amp;[.M76]&amp;&quot;.&quot;&amp;[.N76]" office:value-type="string" office:string-value="4.1.1.04.01.52">
            <text:p>4.1.1.04.01.52</text:p>
          </table:table-cell>
          <table:table-cell office:value-type="string">
            <text:p>BB/PN/MENEMPEL BERSINAR PD BGNAN 12-24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52</text:p>
          </table:table-cell>
          <table:table-cell table:number-columns-repeated="1010"/>
        </table:table-row>
        <table:table-row table:style-name="ro1">
          <table:table-cell table:formula="of:=[.I77]&amp;&quot;.&quot;&amp;[.J77]&amp;&quot;.&quot;&amp;[.K77]&amp;&quot;.&quot;&amp;[.L77]&amp;&quot;.&quot;&amp;[.M77]&amp;&quot;.&quot;&amp;[.N77]" office:value-type="string" office:string-value="4.1.1.04.01.53">
            <text:p>4.1.1.04.01.53</text:p>
          </table:table-cell>
          <table:table-cell office:value-type="string">
            <text:p>BB/PN/MENEMPEL BERSINAR PD BGNAN 24-36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53</text:p>
          </table:table-cell>
          <table:table-cell table:number-columns-repeated="1010"/>
        </table:table-row>
        <table:table-row table:style-name="ro1">
          <table:table-cell table:formula="of:=[.I78]&amp;&quot;.&quot;&amp;[.J78]&amp;&quot;.&quot;&amp;[.K78]&amp;&quot;.&quot;&amp;[.L78]&amp;&quot;.&quot;&amp;[.M78]&amp;&quot;.&quot;&amp;[.N78]" office:value-type="string" office:string-value="4.1.1.04.01.54">
            <text:p>4.1.1.04.01.54</text:p>
          </table:table-cell>
          <table:table-cell office:value-type="string">
            <text:p>BB/PN/MENEMPEL BERSINAR PD BGNAN 36-5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54</text:p>
          </table:table-cell>
          <table:table-cell table:number-columns-repeated="1010"/>
        </table:table-row>
        <table:table-row table:style-name="ro1">
          <table:table-cell table:formula="of:=[.I79]&amp;&quot;.&quot;&amp;[.J79]&amp;&quot;.&quot;&amp;[.K79]&amp;&quot;.&quot;&amp;[.L79]&amp;&quot;.&quot;&amp;[.M79]&amp;&quot;.&quot;&amp;[.N79]" office:value-type="string" office:string-value="4.1.1.04.01.55">
            <text:p>4.1.1.04.01.55</text:p>
          </table:table-cell>
          <table:table-cell office:value-type="string">
            <text:p>BB/PN/MENEMPEL BERSINAR PD BGNAN 50-6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55</text:p>
          </table:table-cell>
          <table:table-cell table:number-columns-repeated="1010"/>
        </table:table-row>
        <table:table-row table:style-name="ro1">
          <table:table-cell table:formula="of:=[.I80]&amp;&quot;.&quot;&amp;[.J80]&amp;&quot;.&quot;&amp;[.K80]&amp;&quot;.&quot;&amp;[.L80]&amp;&quot;.&quot;&amp;[.M80]&amp;&quot;.&quot;&amp;[.N80]" office:value-type="string" office:string-value="4.1.1.04.01.56">
            <text:p>4.1.1.04.01.56</text:p>
          </table:table-cell>
          <table:table-cell office:value-type="string">
            <text:p>BB/PN/MENEMPEL BERSINAR PD BGNAN 60-10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56</text:p>
          </table:table-cell>
          <table:table-cell table:number-columns-repeated="1010"/>
        </table:table-row>
        <table:table-row table:style-name="ro1">
          <table:table-cell table:formula="of:=[.I81]&amp;&quot;.&quot;&amp;[.J81]&amp;&quot;.&quot;&amp;[.K81]&amp;&quot;.&quot;&amp;[.L81]&amp;&quot;.&quot;&amp;[.M81]&amp;&quot;.&quot;&amp;[.N81]" office:value-type="string" office:string-value="4.1.1.04.01.57">
            <text:p>4.1.1.04.01.57</text:p>
          </table:table-cell>
          <table:table-cell office:value-type="string">
            <text:p>BB/PN/MENEMPEL BERSINAR PD BGNAN &gt; 10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57</text:p>
          </table:table-cell>
          <table:table-cell table:number-columns-repeated="1010"/>
        </table:table-row>
        <table:table-row table:style-name="ro1">
          <table:table-cell table:formula="of:=[.I82]&amp;&quot;.&quot;&amp;[.J82]&amp;&quot;.&quot;&amp;[.K82]&amp;&quot;.&quot;&amp;[.L82]&amp;&quot;.&quot;&amp;[.M82]&amp;&quot;.&quot;&amp;[.N82]" office:value-type="string" office:string-value="4.1.1.04.01.60">
            <text:p>4.1.1.04.01.60</text:p>
          </table:table-cell>
          <table:table-cell office:value-type="string">
            <text:p>BB/PN/MENEMPEL TDK BERSINAR PD BGNAN &lt; 2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60</text:p>
          </table:table-cell>
          <table:table-cell table:number-columns-repeated="1010"/>
        </table:table-row>
        <table:table-row table:style-name="ro1">
          <table:table-cell table:formula="of:=[.I83]&amp;&quot;.&quot;&amp;[.J83]&amp;&quot;.&quot;&amp;[.K83]&amp;&quot;.&quot;&amp;[.L83]&amp;&quot;.&quot;&amp;[.M83]&amp;&quot;.&quot;&amp;[.N83]" office:value-type="string" office:string-value="4.1.1.04.01.61">
            <text:p>4.1.1.04.01.61</text:p>
          </table:table-cell>
          <table:table-cell office:value-type="string">
            <text:p>BB/PN/MENEMPEL TDK BERSINAR PD BGNAN 2-12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61</text:p>
          </table:table-cell>
          <table:table-cell table:number-columns-repeated="1010"/>
        </table:table-row>
        <table:table-row table:style-name="ro1">
          <table:table-cell table:formula="of:=[.I84]&amp;&quot;.&quot;&amp;[.J84]&amp;&quot;.&quot;&amp;[.K84]&amp;&quot;.&quot;&amp;[.L84]&amp;&quot;.&quot;&amp;[.M84]&amp;&quot;.&quot;&amp;[.N84]" office:value-type="string" office:string-value="4.1.1.04.01.62">
            <text:p>4.1.1.04.01.62</text:p>
          </table:table-cell>
          <table:table-cell office:value-type="string">
            <text:p>BB/PN/MENEMPEL TDK BERSINAR PD BGNAN 12-24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62</text:p>
          </table:table-cell>
          <table:table-cell table:number-columns-repeated="1010"/>
        </table:table-row>
        <table:table-row table:style-name="ro1">
          <table:table-cell table:formula="of:=[.I85]&amp;&quot;.&quot;&amp;[.J85]&amp;&quot;.&quot;&amp;[.K85]&amp;&quot;.&quot;&amp;[.L85]&amp;&quot;.&quot;&amp;[.M85]&amp;&quot;.&quot;&amp;[.N85]" office:value-type="string" office:string-value="4.1.1.04.01.63">
            <text:p>4.1.1.04.01.63</text:p>
          </table:table-cell>
          <table:table-cell office:value-type="string">
            <text:p>BB/PN/MENEMPEL TDK BERSINAR PD BGNAN 24-36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63</text:p>
          </table:table-cell>
          <table:table-cell table:number-columns-repeated="1010"/>
        </table:table-row>
        <table:table-row table:style-name="ro1">
          <table:table-cell table:formula="of:=[.I86]&amp;&quot;.&quot;&amp;[.J86]&amp;&quot;.&quot;&amp;[.K86]&amp;&quot;.&quot;&amp;[.L86]&amp;&quot;.&quot;&amp;[.M86]&amp;&quot;.&quot;&amp;[.N86]" office:value-type="string" office:string-value="4.1.1.04.01.64">
            <text:p>4.1.1.04.01.64</text:p>
          </table:table-cell>
          <table:table-cell office:value-type="string">
            <text:p>BB/PN/MENEMPEL TDK BERSINAR PD BGNAN 36-5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64</text:p>
          </table:table-cell>
          <table:table-cell table:number-columns-repeated="1010"/>
        </table:table-row>
        <table:table-row table:style-name="ro1">
          <table:table-cell table:formula="of:=[.I87]&amp;&quot;.&quot;&amp;[.J87]&amp;&quot;.&quot;&amp;[.K87]&amp;&quot;.&quot;&amp;[.L87]&amp;&quot;.&quot;&amp;[.M87]&amp;&quot;.&quot;&amp;[.N87]" office:value-type="string" office:string-value="4.1.1.04.01.65">
            <text:p>4.1.1.04.01.65</text:p>
          </table:table-cell>
          <table:table-cell office:value-type="string">
            <text:p>BB/PN/MENEMPEL TDK BERSINAR PD BGNAN 50-6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65</text:p>
          </table:table-cell>
          <table:table-cell table:number-columns-repeated="1010"/>
        </table:table-row>
        <table:table-row table:style-name="ro1">
          <table:table-cell table:formula="of:=[.I88]&amp;&quot;.&quot;&amp;[.J88]&amp;&quot;.&quot;&amp;[.K88]&amp;&quot;.&quot;&amp;[.L88]&amp;&quot;.&quot;&amp;[.M88]&amp;&quot;.&quot;&amp;[.N88]" office:value-type="string" office:string-value="4.1.1.04.01.67">
            <text:p>4.1.1.04.01.67</text:p>
          </table:table-cell>
          <table:table-cell office:value-type="string">
            <text:p>BB/PN/MENEMPEL TDK BERSINAR PD BGNAN 60-10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67</text:p>
          </table:table-cell>
          <table:table-cell table:number-columns-repeated="1010"/>
        </table:table-row>
        <table:table-row table:style-name="ro1">
          <table:table-cell table:formula="of:=[.I89]&amp;&quot;.&quot;&amp;[.J89]&amp;&quot;.&quot;&amp;[.K89]&amp;&quot;.&quot;&amp;[.L89]&amp;&quot;.&quot;&amp;[.M89]&amp;&quot;.&quot;&amp;[.N89]" office:value-type="string" office:string-value="4.1.1.04.01.68">
            <text:p>4.1.1.04.01.68</text:p>
          </table:table-cell>
          <table:table-cell office:value-type="string">
            <text:p>BB/PN/MENEMPEL TDK BERSINAR PD BGNAN &gt; 100 M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68</text:p>
          </table:table-cell>
          <table:table-cell table:number-columns-repeated="1010"/>
        </table:table-row>
        <table:table-row table:style-name="ro1">
          <table:table-cell table:formula="of:=[.I90]&amp;&quot;.&quot;&amp;[.J90]&amp;&quot;.&quot;&amp;[.K90]&amp;&quot;.&quot;&amp;[.L90]&amp;&quot;.&quot;&amp;[.M90]&amp;&quot;.&quot;&amp;[.N90]" office:value-type="string" office:string-value="4.1.1.04.01.70">
            <text:p>4.1.1.04.01.70</text:p>
          </table:table-cell>
          <table:table-cell office:value-type="string">
            <text:p>REKLAME ROMBO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70</text:p>
          </table:table-cell>
          <table:table-cell table:number-columns-repeated="1010"/>
        </table:table-row>
        <table:table-row table:style-name="ro1">
          <table:table-cell table:formula="of:=[.I91]&amp;&quot;.&quot;&amp;[.J91]&amp;&quot;.&quot;&amp;[.K91]&amp;&quot;.&quot;&amp;[.L91]&amp;&quot;.&quot;&amp;[.M91]&amp;&quot;.&quot;&amp;[.N91]" office:value-type="string" office:string-value="4.1.1.04.01.71">
            <text:p>4.1.1.04.01.71</text:p>
          </table:table-cell>
          <table:table-cell office:value-type="string">
            <text:p>REKLAME PAINTING W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71</text:p>
          </table:table-cell>
          <table:table-cell table:number-columns-repeated="1010"/>
        </table:table-row>
        <table:table-row table:style-name="ro1">
          <table:table-cell table:formula="of:=[.I92]&amp;&quot;.&quot;&amp;[.J92]&amp;&quot;.&quot;&amp;[.K92]&amp;&quot;.&quot;&amp;[.L92]&amp;&quot;.&quot;&amp;[.M92]&amp;&quot;.&quot;&amp;[.N92]" office:value-type="string" office:string-value="4.1.1.04.01.72">
            <text:p>4.1.1.04.01.72</text:p>
          </table:table-cell>
          <table:table-cell office:value-type="string">
            <text:p>REKLAME BRANDING W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72</text:p>
          </table:table-cell>
          <table:table-cell table:number-columns-repeated="1010"/>
        </table:table-row>
        <table:table-row table:style-name="ro1">
          <table:table-cell table:formula="of:=[.I93]&amp;&quot;.&quot;&amp;[.J93]&amp;&quot;.&quot;&amp;[.K93]&amp;&quot;.&quot;&amp;[.L93]&amp;&quot;.&quot;&amp;[.M93]&amp;&quot;.&quot;&amp;[.N93]" office:value-type="string" office:string-value="4.1.1.04.02.">
            <text:p>4.1.1.04.02.</text:p>
          </table:table-cell>
          <table:table-cell office:value-type="string">
            <text:p>REKLAME K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94]&amp;&quot;.&quot;&amp;[.J94]&amp;&quot;.&quot;&amp;[.K94]&amp;&quot;.&quot;&amp;[.L94]&amp;&quot;.&quot;&amp;[.M94]&amp;&quot;.&quot;&amp;[.N94]" office:value-type="string" office:string-value="4.1.1.04.02.01">
            <text:p>4.1.1.04.02.01</text:p>
          </table:table-cell>
          <table:table-cell office:value-type="string">
            <text:p>REKLAME SPANDU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95]&amp;&quot;.&quot;&amp;[.J95]&amp;&quot;.&quot;&amp;[.K95]&amp;&quot;.&quot;&amp;[.L95]&amp;&quot;.&quot;&amp;[.M95]&amp;&quot;.&quot;&amp;[.N95]" office:value-type="string" office:string-value="4.1.1.04.02.02">
            <text:p>4.1.1.04.02.02</text:p>
          </table:table-cell>
          <table:table-cell office:value-type="string">
            <text:p>REKLAME BANNER/BALIH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table:number-columns-repeated="2"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96]&amp;&quot;.&quot;&amp;[.J96]&amp;&quot;.&quot;&amp;[.K96]&amp;&quot;.&quot;&amp;[.L96]&amp;&quot;.&quot;&amp;[.M96]&amp;&quot;.&quot;&amp;[.N96]" office:value-type="string" office:string-value="4.1.1.04.02.03">
            <text:p>4.1.1.04.02.03</text:p>
          </table:table-cell>
          <table:table-cell office:value-type="string">
            <text:p>REKLAME UMBUL-UMBU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table:number-columns-repeated="1010"/>
        </table:table-row>
        <table:table-row table:style-name="ro1">
          <table:table-cell table:formula="of:=[.I97]&amp;&quot;.&quot;&amp;[.J97]&amp;&quot;.&quot;&amp;[.K97]&amp;&quot;.&quot;&amp;[.L97]&amp;&quot;.&quot;&amp;[.M97]&amp;&quot;.&quot;&amp;[.N97]" office:value-type="string" office:string-value="4.1.1.04.03.">
            <text:p>4.1.1.04.03.</text:p>
          </table:table-cell>
          <table:table-cell office:value-type="string">
            <text:p>REKLAME MELEK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98]&amp;&quot;.&quot;&amp;[.J98]&amp;&quot;.&quot;&amp;[.K98]&amp;&quot;.&quot;&amp;[.L98]&amp;&quot;.&quot;&amp;[.M98]&amp;&quot;.&quot;&amp;[.N98]" office:value-type="string" office:string-value="4.1.1.04.03.01">
            <text:p>4.1.1.04.03.01</text:p>
          </table:table-cell>
          <table:table-cell office:value-type="string">
            <text:p>REKLAME TEMPELAN &gt; A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99]&amp;&quot;.&quot;&amp;[.J99]&amp;&quot;.&quot;&amp;[.K99]&amp;&quot;.&quot;&amp;[.L99]&amp;&quot;.&quot;&amp;[.M99]&amp;&quot;.&quot;&amp;[.N99]" office:value-type="string" office:string-value="4.1.1.04.03.02">
            <text:p>4.1.1.04.03.02</text:p>
          </table:table-cell>
          <table:table-cell office:value-type="string">
            <text:p>REKLAME MELEKAT PADA KIOS/ROD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100]&amp;&quot;.&quot;&amp;[.J100]&amp;&quot;.&quot;&amp;[.K100]&amp;&quot;.&quot;&amp;[.L100]&amp;&quot;.&quot;&amp;[.M100]&amp;&quot;.&quot;&amp;[.N100]" office:value-type="string" office:string-value="4.1.1.04.03.03">
            <text:p>4.1.1.04.03.03</text:p>
          </table:table-cell>
          <table:table-cell office:value-type="string">
            <text:p>REKLAME MELEKAT TEMBOK KIOS/RUM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table:number-columns-repeated="2" office:value-type="string">
            <text:p>03</text:p>
          </table:table-cell>
          <table:table-cell table:number-columns-repeated="1010"/>
        </table:table-row>
        <table:table-row table:style-name="ro1">
          <table:table-cell table:formula="of:=[.I101]&amp;&quot;.&quot;&amp;[.J101]&amp;&quot;.&quot;&amp;[.K101]&amp;&quot;.&quot;&amp;[.L101]&amp;&quot;.&quot;&amp;[.M101]&amp;&quot;.&quot;&amp;[.N101]" office:value-type="string" office:string-value="4.1.1.04.04.">
            <text:p>4.1.1.04.04.</text:p>
          </table:table-cell>
          <table:table-cell office:value-type="string">
            <text:p>REKLAME SELEBAR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4</text:p>
          </table:table-cell>
          <table:table-cell/>
          <table:table-cell table:number-columns-repeated="1010"/>
        </table:table-row>
        <table:table-row table:style-name="ro1">
          <table:table-cell table:formula="of:=[.I102]&amp;&quot;.&quot;&amp;[.J102]&amp;&quot;.&quot;&amp;[.K102]&amp;&quot;.&quot;&amp;[.L102]&amp;&quot;.&quot;&amp;[.M102]&amp;&quot;.&quot;&amp;[.N102]" office:value-type="string" office:string-value="4.1.1.04.04.01">
            <text:p>4.1.1.04.04.01</text:p>
          </table:table-cell>
          <table:table-cell office:value-type="string">
            <text:p>REKLAME SELEBARAN UKURAN &lt; A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4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103]&amp;&quot;.&quot;&amp;[.J103]&amp;&quot;.&quot;&amp;[.K103]&amp;&quot;.&quot;&amp;[.L103]&amp;&quot;.&quot;&amp;[.M103]&amp;&quot;.&quot;&amp;[.N103]" office:value-type="string" office:string-value="4.1.1.04.04.02">
            <text:p>4.1.1.04.04.02</text:p>
          </table:table-cell>
          <table:table-cell office:value-type="string">
            <text:p>REKLAME SELEBARAN UKURAN &gt; A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4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104]&amp;&quot;.&quot;&amp;[.J104]&amp;&quot;.&quot;&amp;[.K104]&amp;&quot;.&quot;&amp;[.L104]&amp;&quot;.&quot;&amp;[.M104]&amp;&quot;.&quot;&amp;[.N104]" office:value-type="string" office:string-value="4.1.1.04.05.">
            <text:p>4.1.1.04.05.</text:p>
          </table:table-cell>
          <table:table-cell office:value-type="string">
            <text:p>REKLAME BERJALAN/KENDARA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5</text:p>
          </table:table-cell>
          <table:table-cell/>
          <table:table-cell table:number-columns-repeated="1010"/>
        </table:table-row>
        <table:table-row table:style-name="ro1">
          <table:table-cell table:formula="of:=[.I105]&amp;&quot;.&quot;&amp;[.J105]&amp;&quot;.&quot;&amp;[.K105]&amp;&quot;.&quot;&amp;[.L105]&amp;&quot;.&quot;&amp;[.M105]&amp;&quot;.&quot;&amp;[.N105]" office:value-type="string" office:string-value="4.1.1.04.05.01">
            <text:p>4.1.1.04.05.01</text:p>
          </table:table-cell>
          <table:table-cell office:value-type="string">
            <text:p>REKL.KEND.LEBIH DARI RODA EMP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5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106]&amp;&quot;.&quot;&amp;[.J106]&amp;&quot;.&quot;&amp;[.K106]&amp;&quot;.&quot;&amp;[.L106]&amp;&quot;.&quot;&amp;[.M106]&amp;&quot;.&quot;&amp;[.N106]" office:value-type="string" office:string-value="4.1.1.04.05.02">
            <text:p>4.1.1.04.05.02</text:p>
          </table:table-cell>
          <table:table-cell office:value-type="string">
            <text:p>REKL.KENDARAAN RODA EMP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5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107]&amp;&quot;.&quot;&amp;[.J107]&amp;&quot;.&quot;&amp;[.K107]&amp;&quot;.&quot;&amp;[.L107]&amp;&quot;.&quot;&amp;[.M107]&amp;&quot;.&quot;&amp;[.N107]" office:value-type="string" office:string-value="4.1.1.04.05.03">
            <text:p>4.1.1.04.05.03</text:p>
          </table:table-cell>
          <table:table-cell office:value-type="string">
            <text:p>REKL.KENDARAAN RODA DUA DAN TIG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5</text:p>
          </table:table-cell>
          <table:table-cell office:value-type="string">
            <text:p>03</text:p>
          </table:table-cell>
          <table:table-cell table:number-columns-repeated="1010"/>
        </table:table-row>
        <table:table-row table:style-name="ro1">
          <table:table-cell table:formula="of:=[.I108]&amp;&quot;.&quot;&amp;[.J108]&amp;&quot;.&quot;&amp;[.K108]&amp;&quot;.&quot;&amp;[.L108]&amp;&quot;.&quot;&amp;[.M108]&amp;&quot;.&quot;&amp;[.N108]" office:value-type="string" office:string-value="4.1.1.04.06.">
            <text:p>4.1.1.04.06.</text:p>
          </table:table-cell>
          <table:table-cell office:value-type="string">
            <text:p>REKLAME UDAR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6</text:p>
          </table:table-cell>
          <table:table-cell/>
          <table:table-cell table:number-columns-repeated="1010"/>
        </table:table-row>
        <table:table-row table:style-name="ro1">
          <table:table-cell table:formula="of:=[.I109]&amp;&quot;.&quot;&amp;[.J109]&amp;&quot;.&quot;&amp;[.K109]&amp;&quot;.&quot;&amp;[.L109]&amp;&quot;.&quot;&amp;[.M109]&amp;&quot;.&quot;&amp;[.N109]" office:value-type="string" office:string-value="4.1.1.04.06.01">
            <text:p>4.1.1.04.06.01</text:p>
          </table:table-cell>
          <table:table-cell office:value-type="string">
            <text:p>REKLAME BALON UDAR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110]&amp;&quot;.&quot;&amp;[.J110]&amp;&quot;.&quot;&amp;[.K110]&amp;&quot;.&quot;&amp;[.L110]&amp;&quot;.&quot;&amp;[.M110]&amp;&quot;.&quot;&amp;[.N110]" office:value-type="string" office:string-value="4.1.1.04.07.">
            <text:p>4.1.1.04.07.</text:p>
          </table:table-cell>
          <table:table-cell office:value-type="string">
            <text:p>REKLAME APU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7</text:p>
          </table:table-cell>
          <table:table-cell/>
          <table:table-cell table:number-columns-repeated="1010"/>
        </table:table-row>
        <table:table-row table:style-name="ro1">
          <table:table-cell table:formula="of:=[.I111]&amp;&quot;.&quot;&amp;[.J111]&amp;&quot;.&quot;&amp;[.K111]&amp;&quot;.&quot;&amp;[.L111]&amp;&quot;.&quot;&amp;[.M111]&amp;&quot;.&quot;&amp;[.N111]" office:value-type="string" office:string-value="4.1.1.04.08.">
            <text:p>4.1.1.04.08.</text:p>
          </table:table-cell>
          <table:table-cell office:value-type="string">
            <text:p>REKLAME SUAR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8</text:p>
          </table:table-cell>
          <table:table-cell/>
          <table:table-cell table:number-columns-repeated="1010"/>
        </table:table-row>
        <table:table-row table:style-name="ro1">
          <table:table-cell table:formula="of:=[.I112]&amp;&quot;.&quot;&amp;[.J112]&amp;&quot;.&quot;&amp;[.K112]&amp;&quot;.&quot;&amp;[.L112]&amp;&quot;.&quot;&amp;[.M112]&amp;&quot;.&quot;&amp;[.N112]" office:value-type="string" office:string-value="4.1.1.04.09.">
            <text:p>4.1.1.04.09.</text:p>
          </table:table-cell>
          <table:table-cell office:value-type="string">
            <text:p>REKLAME FILM/SLID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09</text:p>
          </table:table-cell>
          <table:table-cell/>
          <table:table-cell table:number-columns-repeated="1010"/>
        </table:table-row>
        <table:table-row table:style-name="ro1">
          <table:table-cell table:formula="of:=[.I113]&amp;&quot;.&quot;&amp;[.J113]&amp;&quot;.&quot;&amp;[.K113]&amp;&quot;.&quot;&amp;[.L113]&amp;&quot;.&quot;&amp;[.M113]&amp;&quot;.&quot;&amp;[.N113]" office:value-type="string" office:string-value="4.1.1.04.10.">
            <text:p>4.1.1.04.10.</text:p>
          </table:table-cell>
          <table:table-cell office:value-type="string">
            <text:p>REKLAME PERAGA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/>
          <table:table-cell table:number-columns-repeated="1010"/>
        </table:table-row>
        <table:table-row table:style-name="ro1">
          <table:table-cell table:formula="of:=[.I114]&amp;&quot;.&quot;&amp;[.J114]&amp;&quot;.&quot;&amp;[.K114]&amp;&quot;.&quot;&amp;[.L114]&amp;&quot;.&quot;&amp;[.M114]&amp;&quot;.&quot;&amp;[.N114]" office:value-type="string" office:string-value="4.1.1.05..">
            <text:p>4.1.1.05..</text:p>
          </table:table-cell>
          <table:table-cell office:value-type="string">
            <text:p>PAJAK PENERANGAN JAL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5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15]&amp;&quot;.&quot;&amp;[.J115]&amp;&quot;.&quot;&amp;[.K115]&amp;&quot;.&quot;&amp;[.L115]&amp;&quot;.&quot;&amp;[.M115]&amp;&quot;.&quot;&amp;[.N115]" office:value-type="string" office:string-value="4.1.1.05.01.">
            <text:p>4.1.1.05.01.</text:p>
          </table:table-cell>
          <table:table-cell office:value-type="string">
            <text:p>PAJAK PENERANGAN JAL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5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16]&amp;&quot;.&quot;&amp;[.J116]&amp;&quot;.&quot;&amp;[.K116]&amp;&quot;.&quot;&amp;[.L116]&amp;&quot;.&quot;&amp;[.M116]&amp;&quot;.&quot;&amp;[.N116]" office:value-type="string" office:string-value="4.1.1.07..">
            <text:p>4.1.1.07..</text:p>
          </table:table-cell>
          <table:table-cell office:value-type="string">
            <text:p>PAJAK PARKI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7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17]&amp;&quot;.&quot;&amp;[.J117]&amp;&quot;.&quot;&amp;[.K117]&amp;&quot;.&quot;&amp;[.L117]&amp;&quot;.&quot;&amp;[.M117]&amp;&quot;.&quot;&amp;[.N117]" office:value-type="string" office:string-value="4.1.1.07.01.">
            <text:p>4.1.1.07.01.</text:p>
          </table:table-cell>
          <table:table-cell office:value-type="string">
            <text:p>PAJAK PARK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7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18]&amp;&quot;.&quot;&amp;[.J118]&amp;&quot;.&quot;&amp;[.K118]&amp;&quot;.&quot;&amp;[.L118]&amp;&quot;.&quot;&amp;[.M118]&amp;&quot;.&quot;&amp;[.N118]" office:value-type="string" office:string-value="4.1.1.08..">
            <text:p>4.1.1.08..</text:p>
          </table:table-cell>
          <table:table-cell office:value-type="string">
            <text:p>PAJAK AIR TAN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8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19]&amp;&quot;.&quot;&amp;[.J119]&amp;&quot;.&quot;&amp;[.K119]&amp;&quot;.&quot;&amp;[.L119]&amp;&quot;.&quot;&amp;[.M119]&amp;&quot;.&quot;&amp;[.N119]" office:value-type="string" office:string-value="4.1.1.08.01.">
            <text:p>4.1.1.08.01.</text:p>
          </table:table-cell>
          <table:table-cell office:value-type="string">
            <text:p>PAJAK AIR TAN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08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20]&amp;&quot;.&quot;&amp;[.J120]&amp;&quot;.&quot;&amp;[.K120]&amp;&quot;.&quot;&amp;[.L120]&amp;&quot;.&quot;&amp;[.M120]&amp;&quot;.&quot;&amp;[.N120]" office:value-type="string" office:string-value="4.1.1.10..">
            <text:p>4.1.1.10..</text:p>
          </table:table-cell>
          <table:table-cell office:value-type="string">
            <text:p>PAJAK BPHT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10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21]&amp;&quot;.&quot;&amp;[.J121]&amp;&quot;.&quot;&amp;[.K121]&amp;&quot;.&quot;&amp;[.L121]&amp;&quot;.&quot;&amp;[.M121]&amp;&quot;.&quot;&amp;[.N121]" office:value-type="string" office:string-value="4.1.1.10.01.">
            <text:p>4.1.1.10.01.</text:p>
          </table:table-cell>
          <table:table-cell office:value-type="string">
            <text:p>PAJAK BPHT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22]&amp;&quot;.&quot;&amp;[.J122]&amp;&quot;.&quot;&amp;[.K122]&amp;&quot;.&quot;&amp;[.L122]&amp;&quot;.&quot;&amp;[.M122]&amp;&quot;.&quot;&amp;[.N122]" office:value-type="string" office:string-value="4.1.1.11..">
            <text:p>4.1.1.11..</text:p>
          </table:table-cell>
          <table:table-cell office:value-type="string">
            <text:p>BEA PEROLEHAN HAK ATAS TANAH DAN BANGUN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1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23]&amp;&quot;.&quot;&amp;[.J123]&amp;&quot;.&quot;&amp;[.K123]&amp;&quot;.&quot;&amp;[.L123]&amp;&quot;.&quot;&amp;[.M123]&amp;&quot;.&quot;&amp;[.N123]" office:value-type="string" office:string-value="4.1.1.11.01.">
            <text:p>4.1.1.11.01.</text:p>
          </table:table-cell>
          <table:table-cell office:value-type="string">
            <text:p>BEA PEROLEHAN HAK ATAS TANAH DAN BANGUN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24]&amp;&quot;.&quot;&amp;[.J124]&amp;&quot;.&quot;&amp;[.K124]&amp;&quot;.&quot;&amp;[.L124]&amp;&quot;.&quot;&amp;[.M124]&amp;&quot;.&quot;&amp;[.N124]" office:value-type="string" office:string-value="4.1.1.12..">
            <text:p>4.1.1.12..</text:p>
          </table:table-cell>
          <table:table-cell office:value-type="string">
            <text:p>PAJAK BUMI DAN BANGUNAN PERDESAAN PERKOTA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12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25]&amp;&quot;.&quot;&amp;[.J125]&amp;&quot;.&quot;&amp;[.K125]&amp;&quot;.&quot;&amp;[.L125]&amp;&quot;.&quot;&amp;[.M125]&amp;&quot;.&quot;&amp;[.N125]" office:value-type="string" office:string-value="4.1.1.12.01.">
            <text:p>4.1.1.12.01.</text:p>
          </table:table-cell>
          <table:table-cell office:value-type="string">
            <text:p>PAJAK BUMI DAN BANGUNAN PERDESAAN PERKOTA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26]&amp;&quot;.&quot;&amp;[.J126]&amp;&quot;.&quot;&amp;[.K126]&amp;&quot;.&quot;&amp;[.L126]&amp;&quot;.&quot;&amp;[.M126]&amp;&quot;.&quot;&amp;[.N126]" office:value-type="string" office:string-value="4.1.2.01..">
            <text:p>4.1.2.01..</text:p>
          </table:table-cell>
          <table:table-cell office:value-type="string">
            <text:p>RETRIBUSI JASA UMU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27]&amp;&quot;.&quot;&amp;[.J127]&amp;&quot;.&quot;&amp;[.K127]&amp;&quot;.&quot;&amp;[.L127]&amp;&quot;.&quot;&amp;[.M127]&amp;&quot;.&quot;&amp;[.N127]" office:value-type="string" office:string-value="4.1.2.01.01.">
            <text:p>4.1.2.01.01.</text:p>
          </table:table-cell>
          <table:table-cell office:value-type="string">
            <text:p>RET PELAYANAN KESEHAT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28]&amp;&quot;.&quot;&amp;[.J128]&amp;&quot;.&quot;&amp;[.K128]&amp;&quot;.&quot;&amp;[.L128]&amp;&quot;.&quot;&amp;[.M128]&amp;&quot;.&quot;&amp;[.N128]" office:value-type="string" office:string-value="4.1.2.01.01.01">
            <text:p>4.1.2.01.01.01</text:p>
          </table:table-cell>
          <table:table-cell office:value-type="string">
            <text:p>ADMINISTRASI/KARC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3"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129]&amp;&quot;.&quot;&amp;[.J129]&amp;&quot;.&quot;&amp;[.K129]&amp;&quot;.&quot;&amp;[.L129]&amp;&quot;.&quot;&amp;[.M129]&amp;&quot;.&quot;&amp;[.N129]" office:value-type="string" office:string-value="4.1.2.01.01.02">
            <text:p>4.1.2.01.01.02</text:p>
          </table:table-cell>
          <table:table-cell office:value-type="string">
            <text:p>PHB / PT ASK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 office:value-type="string">
            <text:p>01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130]&amp;&quot;.&quot;&amp;[.J130]&amp;&quot;.&quot;&amp;[.K130]&amp;&quot;.&quot;&amp;[.L130]&amp;&quot;.&quot;&amp;[.M130]&amp;&quot;.&quot;&amp;[.N130]" office:value-type="string" office:string-value="4.1.2.01.01.03">
            <text:p>4.1.2.01.01.03</text:p>
          </table:table-cell>
          <table:table-cell office:value-type="string">
            <text:p>PEMERIKSAAN LABORATORI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 office:value-type="string">
            <text:p>01</text:p>
          </table:table-cell>
          <table:table-cell office:value-type="string">
            <text:p>03</text:p>
          </table:table-cell>
          <table:table-cell table:number-columns-repeated="1010"/>
        </table:table-row>
        <table:table-row table:style-name="ro1">
          <table:table-cell table:formula="of:=[.I131]&amp;&quot;.&quot;&amp;[.J131]&amp;&quot;.&quot;&amp;[.K131]&amp;&quot;.&quot;&amp;[.L131]&amp;&quot;.&quot;&amp;[.M131]&amp;&quot;.&quot;&amp;[.N131]" office:value-type="string" office:string-value="4.1.2.01.01.04">
            <text:p>4.1.2.01.01.04</text:p>
          </table:table-cell>
          <table:table-cell office:value-type="string">
            <text:p>PEMERIKSAAN RADIOLOG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 office:value-type="string">
            <text:p>01</text:p>
          </table:table-cell>
          <table:table-cell office:value-type="string">
            <text:p>04</text:p>
          </table:table-cell>
          <table:table-cell table:number-columns-repeated="1010"/>
        </table:table-row>
        <table:table-row table:style-name="ro1">
          <table:table-cell table:formula="of:=[.I132]&amp;&quot;.&quot;&amp;[.J132]&amp;&quot;.&quot;&amp;[.K132]&amp;&quot;.&quot;&amp;[.L132]&amp;&quot;.&quot;&amp;[.M132]&amp;&quot;.&quot;&amp;[.N132]" office:value-type="string" office:string-value="4.1.2.01.01.05">
            <text:p>4.1.2.01.01.05</text:p>
          </table:table-cell>
          <table:table-cell office:value-type="string">
            <text:p>PERSALINAN / UG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 office:value-type="string">
            <text:p>01</text:p>
          </table:table-cell>
          <table:table-cell office:value-type="string">
            <text:p>05</text:p>
          </table:table-cell>
          <table:table-cell table:number-columns-repeated="1010"/>
        </table:table-row>
        <table:table-row table:style-name="ro1">
          <table:table-cell table:formula="of:=[.I133]&amp;&quot;.&quot;&amp;[.J133]&amp;&quot;.&quot;&amp;[.K133]&amp;&quot;.&quot;&amp;[.L133]&amp;&quot;.&quot;&amp;[.M133]&amp;&quot;.&quot;&amp;[.N133]" office:value-type="string" office:string-value="4.1.2.01.01.06">
            <text:p>4.1.2.01.01.06</text:p>
          </table:table-cell>
          <table:table-cell office:value-type="string">
            <text:p>BP GIG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 office:value-type="string">
            <text:p>01</text:p>
          </table:table-cell>
          <table:table-cell office:value-type="string">
            <text:p>06</text:p>
          </table:table-cell>
          <table:table-cell table:number-columns-repeated="1010"/>
        </table:table-row>
        <table:table-row table:style-name="ro1">
          <table:table-cell table:formula="of:=[.I134]&amp;&quot;.&quot;&amp;[.J134]&amp;&quot;.&quot;&amp;[.K134]&amp;&quot;.&quot;&amp;[.L134]&amp;&quot;.&quot;&amp;[.M134]&amp;&quot;.&quot;&amp;[.N134]" office:value-type="string" office:string-value="4.1.2.01.01.07">
            <text:p>4.1.2.01.01.07</text:p>
          </table:table-cell>
          <table:table-cell office:value-type="string">
            <text:p>FOGGI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 office:value-type="string">
            <text:p>01</text:p>
          </table:table-cell>
          <table:table-cell office:value-type="string">
            <text:p>07</text:p>
          </table:table-cell>
          <table:table-cell table:number-columns-repeated="1010"/>
        </table:table-row>
        <table:table-row table:style-name="ro1">
          <table:table-cell table:formula="of:=[.I135]&amp;&quot;.&quot;&amp;[.J135]&amp;&quot;.&quot;&amp;[.K135]&amp;&quot;.&quot;&amp;[.L135]&amp;&quot;.&quot;&amp;[.M135]&amp;&quot;.&quot;&amp;[.N135]" office:value-type="string" office:string-value="4.1.2.01.01.08">
            <text:p>4.1.2.01.01.08</text:p>
          </table:table-cell>
          <table:table-cell office:value-type="string">
            <text:p>K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 office:value-type="string">
            <text:p>01</text:p>
          </table:table-cell>
          <table:table-cell office:value-type="string">
            <text:p>08</text:p>
          </table:table-cell>
          <table:table-cell table:number-columns-repeated="1010"/>
        </table:table-row>
        <table:table-row table:style-name="ro1">
          <table:table-cell table:formula="of:=[.I136]&amp;&quot;.&quot;&amp;[.J136]&amp;&quot;.&quot;&amp;[.K136]&amp;&quot;.&quot;&amp;[.L136]&amp;&quot;.&quot;&amp;[.M136]&amp;&quot;.&quot;&amp;[.N136]" office:value-type="string" office:string-value="4.1.2.01.01.09">
            <text:p>4.1.2.01.01.09</text:p>
          </table:table-cell>
          <table:table-cell office:value-type="string">
            <text:p>PERIZINAN SARANA KESEHAT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 office:value-type="string">
            <text:p>01</text:p>
          </table:table-cell>
          <table:table-cell office:value-type="string">
            <text:p>09</text:p>
          </table:table-cell>
          <table:table-cell table:number-columns-repeated="1010"/>
        </table:table-row>
        <table:table-row table:style-name="ro1">
          <table:table-cell table:formula="of:=[.I137]&amp;&quot;.&quot;&amp;[.J137]&amp;&quot;.&quot;&amp;[.K137]&amp;&quot;.&quot;&amp;[.L137]&amp;&quot;.&quot;&amp;[.M137]&amp;&quot;.&quot;&amp;[.N137]" office:value-type="string" office:string-value="4.1.2.01.02.">
            <text:p>4.1.2.01.02.</text:p>
          </table:table-cell>
          <table:table-cell office:value-type="string">
            <text:p>RETRIBUSI PELAYANAN SAMP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138]&amp;&quot;.&quot;&amp;[.J138]&amp;&quot;.&quot;&amp;[.K138]&amp;&quot;.&quot;&amp;[.L138]&amp;&quot;.&quot;&amp;[.M138]&amp;&quot;.&quot;&amp;[.N138]" office:value-type="string" office:string-value="4.1.2.01.02.01">
            <text:p>4.1.2.01.02.01</text:p>
          </table:table-cell>
          <table:table-cell office:value-type="string">
            <text:p>RET.PELY.SAMPAH (PDA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139]&amp;&quot;.&quot;&amp;[.J139]&amp;&quot;.&quot;&amp;[.K139]&amp;&quot;.&quot;&amp;[.L139]&amp;&quot;.&quot;&amp;[.M139]&amp;&quot;.&quot;&amp;[.N139]" office:value-type="string" office:string-value="4.1.2.01.02.02">
            <text:p>4.1.2.01.02.02</text:p>
          </table:table-cell>
          <table:table-cell office:value-type="string">
            <text:p>RET.PELY.SAMPAH (NON PDA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table:number-columns-repeated="2"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140]&amp;&quot;.&quot;&amp;[.J140]&amp;&quot;.&quot;&amp;[.K140]&amp;&quot;.&quot;&amp;[.L140]&amp;&quot;.&quot;&amp;[.M140]&amp;&quot;.&quot;&amp;[.N140]" office:value-type="string" office:string-value="4.1.2.01.03.">
            <text:p>4.1.2.01.03.</text:p>
          </table:table-cell>
          <table:table-cell office:value-type="string">
            <text:p>RET PENGGANTIAN BIAYA KT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141]&amp;&quot;.&quot;&amp;[.J141]&amp;&quot;.&quot;&amp;[.K141]&amp;&quot;.&quot;&amp;[.L141]&amp;&quot;.&quot;&amp;[.M141]&amp;&quot;.&quot;&amp;[.N141]" office:value-type="string" office:string-value="4.1.2.01.05.">
            <text:p>4.1.2.01.05.</text:p>
          </table:table-cell>
          <table:table-cell office:value-type="string">
            <text:p>RET PELAYANAN PARKIR DI TEPI JALAN UM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05</text:p>
          </table:table-cell>
          <table:table-cell/>
          <table:table-cell table:number-columns-repeated="1010"/>
        </table:table-row>
        <table:table-row table:style-name="ro1">
          <table:table-cell table:formula="of:=[.I142]&amp;&quot;.&quot;&amp;[.J142]&amp;&quot;.&quot;&amp;[.K142]&amp;&quot;.&quot;&amp;[.L142]&amp;&quot;.&quot;&amp;[.M142]&amp;&quot;.&quot;&amp;[.N142]" office:value-type="string" office:string-value="4.1.2.01.06.">
            <text:p>4.1.2.01.06.</text:p>
          </table:table-cell>
          <table:table-cell office:value-type="string">
            <text:p>RET PAS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06</text:p>
          </table:table-cell>
          <table:table-cell/>
          <table:table-cell table:number-columns-repeated="1010"/>
        </table:table-row>
        <table:table-row table:style-name="ro1">
          <table:table-cell table:formula="of:=[.I143]&amp;&quot;.&quot;&amp;[.J143]&amp;&quot;.&quot;&amp;[.K143]&amp;&quot;.&quot;&amp;[.L143]&amp;&quot;.&quot;&amp;[.M143]&amp;&quot;.&quot;&amp;[.N143]" office:value-type="string" office:string-value="4.1.2.01.07.">
            <text:p>4.1.2.01.07.</text:p>
          </table:table-cell>
          <table:table-cell office:value-type="string">
            <text:p>RET PENGUJIAN KEND.BERMO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07</text:p>
          </table:table-cell>
          <table:table-cell/>
          <table:table-cell table:number-columns-repeated="1010"/>
        </table:table-row>
        <table:table-row table:style-name="ro1">
          <table:table-cell table:formula="of:=[.I144]&amp;&quot;.&quot;&amp;[.J144]&amp;&quot;.&quot;&amp;[.K144]&amp;&quot;.&quot;&amp;[.L144]&amp;&quot;.&quot;&amp;[.M144]&amp;&quot;.&quot;&amp;[.N144]" office:value-type="string" office:string-value="4.1.2.01.08.">
            <text:p>4.1.2.01.08.</text:p>
          </table:table-cell>
          <table:table-cell office:value-type="string">
            <text:p>RET PEMERIKSAAN ALAT PEMADAM KEBAKAR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08</text:p>
          </table:table-cell>
          <table:table-cell/>
          <table:table-cell table:number-columns-repeated="1010"/>
        </table:table-row>
        <table:table-row table:style-name="ro1">
          <table:table-cell table:formula="of:=[.I145]&amp;&quot;.&quot;&amp;[.J145]&amp;&quot;.&quot;&amp;[.K145]&amp;&quot;.&quot;&amp;[.L145]&amp;&quot;.&quot;&amp;[.M145]&amp;&quot;.&quot;&amp;[.N145]" office:value-type="string" office:string-value="4.1.2.01.12.">
            <text:p>4.1.2.01.12.</text:p>
          </table:table-cell>
          <table:table-cell office:value-type="string">
            <text:p>RET PEN ANGG UPTD PERPUSTAKAAN DAER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/>
          <table:table-cell table:number-columns-repeated="1010"/>
        </table:table-row>
        <table:table-row table:style-name="ro1">
          <table:table-cell table:formula="of:=[.I146]&amp;&quot;.&quot;&amp;[.J146]&amp;&quot;.&quot;&amp;[.K146]&amp;&quot;.&quot;&amp;[.L146]&amp;&quot;.&quot;&amp;[.M146]&amp;&quot;.&quot;&amp;[.N146]" office:value-type="string" office:string-value="4.1.2.01.13.">
            <text:p>4.1.2.01.13.</text:p>
          </table:table-cell>
          <table:table-cell office:value-type="string">
            <text:p>RET KIPEM / SK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/>
          <table:table-cell table:number-columns-repeated="1010"/>
        </table:table-row>
        <table:table-row table:style-name="ro1">
          <table:table-cell table:formula="of:=[.I147]&amp;&quot;.&quot;&amp;[.J147]&amp;&quot;.&quot;&amp;[.K147]&amp;&quot;.&quot;&amp;[.L147]&amp;&quot;.&quot;&amp;[.M147]&amp;&quot;.&quot;&amp;[.N147]" office:value-type="string" office:string-value="4.1.2.01.13.01">
            <text:p>4.1.2.01.13.01</text:p>
          </table:table-cell>
          <table:table-cell office:value-type="string">
            <text:p>RET KIPE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148]&amp;&quot;.&quot;&amp;[.J148]&amp;&quot;.&quot;&amp;[.K148]&amp;&quot;.&quot;&amp;[.L148]&amp;&quot;.&quot;&amp;[.M148]&amp;&quot;.&quot;&amp;[.N148]" office:value-type="string" office:string-value="4.1.2.01.13.02">
            <text:p>4.1.2.01.13.02</text:p>
          </table:table-cell>
          <table:table-cell office:value-type="string">
            <text:p>RET PENDAFTARAN PENDUDUK WN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149]&amp;&quot;.&quot;&amp;[.J149]&amp;&quot;.&quot;&amp;[.K149]&amp;&quot;.&quot;&amp;[.L149]&amp;&quot;.&quot;&amp;[.M149]&amp;&quot;.&quot;&amp;[.N149]" office:value-type="string" office:string-value="4.1.2.01.14.">
            <text:p>4.1.2.01.14.</text:p>
          </table:table-cell>
          <table:table-cell office:value-type="string">
            <text:p>RET PENGGUNAAN JARINGAN PIPA LIMBAH CA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14</text:p>
          </table:table-cell>
          <table:table-cell/>
          <table:table-cell table:number-columns-repeated="1010"/>
        </table:table-row>
        <table:table-row table:style-name="ro1">
          <table:table-cell table:formula="of:=[.I150]&amp;&quot;.&quot;&amp;[.J150]&amp;&quot;.&quot;&amp;[.K150]&amp;&quot;.&quot;&amp;[.L150]&amp;&quot;.&quot;&amp;[.M150]&amp;&quot;.&quot;&amp;[.N150]" office:value-type="string" office:string-value="4.1.2.01.15.">
            <text:p>4.1.2.01.15.</text:p>
          </table:table-cell>
          <table:table-cell office:value-type="string">
            <text:p>RET PENGG BIAYA AKTE KEPENDUDUKAN (CAPIL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1</text:p>
          </table:table-cell>
          <table:table-cell office:value-type="string">
            <text:p>15</text:p>
          </table:table-cell>
          <table:table-cell/>
          <table:table-cell table:number-columns-repeated="1010"/>
        </table:table-row>
        <table:table-row table:style-name="ro1">
          <table:table-cell table:formula="of:=[.I151]&amp;&quot;.&quot;&amp;[.J151]&amp;&quot;.&quot;&amp;[.K151]&amp;&quot;.&quot;&amp;[.L151]&amp;&quot;.&quot;&amp;[.M151]&amp;&quot;.&quot;&amp;[.N151]" office:value-type="string" office:string-value="4.1.2.02..">
            <text:p>4.1.2.02..</text:p>
          </table:table-cell>
          <table:table-cell office:value-type="string">
            <text:p>RETRIBUSI JASA USAH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52]&amp;&quot;.&quot;&amp;[.J152]&amp;&quot;.&quot;&amp;[.K152]&amp;&quot;.&quot;&amp;[.L152]&amp;&quot;.&quot;&amp;[.M152]&amp;&quot;.&quot;&amp;[.N152]" office:value-type="string" office:string-value="4.1.2.02.01.">
            <text:p>4.1.2.02.01.</text:p>
          </table:table-cell>
          <table:table-cell office:value-type="string">
            <text:p>RET PEMAKAIAN KEKAYAAN DAER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53]&amp;&quot;.&quot;&amp;[.J153]&amp;&quot;.&quot;&amp;[.K153]&amp;&quot;.&quot;&amp;[.L153]&amp;&quot;.&quot;&amp;[.M153]&amp;&quot;.&quot;&amp;[.N153]" office:value-type="string" office:string-value="4.1.2.02.04.">
            <text:p>4.1.2.02.04.</text:p>
          </table:table-cell>
          <table:table-cell office:value-type="string">
            <text:p>RET TERMIN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table:number-columns-repeated="1010"/>
        </table:table-row>
        <table:table-row table:style-name="ro1">
          <table:table-cell table:formula="of:=[.I154]&amp;&quot;.&quot;&amp;[.J154]&amp;&quot;.&quot;&amp;[.K154]&amp;&quot;.&quot;&amp;[.L154]&amp;&quot;.&quot;&amp;[.M154]&amp;&quot;.&quot;&amp;[.N154]" office:value-type="string" office:string-value="4.1.2.02.05.">
            <text:p>4.1.2.02.05.</text:p>
          </table:table-cell>
          <table:table-cell office:value-type="string">
            <text:p>RET TEMPAT KHUSUS PARK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05</text:p>
          </table:table-cell>
          <table:table-cell/>
          <table:table-cell table:number-columns-repeated="1010"/>
        </table:table-row>
        <table:table-row table:style-name="ro1">
          <table:table-cell table:formula="of:=[.I155]&amp;&quot;.&quot;&amp;[.J155]&amp;&quot;.&quot;&amp;[.K155]&amp;&quot;.&quot;&amp;[.L155]&amp;&quot;.&quot;&amp;[.M155]&amp;&quot;.&quot;&amp;[.N155]" office:value-type="string" office:string-value="4.1.2.02.07.">
            <text:p>4.1.2.02.07.</text:p>
          </table:table-cell>
          <table:table-cell office:value-type="string">
            <text:p>RET PENYEDOTAN KAK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07</text:p>
          </table:table-cell>
          <table:table-cell/>
          <table:table-cell table:number-columns-repeated="1010"/>
        </table:table-row>
        <table:table-row table:style-name="ro1">
          <table:table-cell table:formula="of:=[.I156]&amp;&quot;.&quot;&amp;[.J156]&amp;&quot;.&quot;&amp;[.K156]&amp;&quot;.&quot;&amp;[.L156]&amp;&quot;.&quot;&amp;[.M156]&amp;&quot;.&quot;&amp;[.N156]" office:value-type="string" office:string-value="4.1.2.02.08.">
            <text:p>4.1.2.02.08.</text:p>
          </table:table-cell>
          <table:table-cell office:value-type="string">
            <text:p>RET RUMAH POTONG HEWAN (RPH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08</text:p>
          </table:table-cell>
          <table:table-cell/>
          <table:table-cell table:number-columns-repeated="1010"/>
        </table:table-row>
        <table:table-row table:style-name="ro1">
          <table:table-cell table:formula="of:=[.I157]&amp;&quot;.&quot;&amp;[.J157]&amp;&quot;.&quot;&amp;[.K157]&amp;&quot;.&quot;&amp;[.L157]&amp;&quot;.&quot;&amp;[.M157]&amp;&quot;.&quot;&amp;[.N157]" office:value-type="string" office:string-value="4.1.2.02.08.01">
            <text:p>4.1.2.02.08.01</text:p>
          </table:table-cell>
          <table:table-cell office:value-type="string">
            <text:p>RET RUMAH POTONG HEWAN (RPH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1">
          <table:table-cell table:formula="of:=[.I158]&amp;&quot;.&quot;&amp;[.J158]&amp;&quot;.&quot;&amp;[.K158]&amp;&quot;.&quot;&amp;[.L158]&amp;&quot;.&quot;&amp;[.M158]&amp;&quot;.&quot;&amp;[.N158]" office:value-type="string" office:string-value="4.1.2.02.08.02">
            <text:p>4.1.2.02.08.02</text:p>
          </table:table-cell>
          <table:table-cell office:value-type="string">
            <text:p>RET PEMERIKSAAN PEMOTONGAN AYA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159]&amp;&quot;.&quot;&amp;[.J159]&amp;&quot;.&quot;&amp;[.K159]&amp;&quot;.&quot;&amp;[.L159]&amp;&quot;.&quot;&amp;[.M159]&amp;&quot;.&quot;&amp;[.N159]" office:value-type="string" office:string-value="4.1.2.02.08.03">
            <text:p>4.1.2.02.08.03</text:p>
          </table:table-cell>
          <table:table-cell office:value-type="string">
            <text:p>RET TEMPAT PENAMPUNG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03</text:p>
          </table:table-cell>
          <table:table-cell table:number-columns-repeated="1010"/>
        </table:table-row>
        <table:table-row table:style-name="ro1">
          <table:table-cell table:formula="of:=[.I160]&amp;&quot;.&quot;&amp;[.J160]&amp;&quot;.&quot;&amp;[.K160]&amp;&quot;.&quot;&amp;[.L160]&amp;&quot;.&quot;&amp;[.M160]&amp;&quot;.&quot;&amp;[.N160]" office:value-type="string" office:string-value="4.1.2.02.08.04">
            <text:p>4.1.2.02.08.04</text:p>
          </table:table-cell>
          <table:table-cell office:value-type="string">
            <text:p>RET PEMERIKSAAN PENGELUARAN HEW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table:number-columns-repeated="1010"/>
        </table:table-row>
        <table:table-row table:style-name="ro1">
          <table:table-cell table:formula="of:=[.I161]&amp;&quot;.&quot;&amp;[.J161]&amp;&quot;.&quot;&amp;[.K161]&amp;&quot;.&quot;&amp;[.L161]&amp;&quot;.&quot;&amp;[.M161]&amp;&quot;.&quot;&amp;[.N161]" office:value-type="string" office:string-value="4.1.2.02.10.">
            <text:p>4.1.2.02.10.</text:p>
          </table:table-cell>
          <table:table-cell office:value-type="string">
            <text:p>RET TEMPAT REKREASI DAN OLAH RAG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/>
          <table:table-cell table:number-columns-repeated="1010"/>
        </table:table-row>
        <table:table-row table:style-name="ro1">
          <table:table-cell table:formula="of:=[.I162]&amp;&quot;.&quot;&amp;[.J162]&amp;&quot;.&quot;&amp;[.K162]&amp;&quot;.&quot;&amp;[.L162]&amp;&quot;.&quot;&amp;[.M162]&amp;&quot;.&quot;&amp;[.N162]" office:value-type="string" office:string-value="4.1.2.02.16.">
            <text:p>4.1.2.02.16.</text:p>
          </table:table-cell>
          <table:table-cell office:value-type="string">
            <text:p>RET PEMAKAIAN KEKAYAAN DAERAH (ALAT BERAT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16</text:p>
          </table:table-cell>
          <table:table-cell/>
          <table:table-cell table:number-columns-repeated="1010"/>
        </table:table-row>
        <table:table-row table:style-name="ro1">
          <table:table-cell table:formula="of:=[.I163]&amp;&quot;.&quot;&amp;[.J163]&amp;&quot;.&quot;&amp;[.K163]&amp;&quot;.&quot;&amp;[.L163]&amp;&quot;.&quot;&amp;[.M163]&amp;&quot;.&quot;&amp;[.N163]" office:value-type="string" office:string-value="4.1.2.02.17.">
            <text:p>4.1.2.02.17.</text:p>
          </table:table-cell>
          <table:table-cell office:value-type="string">
            <text:p>RET ANGKUTAN BARA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17</text:p>
          </table:table-cell>
          <table:table-cell/>
          <table:table-cell table:number-columns-repeated="1010"/>
        </table:table-row>
        <table:table-row table:style-name="ro1">
          <table:table-cell table:formula="of:=[.I164]&amp;&quot;.&quot;&amp;[.J164]&amp;&quot;.&quot;&amp;[.K164]&amp;&quot;.&quot;&amp;[.L164]&amp;&quot;.&quot;&amp;[.M164]&amp;&quot;.&quot;&amp;[.N164]" office:value-type="string" office:string-value="4.1.2.02.18.">
            <text:p>4.1.2.02.18.</text:p>
          </table:table-cell>
          <table:table-cell office:value-type="string">
            <text:p>RETRIBUSI KEKAYAAN DAERAH (PT.EXOTICA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2</text:p>
          </table:table-cell>
          <table:table-cell office:value-type="string">
            <text:p>18</text:p>
          </table:table-cell>
          <table:table-cell/>
          <table:table-cell table:number-columns-repeated="1010"/>
        </table:table-row>
        <table:table-row table:style-name="ro1">
          <table:table-cell table:formula="of:=[.I165]&amp;&quot;.&quot;&amp;[.J165]&amp;&quot;.&quot;&amp;[.K165]&amp;&quot;.&quot;&amp;[.L165]&amp;&quot;.&quot;&amp;[.M165]&amp;&quot;.&quot;&amp;[.N165]" office:value-type="string" office:string-value="4.1.2.03..">
            <text:p>4.1.2.03..</text:p>
          </table:table-cell>
          <table:table-cell office:value-type="string">
            <text:p>RETRIBUSI PERIZINAN TERTENT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66]&amp;&quot;.&quot;&amp;[.J166]&amp;&quot;.&quot;&amp;[.K166]&amp;&quot;.&quot;&amp;[.L166]&amp;&quot;.&quot;&amp;[.M166]&amp;&quot;.&quot;&amp;[.N166]" office:value-type="string" office:string-value="4.1.2.03.01.">
            <text:p>4.1.2.03.01.</text:p>
          </table:table-cell>
          <table:table-cell office:value-type="string">
            <text:p>RET IZIN MENDIRIKAN BANGUNAN (IMB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67]&amp;&quot;.&quot;&amp;[.J167]&amp;&quot;.&quot;&amp;[.K167]&amp;&quot;.&quot;&amp;[.L167]&amp;&quot;.&quot;&amp;[.M167]&amp;&quot;.&quot;&amp;[.N167]" office:value-type="string" office:string-value="4.1.2.03.03.">
            <text:p>4.1.2.03.03.</text:p>
          </table:table-cell>
          <table:table-cell office:value-type="string">
            <text:p>RETRIBUSI IZIN GANGGU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2"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168]&amp;&quot;.&quot;&amp;[.J168]&amp;&quot;.&quot;&amp;[.K168]&amp;&quot;.&quot;&amp;[.L168]&amp;&quot;.&quot;&amp;[.M168]&amp;&quot;.&quot;&amp;[.N168]" office:value-type="string" office:string-value="4.1.2.03.04.">
            <text:p>4.1.2.03.04.</text:p>
          </table:table-cell>
          <table:table-cell office:value-type="string">
            <text:p>RET IZIN TRAYE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table:number-columns-repeated="1010"/>
        </table:table-row>
        <table:table-row table:style-name="ro1">
          <table:table-cell table:formula="of:=[.I169]&amp;&quot;.&quot;&amp;[.J169]&amp;&quot;.&quot;&amp;[.K169]&amp;&quot;.&quot;&amp;[.L169]&amp;&quot;.&quot;&amp;[.M169]&amp;&quot;.&quot;&amp;[.N169]" office:value-type="string" office:string-value="4.1.2.03.06.">
            <text:p>4.1.2.03.06.</text:p>
          </table:table-cell>
          <table:table-cell office:value-type="string">
            <text:p>RET IZIN USAHA JASA DAN KONSTRUKS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06</text:p>
          </table:table-cell>
          <table:table-cell/>
          <table:table-cell table:number-columns-repeated="1010"/>
        </table:table-row>
        <table:table-row table:style-name="ro1">
          <table:table-cell table:formula="of:=[.I170]&amp;&quot;.&quot;&amp;[.J170]&amp;&quot;.&quot;&amp;[.K170]&amp;&quot;.&quot;&amp;[.L170]&amp;&quot;.&quot;&amp;[.M170]&amp;&quot;.&quot;&amp;[.N170]" office:value-type="string" office:string-value="4.1.2.03.07.">
            <text:p>4.1.2.03.07.</text:p>
          </table:table-cell>
          <table:table-cell office:value-type="string">
            <text:p>RET IZIN JALAN MASUK/GALIAN/REKLA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/>
          <table:table-cell table:number-columns-repeated="1010"/>
        </table:table-row>
        <table:table-row table:style-name="ro1">
          <table:table-cell table:formula="of:=[.I171]&amp;&quot;.&quot;&amp;[.J171]&amp;&quot;.&quot;&amp;[.K171]&amp;&quot;.&quot;&amp;[.L171]&amp;&quot;.&quot;&amp;[.M171]&amp;&quot;.&quot;&amp;[.N171]" office:value-type="string" office:string-value="4.1.2.03.08.">
            <text:p>4.1.2.03.08.</text:p>
          </table:table-cell>
          <table:table-cell office:value-type="string">
            <text:p>RET IZIN USAHA ANGKUTAN PERKOTA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08</text:p>
          </table:table-cell>
          <table:table-cell/>
          <table:table-cell table:number-columns-repeated="1010"/>
        </table:table-row>
        <table:table-row table:style-name="ro1">
          <table:table-cell table:formula="of:=[.I172]&amp;&quot;.&quot;&amp;[.J172]&amp;&quot;.&quot;&amp;[.K172]&amp;&quot;.&quot;&amp;[.L172]&amp;&quot;.&quot;&amp;[.M172]&amp;&quot;.&quot;&amp;[.N172]" office:value-type="string" office:string-value="4.1.2.03.09.">
            <text:p>4.1.2.03.09.</text:p>
          </table:table-cell>
          <table:table-cell office:value-type="string">
            <text:p>RET IZIN BIDANG PERDAGANG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09</text:p>
          </table:table-cell>
          <table:table-cell/>
          <table:table-cell table:number-columns-repeated="1010"/>
        </table:table-row>
        <table:table-row table:style-name="ro1">
          <table:table-cell table:formula="of:=[.I173]&amp;&quot;.&quot;&amp;[.J173]&amp;&quot;.&quot;&amp;[.K173]&amp;&quot;.&quot;&amp;[.L173]&amp;&quot;.&quot;&amp;[.M173]&amp;&quot;.&quot;&amp;[.N173]" office:value-type="string" office:string-value="4.1.2.03.10.">
            <text:p>4.1.2.03.10.</text:p>
          </table:table-cell>
          <table:table-cell office:value-type="string">
            <text:p>TANDA DAFTAR BIDANG PERDAGANG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/>
          <table:table-cell table:number-columns-repeated="1010"/>
        </table:table-row>
        <table:table-row table:style-name="ro1">
          <table:table-cell table:formula="of:=[.I174]&amp;&quot;.&quot;&amp;[.J174]&amp;&quot;.&quot;&amp;[.K174]&amp;&quot;.&quot;&amp;[.L174]&amp;&quot;.&quot;&amp;[.M174]&amp;&quot;.&quot;&amp;[.N174]" office:value-type="string" office:string-value="4.1.2.03.11.">
            <text:p>4.1.2.03.11.</text:p>
          </table:table-cell>
          <table:table-cell office:value-type="string">
            <text:p>RET IZIN USAHA INDUSTRI BIDANG INDUSTR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11</text:p>
          </table:table-cell>
          <table:table-cell/>
          <table:table-cell table:number-columns-repeated="1010"/>
        </table:table-row>
        <table:table-row table:style-name="ro1">
          <table:table-cell table:formula="of:=[.I175]&amp;&quot;.&quot;&amp;[.J175]&amp;&quot;.&quot;&amp;[.K175]&amp;&quot;.&quot;&amp;[.L175]&amp;&quot;.&quot;&amp;[.M175]&amp;&quot;.&quot;&amp;[.N175]" office:value-type="string" office:string-value="4.1.2.03.12.02">
            <text:p>4.1.2.03.12.02</text:p>
          </table:table-cell>
          <table:table-cell office:value-type="string">
            <text:p>RET PEMAKAIAN TANAH &amp; BANGUNAN (SEWA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1">
          <table:table-cell table:formula="of:=[.I176]&amp;&quot;.&quot;&amp;[.J176]&amp;&quot;.&quot;&amp;[.K176]&amp;&quot;.&quot;&amp;[.L176]&amp;&quot;.&quot;&amp;[.M176]&amp;&quot;.&quot;&amp;[.N176]" office:value-type="string" office:string-value="4.1.2.03.13.">
            <text:p>4.1.2.03.13.</text:p>
          </table:table-cell>
          <table:table-cell office:value-type="string">
            <text:p>RET IZIN KEPARIWISATA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13</text:p>
          </table:table-cell>
          <table:table-cell/>
          <table:table-cell table:number-columns-repeated="1010"/>
        </table:table-row>
        <table:table-row table:style-name="ro1">
          <table:table-cell table:formula="of:=[.I177]&amp;&quot;.&quot;&amp;[.J177]&amp;&quot;.&quot;&amp;[.K177]&amp;&quot;.&quot;&amp;[.L177]&amp;&quot;.&quot;&amp;[.M177]&amp;&quot;.&quot;&amp;[.N177]" office:value-type="string" office:string-value="4.1.3.01..">
            <text:p>4.1.3.01..</text:p>
          </table:table-cell>
          <table:table-cell office:value-type="string">
            <text:p>BAGIAN LABA PADA PMD/BUM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78]&amp;&quot;.&quot;&amp;[.J178]&amp;&quot;.&quot;&amp;[.K178]&amp;&quot;.&quot;&amp;[.L178]&amp;&quot;.&quot;&amp;[.M178]&amp;&quot;.&quot;&amp;[.N178]" office:value-type="string" office:string-value="4.1.3.01.01.">
            <text:p>4.1.3.01.01.</text:p>
          </table:table-cell>
          <table:table-cell office:value-type="string">
            <text:p>PERUSAHAAN DAERAH AIR MINUM (PDAM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2"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79]&amp;&quot;.&quot;&amp;[.J179]&amp;&quot;.&quot;&amp;[.K179]&amp;&quot;.&quot;&amp;[.L179]&amp;&quot;.&quot;&amp;[.M179]&amp;&quot;.&quot;&amp;[.N179]" office:value-type="string" office:string-value="4.1.3.01.02.">
            <text:p>4.1.3.01.02.</text:p>
          </table:table-cell>
          <table:table-cell office:value-type="string">
            <text:p>BPR BANK PAS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180]&amp;&quot;.&quot;&amp;[.J180]&amp;&quot;.&quot;&amp;[.K180]&amp;&quot;.&quot;&amp;[.L180]&amp;&quot;.&quot;&amp;[.M180]&amp;&quot;.&quot;&amp;[.N180]" office:value-type="string" office:string-value="4.1.3.01.03.">
            <text:p>4.1.3.01.03.</text:p>
          </table:table-cell>
          <table:table-cell office:value-type="string">
            <text:p>PT BANK JAB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1</text:p>
          </table:table-cell>
          <table:table-cell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181]&amp;&quot;.&quot;&amp;[.J181]&amp;&quot;.&quot;&amp;[.K181]&amp;&quot;.&quot;&amp;[.L181]&amp;&quot;.&quot;&amp;[.M181]&amp;&quot;.&quot;&amp;[.N181]" office:value-type="string" office:string-value="4.1.4.01..">
            <text:p>4.1.4.01..</text:p>
          </table:table-cell>
          <table:table-cell office:value-type="string">
            <text:p>HASIL PENJ.ASET DAERAH YG TDK DIPISAHK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82]&amp;&quot;.&quot;&amp;[.J182]&amp;&quot;.&quot;&amp;[.K182]&amp;&quot;.&quot;&amp;[.L182]&amp;&quot;.&quot;&amp;[.M182]&amp;&quot;.&quot;&amp;[.N182]" office:value-type="string" office:string-value="4.1.4.01.01.">
            <text:p>4.1.4.01.01.</text:p>
          </table:table-cell>
          <table:table-cell office:value-type="string">
            <text:p>PELEPASAN HAK ATAS TANAH &amp; BANGUN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83]&amp;&quot;.&quot;&amp;[.J183]&amp;&quot;.&quot;&amp;[.K183]&amp;&quot;.&quot;&amp;[.L183]&amp;&quot;.&quot;&amp;[.M183]&amp;&quot;.&quot;&amp;[.N183]" office:value-type="string" office:string-value="4.1.4.01.20.">
            <text:p>4.1.4.01.20.</text:p>
          </table:table-cell>
          <table:table-cell office:value-type="string">
            <text:p>PENJUALAN BARANG MILIK DAERAH LAINNY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1</text:p>
          </table:table-cell>
          <table:table-cell office:value-type="string">
            <text:p>20</text:p>
          </table:table-cell>
          <table:table-cell/>
          <table:table-cell table:number-columns-repeated="1010"/>
        </table:table-row>
        <table:table-row table:style-name="ro1">
          <table:table-cell table:formula="of:=[.I184]&amp;&quot;.&quot;&amp;[.J184]&amp;&quot;.&quot;&amp;[.K184]&amp;&quot;.&quot;&amp;[.L184]&amp;&quot;.&quot;&amp;[.M184]&amp;&quot;.&quot;&amp;[.N184]" office:value-type="string" office:string-value="4.1.4.01.21.">
            <text:p>4.1.4.01.21.</text:p>
          </table:table-cell>
          <table:table-cell office:value-type="string">
            <text:p>ANGSURAN PENJUALAN ASET DAER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1</text:p>
          </table:table-cell>
          <table:table-cell office:value-type="string">
            <text:p>21</text:p>
          </table:table-cell>
          <table:table-cell/>
          <table:table-cell table:number-columns-repeated="1010"/>
        </table:table-row>
        <table:table-row table:style-name="ro1">
          <table:table-cell table:formula="of:=[.I185]&amp;&quot;.&quot;&amp;[.J185]&amp;&quot;.&quot;&amp;[.K185]&amp;&quot;.&quot;&amp;[.L185]&amp;&quot;.&quot;&amp;[.M185]&amp;&quot;.&quot;&amp;[.N185]" office:value-type="string" office:string-value="4.1.4.01.22.">
            <text:p>4.1.4.01.22.</text:p>
          </table:table-cell>
          <table:table-cell office:value-type="string">
            <text:p>ANGSURAN PENJUALAN EKS TANAH SEW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1</text:p>
          </table:table-cell>
          <table:table-cell office:value-type="string">
            <text:p>22</text:p>
          </table:table-cell>
          <table:table-cell/>
          <table:table-cell table:number-columns-repeated="1010"/>
        </table:table-row>
        <table:table-row table:style-name="ro1">
          <table:table-cell table:formula="of:=[.I186]&amp;&quot;.&quot;&amp;[.J186]&amp;&quot;.&quot;&amp;[.K186]&amp;&quot;.&quot;&amp;[.L186]&amp;&quot;.&quot;&amp;[.M186]&amp;&quot;.&quot;&amp;[.N186]" office:value-type="string" office:string-value="4.1.4.02..">
            <text:p>4.1.4.02..</text:p>
          </table:table-cell>
          <table:table-cell office:value-type="string">
            <text:p>PENERIMAAN JASA GIR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2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87]&amp;&quot;.&quot;&amp;[.J187]&amp;&quot;.&quot;&amp;[.K187]&amp;&quot;.&quot;&amp;[.L187]&amp;&quot;.&quot;&amp;[.M187]&amp;&quot;.&quot;&amp;[.N187]" office:value-type="string" office:string-value="4.1.4.02.01.">
            <text:p>4.1.4.02.01.</text:p>
          </table:table-cell>
          <table:table-cell office:value-type="string">
            <text:p>JASA GIRO KAS DAER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2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88]&amp;&quot;.&quot;&amp;[.J188]&amp;&quot;.&quot;&amp;[.K188]&amp;&quot;.&quot;&amp;[.L188]&amp;&quot;.&quot;&amp;[.M188]&amp;&quot;.&quot;&amp;[.N188]" office:value-type="string" office:string-value="4.1.4.03.03.">
            <text:p>4.1.4.03.03.</text:p>
          </table:table-cell>
          <table:table-cell office:value-type="string">
            <text:p>ANGSURAN/CICILAN PENJUALAN TANAH EKS.TANAH SEW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189]&amp;&quot;.&quot;&amp;[.J189]&amp;&quot;.&quot;&amp;[.K189]&amp;&quot;.&quot;&amp;[.L189]&amp;&quot;.&quot;&amp;[.M189]&amp;&quot;.&quot;&amp;[.N189]" office:value-type="string" office:string-value="4.1.4.04..">
            <text:p>4.1.4.04..</text:p>
          </table:table-cell>
          <table:table-cell office:value-type="string">
            <text:p>TUNTUTAN GANTI KERUGIAN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4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90]&amp;&quot;.&quot;&amp;[.J190]&amp;&quot;.&quot;&amp;[.K190]&amp;&quot;.&quot;&amp;[.L190]&amp;&quot;.&quot;&amp;[.M190]&amp;&quot;.&quot;&amp;[.N190]" office:value-type="string" office:string-value="4.1.4.04.01.">
            <text:p>4.1.4.04.01.</text:p>
          </table:table-cell>
          <table:table-cell office:value-type="string">
            <text:p>KERUGIAN UA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4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91]&amp;&quot;.&quot;&amp;[.J191]&amp;&quot;.&quot;&amp;[.K191]&amp;&quot;.&quot;&amp;[.L191]&amp;&quot;.&quot;&amp;[.M191]&amp;&quot;.&quot;&amp;[.N191]" office:value-type="string" office:string-value="4.1.4.04.02.">
            <text:p>4.1.4.04.02.</text:p>
          </table:table-cell>
          <table:table-cell office:value-type="string">
            <text:p>KERUGIAN BARA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4</text:p>
          </table:table-cell>
          <table:table-cell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192]&amp;&quot;.&quot;&amp;[.J192]&amp;&quot;.&quot;&amp;[.K192]&amp;&quot;.&quot;&amp;[.L192]&amp;&quot;.&quot;&amp;[.M192]&amp;&quot;.&quot;&amp;[.N192]" office:value-type="string" office:string-value="4.1.4.07..">
            <text:p>4.1.4.07..</text:p>
          </table:table-cell>
          <table:table-cell office:value-type="string">
            <text:p>PENDAPATAN DENDA PAJA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7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193]&amp;&quot;.&quot;&amp;[.J193]&amp;&quot;.&quot;&amp;[.K193]&amp;&quot;.&quot;&amp;[.L193]&amp;&quot;.&quot;&amp;[.M193]&amp;&quot;.&quot;&amp;[.N193]" office:value-type="string" office:string-value="4.1.4.07.01.">
            <text:p>4.1.4.07.01.</text:p>
          </table:table-cell>
          <table:table-cell office:value-type="string">
            <text:p>PENDAPATAN DENDA PAJAK HOT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7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194]&amp;&quot;.&quot;&amp;[.J194]&amp;&quot;.&quot;&amp;[.K194]&amp;&quot;.&quot;&amp;[.L194]&amp;&quot;.&quot;&amp;[.M194]&amp;&quot;.&quot;&amp;[.N194]" office:value-type="string" office:string-value="4.1.4.07.02.">
            <text:p>4.1.4.07.02.</text:p>
          </table:table-cell>
          <table:table-cell office:value-type="string">
            <text:p>PENDAPATAN DENDA PAJAK RESTOR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7</text:p>
          </table:table-cell>
          <table:table-cell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195]&amp;&quot;.&quot;&amp;[.J195]&amp;&quot;.&quot;&amp;[.K195]&amp;&quot;.&quot;&amp;[.L195]&amp;&quot;.&quot;&amp;[.M195]&amp;&quot;.&quot;&amp;[.N195]" office:value-type="string" office:string-value="4.1.4.07.03.">
            <text:p>4.1.4.07.03.</text:p>
          </table:table-cell>
          <table:table-cell office:value-type="string">
            <text:p>PENDAPATAN DENDA PAJAK HIBUR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7</text:p>
          </table:table-cell>
          <table:table-cell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196]&amp;&quot;.&quot;&amp;[.J196]&amp;&quot;.&quot;&amp;[.K196]&amp;&quot;.&quot;&amp;[.L196]&amp;&quot;.&quot;&amp;[.M196]&amp;&quot;.&quot;&amp;[.N196]" office:value-type="string" office:string-value="4.1.4.07.04.">
            <text:p>4.1.4.07.04.</text:p>
          </table:table-cell>
          <table:table-cell office:value-type="string">
            <text:p>PENDAPATAN DENDA PAJAK REKLA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table:number-columns-repeated="1010"/>
        </table:table-row>
        <table:table-row table:style-name="ro1">
          <table:table-cell table:formula="of:=[.I197]&amp;&quot;.&quot;&amp;[.J197]&amp;&quot;.&quot;&amp;[.K197]&amp;&quot;.&quot;&amp;[.L197]&amp;&quot;.&quot;&amp;[.M197]&amp;&quot;.&quot;&amp;[.N197]" office:value-type="string" office:string-value="4.1.4.07.05.">
            <text:p>4.1.4.07.05.</text:p>
          </table:table-cell>
          <table:table-cell office:value-type="string">
            <text:p>PENDAPATAN DENDA PJK PENERANGAN JAL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7</text:p>
          </table:table-cell>
          <table:table-cell office:value-type="string">
            <text:p>05</text:p>
          </table:table-cell>
          <table:table-cell/>
          <table:table-cell table:number-columns-repeated="1010"/>
        </table:table-row>
        <table:table-row table:style-name="ro1">
          <table:table-cell table:formula="of:=[.I198]&amp;&quot;.&quot;&amp;[.J198]&amp;&quot;.&quot;&amp;[.K198]&amp;&quot;.&quot;&amp;[.L198]&amp;&quot;.&quot;&amp;[.M198]&amp;&quot;.&quot;&amp;[.N198]" office:value-type="string" office:string-value="4.1.4.07.07.">
            <text:p>4.1.4.07.07.</text:p>
          </table:table-cell>
          <table:table-cell office:value-type="string">
            <text:p>PENDAPATAN DENDA PAJAK PARK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2" office:value-type="string">
            <text:p>07</text:p>
          </table:table-cell>
          <table:table-cell/>
          <table:table-cell table:number-columns-repeated="1010"/>
        </table:table-row>
        <table:table-row table:style-name="ro1">
          <table:table-cell table:formula="of:=[.I199]&amp;&quot;.&quot;&amp;[.J199]&amp;&quot;.&quot;&amp;[.K199]&amp;&quot;.&quot;&amp;[.L199]&amp;&quot;.&quot;&amp;[.M199]&amp;&quot;.&quot;&amp;[.N199]" office:value-type="string" office:string-value="4.1.4.07.08.">
            <text:p>4.1.4.07.08.</text:p>
          </table:table-cell>
          <table:table-cell office:value-type="string">
            <text:p>PENDAPATAN DENDA PAJAK AIR TAN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7</text:p>
          </table:table-cell>
          <table:table-cell office:value-type="string">
            <text:p>08</text:p>
          </table:table-cell>
          <table:table-cell/>
          <table:table-cell table:number-columns-repeated="1010"/>
        </table:table-row>
        <table:table-row table:style-name="ro1">
          <table:table-cell table:formula="of:=[.I200]&amp;&quot;.&quot;&amp;[.J200]&amp;&quot;.&quot;&amp;[.K200]&amp;&quot;.&quot;&amp;[.L200]&amp;&quot;.&quot;&amp;[.M200]&amp;&quot;.&quot;&amp;[.N200]" office:value-type="string" office:string-value="4.1.4.07.11.">
            <text:p>4.1.4.07.11.</text:p>
          </table:table-cell>
          <table:table-cell office:value-type="string">
            <text:p>PENDAPATAN DENDA BPHT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/>
          <table:table-cell table:number-columns-repeated="1010"/>
        </table:table-row>
        <table:table-row table:style-name="ro1">
          <table:table-cell table:formula="of:=[.I201]&amp;&quot;.&quot;&amp;[.J201]&amp;&quot;.&quot;&amp;[.K201]&amp;&quot;.&quot;&amp;[.L201]&amp;&quot;.&quot;&amp;[.M201]&amp;&quot;.&quot;&amp;[.N201]" office:value-type="string" office:string-value="4.1.4.07.12.">
            <text:p>4.1.4.07.12.</text:p>
          </table:table-cell>
          <table:table-cell office:value-type="string">
            <text:p>PENDAPATAN DENDA PBB PERDESAAN PERKOTA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/>
          <table:table-cell table:number-columns-repeated="1010"/>
        </table:table-row>
        <table:table-row table:style-name="ro1">
          <table:table-cell table:formula="of:=[.I202]&amp;&quot;.&quot;&amp;[.J202]&amp;&quot;.&quot;&amp;[.K202]&amp;&quot;.&quot;&amp;[.L202]&amp;&quot;.&quot;&amp;[.M202]&amp;&quot;.&quot;&amp;[.N202]" office:value-type="string" office:string-value="4.1.4.08..">
            <text:p>4.1.4.08..</text:p>
          </table:table-cell>
          <table:table-cell office:value-type="string">
            <text:p>PENDAPATAN DENDA RETRIBU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8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03]&amp;&quot;.&quot;&amp;[.J203]&amp;&quot;.&quot;&amp;[.K203]&amp;&quot;.&quot;&amp;[.L203]&amp;&quot;.&quot;&amp;[.M203]&amp;&quot;.&quot;&amp;[.N203]" office:value-type="string" office:string-value="4.1.4.08.01.">
            <text:p>4.1.4.08.01.</text:p>
          </table:table-cell>
          <table:table-cell office:value-type="string">
            <text:p>PEND. DENDA RETRIBUSI JASA UM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8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204]&amp;&quot;.&quot;&amp;[.J204]&amp;&quot;.&quot;&amp;[.K204]&amp;&quot;.&quot;&amp;[.L204]&amp;&quot;.&quot;&amp;[.M204]&amp;&quot;.&quot;&amp;[.N204]" office:value-type="string" office:string-value="4.1.4.08.02.">
            <text:p>4.1.4.08.02.</text:p>
          </table:table-cell>
          <table:table-cell office:value-type="string">
            <text:p>PEND. DENDA RETRIBUSI JASA USAH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8</text:p>
          </table:table-cell>
          <table:table-cell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205]&amp;&quot;.&quot;&amp;[.J205]&amp;&quot;.&quot;&amp;[.K205]&amp;&quot;.&quot;&amp;[.L205]&amp;&quot;.&quot;&amp;[.M205]&amp;&quot;.&quot;&amp;[.N205]" office:value-type="string" office:string-value="4.1.4.08.03.">
            <text:p>4.1.4.08.03.</text:p>
          </table:table-cell>
          <table:table-cell office:value-type="string">
            <text:p>PEND. DENDA RET PERIZINAN TERTENT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8</text:p>
          </table:table-cell>
          <table:table-cell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206]&amp;&quot;.&quot;&amp;[.J206]&amp;&quot;.&quot;&amp;[.K206]&amp;&quot;.&quot;&amp;[.L206]&amp;&quot;.&quot;&amp;[.M206]&amp;&quot;.&quot;&amp;[.N206]" office:value-type="string" office:string-value="4.1.4.10..">
            <text:p>4.1.4.10..</text:p>
          </table:table-cell>
          <table:table-cell office:value-type="string">
            <text:p>PENDAPATAN DARI PENGEMBALI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07]&amp;&quot;.&quot;&amp;[.J207]&amp;&quot;.&quot;&amp;[.K207]&amp;&quot;.&quot;&amp;[.L207]&amp;&quot;.&quot;&amp;[.M207]&amp;&quot;.&quot;&amp;[.N207]" office:value-type="string" office:string-value="4.1.4.10.01.">
            <text:p>4.1.4.10.01.</text:p>
          </table:table-cell>
          <table:table-cell office:value-type="string">
            <text:p>PEND.DARI PENGEMBALIAN PPH PASAL 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208]&amp;&quot;.&quot;&amp;[.J208]&amp;&quot;.&quot;&amp;[.K208]&amp;&quot;.&quot;&amp;[.L208]&amp;&quot;.&quot;&amp;[.M208]&amp;&quot;.&quot;&amp;[.N208]" office:value-type="string" office:string-value="4.1.4.13..">
            <text:p>4.1.4.13..</text:p>
          </table:table-cell>
          <table:table-cell office:value-type="string">
            <text:p>ANGSURAN/CICILAN (SEWA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09]&amp;&quot;.&quot;&amp;[.J209]&amp;&quot;.&quot;&amp;[.K209]&amp;&quot;.&quot;&amp;[.L209]&amp;&quot;.&quot;&amp;[.M209]&amp;&quot;.&quot;&amp;[.N209]" office:value-type="string" office:string-value="4.1.4.13.03.">
            <text:p>4.1.4.13.03.</text:p>
          </table:table-cell>
          <table:table-cell office:value-type="string">
            <text:p>ANG. PELEPASAN HAK ATAS TANAH/BANGUNAN/EKS T.SEW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210]&amp;&quot;.&quot;&amp;[.J210]&amp;&quot;.&quot;&amp;[.K210]&amp;&quot;.&quot;&amp;[.L210]&amp;&quot;.&quot;&amp;[.M210]&amp;&quot;.&quot;&amp;[.N210]" office:value-type="string" office:string-value="4.1.4.13.04.">
            <text:p>4.1.4.13.04.</text:p>
          </table:table-cell>
          <table:table-cell office:value-type="string">
            <text:p>ANGSURAN/CICILAN PENJ. LOS/KIOS PASAR KEBON KEMB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04</text:p>
          </table:table-cell>
          <table:table-cell/>
          <table:table-cell table:number-columns-repeated="1010"/>
        </table:table-row>
        <table:table-row table:style-name="ro1">
          <table:table-cell table:formula="of:=[.I211]&amp;&quot;.&quot;&amp;[.J211]&amp;&quot;.&quot;&amp;[.K211]&amp;&quot;.&quot;&amp;[.L211]&amp;&quot;.&quot;&amp;[.M211]&amp;&quot;.&quot;&amp;[.N211]" office:value-type="string" office:string-value="4.1.4.14..">
            <text:p>4.1.4.14..</text:p>
          </table:table-cell>
          <table:table-cell office:value-type="string">
            <text:p>JASA PIHAK KETIG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12]&amp;&quot;.&quot;&amp;[.J212]&amp;&quot;.&quot;&amp;[.K212]&amp;&quot;.&quot;&amp;[.L212]&amp;&quot;.&quot;&amp;[.M212]&amp;&quot;.&quot;&amp;[.N212]" office:value-type="string" office:string-value="4.1.4.14.01.">
            <text:p>4.1.4.14.01.</text:p>
          </table:table-cell>
          <table:table-cell office:value-type="string">
            <text:p>KONTRIBUSI KEBUN RAYA BOG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213]&amp;&quot;.&quot;&amp;[.J213]&amp;&quot;.&quot;&amp;[.K213]&amp;&quot;.&quot;&amp;[.L213]&amp;&quot;.&quot;&amp;[.M213]&amp;&quot;.&quot;&amp;[.N213]" office:value-type="string" office:string-value="4.1.4.14.02.">
            <text:p>4.1.4.14.02.</text:p>
          </table:table-cell>
          <table:table-cell office:value-type="string">
            <text:p>NIKAH BEDOL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214]&amp;&quot;.&quot;&amp;[.J214]&amp;&quot;.&quot;&amp;[.K214]&amp;&quot;.&quot;&amp;[.L214]&amp;&quot;.&quot;&amp;[.M214]&amp;&quot;.&quot;&amp;[.N214]" office:value-type="string" office:string-value="4.1.4.14.03.">
            <text:p>4.1.4.14.03.</text:p>
          </table:table-cell>
          <table:table-cell office:value-type="string">
            <text:p>KONTRIBUSI YAYASAN RS.KARYA BHAKT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215]&amp;&quot;.&quot;&amp;[.J215]&amp;&quot;.&quot;&amp;[.K215]&amp;&quot;.&quot;&amp;[.L215]&amp;&quot;.&quot;&amp;[.M215]&amp;&quot;.&quot;&amp;[.N215]" office:value-type="string" office:string-value="4.1.4.14.04.">
            <text:p>4.1.4.14.04.</text:p>
          </table:table-cell>
          <table:table-cell office:value-type="string">
            <text:p>KONTRIBUSI PT.BOGOR INTERNUSA PLAZ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04</text:p>
          </table:table-cell>
          <table:table-cell/>
          <table:table-cell table:number-columns-repeated="1010"/>
        </table:table-row>
        <table:table-row table:style-name="ro1">
          <table:table-cell table:formula="of:=[.I216]&amp;&quot;.&quot;&amp;[.J216]&amp;&quot;.&quot;&amp;[.K216]&amp;&quot;.&quot;&amp;[.L216]&amp;&quot;.&quot;&amp;[.M216]&amp;&quot;.&quot;&amp;[.N216]" office:value-type="string" office:string-value="4.1.4.14.05.">
            <text:p>4.1.4.14.05.</text:p>
          </table:table-cell>
          <table:table-cell office:value-type="string">
            <text:p>JASA PIHAK KETIGA LAINNY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05</text:p>
          </table:table-cell>
          <table:table-cell/>
          <table:table-cell table:number-columns-repeated="1010"/>
        </table:table-row>
        <table:table-row table:style-name="ro1">
          <table:table-cell table:formula="of:=[.I217]&amp;&quot;.&quot;&amp;[.J217]&amp;&quot;.&quot;&amp;[.K217]&amp;&quot;.&quot;&amp;[.L217]&amp;&quot;.&quot;&amp;[.M217]&amp;&quot;.&quot;&amp;[.N217]" office:value-type="string" office:string-value="4.2.1.01..">
            <text:p>4.2.1.01..</text:p>
          </table:table-cell>
          <table:table-cell office:value-type="string">
            <text:p>BAGI HASIL PAJA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18]&amp;&quot;.&quot;&amp;[.J218]&amp;&quot;.&quot;&amp;[.K218]&amp;&quot;.&quot;&amp;[.L218]&amp;&quot;.&quot;&amp;[.M218]&amp;&quot;.&quot;&amp;[.N218]" office:value-type="string" office:string-value="4.2.1.01.01.">
            <text:p>4.2.1.01.01.</text:p>
          </table:table-cell>
          <table:table-cell office:value-type="string">
            <text:p>BAGI HASIL DARI PAJAK BUMI DAN BANGUN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2"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219]&amp;&quot;.&quot;&amp;[.J219]&amp;&quot;.&quot;&amp;[.K219]&amp;&quot;.&quot;&amp;[.L219]&amp;&quot;.&quot;&amp;[.M219]&amp;&quot;.&quot;&amp;[.N219]" office:value-type="string" office:string-value="4.2.1.01.02.">
            <text:p>4.2.1.01.02.</text:p>
          </table:table-cell>
          <table:table-cell office:value-type="string">
            <text:p>BPHT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220]&amp;&quot;.&quot;&amp;[.J220]&amp;&quot;.&quot;&amp;[.K220]&amp;&quot;.&quot;&amp;[.L220]&amp;&quot;.&quot;&amp;[.M220]&amp;&quot;.&quot;&amp;[.N220]" office:value-type="string" office:string-value="4.2.1.01.03.">
            <text:p>4.2.1.01.03.</text:p>
          </table:table-cell>
          <table:table-cell office:value-type="string">
            <text:p>BAGI HASIL PPH PASAL 25/29 DAN PPH PASAL 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1</text:p>
          </table:table-cell>
          <table:table-cell office:value-type="string">
            <text:p>03</text:p>
          </table:table-cell>
          <table:table-cell/>
          <table:table-cell table:number-columns-repeated="1010"/>
        </table:table-row>
        <table:table-row table:style-name="ro1">
          <table:table-cell table:formula="of:=[.I221]&amp;&quot;.&quot;&amp;[.J221]&amp;&quot;.&quot;&amp;[.K221]&amp;&quot;.&quot;&amp;[.L221]&amp;&quot;.&quot;&amp;[.M221]&amp;&quot;.&quot;&amp;[.N221]" office:value-type="string" office:string-value="4.2.1.02..">
            <text:p>4.2.1.02..</text:p>
          </table:table-cell>
          <table:table-cell office:value-type="string">
            <text:p>BAGI HASIL BUKAN PAJAK/SUMBER DAYA ALA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2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22]&amp;&quot;.&quot;&amp;[.J222]&amp;&quot;.&quot;&amp;[.K222]&amp;&quot;.&quot;&amp;[.L222]&amp;&quot;.&quot;&amp;[.M222]&amp;&quot;.&quot;&amp;[.N222]" office:value-type="string" office:string-value="4.2.1.02.02.">
            <text:p>4.2.1.02.02.</text:p>
          </table:table-cell>
          <table:table-cell office:value-type="string">
            <text:p>PEREDARAN HASIL HUT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2" office:value-type="string">
            <text:p>02</text:p>
          </table:table-cell>
          <table:table-cell/>
          <table:table-cell table:number-columns-repeated="1010"/>
        </table:table-row>
        <table:table-row table:style-name="ro1">
          <table:table-cell table:formula="of:=[.I223]&amp;&quot;.&quot;&amp;[.J223]&amp;&quot;.&quot;&amp;[.K223]&amp;&quot;.&quot;&amp;[.L223]&amp;&quot;.&quot;&amp;[.M223]&amp;&quot;.&quot;&amp;[.N223]" office:value-type="string" office:string-value="4.2.1.02.07.">
            <text:p>4.2.1.02.07.</text:p>
          </table:table-cell>
          <table:table-cell office:value-type="string">
            <text:p>BAGI HASIL DARI PUNGUTAN HASIL PERIKAN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2</text:p>
          </table:table-cell>
          <table:table-cell office:value-type="string">
            <text:p>07</text:p>
          </table:table-cell>
          <table:table-cell/>
          <table:table-cell table:number-columns-repeated="1010"/>
        </table:table-row>
        <table:table-row table:style-name="ro1">
          <table:table-cell table:formula="of:=[.I224]&amp;&quot;.&quot;&amp;[.J224]&amp;&quot;.&quot;&amp;[.K224]&amp;&quot;.&quot;&amp;[.L224]&amp;&quot;.&quot;&amp;[.M224]&amp;&quot;.&quot;&amp;[.N224]" office:value-type="string" office:string-value="4.2.1.02.08.">
            <text:p>4.2.1.02.08.</text:p>
          </table:table-cell>
          <table:table-cell office:value-type="string">
            <text:p>PENERIMAAN SEKTOR MINYAK BUM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2</text:p>
          </table:table-cell>
          <table:table-cell office:value-type="string">
            <text:p>08</text:p>
          </table:table-cell>
          <table:table-cell/>
          <table:table-cell table:number-columns-repeated="1010"/>
        </table:table-row>
        <table:table-row table:style-name="ro1">
          <table:table-cell table:formula="of:=[.I225]&amp;&quot;.&quot;&amp;[.J225]&amp;&quot;.&quot;&amp;[.K225]&amp;&quot;.&quot;&amp;[.L225]&amp;&quot;.&quot;&amp;[.M225]&amp;&quot;.&quot;&amp;[.N225]" office:value-type="string" office:string-value="4.2.1.02.09.">
            <text:p>4.2.1.02.09.</text:p>
          </table:table-cell>
          <table:table-cell office:value-type="string">
            <text:p>PENERIMAAN SEKTOR GAS ALA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2</text:p>
          </table:table-cell>
          <table:table-cell office:value-type="string">
            <text:p>09</text:p>
          </table:table-cell>
          <table:table-cell/>
          <table:table-cell table:number-columns-repeated="1010"/>
        </table:table-row>
        <table:table-row table:style-name="ro1">
          <table:table-cell table:formula="of:=[.I226]&amp;&quot;.&quot;&amp;[.J226]&amp;&quot;.&quot;&amp;[.K226]&amp;&quot;.&quot;&amp;[.L226]&amp;&quot;.&quot;&amp;[.M226]&amp;&quot;.&quot;&amp;[.N226]" office:value-type="string" office:string-value="4.2.1.02.10.">
            <text:p>4.2.1.02.10.</text:p>
          </table:table-cell>
          <table:table-cell office:value-type="string">
            <text:p>HASIL PERTAMBANGAN UM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/>
          <table:table-cell table:number-columns-repeated="1010"/>
        </table:table-row>
        <table:table-row table:style-name="ro1">
          <table:table-cell table:formula="of:=[.I227]&amp;&quot;.&quot;&amp;[.J227]&amp;&quot;.&quot;&amp;[.K227]&amp;&quot;.&quot;&amp;[.L227]&amp;&quot;.&quot;&amp;[.M227]&amp;&quot;.&quot;&amp;[.N227]" office:value-type="string" office:string-value="4.2.2.01..">
            <text:p>4.2.2.01..</text:p>
          </table:table-cell>
          <table:table-cell office:value-type="string">
            <text:p>DANA ALOKASI UMU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2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28]&amp;&quot;.&quot;&amp;[.J228]&amp;&quot;.&quot;&amp;[.K228]&amp;&quot;.&quot;&amp;[.L228]&amp;&quot;.&quot;&amp;[.M228]&amp;&quot;.&quot;&amp;[.N228]" office:value-type="string" office:string-value="4.2.2.01.01.">
            <text:p>4.2.2.01.01.</text:p>
          </table:table-cell>
          <table:table-cell office:value-type="string">
            <text:p>DANA ALOKASI UM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229]&amp;&quot;.&quot;&amp;[.J229]&amp;&quot;.&quot;&amp;[.K229]&amp;&quot;.&quot;&amp;[.L229]&amp;&quot;.&quot;&amp;[.M229]&amp;&quot;.&quot;&amp;[.N229]" office:value-type="string" office:string-value="4.2.3.01..">
            <text:p>4.2.3.01..</text:p>
          </table:table-cell>
          <table:table-cell office:value-type="string">
            <text:p>DANA ALOKASI KHUS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30]&amp;&quot;.&quot;&amp;[.J230]&amp;&quot;.&quot;&amp;[.K230]&amp;&quot;.&quot;&amp;[.L230]&amp;&quot;.&quot;&amp;[.M230]&amp;&quot;.&quot;&amp;[.N230]" office:value-type="string" office:string-value="4.3.1.01..">
            <text:p>4.3.1.01..</text:p>
          </table:table-cell>
          <table:table-cell office:value-type="string">
            <text:p>PENDAPATAN HIBAH DARI PEMERINT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31]&amp;&quot;.&quot;&amp;[.J231]&amp;&quot;.&quot;&amp;[.K231]&amp;&quot;.&quot;&amp;[.L231]&amp;&quot;.&quot;&amp;[.M231]&amp;&quot;.&quot;&amp;[.N231]" office:value-type="string" office:string-value="4.3.1.01.01.">
            <text:p>4.3.1.01.01.</text:p>
          </table:table-cell>
          <table:table-cell office:value-type="string">
            <text:p>PENDAPATAN HIBAH DARI PEMERINT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2"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232]&amp;&quot;.&quot;&amp;[.J232]&amp;&quot;.&quot;&amp;[.K232]&amp;&quot;.&quot;&amp;[.L232]&amp;&quot;.&quot;&amp;[.M232]&amp;&quot;.&quot;&amp;[.N232]" office:value-type="string" office:string-value="4.3.3.01..">
            <text:p>4.3.3.01..</text:p>
          </table:table-cell>
          <table:table-cell office:value-type="string">
            <text:p>DANA BAGI HASIL PAJAK DARI PROPIN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3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33]&amp;&quot;.&quot;&amp;[.J233]&amp;&quot;.&quot;&amp;[.K233]&amp;&quot;.&quot;&amp;[.L233]&amp;&quot;.&quot;&amp;[.M233]&amp;&quot;.&quot;&amp;[.N233]" office:value-type="string" office:string-value="4.3.3.01.01.">
            <text:p>4.3.3.01.01.</text:p>
          </table:table-cell>
          <table:table-cell office:value-type="string">
            <text:p>BAGI HASIL DARI PKB/BBNK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3</text:p>
          </table:table-cell>
          <table:table-cell table:number-columns-repeated="2"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234]&amp;&quot;.&quot;&amp;[.J234]&amp;&quot;.&quot;&amp;[.K234]&amp;&quot;.&quot;&amp;[.L234]&amp;&quot;.&quot;&amp;[.M234]&amp;&quot;.&quot;&amp;[.N234]" office:value-type="string" office:string-value="4.3.3.01.05.">
            <text:p>4.3.3.01.05.</text:p>
          </table:table-cell>
          <table:table-cell office:value-type="string">
            <text:p>PBBK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3</text:p>
          </table:table-cell>
          <table:table-cell office:value-type="string">
            <text:p>01</text:p>
          </table:table-cell>
          <table:table-cell office:value-type="string">
            <text:p>05</text:p>
          </table:table-cell>
          <table:table-cell/>
          <table:table-cell table:number-columns-repeated="1010"/>
        </table:table-row>
        <table:table-row table:style-name="ro1">
          <table:table-cell table:formula="of:=[.I235]&amp;&quot;.&quot;&amp;[.J235]&amp;&quot;.&quot;&amp;[.K235]&amp;&quot;.&quot;&amp;[.L235]&amp;&quot;.&quot;&amp;[.M235]&amp;&quot;.&quot;&amp;[.N235]" office:value-type="string" office:string-value="4.3.3.01.06.">
            <text:p>4.3.3.01.06.</text:p>
          </table:table-cell>
          <table:table-cell office:value-type="string">
            <text:p>PAJAK PEMANFAATAN AIR BAWAH TAN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3</text:p>
          </table:table-cell>
          <table:table-cell office:value-type="string">
            <text:p>01</text:p>
          </table:table-cell>
          <table:table-cell office:value-type="string">
            <text:p>06</text:p>
          </table:table-cell>
          <table:table-cell/>
          <table:table-cell table:number-columns-repeated="1010"/>
        </table:table-row>
        <table:table-row table:style-name="ro1">
          <table:table-cell table:formula="of:=[.I236]&amp;&quot;.&quot;&amp;[.J236]&amp;&quot;.&quot;&amp;[.K236]&amp;&quot;.&quot;&amp;[.L236]&amp;&quot;.&quot;&amp;[.M236]&amp;&quot;.&quot;&amp;[.N236]" office:value-type="string" office:string-value="4.3.3.01.07.">
            <text:p>4.3.3.01.07.</text:p>
          </table:table-cell>
          <table:table-cell office:value-type="string">
            <text:p>PAJAK PEMANFAATAN AIR PERMUKA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2" office:value-type="string">
            <text:p>3</text:p>
          </table:table-cell>
          <table:table-cell office:value-type="string">
            <text:p>01</text:p>
          </table:table-cell>
          <table:table-cell office:value-type="string">
            <text:p>07</text:p>
          </table:table-cell>
          <table:table-cell/>
          <table:table-cell table:number-columns-repeated="1010"/>
        </table:table-row>
        <table:table-row table:style-name="ro1">
          <table:table-cell table:formula="of:=[.I237]&amp;&quot;.&quot;&amp;[.J237]&amp;&quot;.&quot;&amp;[.K237]&amp;&quot;.&quot;&amp;[.L237]&amp;&quot;.&quot;&amp;[.M237]&amp;&quot;.&quot;&amp;[.N237]" office:value-type="string" office:string-value="4.3.4.01..">
            <text:p>4.3.4.01..</text:p>
          </table:table-cell>
          <table:table-cell office:value-type="string">
            <text:p>DANA PENYESUAI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38]&amp;&quot;.&quot;&amp;[.J238]&amp;&quot;.&quot;&amp;[.K238]&amp;&quot;.&quot;&amp;[.L238]&amp;&quot;.&quot;&amp;[.M238]&amp;&quot;.&quot;&amp;[.N238]" office:value-type="string" office:string-value="4.3.4.01.01.">
            <text:p>4.3.4.01.01.</text:p>
          </table:table-cell>
          <table:table-cell office:value-type="string">
            <text:p>DANA PENYESUAI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2" office:value-type="string">
            <text:p>01</text:p>
          </table:table-cell>
          <table:table-cell/>
          <table:table-cell table:number-columns-repeated="1010"/>
        </table:table-row>
        <table:table-row table:style-name="ro1">
          <table:table-cell table:formula="of:=[.I239]&amp;&quot;.&quot;&amp;[.J239]&amp;&quot;.&quot;&amp;[.K239]&amp;&quot;.&quot;&amp;[.L239]&amp;&quot;.&quot;&amp;[.M239]&amp;&quot;.&quot;&amp;[.N239]" office:value-type="string" office:string-value="4.3.5.01..">
            <text:p>4.3.5.01..</text:p>
          </table:table-cell>
          <table:table-cell office:value-type="string">
            <text:p>BANTUAN KEUANGAN DARI PROPIN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1</text:p>
          </table:table-cell>
          <table:table-cell table:number-columns-repeated="2"/>
          <table:table-cell table:number-columns-repeated="1010"/>
        </table:table-row>
        <table:table-row table:style-name="ro1">
          <table:table-cell table:formula="of:=[.I240]&amp;&quot;.&quot;&amp;[.J240]&amp;&quot;.&quot;&amp;[.K240]&amp;&quot;.&quot;&amp;[.L240]&amp;&quot;.&quot;&amp;[.M240]&amp;&quot;.&quot;&amp;[.N240]" office:value-type="string" office:string-value="4.3.5.01.01.">
            <text:p>4.3.5.01.01.</text:p>
          </table:table-cell>
          <table:table-cell office:value-type="string">
            <text:p>BANTUAN KEUANGAN DARI PROPINSI JAB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2" office:value-type="string">
            <text:p>01</text:p>
          </table:table-cell>
          <table:table-cell/>
          <table:table-cell table:number-columns-repeated="1010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22" table:default-cell-style-name="Excel_20_Built-in_20_Normal"/>
        <table:table-row table:style-name="ro1">
          <table:table-cell table:style-name="ce9" office:value-type="string">
            <text:p>kode</text:p>
          </table:table-cell>
          <table:table-cell office:value-type="string">
            <text:p>nama</text:p>
          </table:table-cell>
          <table:table-cell office:value-type="string">
            <text:p>level_id</text:p>
          </table:table-cell>
          <table:table-cell office:value-type="string">
            <text:p>tahun</text:p>
          </table:table-cell>
          <table:table-cell office:value-type="string">
            <text:p>disabled</text:p>
          </table:table-cell>
          <table:table-cell office:value-type="string">
            <text:p>created</text:p>
          </table:table-cell>
          <table:table-cell office:value-type="string">
            <text:p>updated</text:p>
          </table:table-cell>
          <table:table-cell office:value-type="string">
            <text:p>create_uid</text:p>
          </table:table-cell>
          <table:table-cell table:number-columns-repeated="1016"/>
        </table:table-row>
        <table:table-row table:style-name="ro1">
          <table:table-cell office:value-type="string">
            <text:p>4.1.1.01</text:p>
          </table:table-cell>
          <table:table-cell office:value-type="string">
            <text:p>PAJAK HOTEL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1.03.</text:p>
          </table:table-cell>
          <table:table-cell office:value-type="string">
            <text:p>HOTEL BINTANG EMPAT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1.04.</text:p>
          </table:table-cell>
          <table:table-cell office:value-type="string">
            <text:p>HOTEL BINTANG TIG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1.05.</text:p>
          </table:table-cell>
          <table:table-cell office:value-type="string">
            <text:p>HOTEL BINTANG DU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1.06.</text:p>
          </table:table-cell>
          <table:table-cell office:value-type="string">
            <text:p>HOTEL BINTANG SATU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1.07.</text:p>
          </table:table-cell>
          <table:table-cell office:value-type="string">
            <text:p>HOTEL MELATI TIG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1.08.</text:p>
          </table:table-cell>
          <table:table-cell office:value-type="string">
            <text:p>HOTEL MELATI DU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1.09.</text:p>
          </table:table-cell>
          <table:table-cell office:value-type="string">
            <text:p>HOTEL MELATI SATU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1.12.</text:p>
          </table:table-cell>
          <table:table-cell office:value-type="string">
            <text:p>LOSMEN.PENGINAPAN/PESANGRAHAN/HOSTEL/KOS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1.13.</text:p>
          </table:table-cell>
          <table:table-cell office:value-type="string">
            <text:p>WISMA PARIWISAT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2</text:p>
          </table:table-cell>
          <table:table-cell office:value-type="string">
            <text:p>PAJAK RESTORAN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2.01.</text:p>
          </table:table-cell>
          <table:table-cell office:value-type="string">
            <text:p>RESTOR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2.02.</text:p>
          </table:table-cell>
          <table:table-cell office:value-type="string">
            <text:p>RUMAH MAK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2.03.</text:p>
          </table:table-cell>
          <table:table-cell office:value-type="string">
            <text:p>CAFE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2.04.</text:p>
          </table:table-cell>
          <table:table-cell office:value-type="string">
            <text:p>KANTI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2.05.</text:p>
          </table:table-cell>
          <table:table-cell office:value-type="string">
            <text:p>CATERING / JASA BOG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</text:p>
          </table:table-cell>
          <table:table-cell office:value-type="string">
            <text:p>PAJAK HIBURAN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01.</text:p>
          </table:table-cell>
          <table:table-cell office:value-type="string">
            <text:p>PERTUNJUKAN FILM/BIOSKOP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01.01</text:p>
          </table:table-cell>
          <table:table-cell office:value-type="string">
            <text:p>PERTUNJUKAN FILM/BIOSKOP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01.02</text:p>
          </table:table-cell>
          <table:table-cell office:value-type="string">
            <text:p>PERTUNJUKAN FILM/BIOSKOP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01.03</text:p>
          </table:table-cell>
          <table:table-cell office:value-type="string">
            <text:p>TONTONAN KELILING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02.</text:p>
          </table:table-cell>
          <table:table-cell office:value-type="string">
            <text:p>PAGELARAN KESENIAN/MUSIK/TARI/DAN SEJENISNY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02.01</text:p>
          </table:table-cell>
          <table:table-cell office:value-type="string">
            <text:p>KONSER MUSIK ATAU SEJENISNY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05.</text:p>
          </table:table-cell>
          <table:table-cell office:value-type="string">
            <text:p>PAMER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07.</text:p>
          </table:table-cell>
          <table:table-cell office:value-type="string">
            <text:p>KARAOKE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08.</text:p>
          </table:table-cell>
          <table:table-cell office:value-type="string">
            <text:p>DISKOTIK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0.</text:p>
          </table:table-cell>
          <table:table-cell office:value-type="string">
            <text:p>PERMAINAN BILYA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1.</text:p>
          </table:table-cell>
          <table:table-cell office:value-type="string">
            <text:p>PERMAINAN GOLF DAN BOWLING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2.</text:p>
          </table:table-cell>
          <table:table-cell office:value-type="string">
            <text:p>PERMAINAN BOWLING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5.</text:p>
          </table:table-cell>
          <table:table-cell office:value-type="string">
            <text:p>PERMAINAN KETANGKAS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5.01</text:p>
          </table:table-cell>
          <table:table-cell office:value-type="string">
            <text:p>KETANGKASAN MANUAL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5.02</text:p>
          </table:table-cell>
          <table:table-cell office:value-type="string">
            <text:p>KETANGKASAN MEKANIK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5.03</text:p>
          </table:table-cell>
          <table:table-cell office:value-type="string">
            <text:p>KETANGKASAN LISTRIK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5.04</text:p>
          </table:table-cell>
          <table:table-cell office:value-type="string">
            <text:p>KETANGKASAN DI AI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5.05</text:p>
          </table:table-cell>
          <table:table-cell office:value-type="string">
            <text:p>KETANGKASAN DI ES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5.06</text:p>
          </table:table-cell>
          <table:table-cell office:value-type="string">
            <text:p>DUNIA FANTASI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5.07</text:p>
          </table:table-cell>
          <table:table-cell office:value-type="string">
            <text:p>RUMAH ES/SALJU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6.</text:p>
          </table:table-cell>
          <table:table-cell office:value-type="string">
            <text:p>PANTI PIJAT/REFLEKSI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7.</text:p>
          </table:table-cell>
          <table:table-cell office:value-type="string">
            <text:p>MANDI UAP, SPA, AROMA THERAPI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8.</text:p>
          </table:table-cell>
          <table:table-cell office:value-type="string">
            <text:p>PUSAT KEBUGAR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3.19.</text:p>
          </table:table-cell>
          <table:table-cell office:value-type="string">
            <text:p>PERTANDINGAN OLAH RAG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</text:p>
          </table:table-cell>
          <table:table-cell office:value-type="string">
            <text:p>PAJAK REKLAME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</text:p>
          </table:table-cell>
          <table:table-cell office:value-type="string">
            <text:p>REKLAME PAPAN/BILL BOARD/VIDEOTRON/MEGATRO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01</text:p>
          </table:table-cell>
          <table:table-cell office:value-type="string">
            <text:p>REKLAME MEGATRO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02</text:p>
          </table:table-cell>
          <table:table-cell office:value-type="string">
            <text:p>REKLAME VIDEOTRO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03</text:p>
          </table:table-cell>
          <table:table-cell office:value-type="string">
            <text:p>REKLAME VIDEO WALL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04</text:p>
          </table:table-cell>
          <table:table-cell office:value-type="string">
            <text:p>REKLAME DINAMICS WALL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05</text:p>
          </table:table-cell>
          <table:table-cell office:value-type="string">
            <text:p>REKLAME LARGE ELECTRONIC DISPLAY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10</text:p>
          </table:table-cell>
          <table:table-cell office:value-type="string">
            <text:p>REKLAME BANDO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20</text:p>
          </table:table-cell>
          <table:table-cell office:value-type="string">
            <text:p>BB/PN/TP BERSINAR &lt; 2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21</text:p>
          </table:table-cell>
          <table:table-cell office:value-type="string">
            <text:p>BB/PN/TP BERSINAR 2 - 12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22</text:p>
          </table:table-cell>
          <table:table-cell office:value-type="string">
            <text:p>BB/PN/TP BERSINAR 12 - 24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23</text:p>
          </table:table-cell>
          <table:table-cell office:value-type="string">
            <text:p>BB/PN/TP BERSINAR 24 - 36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24</text:p>
          </table:table-cell>
          <table:table-cell office:value-type="string">
            <text:p>BB/PN/TP BERSINAR 36 - 5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25</text:p>
          </table:table-cell>
          <table:table-cell office:value-type="string">
            <text:p>BB/PN/TP BERSINAR 50 - 6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26</text:p>
          </table:table-cell>
          <table:table-cell office:value-type="string">
            <text:p>BB/PN/TP BERSINAR 60 - 10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27</text:p>
          </table:table-cell>
          <table:table-cell office:value-type="string">
            <text:p>BB/PN/TP BERSINAR &gt; 10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30</text:p>
          </table:table-cell>
          <table:table-cell office:value-type="string">
            <text:p>BB/PN/TP TIDAK BERSINAR &lt; 2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31</text:p>
          </table:table-cell>
          <table:table-cell office:value-type="string">
            <text:p>BB/PN/TP TIDAK BERSINAR 2 - 12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32</text:p>
          </table:table-cell>
          <table:table-cell office:value-type="string">
            <text:p>BB/PN/TP TIDAK BERSINAR 12 - 24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33</text:p>
          </table:table-cell>
          <table:table-cell office:value-type="string">
            <text:p>BB/PN/TP TIDAK BERSINAR 24 - 36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34</text:p>
          </table:table-cell>
          <table:table-cell office:value-type="string">
            <text:p>BB/PN/TP TIDAK BERSINAR 36 - 5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35</text:p>
          </table:table-cell>
          <table:table-cell office:value-type="string">
            <text:p>BB/PN/TP TIDAK BERSINAR 50 - 6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36</text:p>
          </table:table-cell>
          <table:table-cell office:value-type="string">
            <text:p>BB/PN/TP TIDAK BERSINAR 60 - 10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37</text:p>
          </table:table-cell>
          <table:table-cell office:value-type="string">
            <text:p>BB/PN/TP TIDAK BERSINAR &gt; 10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40</text:p>
          </table:table-cell>
          <table:table-cell office:value-type="string">
            <text:p>BB/PN/MENEMPEL PD JPO/FLY OVER &lt; 2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41</text:p>
          </table:table-cell>
          <table:table-cell office:value-type="string">
            <text:p>BB/PN/MENEMPEL PD JPO/FLY OVER 2-12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42</text:p>
          </table:table-cell>
          <table:table-cell office:value-type="string">
            <text:p>BB/PN/MENEMPEL PD JPO/FLY OVER 12-24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43</text:p>
          </table:table-cell>
          <table:table-cell office:value-type="string">
            <text:p>BB/PN/MENEMPEL PD JPO/FLY OVER 24-36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44</text:p>
          </table:table-cell>
          <table:table-cell office:value-type="string">
            <text:p>BB/PN/MENEMPEL PD JPO/FLY OVER 36-5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45</text:p>
          </table:table-cell>
          <table:table-cell office:value-type="string">
            <text:p>BB/PN/MENEMPEL PD JPO/FLY OVER 50-6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46</text:p>
          </table:table-cell>
          <table:table-cell office:value-type="string">
            <text:p>BB/PN/MENEMPEL PD JPO/FLY OVER 60-10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47</text:p>
          </table:table-cell>
          <table:table-cell office:value-type="string">
            <text:p>BB/PN/MENEMPEL PD JPO/FLY OVER &gt; 10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50</text:p>
          </table:table-cell>
          <table:table-cell office:value-type="string">
            <text:p>BB/PN/MENEMPEL BERSINAR PD BGNAN &lt; 2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51</text:p>
          </table:table-cell>
          <table:table-cell office:value-type="string">
            <text:p>BB/PN/MENEMPEL BERSINAR PD BGNAN 2-12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52</text:p>
          </table:table-cell>
          <table:table-cell office:value-type="string">
            <text:p>BB/PN/MENEMPEL BERSINAR PD BGNAN 12-24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53</text:p>
          </table:table-cell>
          <table:table-cell office:value-type="string">
            <text:p>BB/PN/MENEMPEL BERSINAR PD BGNAN 24-36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54</text:p>
          </table:table-cell>
          <table:table-cell office:value-type="string">
            <text:p>BB/PN/MENEMPEL BERSINAR PD BGNAN 36-5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55</text:p>
          </table:table-cell>
          <table:table-cell office:value-type="string">
            <text:p>BB/PN/MENEMPEL BERSINAR PD BGNAN 50-6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56</text:p>
          </table:table-cell>
          <table:table-cell office:value-type="string">
            <text:p>BB/PN/MENEMPEL BERSINAR PD BGNAN 60-10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57</text:p>
          </table:table-cell>
          <table:table-cell office:value-type="string">
            <text:p>BB/PN/MENEMPEL BERSINAR PD BGNAN &gt; 10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60</text:p>
          </table:table-cell>
          <table:table-cell office:value-type="string">
            <text:p>BB/PN/MENEMPEL TDK BERSINAR PD BGNAN &lt; 2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61</text:p>
          </table:table-cell>
          <table:table-cell office:value-type="string">
            <text:p>BB/PN/MENEMPEL TDK BERSINAR PD BGNAN 2-12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62</text:p>
          </table:table-cell>
          <table:table-cell office:value-type="string">
            <text:p>BB/PN/MENEMPEL TDK BERSINAR PD BGNAN 12-24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63</text:p>
          </table:table-cell>
          <table:table-cell office:value-type="string">
            <text:p>BB/PN/MENEMPEL TDK BERSINAR PD BGNAN 24-36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64</text:p>
          </table:table-cell>
          <table:table-cell office:value-type="string">
            <text:p>BB/PN/MENEMPEL TDK BERSINAR PD BGNAN 36-5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65</text:p>
          </table:table-cell>
          <table:table-cell office:value-type="string">
            <text:p>BB/PN/MENEMPEL TDK BERSINAR PD BGNAN 50-6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67</text:p>
          </table:table-cell>
          <table:table-cell office:value-type="string">
            <text:p>BB/PN/MENEMPEL TDK BERSINAR PD BGNAN 60-10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68</text:p>
          </table:table-cell>
          <table:table-cell office:value-type="string">
            <text:p>BB/PN/MENEMPEL TDK BERSINAR PD BGNAN &gt; 100 M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70</text:p>
          </table:table-cell>
          <table:table-cell office:value-type="string">
            <text:p>REKLAME ROMBONG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71</text:p>
          </table:table-cell>
          <table:table-cell office:value-type="string">
            <text:p>REKLAME PAINTING WALL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1.72</text:p>
          </table:table-cell>
          <table:table-cell office:value-type="string">
            <text:p>REKLAME BRANDING WALL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2.</text:p>
          </table:table-cell>
          <table:table-cell office:value-type="string">
            <text:p>REKLAME KAI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2.01</text:p>
          </table:table-cell>
          <table:table-cell office:value-type="string">
            <text:p>REKLAME SPANDUK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2.02</text:p>
          </table:table-cell>
          <table:table-cell office:value-type="string">
            <text:p>REKLAME BANNER/BALIHO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2.03</text:p>
          </table:table-cell>
          <table:table-cell office:value-type="string">
            <text:p>REKLAME UMBUL-UMBUL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3.</text:p>
          </table:table-cell>
          <table:table-cell office:value-type="string">
            <text:p>REKLAME MELEKAT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3.01</text:p>
          </table:table-cell>
          <table:table-cell office:value-type="string">
            <text:p>REKLAME TEMPELAN &gt; A3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3.02</text:p>
          </table:table-cell>
          <table:table-cell office:value-type="string">
            <text:p>REKLAME MELEKAT PADA KIOS/ROD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3.03</text:p>
          </table:table-cell>
          <table:table-cell office:value-type="string">
            <text:p>REKLAME MELEKAT TEMBOK KIOS/RUMAH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4.</text:p>
          </table:table-cell>
          <table:table-cell office:value-type="string">
            <text:p>REKLAME SELEBAR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4.01</text:p>
          </table:table-cell>
          <table:table-cell office:value-type="string">
            <text:p>REKLAME SELEBARAN UKURAN &lt; A3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4.02</text:p>
          </table:table-cell>
          <table:table-cell office:value-type="string">
            <text:p>REKLAME SELEBARAN UKURAN &gt; A3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5.</text:p>
          </table:table-cell>
          <table:table-cell office:value-type="string">
            <text:p>REKLAME BERJALAN/KENDARA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5.01</text:p>
          </table:table-cell>
          <table:table-cell office:value-type="string">
            <text:p>REKL.KEND.LEBIH DARI RODA EMPAT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5.02</text:p>
          </table:table-cell>
          <table:table-cell office:value-type="string">
            <text:p>REKL.KENDARAAN RODA EMPAT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5.03</text:p>
          </table:table-cell>
          <table:table-cell office:value-type="string">
            <text:p>REKL.KENDARAAN RODA DUA DAN TIG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6.</text:p>
          </table:table-cell>
          <table:table-cell office:value-type="string">
            <text:p>REKLAME UDAR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6.01</text:p>
          </table:table-cell>
          <table:table-cell office:value-type="string">
            <text:p>REKLAME BALON UDAR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7.</text:p>
          </table:table-cell>
          <table:table-cell office:value-type="string">
            <text:p>REKLAME APUNG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8.</text:p>
          </table:table-cell>
          <table:table-cell office:value-type="string">
            <text:p>REKLAME SUAR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09.</text:p>
          </table:table-cell>
          <table:table-cell office:value-type="string">
            <text:p>REKLAME FILM/SLIDE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4.10.</text:p>
          </table:table-cell>
          <table:table-cell office:value-type="string">
            <text:p>REKLAME PERAGA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5</text:p>
          </table:table-cell>
          <table:table-cell office:value-type="string">
            <text:p>PAJAK PENERANGAN JALAN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5.01.</text:p>
          </table:table-cell>
          <table:table-cell office:value-type="string">
            <text:p>PAJAK PENERANGAN JAL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7</text:p>
          </table:table-cell>
          <table:table-cell office:value-type="string">
            <text:p>PAJAK PARKIR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7.01.</text:p>
          </table:table-cell>
          <table:table-cell office:value-type="string">
            <text:p>PAJAK PARKI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8</text:p>
          </table:table-cell>
          <table:table-cell office:value-type="string">
            <text:p>PAJAK AIR TANAH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08.01.</text:p>
          </table:table-cell>
          <table:table-cell office:value-type="string">
            <text:p>PAJAK AIR TANAH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10</text:p>
          </table:table-cell>
          <table:table-cell office:value-type="string">
            <text:p>PAJAK BPHTB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10.01.</text:p>
          </table:table-cell>
          <table:table-cell office:value-type="string">
            <text:p>PAJAK BPHTB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11</text:p>
          </table:table-cell>
          <table:table-cell office:value-type="string">
            <text:p>BEA PEROLEHAN HAK ATAS TANAH DAN BANGUNAN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11.01.</text:p>
          </table:table-cell>
          <table:table-cell office:value-type="string">
            <text:p>BEA PEROLEHAN HAK ATAS TANAH DAN BANGUN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12</text:p>
          </table:table-cell>
          <table:table-cell office:value-type="string">
            <text:p>PAJAK BUMI DAN BANGUNAN PERDESAAN PERKOTAAN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1.12.01.</text:p>
          </table:table-cell>
          <table:table-cell office:value-type="string">
            <text:p>PAJAK BUMI DAN BANGUNAN PERDESAAN PERKOTA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</text:p>
          </table:table-cell>
          <table:table-cell office:value-type="string">
            <text:p>RETRIBUSI JASA UMUM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1.</text:p>
          </table:table-cell>
          <table:table-cell office:value-type="string">
            <text:p>RET PELAYANAN KESEHAT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1.01</text:p>
          </table:table-cell>
          <table:table-cell office:value-type="string">
            <text:p>ADMINISTRASI/KARCIS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1.02</text:p>
          </table:table-cell>
          <table:table-cell office:value-type="string">
            <text:p>PHB / PT ASKES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1.03</text:p>
          </table:table-cell>
          <table:table-cell office:value-type="string">
            <text:p>PEMERIKSAAN LABORATORIUM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1.04</text:p>
          </table:table-cell>
          <table:table-cell office:value-type="string">
            <text:p>PEMERIKSAAN RADIOLOGI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1.05</text:p>
          </table:table-cell>
          <table:table-cell office:value-type="string">
            <text:p>PERSALINAN / UGD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1.06</text:p>
          </table:table-cell>
          <table:table-cell office:value-type="string">
            <text:p>BP GIGI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1.07</text:p>
          </table:table-cell>
          <table:table-cell office:value-type="string">
            <text:p>FOGGING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1.08</text:p>
          </table:table-cell>
          <table:table-cell office:value-type="string">
            <text:p>KI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1.09</text:p>
          </table:table-cell>
          <table:table-cell office:value-type="string">
            <text:p>PERIZINAN SARANA KESEHAT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2.</text:p>
          </table:table-cell>
          <table:table-cell office:value-type="string">
            <text:p>RETRIBUSI PELAYANAN SAMPAH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2.01</text:p>
          </table:table-cell>
          <table:table-cell office:value-type="string">
            <text:p>RET.PELY.SAMPAH (PDAM)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2.02</text:p>
          </table:table-cell>
          <table:table-cell office:value-type="string">
            <text:p>RET.PELY.SAMPAH (NON PDAM)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3.</text:p>
          </table:table-cell>
          <table:table-cell office:value-type="string">
            <text:p>RET PENGGANTIAN BIAYA KTP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5.</text:p>
          </table:table-cell>
          <table:table-cell office:value-type="string">
            <text:p>RET PELAYANAN PARKIR DI TEPI JALAN UMUM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6.</text:p>
          </table:table-cell>
          <table:table-cell office:value-type="string">
            <text:p>RET PASA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7.</text:p>
          </table:table-cell>
          <table:table-cell office:value-type="string">
            <text:p>RET PENGUJIAN KEND.BERMOTO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08.</text:p>
          </table:table-cell>
          <table:table-cell office:value-type="string">
            <text:p>RET PEMERIKSAAN ALAT PEMADAM KEBAKAR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12.</text:p>
          </table:table-cell>
          <table:table-cell office:value-type="string">
            <text:p>RET PEN ANGG UPTD PERPUSTAKAAN DAERAH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13.</text:p>
          </table:table-cell>
          <table:table-cell office:value-type="string">
            <text:p>RET KIPEM / SKTS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13.01</text:p>
          </table:table-cell>
          <table:table-cell office:value-type="string">
            <text:p>RET KIPEM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13.02</text:p>
          </table:table-cell>
          <table:table-cell office:value-type="string">
            <text:p>RET PENDAFTARAN PENDUDUK WN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14.</text:p>
          </table:table-cell>
          <table:table-cell office:value-type="string">
            <text:p>RET PENGGUNAAN JARINGAN PIPA LIMBAH CAI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1.15.</text:p>
          </table:table-cell>
          <table:table-cell office:value-type="string">
            <text:p>RET PENGG BIAYA AKTE KEPENDUDUKAN (CAPIL)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</text:p>
          </table:table-cell>
          <table:table-cell office:value-type="string">
            <text:p>RETRIBUSI JASA USAHA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01.</text:p>
          </table:table-cell>
          <table:table-cell office:value-type="string">
            <text:p>RET PEMAKAIAN KEKAYAAN DAERAH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04.</text:p>
          </table:table-cell>
          <table:table-cell office:value-type="string">
            <text:p>RET TERMINAL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05.</text:p>
          </table:table-cell>
          <table:table-cell office:value-type="string">
            <text:p>RET TEMPAT KHUSUS PARKI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07.</text:p>
          </table:table-cell>
          <table:table-cell office:value-type="string">
            <text:p>RET PENYEDOTAN KAKUS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08.</text:p>
          </table:table-cell>
          <table:table-cell office:value-type="string">
            <text:p>RET RUMAH POTONG HEWAN (RPH)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08.01</text:p>
          </table:table-cell>
          <table:table-cell office:value-type="string">
            <text:p>RET RUMAH POTONG HEWAN (RPH)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08.02</text:p>
          </table:table-cell>
          <table:table-cell office:value-type="string">
            <text:p>RET PEMERIKSAAN PEMOTONGAN AYAM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08.03</text:p>
          </table:table-cell>
          <table:table-cell office:value-type="string">
            <text:p>RET TEMPAT PENAMPUNG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08.04</text:p>
          </table:table-cell>
          <table:table-cell office:value-type="string">
            <text:p>RET PEMERIKSAAN PENGELUARAN HEW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10.</text:p>
          </table:table-cell>
          <table:table-cell office:value-type="string">
            <text:p>RET TEMPAT REKREASI DAN OLAH RAG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16.</text:p>
          </table:table-cell>
          <table:table-cell office:value-type="string">
            <text:p>RET PEMAKAIAN KEKAYAAN DAERAH (ALAT BERAT)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17.</text:p>
          </table:table-cell>
          <table:table-cell office:value-type="string">
            <text:p>RET ANGKUTAN BARANG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2.18.</text:p>
          </table:table-cell>
          <table:table-cell office:value-type="string">
            <text:p>RETRIBUSI KEKAYAAN DAERAH (PT.EXOTICA)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</text:p>
          </table:table-cell>
          <table:table-cell office:value-type="string">
            <text:p>RETRIBUSI PERIZINAN TERTENTU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01.</text:p>
          </table:table-cell>
          <table:table-cell office:value-type="string">
            <text:p>RET IZIN MENDIRIKAN BANGUNAN (IMB)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03.</text:p>
          </table:table-cell>
          <table:table-cell office:value-type="string">
            <text:p>RETRIBUSI IZIN GANGGU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04.</text:p>
          </table:table-cell>
          <table:table-cell office:value-type="string">
            <text:p>RET IZIN TRAYEK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06.</text:p>
          </table:table-cell>
          <table:table-cell office:value-type="string">
            <text:p>RET IZIN USAHA JASA DAN KONSTRUKSI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07.</text:p>
          </table:table-cell>
          <table:table-cell office:value-type="string">
            <text:p>RET IZIN JALAN MASUK/GALIAN/REKLAME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08.</text:p>
          </table:table-cell>
          <table:table-cell office:value-type="string">
            <text:p>RET IZIN USAHA ANGKUTAN PERKOTA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09.</text:p>
          </table:table-cell>
          <table:table-cell office:value-type="string">
            <text:p>RET IZIN BIDANG PERDAGANG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10.</text:p>
          </table:table-cell>
          <table:table-cell office:value-type="string">
            <text:p>TANDA DAFTAR BIDANG PERDAGANG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11.</text:p>
          </table:table-cell>
          <table:table-cell office:value-type="string">
            <text:p>RET IZIN USAHA INDUSTRI BIDANG INDUSTRI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12.02</text:p>
          </table:table-cell>
          <table:table-cell office:value-type="string">
            <text:p>RET PEMAKAIAN TANAH &amp; BANGUNAN (SEWA)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2.03.13.</text:p>
          </table:table-cell>
          <table:table-cell office:value-type="string">
            <text:p>RET IZIN KEPARIWISATA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3.01</text:p>
          </table:table-cell>
          <table:table-cell office:value-type="string">
            <text:p>BAGIAN LABA PADA PMD/BUMD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3.01.01.</text:p>
          </table:table-cell>
          <table:table-cell office:value-type="string">
            <text:p>PERUSAHAAN DAERAH AIR MINUM (PDAM)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3.01.02.</text:p>
          </table:table-cell>
          <table:table-cell office:value-type="string">
            <text:p>BPR BANK PASA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3.01.03.</text:p>
          </table:table-cell>
          <table:table-cell office:value-type="string">
            <text:p>PT BANK JABA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1</text:p>
          </table:table-cell>
          <table:table-cell office:value-type="string">
            <text:p>HASIL PENJ.ASET DAERAH YG TDK DIPISAHKAN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1.01.</text:p>
          </table:table-cell>
          <table:table-cell office:value-type="string">
            <text:p>PELEPASAN HAK ATAS TANAH &amp; BANGUN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1.20.</text:p>
          </table:table-cell>
          <table:table-cell office:value-type="string">
            <text:p>PENJUALAN BARANG MILIK DAERAH LAINNY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1.21.</text:p>
          </table:table-cell>
          <table:table-cell office:value-type="string">
            <text:p>ANGSURAN PENJUALAN ASET DAERAH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1.22.</text:p>
          </table:table-cell>
          <table:table-cell office:value-type="string">
            <text:p>ANGSURAN PENJUALAN EKS TANAH SEW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2</text:p>
          </table:table-cell>
          <table:table-cell office:value-type="string">
            <text:p>PENERIMAAN JASA GIRO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2.01.</text:p>
          </table:table-cell>
          <table:table-cell office:value-type="string">
            <text:p>JASA GIRO KAS DAERAH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3.03.</text:p>
          </table:table-cell>
          <table:table-cell office:value-type="string">
            <text:p>ANGSURAN/CICILAN PENJUALAN TANAH EKS.TANAH SEW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4</text:p>
          </table:table-cell>
          <table:table-cell office:value-type="string">
            <text:p>TUNTUTAN GANTI KERUGIAN DAERAH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4.01.</text:p>
          </table:table-cell>
          <table:table-cell office:value-type="string">
            <text:p>KERUGIAN UANG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4.02.</text:p>
          </table:table-cell>
          <table:table-cell office:value-type="string">
            <text:p>KERUGIAN BARANG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7</text:p>
          </table:table-cell>
          <table:table-cell office:value-type="string">
            <text:p>PENDAPATAN DENDA PAJAK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7.01.</text:p>
          </table:table-cell>
          <table:table-cell office:value-type="string">
            <text:p>PENDAPATAN DENDA PAJAK HOTEL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7.02.</text:p>
          </table:table-cell>
          <table:table-cell office:value-type="string">
            <text:p>PENDAPATAN DENDA PAJAK RESTOR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7.03.</text:p>
          </table:table-cell>
          <table:table-cell office:value-type="string">
            <text:p>PENDAPATAN DENDA PAJAK HIBUR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7.04.</text:p>
          </table:table-cell>
          <table:table-cell office:value-type="string">
            <text:p>PENDAPATAN DENDA PAJAK REKLAME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7.05.</text:p>
          </table:table-cell>
          <table:table-cell office:value-type="string">
            <text:p>PENDAPATAN DENDA PJK PENERANGAN JAL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7.07.</text:p>
          </table:table-cell>
          <table:table-cell office:value-type="string">
            <text:p>PENDAPATAN DENDA PAJAK PARKI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7.08.</text:p>
          </table:table-cell>
          <table:table-cell office:value-type="string">
            <text:p>PENDAPATAN DENDA PAJAK AIR TANAH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7.11.</text:p>
          </table:table-cell>
          <table:table-cell office:value-type="string">
            <text:p>PENDAPATAN DENDA BPHTB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7.12.</text:p>
          </table:table-cell>
          <table:table-cell office:value-type="string">
            <text:p>PENDAPATAN DENDA PBB PERDESAAN PERKOTA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8</text:p>
          </table:table-cell>
          <table:table-cell office:value-type="string">
            <text:p>PENDAPATAN DENDA RETRIBUSI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8.01.</text:p>
          </table:table-cell>
          <table:table-cell office:value-type="string">
            <text:p>PEND. DENDA RETRIBUSI JASA UMUM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8.02.</text:p>
          </table:table-cell>
          <table:table-cell office:value-type="string">
            <text:p>PEND. DENDA RETRIBUSI JASA USAH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08.03.</text:p>
          </table:table-cell>
          <table:table-cell office:value-type="string">
            <text:p>PEND. DENDA RET PERIZINAN TERTENTU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0</text:p>
          </table:table-cell>
          <table:table-cell office:value-type="string">
            <text:p>PENDAPATAN DARI PENGEMBALIAN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0.01.</text:p>
          </table:table-cell>
          <table:table-cell office:value-type="string">
            <text:p>PEND.DARI PENGEMBALIAN PPH PASAL 21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3</text:p>
          </table:table-cell>
          <table:table-cell office:value-type="string">
            <text:p>ANGSURAN/CICILAN (SEWA)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3.03.</text:p>
          </table:table-cell>
          <table:table-cell office:value-type="string">
            <text:p>ANG. PELEPASAN HAK ATAS TANAH/BANGUNAN/EKS T.SEW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3.04.</text:p>
          </table:table-cell>
          <table:table-cell office:value-type="string">
            <text:p>ANGSURAN/CICILAN PENJ. LOS/KIOS PASAR KEBON KEMB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4</text:p>
          </table:table-cell>
          <table:table-cell office:value-type="string">
            <text:p>JASA PIHAK KETIGA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4.01.</text:p>
          </table:table-cell>
          <table:table-cell office:value-type="string">
            <text:p>KONTRIBUSI KEBUN RAYA BOGO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4.02.</text:p>
          </table:table-cell>
          <table:table-cell office:value-type="string">
            <text:p>NIKAH BEDOL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4.03.</text:p>
          </table:table-cell>
          <table:table-cell office:value-type="string">
            <text:p>KONTRIBUSI YAYASAN RS.KARYA BHAKTI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4.04.</text:p>
          </table:table-cell>
          <table:table-cell office:value-type="string">
            <text:p>KONTRIBUSI PT.BOGOR INTERNUSA PLAZ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1.4.14.05.</text:p>
          </table:table-cell>
          <table:table-cell office:value-type="string">
            <text:p>JASA PIHAK KETIGA LAINNYA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1.01</text:p>
          </table:table-cell>
          <table:table-cell office:value-type="string">
            <text:p>BAGI HASIL PAJAK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1.01.01.</text:p>
          </table:table-cell>
          <table:table-cell office:value-type="string">
            <text:p>BAGI HASIL DARI PAJAK BUMI DAN BANGUN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1.01.02.</text:p>
          </table:table-cell>
          <table:table-cell office:value-type="string">
            <text:p>BPHTB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1.01.03.</text:p>
          </table:table-cell>
          <table:table-cell office:value-type="string">
            <text:p>BAGI HASIL PPH PASAL 25/29 DAN PPH PASAL 21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1.02</text:p>
          </table:table-cell>
          <table:table-cell office:value-type="string">
            <text:p>BAGI HASIL BUKAN PAJAK/SUMBER DAYA ALAM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1.02.02.</text:p>
          </table:table-cell>
          <table:table-cell office:value-type="string">
            <text:p>PEREDARAN HASIL HUT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1.02.07.</text:p>
          </table:table-cell>
          <table:table-cell office:value-type="string">
            <text:p>BAGI HASIL DARI PUNGUTAN HASIL PERIKAN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1.02.08.</text:p>
          </table:table-cell>
          <table:table-cell office:value-type="string">
            <text:p>PENERIMAAN SEKTOR MINYAK BUMI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1.02.09.</text:p>
          </table:table-cell>
          <table:table-cell office:value-type="string">
            <text:p>PENERIMAAN SEKTOR GAS ALAM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1.02.10.</text:p>
          </table:table-cell>
          <table:table-cell office:value-type="string">
            <text:p>HASIL PERTAMBANGAN UMUM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2.01</text:p>
          </table:table-cell>
          <table:table-cell office:value-type="string">
            <text:p>DANA ALOKASI UMUM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2.01.01.</text:p>
          </table:table-cell>
          <table:table-cell office:value-type="string">
            <text:p>DANA ALOKASI UMUM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2.3.01</text:p>
          </table:table-cell>
          <table:table-cell office:value-type="string">
            <text:p>DANA ALOKASI KHUSUS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1.01</text:p>
          </table:table-cell>
          <table:table-cell office:value-type="string">
            <text:p>PENDAPATAN HIBAH DARI PEMERINTAH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1.01.01.</text:p>
          </table:table-cell>
          <table:table-cell office:value-type="string">
            <text:p>PENDAPATAN HIBAH DARI PEMERINTAH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3.01</text:p>
          </table:table-cell>
          <table:table-cell office:value-type="string">
            <text:p>DANA BAGI HASIL PAJAK DARI PROPINSI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3.01.01.</text:p>
          </table:table-cell>
          <table:table-cell office:value-type="string">
            <text:p>BAGI HASIL DARI PKB/BBNKB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3.01.05.</text:p>
          </table:table-cell>
          <table:table-cell office:value-type="string">
            <text:p>PBBKB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3.01.06.</text:p>
          </table:table-cell>
          <table:table-cell office:value-type="string">
            <text:p>PAJAK PEMANFAATAN AIR BAWAH TANAH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3.01.07.</text:p>
          </table:table-cell>
          <table:table-cell office:value-type="string">
            <text:p>PAJAK PEMANFAATAN AIR PERMUKA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4.01</text:p>
          </table:table-cell>
          <table:table-cell office:value-type="string">
            <text:p>DANA PENYESUAIAN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4.01.01.</text:p>
          </table:table-cell>
          <table:table-cell office:value-type="string">
            <text:p>DANA PENYESUAIAN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5.01</text:p>
          </table:table-cell>
          <table:table-cell office:value-type="string">
            <text:p>BANTUAN KEUANGAN DARI PROPINSI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4.3.5.01.01.</text:p>
          </table:table-cell>
          <table:table-cell office:value-type="string">
            <text:p>BANTUAN KEUANGAN DARI PROPINSI JABAR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012-12-0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2.A1:Sheet2.N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number:number-style style:name="N8000" number:language="id" number:country="ID">
      <number:number number:min-integer-digits="1"/>
    </number:number-style>
    <number:number-style style:name="N8103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8103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8103P0"/>
    </number:number-style>
    <number:number-style style:name="N8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8104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8104P0"/>
    </number:number-style>
    <number:number-style style:name="N8105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8105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8105P0"/>
    </number:number-style>
    <number:number-style style:name="N8106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8106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8106P0"/>
    </number:number-style>
    <number:date-style style:name="N8107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8108" number:language="id" number:country="ID">
      <number:day number:style="long"/>
      <number:text>-</number:text>
      <number:month number:textual="true"/>
    </number:date-style>
    <number:date-style style:name="N8109" number:language="id" number:country="ID">
      <number:month number:textual="true"/>
      <number:text>-</number:text>
      <number:year/>
    </number:date-style>
    <number:time-style style:name="N8110" number:language="id" number:country="ID">
      <number:hours/>
      <number:text>:</number:text>
      <number:minutes number:style="long"/>
      <number:text> </number:text>
      <number:am-pm/>
    </number:time-style>
    <number:time-style style:name="N8111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id" number:country="ID">
      <number:hours/>
      <number:text>:</number:text>
      <number:minutes number:style="long"/>
    </number:time-style>
    <number:time-style style:name="N8113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8114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id" number:country="ID">
      <number:number number:decimal-places="0" number:min-integer-digits="1" number:grouping="true"/>
      <number:text> </number:text>
    </number:number-style>
    <number:number-style style:name="N8115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id" number:country="ID">
      <number:number number:decimal-places="0" number:min-integer-digits="1" number:grouping="true"/>
      <number:text> </number:text>
    </number:number-style>
    <number:number-style style:name="N8116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id" number:country="ID">
      <number:number number:decimal-places="2" number:min-integer-digits="1" number:grouping="true"/>
      <number:text> </number:text>
    </number:number-style>
    <number:number-style style:name="N8117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id" number:country="ID">
      <number:number number:decimal-places="2" number:min-integer-digits="1" number:grouping="true"/>
      <number:text> </number:text>
    </number:number-style>
    <number:number-style style:name="N8118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id" number:country="ID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d" number:country="ID">
      <number:text> (</number:text>
      <number:number number:decimal-places="0" number:min-integer-digits="1" number:grouping="true"/>
      <number:text>)</number:text>
    </number:number-style>
    <number:number-style style:name="N8119P2" style:volatile="true" number:language="id" number:country="ID">
      <number:text> - </number:text>
    </number:number-style>
    <number:text-style style:name="N8119" number:language="id" number:country="ID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d" number:country="ID">
      <number:text> Rp</number:text>
      <number:number number:decimal-places="0" number:min-integer-digits="1" number:grouping="true"/>
      <number:text> </number:text>
    </number:number-style>
    <number:number-style style:name="N8120P1" style:volatile="true" number:language="id" number:country="ID">
      <number:text> Rp(</number:text>
      <number:number number:decimal-places="0" number:min-integer-digits="1" number:grouping="true"/>
      <number:text>)</number:text>
    </number:number-style>
    <number:number-style style:name="N8120P2" style:volatile="true" number:language="id" number:country="ID">
      <number:text> Rp- </number:text>
    </number:number-style>
    <number:text-style style:name="N8120" number:language="id" number:country="ID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d" number:country="ID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d" number:country="ID">
      <number:text> (</number:text>
      <number:number number:decimal-places="2" number:min-integer-digits="1" number:grouping="true"/>
      <number:text>)</number:text>
    </number:number-style>
    <number:number-style style:name="N8121P2" style:volatile="true" number:language="id" number:country="ID">
      <number:text> -</number:text>
      <number:number number:decimal-places="0" number:min-integer-digits="0"/>
      <number:text> </number:text>
    </number:number-style>
    <number:text-style style:name="N8121" number:language="id" number:country="ID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d" number:country="ID">
      <number:text> Rp</number:text>
      <number:number number:decimal-places="2" number:min-integer-digits="1" number:grouping="true"/>
      <number:text> </number:text>
    </number:number-style>
    <number:number-style style:name="N8122P1" style:volatile="true" number:language="id" number:country="ID">
      <number:text> Rp(</number:text>
      <number:number number:decimal-places="2" number:min-integer-digits="1" number:grouping="true"/>
      <number:text>)</number:text>
    </number:number-style>
    <number:number-style style:name="N8122P2" style:volatile="true" number:language="id" number:country="ID">
      <number:text> Rp-</number:text>
      <number:number number:decimal-places="0" number:min-integer-digits="0"/>
      <number:text> </number:text>
    </number:number-style>
    <number:text-style style:name="N8122" number:language="id" number:country="ID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d" number:country="ID">
      <number:minutes number:style="long"/>
      <number:text>:</number:text>
      <number:seconds number:style="long"/>
    </number:time-style>
    <number:time-style style:name="N8124" number:language="id" number:country="ID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id" number:country="ID">
      <number:minutes number:style="long"/>
      <number:text>:</number:text>
      <number:seconds number:style="long" number:decimal-places="1"/>
    </number:time-style>
    <number:number-style style:name="N8126" number:language="id" number:country="ID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27/12/2014</text:date>, <text:time>03:1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12-27T03:10:59.08</dc:date>
    <meta:editing-duration>PT15M48S</meta:editing-duration>
    <meta:editing-cycles>4</meta:editing-cycles>
    <meta:document-statistic meta:table-count="3" meta:cell-count="7214" meta:object-count="0"/>
  </office:meta>
</office:document-meta>
</file>